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61cm"/>
    </style:style>
    <style:style style:name="co2" style:family="table-column">
      <style:table-column-properties fo:break-before="auto" style:column-width="19.103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2.06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2.93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accoun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1017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parent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reconcile</text:p>
          </table:table-cell>
          <table:table-cell table:style-name="ce2" office:value-type="string" calcext:value-type="string">
            <text:p>party_requir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</text:p>
          </table:table-cell>
          <table:table-cell table:style-name="ce6" office:value-type="string" calcext:value-type="string">
            <text:p>PUC</text:p>
          </table:table-cell>
          <table:table-cell table:number-columns-repeated="2"/>
          <table:table-cell office:value-type="string" calcext:value-type="string">
            <text:p>c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</text:p>
          </table:table-cell>
          <table:table-cell office:value-type="string" calcext:value-type="string">
            <text:p>ACTIV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1</text:p>
          </table:table-cell>
          <table:table-cell office:value-type="string" calcext:value-type="string">
            <text:p>DISPONIBL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105</text:p>
          </table:table-cell>
          <table:table-cell office:value-type="string" calcext:value-type="string">
            <text:p>CAJA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pc_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10505</text:p>
          </table:table-cell>
          <table:table-cell office:value-type="string" calcext:value-type="string">
            <text:p>CAJA GENERAL</text:p>
          </table:table-cell>
          <table:table-cell office:value-type="float" office:value="110505" calcext:value-type="float">
            <text:p>110505</text:p>
          </table:table-cell>
          <table:table-cell office:value-type="string" calcext:value-type="string">
            <text:p>pc_1105</text:p>
          </table:table-cell>
          <table:table-cell office:value-type="string" calcext:value-type="string">
            <text:p>co_balance_1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10510</text:p>
          </table:table-cell>
          <table:table-cell office:value-type="string" calcext:value-type="string">
            <text:p>CAJAS MENORES</text:p>
          </table:table-cell>
          <table:table-cell office:value-type="float" office:value="110510" calcext:value-type="float">
            <text:p>110510</text:p>
          </table:table-cell>
          <table:table-cell office:value-type="string" calcext:value-type="string">
            <text:p>pc_1105</text:p>
          </table:table-cell>
          <table:table-cell office:value-type="string" calcext:value-type="string">
            <text:p>co_balance_1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110</text:p>
          </table:table-cell>
          <table:table-cell office:value-type="string" calcext:value-type="string">
            <text:p>BANCO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pc_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11005</text:p>
          </table:table-cell>
          <table:table-cell office:value-type="string" calcext:value-type="string">
            <text:p>MONEDA NACIONAL</text:p>
          </table:table-cell>
          <table:table-cell office:value-type="float" office:value="111005" calcext:value-type="float">
            <text:p>111005</text:p>
          </table:table-cell>
          <table:table-cell office:value-type="string" calcext:value-type="string">
            <text:p>pc_1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1100501</text:p>
          </table:table-cell>
          <table:table-cell office:value-type="string" calcext:value-type="string">
            <text:p>BANCO X</text:p>
          </table:table-cell>
          <table:table-cell office:value-type="float" office:value="11100501" calcext:value-type="float">
            <text:p>11100501</text:p>
          </table:table-cell>
          <table:table-cell office:value-type="string" calcext:value-type="string">
            <text:p>pc_111005</text:p>
          </table:table-cell>
          <table:table-cell office:value-type="string" calcext:value-type="string">
            <text:p>co_balance_1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115</text:p>
          </table:table-cell>
          <table:table-cell office:value-type="string" calcext:value-type="string">
            <text:p>REMESAS EN TRÁNSITO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pc_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11505</text:p>
          </table:table-cell>
          <table:table-cell office:value-type="string" calcext:value-type="string">
            <text:p>MONEDA NACIONAL</text:p>
          </table:table-cell>
          <table:table-cell office:value-type="float" office:value="111505" calcext:value-type="float">
            <text:p>111505</text:p>
          </table:table-cell>
          <table:table-cell office:value-type="string" calcext:value-type="string">
            <text:p>pc_1115</text:p>
          </table:table-cell>
          <table:table-cell office:value-type="string" calcext:value-type="string">
            <text:p>co_balance_1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120</text:p>
          </table:table-cell>
          <table:table-cell office:value-type="string" calcext:value-type="string">
            <text:p>CUENTAS DE AHORRO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pc_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12005</text:p>
          </table:table-cell>
          <table:table-cell office:value-type="string" calcext:value-type="string">
            <text:p>BANCOS</text:p>
          </table:table-cell>
          <table:table-cell office:value-type="float" office:value="112005" calcext:value-type="float">
            <text:p>112005</text:p>
          </table:table-cell>
          <table:table-cell office:value-type="string" calcext:value-type="string">
            <text:p>pc_1120</text:p>
          </table:table-cell>
          <table:table-cell office:value-type="string" calcext:value-type="string">
            <text:p>co_balance_1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12010</text:p>
          </table:table-cell>
          <table:table-cell office:value-type="string" calcext:value-type="string">
            <text:p>CORPORACIONES DE AHORRO Y VIVIENDA</text:p>
          </table:table-cell>
          <table:table-cell office:value-type="float" office:value="112010" calcext:value-type="float">
            <text:p>112010</text:p>
          </table:table-cell>
          <table:table-cell office:value-type="string" calcext:value-type="string">
            <text:p>pc_1120</text:p>
          </table:table-cell>
          <table:table-cell office:value-type="string" calcext:value-type="string">
            <text:p>co_balance_1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12015</text:p>
          </table:table-cell>
          <table:table-cell office:value-type="string" calcext:value-type="string">
            <text:p>ORGANISMOS COOPERATIVOS FINANCIEROS</text:p>
          </table:table-cell>
          <table:table-cell office:value-type="float" office:value="112015" calcext:value-type="float">
            <text:p>112015</text:p>
          </table:table-cell>
          <table:table-cell office:value-type="string" calcext:value-type="string">
            <text:p>pc_1120</text:p>
          </table:table-cell>
          <table:table-cell office:value-type="string" calcext:value-type="string">
            <text:p>co_balance_11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125</text:p>
          </table:table-cell>
          <table:table-cell office:value-type="string" calcext:value-type="string">
            <text:p>FONDO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pc_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</text:p>
          </table:table-cell>
          <table:table-cell office:value-type="string" calcext:value-type="string">
            <text:p>INVERSIONE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05</text:p>
          </table:table-cell>
          <table:table-cell office:value-type="string" calcext:value-type="string">
            <text:p>ACCIONES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10</text:p>
          </table:table-cell>
          <table:table-cell office:value-type="string" calcext:value-type="string">
            <text:p>CUOTAS O PARTES DE INTERÉS SOCIAL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15</text:p>
          </table:table-cell>
          <table:table-cell office:value-type="string" calcext:value-type="string">
            <text:p>BONOS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1595</text:p>
          </table:table-cell>
          <table:table-cell office:value-type="string" calcext:value-type="string">
            <text:p>OTROS</text:p>
          </table:table-cell>
          <table:table-cell office:value-type="float" office:value="121595" calcext:value-type="float">
            <text:p>121595</text:p>
          </table:table-cell>
          <table:table-cell office:value-type="string" calcext:value-type="string">
            <text:p>pc_1215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25</text:p>
          </table:table-cell>
          <table:table-cell office:value-type="string" calcext:value-type="string">
            <text:p>CERTIFICADOS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30</text:p>
          </table:table-cell>
          <table:table-cell office:value-type="string" calcext:value-type="string">
            <text:p>PAPELES COMERCIALES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35</text:p>
          </table:table-cell>
          <table:table-cell office:value-type="string" calcext:value-type="string">
            <text:p>TÍTULOS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40</text:p>
          </table:table-cell>
          <table:table-cell office:value-type="string" calcext:value-type="string">
            <text:p>ACEPTACIONES BANCARIAS O FINANCIERAS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4005</text:p>
          </table:table-cell>
          <table:table-cell office:value-type="string" calcext:value-type="string">
            <text:p>BANCOS COMERCIALES</text:p>
          </table:table-cell>
          <table:table-cell office:value-type="float" office:value="124005" calcext:value-type="float">
            <text:p>124005</text:p>
          </table:table-cell>
          <table:table-cell office:value-type="string" calcext:value-type="string">
            <text:p>pc_1240</text:p>
          </table:table-cell>
          <table:table-cell office:value-type="string" calcext:value-type="string">
            <text:p>co_balance_11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24010</text:p>
          </table:table-cell>
          <table:table-cell office:value-type="string" calcext:value-type="string">
            <text:p>COMPAÑÍAS DE FINANCIAMIENTO COMERCIAL**</text:p>
          </table:table-cell>
          <table:table-cell office:value-type="float" office:value="124010" calcext:value-type="float">
            <text:p>124010</text:p>
          </table:table-cell>
          <table:table-cell office:value-type="string" calcext:value-type="string">
            <text:p>pc_1240</text:p>
          </table:table-cell>
          <table:table-cell office:value-type="string" calcext:value-type="string">
            <text:p>co_balance_11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24015</text:p>
          </table:table-cell>
          <table:table-cell office:value-type="string" calcext:value-type="string">
            <text:p>CORPORACIONES FINANCIERAS</text:p>
          </table:table-cell>
          <table:table-cell office:value-type="float" office:value="124015" calcext:value-type="float">
            <text:p>124015</text:p>
          </table:table-cell>
          <table:table-cell office:value-type="string" calcext:value-type="string">
            <text:p>pc_1240</text:p>
          </table:table-cell>
          <table:table-cell office:value-type="string" calcext:value-type="string">
            <text:p>co_balance_11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24095</text:p>
          </table:table-cell>
          <table:table-cell office:value-type="string" calcext:value-type="string">
            <text:p>OTRAS</text:p>
          </table:table-cell>
          <table:table-cell office:value-type="float" office:value="124095" calcext:value-type="float">
            <text:p>124095</text:p>
          </table:table-cell>
          <table:table-cell office:value-type="string" calcext:value-type="string">
            <text:p>pc_1240</text:p>
          </table:table-cell>
          <table:table-cell office:value-type="string" calcext:value-type="string">
            <text:p>co_balance_11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1245</text:p>
          </table:table-cell>
          <table:table-cell office:value-type="string" calcext:value-type="string">
            <text:p>DERECHOS FIDUCIARIOS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50</text:p>
          </table:table-cell>
          <table:table-cell office:value-type="string" calcext:value-type="string">
            <text:p>DERECHOS DE RECOMPRA DE INVERSIONES NEGOCIADAS (REPOS)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5005</text:p>
          </table:table-cell>
          <table:table-cell office:value-type="string" calcext:value-type="string">
            <text:p>ACCIONES</text:p>
          </table:table-cell>
          <table:table-cell office:value-type="float" office:value="125005" calcext:value-type="float">
            <text:p>125005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010</text:p>
          </table:table-cell>
          <table:table-cell office:value-type="string" calcext:value-type="string">
            <text:p>CUOTAS O PARTES DE INTERÉS SOCIAL</text:p>
          </table:table-cell>
          <table:table-cell office:value-type="float" office:value="125010" calcext:value-type="float">
            <text:p>125010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015</text:p>
          </table:table-cell>
          <table:table-cell office:value-type="string" calcext:value-type="string">
            <text:p>BONOS</text:p>
          </table:table-cell>
          <table:table-cell office:value-type="float" office:value="125015" calcext:value-type="float">
            <text:p>125015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020</text:p>
          </table:table-cell>
          <table:table-cell office:value-type="string" calcext:value-type="string">
            <text:p>CÉDULAS</text:p>
          </table:table-cell>
          <table:table-cell office:value-type="float" office:value="125020" calcext:value-type="float">
            <text:p>125020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025</text:p>
          </table:table-cell>
          <table:table-cell office:value-type="string" calcext:value-type="string">
            <text:p>CERTIFICADOS</text:p>
          </table:table-cell>
          <table:table-cell office:value-type="float" office:value="125025" calcext:value-type="float">
            <text:p>125025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030</text:p>
          </table:table-cell>
          <table:table-cell office:value-type="string" calcext:value-type="string">
            <text:p>PAPELES COMERCIALES</text:p>
          </table:table-cell>
          <table:table-cell office:value-type="float" office:value="125030" calcext:value-type="float">
            <text:p>125030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035</text:p>
          </table:table-cell>
          <table:table-cell office:value-type="string" calcext:value-type="string">
            <text:p>TÍTULOS</text:p>
          </table:table-cell>
          <table:table-cell office:value-type="float" office:value="125035" calcext:value-type="float">
            <text:p>125035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040</text:p>
          </table:table-cell>
          <table:table-cell office:value-type="string" calcext:value-type="string">
            <text:p>ACEPTACIONES BANCARIAS O FINANCIERAS</text:p>
          </table:table-cell>
          <table:table-cell office:value-type="float" office:value="125040" calcext:value-type="float">
            <text:p>125040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095</text:p>
          </table:table-cell>
          <table:table-cell office:value-type="string" calcext:value-type="string">
            <text:p>OTROS</text:p>
          </table:table-cell>
          <table:table-cell office:value-type="float" office:value="125095" calcext:value-type="float">
            <text:p>125095</text:p>
          </table:table-cell>
          <table:table-cell office:value-type="string" calcext:value-type="string">
            <text:p>pc_1250</text:p>
          </table:table-cell>
          <table:table-cell office:value-type="string" calcext:value-type="string">
            <text:p>co_balance_110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55</text:p>
          </table:table-cell>
          <table:table-cell office:value-type="string" calcext:value-type="string">
            <text:p>OBLIGATORIAS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5595</text:p>
          </table:table-cell>
          <table:table-cell office:value-type="string" calcext:value-type="string">
            <text:p>OTRAS</text:p>
          </table:table-cell>
          <table:table-cell office:value-type="float" office:value="125595" calcext:value-type="float">
            <text:p>125595</text:p>
          </table:table-cell>
          <table:table-cell office:value-type="string" calcext:value-type="string">
            <text:p>pc_1255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60</text:p>
          </table:table-cell>
          <table:table-cell office:value-type="string" calcext:value-type="string">
            <text:p>CUENTAS EN PARTICIPACIÓN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95</text:p>
          </table:table-cell>
          <table:table-cell office:value-type="string" calcext:value-type="string">
            <text:p>OTRAS INVERSIONES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9505</text:p>
          </table:table-cell>
          <table:table-cell office:value-type="string" calcext:value-type="string">
            <text:p>APORTES EN COOPERATIVAS</text:p>
          </table:table-cell>
          <table:table-cell office:value-type="float" office:value="129505" calcext:value-type="float">
            <text:p>129505</text:p>
          </table:table-cell>
          <table:table-cell office:value-type="string" calcext:value-type="string">
            <text:p>pc_1295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510</text:p>
          </table:table-cell>
          <table:table-cell office:value-type="string" calcext:value-type="string">
            <text:p>DERECHOS EN CLUBES SOCIALES</text:p>
          </table:table-cell>
          <table:table-cell office:value-type="float" office:value="129510" calcext:value-type="float">
            <text:p>129510</text:p>
          </table:table-cell>
          <table:table-cell office:value-type="string" calcext:value-type="string">
            <text:p>pc_1295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515</text:p>
          </table:table-cell>
          <table:table-cell office:value-type="string" calcext:value-type="string">
            <text:p>ACCIONES O DERECHOS EN CLUBES DEPORTIVOS</text:p>
          </table:table-cell>
          <table:table-cell office:value-type="float" office:value="129515" calcext:value-type="float">
            <text:p>129515</text:p>
          </table:table-cell>
          <table:table-cell office:value-type="string" calcext:value-type="string">
            <text:p>pc_1295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520</text:p>
          </table:table-cell>
          <table:table-cell office:value-type="string" calcext:value-type="string">
            <text:p>BONOS EN COLEGIOS</text:p>
          </table:table-cell>
          <table:table-cell office:value-type="float" office:value="129520" calcext:value-type="float">
            <text:p>129520</text:p>
          </table:table-cell>
          <table:table-cell office:value-type="string" calcext:value-type="string">
            <text:p>pc_1295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595</text:p>
          </table:table-cell>
          <table:table-cell office:value-type="string" calcext:value-type="string">
            <text:p>DIVERSAS</text:p>
          </table:table-cell>
          <table:table-cell office:value-type="float" office:value="129595" calcext:value-type="float">
            <text:p>129595</text:p>
          </table:table-cell>
          <table:table-cell office:value-type="string" calcext:value-type="string">
            <text:p>pc_1295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</text:p>
          </table:table-cell>
          <table:table-cell office:value-type="string" calcext:value-type="string">
            <text:p>PROVISIONES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pc_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29905</text:p>
          </table:table-cell>
          <table:table-cell office:value-type="string" calcext:value-type="string">
            <text:p>ACCIONES</text:p>
          </table:table-cell>
          <table:table-cell office:value-type="float" office:value="129905" calcext:value-type="float">
            <text:p>129905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10</text:p>
          </table:table-cell>
          <table:table-cell office:value-type="string" calcext:value-type="string">
            <text:p>CUOTAS O PARTES DE INTERÉS SOCIAL</text:p>
          </table:table-cell>
          <table:table-cell office:value-type="float" office:value="129910" calcext:value-type="float">
            <text:p>129910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15</text:p>
          </table:table-cell>
          <table:table-cell office:value-type="string" calcext:value-type="string">
            <text:p>BONOS</text:p>
          </table:table-cell>
          <table:table-cell office:value-type="float" office:value="129915" calcext:value-type="float">
            <text:p>129915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20</text:p>
          </table:table-cell>
          <table:table-cell office:value-type="string" calcext:value-type="string">
            <text:p>CÉDULAS</text:p>
          </table:table-cell>
          <table:table-cell office:value-type="float" office:value="129920" calcext:value-type="float">
            <text:p>129920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25</text:p>
          </table:table-cell>
          <table:table-cell office:value-type="string" calcext:value-type="string">
            <text:p>CERTIFICADOS</text:p>
          </table:table-cell>
          <table:table-cell office:value-type="float" office:value="129925" calcext:value-type="float">
            <text:p>129925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30</text:p>
          </table:table-cell>
          <table:table-cell office:value-type="string" calcext:value-type="string">
            <text:p>PAPELES COMERCIALES</text:p>
          </table:table-cell>
          <table:table-cell office:value-type="float" office:value="129930" calcext:value-type="float">
            <text:p>129930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35</text:p>
          </table:table-cell>
          <table:table-cell office:value-type="string" calcext:value-type="string">
            <text:p>TÍTULOS</text:p>
          </table:table-cell>
          <table:table-cell office:value-type="float" office:value="129935" calcext:value-type="float">
            <text:p>129935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40</text:p>
          </table:table-cell>
          <table:table-cell office:value-type="string" calcext:value-type="string">
            <text:p>ACEPTACIONES BANCARIAS O FINANCIERAS</text:p>
          </table:table-cell>
          <table:table-cell office:value-type="float" office:value="129940" calcext:value-type="float">
            <text:p>129940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45</text:p>
          </table:table-cell>
          <table:table-cell office:value-type="string" calcext:value-type="string">
            <text:p>DERECHOS FIDUCIARIOS</text:p>
          </table:table-cell>
          <table:table-cell office:value-type="float" office:value="129945" calcext:value-type="float">
            <text:p>129945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50</text:p>
          </table:table-cell>
          <table:table-cell office:value-type="string" calcext:value-type="string">
            <text:p>DERECHOS DE RECOMPRA DE INVERSIONES NEGOCIADAS</text:p>
          </table:table-cell>
          <table:table-cell office:value-type="float" office:value="129950" calcext:value-type="float">
            <text:p>129950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55</text:p>
          </table:table-cell>
          <table:table-cell office:value-type="string" calcext:value-type="string">
            <text:p>OBLIGATORIAS</text:p>
          </table:table-cell>
          <table:table-cell office:value-type="float" office:value="129955" calcext:value-type="float">
            <text:p>129955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60</text:p>
          </table:table-cell>
          <table:table-cell office:value-type="string" calcext:value-type="string">
            <text:p>CUENTAS EN PARTICIPACIÓN</text:p>
          </table:table-cell>
          <table:table-cell office:value-type="float" office:value="129960" calcext:value-type="float">
            <text:p>129960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29995</text:p>
          </table:table-cell>
          <table:table-cell office:value-type="string" calcext:value-type="string">
            <text:p>OTRAS INVERSIONES</text:p>
          </table:table-cell>
          <table:table-cell office:value-type="float" office:value="129995" calcext:value-type="float">
            <text:p>129995</text:p>
          </table:table-cell>
          <table:table-cell office:value-type="string" calcext:value-type="string">
            <text:p>pc_1299</text:p>
          </table:table-cell>
          <table:table-cell office:value-type="string" calcext:value-type="string">
            <text:p>co_balance_1104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</text:p>
          </table:table-cell>
          <table:table-cell office:value-type="string" calcext:value-type="string">
            <text:p>DEUDORE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05</text:p>
          </table:table-cell>
          <table:table-cell office:value-type="string" calcext:value-type="string">
            <text:p>CLIENTES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0505</text:p>
          </table:table-cell>
          <table:table-cell office:value-type="string" calcext:value-type="string">
            <text:p>NACIONALES</text:p>
          </table:table-cell>
          <table:table-cell office:value-type="float" office:value="130505" calcext:value-type="float">
            <text:p>130505</text:p>
          </table:table-cell>
          <table:table-cell office:value-type="string" calcext:value-type="string">
            <text:p>pc_130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0510</text:p>
          </table:table-cell>
          <table:table-cell office:value-type="string" calcext:value-type="string">
            <text:p>DEL EXTERIOR</text:p>
          </table:table-cell>
          <table:table-cell office:value-type="float" office:value="130510" calcext:value-type="float">
            <text:p>130510</text:p>
          </table:table-cell>
          <table:table-cell office:value-type="string" calcext:value-type="string">
            <text:p>pc_130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0515</text:p>
          </table:table-cell>
          <table:table-cell office:value-type="string" calcext:value-type="string">
            <text:p>DEUDORES DEL SISTEMA</text:p>
          </table:table-cell>
          <table:table-cell office:value-type="float" office:value="130515" calcext:value-type="float">
            <text:p>130515</text:p>
          </table:table-cell>
          <table:table-cell office:value-type="string" calcext:value-type="string">
            <text:p>pc_130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0595</text:p>
          </table:table-cell>
          <table:table-cell office:value-type="string" calcext:value-type="string">
            <text:p>OTROS</text:p>
          </table:table-cell>
          <table:table-cell office:value-type="float" office:value="130595" calcext:value-type="float">
            <text:p>130595</text:p>
          </table:table-cell>
          <table:table-cell office:value-type="string" calcext:value-type="string">
            <text:p>pc_130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0</text:p>
          </table:table-cell>
          <table:table-cell office:value-type="string" calcext:value-type="string">
            <text:p>CUENTAS CORRIENTES COMERCIALES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1005</text:p>
          </table:table-cell>
          <table:table-cell office:value-type="string" calcext:value-type="string">
            <text:p>CASA MATRIZ</text:p>
          </table:table-cell>
          <table:table-cell office:value-type="float" office:value="131005" calcext:value-type="float">
            <text:p>131005</text:p>
          </table:table-cell>
          <table:table-cell office:value-type="string" calcext:value-type="string">
            <text:p>pc_1310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010</text:p>
          </table:table-cell>
          <table:table-cell office:value-type="string" calcext:value-type="string">
            <text:p>COMPAÑÍAS VINCULADAS</text:p>
          </table:table-cell>
          <table:table-cell office:value-type="float" office:value="131010" calcext:value-type="float">
            <text:p>131010</text:p>
          </table:table-cell>
          <table:table-cell office:value-type="string" calcext:value-type="string">
            <text:p>pc_1310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015</text:p>
          </table:table-cell>
          <table:table-cell office:value-type="string" calcext:value-type="string">
            <text:p>ACCIONISTAS O SOCIOS</text:p>
          </table:table-cell>
          <table:table-cell office:value-type="float" office:value="131015" calcext:value-type="float">
            <text:p>131015</text:p>
          </table:table-cell>
          <table:table-cell office:value-type="string" calcext:value-type="string">
            <text:p>pc_1310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020</text:p>
          </table:table-cell>
          <table:table-cell office:value-type="string" calcext:value-type="string">
            <text:p>PARTICULARES</text:p>
          </table:table-cell>
          <table:table-cell office:value-type="float" office:value="131020" calcext:value-type="float">
            <text:p>131020</text:p>
          </table:table-cell>
          <table:table-cell office:value-type="string" calcext:value-type="string">
            <text:p>pc_1310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095</text:p>
          </table:table-cell>
          <table:table-cell office:value-type="string" calcext:value-type="string">
            <text:p>OTRAS</text:p>
          </table:table-cell>
          <table:table-cell office:value-type="float" office:value="131095" calcext:value-type="float">
            <text:p>131095</text:p>
          </table:table-cell>
          <table:table-cell office:value-type="string" calcext:value-type="string">
            <text:p>pc_1310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5</text:p>
          </table:table-cell>
          <table:table-cell office:value-type="string" calcext:value-type="string">
            <text:p>CUENTAS POR COBRAR A CASA MATRIZ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1505</text:p>
          </table:table-cell>
          <table:table-cell office:value-type="string" calcext:value-type="string">
            <text:p>VENTAS</text:p>
          </table:table-cell>
          <table:table-cell office:value-type="float" office:value="131505" calcext:value-type="float">
            <text:p>131505</text:p>
          </table:table-cell>
          <table:table-cell office:value-type="string" calcext:value-type="string">
            <text:p>pc_1315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510</text:p>
          </table:table-cell>
          <table:table-cell office:value-type="string" calcext:value-type="string">
            <text:p>PAGOS A NOMBRE DE CASA MATRIZ</text:p>
          </table:table-cell>
          <table:table-cell office:value-type="float" office:value="131510" calcext:value-type="float">
            <text:p>131510</text:p>
          </table:table-cell>
          <table:table-cell office:value-type="string" calcext:value-type="string">
            <text:p>pc_1315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515</text:p>
          </table:table-cell>
          <table:table-cell office:value-type="string" calcext:value-type="string">
            <text:p>VALORES RECIBIDOS POR CASA MATRIZ</text:p>
          </table:table-cell>
          <table:table-cell office:value-type="float" office:value="131515" calcext:value-type="float">
            <text:p>131515</text:p>
          </table:table-cell>
          <table:table-cell office:value-type="string" calcext:value-type="string">
            <text:p>pc_1315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1520</text:p>
          </table:table-cell>
          <table:table-cell office:value-type="string" calcext:value-type="string">
            <text:p>PRÉSTAMOS</text:p>
          </table:table-cell>
          <table:table-cell office:value-type="float" office:value="131520" calcext:value-type="float">
            <text:p>131520</text:p>
          </table:table-cell>
          <table:table-cell office:value-type="string" calcext:value-type="string">
            <text:p>pc_1315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20</text:p>
          </table:table-cell>
          <table:table-cell office:value-type="string" calcext:value-type="string">
            <text:p>CUENTAS POR COBRAR A VINCULADOS ECONÓMICOS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2005</text:p>
          </table:table-cell>
          <table:table-cell office:value-type="string" calcext:value-type="string">
            <text:p>FILIALES</text:p>
          </table:table-cell>
          <table:table-cell office:value-type="float" office:value="132005" calcext:value-type="float">
            <text:p>132005</text:p>
          </table:table-cell>
          <table:table-cell office:value-type="string" calcext:value-type="string">
            <text:p>pc_1320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2010</text:p>
          </table:table-cell>
          <table:table-cell office:value-type="string" calcext:value-type="string">
            <text:p>SUBSIDIARIAS</text:p>
          </table:table-cell>
          <table:table-cell office:value-type="float" office:value="132010" calcext:value-type="float">
            <text:p>132010</text:p>
          </table:table-cell>
          <table:table-cell office:value-type="string" calcext:value-type="string">
            <text:p>pc_1320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2015</text:p>
          </table:table-cell>
          <table:table-cell office:value-type="string" calcext:value-type="string">
            <text:p>SUCURSALES</text:p>
          </table:table-cell>
          <table:table-cell office:value-type="float" office:value="132015" calcext:value-type="float">
            <text:p>132015</text:p>
          </table:table-cell>
          <table:table-cell office:value-type="string" calcext:value-type="string">
            <text:p>pc_1320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23</text:p>
          </table:table-cell>
          <table:table-cell office:value-type="string" calcext:value-type="string">
            <text:p>CUENTAS POR COBRAR A DIRECTORES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25</text:p>
          </table:table-cell>
          <table:table-cell office:value-type="string" calcext:value-type="string">
            <text:p>CUENTAS POR COBRAR A SOCIOS Y ACCIONISTAS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2505</text:p>
          </table:table-cell>
          <table:table-cell office:value-type="string" calcext:value-type="string">
            <text:p>A SOCIOS</text:p>
          </table:table-cell>
          <table:table-cell office:value-type="float" office:value="132505" calcext:value-type="float">
            <text:p>132505</text:p>
          </table:table-cell>
          <table:table-cell office:value-type="string" calcext:value-type="string">
            <text:p>pc_1325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2510</text:p>
          </table:table-cell>
          <table:table-cell office:value-type="string" calcext:value-type="string">
            <text:p>A ACCIONISTAS</text:p>
          </table:table-cell>
          <table:table-cell office:value-type="float" office:value="132510" calcext:value-type="float">
            <text:p>132510</text:p>
          </table:table-cell>
          <table:table-cell office:value-type="string" calcext:value-type="string">
            <text:p>pc_1325</text:p>
          </table:table-cell>
          <table:table-cell office:value-type="string" calcext:value-type="string">
            <text:p>co_balance_1106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28</text:p>
          </table:table-cell>
          <table:table-cell office:value-type="string" calcext:value-type="string">
            <text:p>APORTES POR COBRAR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30</text:p>
          </table:table-cell>
          <table:table-cell office:value-type="string" calcext:value-type="string">
            <text:p>ANTICIPOS Y AVANCES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3005</text:p>
          </table:table-cell>
          <table:table-cell office:value-type="string" calcext:value-type="string">
            <text:p>A PROVEEDORES</text:p>
          </table:table-cell>
          <table:table-cell office:value-type="float" office:value="133005" calcext:value-type="float">
            <text:p>133005</text:p>
          </table:table-cell>
          <table:table-cell office:value-type="string" calcext:value-type="string">
            <text:p>pc_1330</text:p>
          </table:table-cell>
          <table:table-cell office:value-type="string" calcext:value-type="string">
            <text:p>co_balance_111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010</text:p>
          </table:table-cell>
          <table:table-cell office:value-type="string" calcext:value-type="string">
            <text:p>A CONTRATISTAS</text:p>
          </table:table-cell>
          <table:table-cell office:value-type="float" office:value="133010" calcext:value-type="float">
            <text:p>133010</text:p>
          </table:table-cell>
          <table:table-cell office:value-type="string" calcext:value-type="string">
            <text:p>pc_1330</text:p>
          </table:table-cell>
          <table:table-cell office:value-type="string" calcext:value-type="string">
            <text:p>co_balance_111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015</text:p>
          </table:table-cell>
          <table:table-cell office:value-type="string" calcext:value-type="string">
            <text:p>A TRABAJADORES</text:p>
          </table:table-cell>
          <table:table-cell office:value-type="float" office:value="133015" calcext:value-type="float">
            <text:p>133015</text:p>
          </table:table-cell>
          <table:table-cell office:value-type="string" calcext:value-type="string">
            <text:p>pc_1330</text:p>
          </table:table-cell>
          <table:table-cell office:value-type="string" calcext:value-type="string">
            <text:p>co_balance_111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020</text:p>
          </table:table-cell>
          <table:table-cell office:value-type="string" calcext:value-type="string">
            <text:p>A AGENTES</text:p>
          </table:table-cell>
          <table:table-cell office:value-type="float" office:value="133020" calcext:value-type="float">
            <text:p>133020</text:p>
          </table:table-cell>
          <table:table-cell office:value-type="string" calcext:value-type="string">
            <text:p>pc_1330</text:p>
          </table:table-cell>
          <table:table-cell office:value-type="string" calcext:value-type="string">
            <text:p>co_balance_111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025</text:p>
          </table:table-cell>
          <table:table-cell office:value-type="string" calcext:value-type="string">
            <text:p>A CONCESIONARIOS</text:p>
          </table:table-cell>
          <table:table-cell office:value-type="float" office:value="133025" calcext:value-type="float">
            <text:p>133025</text:p>
          </table:table-cell>
          <table:table-cell office:value-type="string" calcext:value-type="string">
            <text:p>pc_1330</text:p>
          </table:table-cell>
          <table:table-cell office:value-type="string" calcext:value-type="string">
            <text:p>co_balance_111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030</text:p>
          </table:table-cell>
          <table:table-cell office:value-type="string" calcext:value-type="string">
            <text:p>DE ADJUDICACIONES</text:p>
          </table:table-cell>
          <table:table-cell office:value-type="float" office:value="133030" calcext:value-type="float">
            <text:p>133030</text:p>
          </table:table-cell>
          <table:table-cell office:value-type="string" calcext:value-type="string">
            <text:p>pc_1330</text:p>
          </table:table-cell>
          <table:table-cell office:value-type="string" calcext:value-type="string">
            <text:p>co_balance_1111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2</text:p>
          </table:table-cell>
          <table:table-cell office:value-type="string" calcext:value-type="string">
            <text:p>CUENTAS DE OPERACIÓN CONJUNTA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35</text:p>
          </table:table-cell>
          <table:table-cell office:value-type="string" calcext:value-type="string">
            <text:p>DEPÓSITOS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3505</text:p>
          </table:table-cell>
          <table:table-cell office:value-type="string" calcext:value-type="string">
            <text:p>PARA IMPORTACIONES</text:p>
          </table:table-cell>
          <table:table-cell office:value-type="float" office:value="133505" calcext:value-type="float">
            <text:p>133505</text:p>
          </table:table-cell>
          <table:table-cell office:value-type="string" calcext:value-type="string">
            <text:p>pc_133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510</text:p>
          </table:table-cell>
          <table:table-cell office:value-type="string" calcext:value-type="string">
            <text:p>PARA SERVICIOS</text:p>
          </table:table-cell>
          <table:table-cell office:value-type="float" office:value="133510" calcext:value-type="float">
            <text:p>133510</text:p>
          </table:table-cell>
          <table:table-cell office:value-type="string" calcext:value-type="string">
            <text:p>pc_133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515</text:p>
          </table:table-cell>
          <table:table-cell office:value-type="string" calcext:value-type="string">
            <text:p>PARA CONTRATOS</text:p>
          </table:table-cell>
          <table:table-cell office:value-type="float" office:value="133515" calcext:value-type="float">
            <text:p>133515</text:p>
          </table:table-cell>
          <table:table-cell office:value-type="string" calcext:value-type="string">
            <text:p>pc_133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520</text:p>
          </table:table-cell>
          <table:table-cell office:value-type="string" calcext:value-type="string">
            <text:p>PARA RESPONSABILIDADES</text:p>
          </table:table-cell>
          <table:table-cell office:value-type="float" office:value="133520" calcext:value-type="float">
            <text:p>133520</text:p>
          </table:table-cell>
          <table:table-cell office:value-type="string" calcext:value-type="string">
            <text:p>pc_133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525</text:p>
          </table:table-cell>
          <table:table-cell office:value-type="string" calcext:value-type="string">
            <text:p>PARA JUICIOS EJECUTIVOS</text:p>
          </table:table-cell>
          <table:table-cell office:value-type="float" office:value="133525" calcext:value-type="float">
            <text:p>133525</text:p>
          </table:table-cell>
          <table:table-cell office:value-type="string" calcext:value-type="string">
            <text:p>pc_133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530</text:p>
          </table:table-cell>
          <table:table-cell office:value-type="string" calcext:value-type="string">
            <text:p>PARA ADQUISICIÓN DE ACCIONES, CUOTAS O DERECHOS SOCIALES</text:p>
          </table:table-cell>
          <table:table-cell office:value-type="float" office:value="133530" calcext:value-type="float">
            <text:p>133530</text:p>
          </table:table-cell>
          <table:table-cell office:value-type="string" calcext:value-type="string">
            <text:p>pc_133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3535</text:p>
          </table:table-cell>
          <table:table-cell office:value-type="string" calcext:value-type="string">
            <text:p>EN GARANTÍA</text:p>
          </table:table-cell>
          <table:table-cell office:value-type="float" office:value="133535" calcext:value-type="float">
            <text:p>133535</text:p>
          </table:table-cell>
          <table:table-cell office:value-type="string" calcext:value-type="string">
            <text:p>pc_133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40</text:p>
          </table:table-cell>
          <table:table-cell office:value-type="string" calcext:value-type="string">
            <text:p>PROMESAS DE COMPRA VENTA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45</text:p>
          </table:table-cell>
          <table:table-cell office:value-type="string" calcext:value-type="string">
            <text:p>INGRESOS POR COBRAR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4505</text:p>
          </table:table-cell>
          <table:table-cell office:value-type="string" calcext:value-type="string">
            <text:p>DIVIDENDOS Y/O PARTICIPACIONES</text:p>
          </table:table-cell>
          <table:table-cell office:value-type="float" office:value="134505" calcext:value-type="float">
            <text:p>134505</text:p>
          </table:table-cell>
          <table:table-cell office:value-type="string" calcext:value-type="string">
            <text:p>pc_134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4510</text:p>
          </table:table-cell>
          <table:table-cell office:value-type="string" calcext:value-type="string">
            <text:p>INTERESES</text:p>
          </table:table-cell>
          <table:table-cell office:value-type="float" office:value="134510" calcext:value-type="float">
            <text:p>134510</text:p>
          </table:table-cell>
          <table:table-cell office:value-type="string" calcext:value-type="string">
            <text:p>pc_134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4515</text:p>
          </table:table-cell>
          <table:table-cell office:value-type="string" calcext:value-type="string">
            <text:p>COMISIONES</text:p>
          </table:table-cell>
          <table:table-cell office:value-type="float" office:value="134515" calcext:value-type="float">
            <text:p>134515</text:p>
          </table:table-cell>
          <table:table-cell office:value-type="string" calcext:value-type="string">
            <text:p>pc_134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4520</text:p>
          </table:table-cell>
          <table:table-cell office:value-type="string" calcext:value-type="string">
            <text:p>HONORARIOS</text:p>
          </table:table-cell>
          <table:table-cell office:value-type="float" office:value="134520" calcext:value-type="float">
            <text:p>134520</text:p>
          </table:table-cell>
          <table:table-cell office:value-type="string" calcext:value-type="string">
            <text:p>pc_134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4525</text:p>
          </table:table-cell>
          <table:table-cell office:value-type="string" calcext:value-type="string">
            <text:p>SERVICIOS</text:p>
          </table:table-cell>
          <table:table-cell office:value-type="float" office:value="134525" calcext:value-type="float">
            <text:p>134525</text:p>
          </table:table-cell>
          <table:table-cell office:value-type="string" calcext:value-type="string">
            <text:p>pc_134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4530</text:p>
          </table:table-cell>
          <table:table-cell office:value-type="string" calcext:value-type="string">
            <text:p>ARRENDAMIENTOS</text:p>
          </table:table-cell>
          <table:table-cell office:value-type="float" office:value="134530" calcext:value-type="float">
            <text:p>134530</text:p>
          </table:table-cell>
          <table:table-cell office:value-type="string" calcext:value-type="string">
            <text:p>pc_134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4535</text:p>
          </table:table-cell>
          <table:table-cell office:value-type="string" calcext:value-type="string">
            <text:p>CERT POR COBRAR</text:p>
          </table:table-cell>
          <table:table-cell office:value-type="float" office:value="134535" calcext:value-type="float">
            <text:p>134535</text:p>
          </table:table-cell>
          <table:table-cell office:value-type="string" calcext:value-type="string">
            <text:p>pc_134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0</text:p>
          </table:table-cell>
          <table:table-cell office:value-type="string" calcext:value-type="string">
            <text:p>RETENCIÓN SOBRE CONTRATOS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5005</text:p>
          </table:table-cell>
          <table:table-cell office:value-type="string" calcext:value-type="string">
            <text:p>DE CONSTRUCCIÓN</text:p>
          </table:table-cell>
          <table:table-cell office:value-type="float" office:value="135005" calcext:value-type="float">
            <text:p>135005</text:p>
          </table:table-cell>
          <table:table-cell office:value-type="string" calcext:value-type="string">
            <text:p>pc_135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010</text:p>
          </table:table-cell>
          <table:table-cell office:value-type="string" calcext:value-type="string">
            <text:p>DE PRESTACIÓN DE SERVICIOS</text:p>
          </table:table-cell>
          <table:table-cell office:value-type="float" office:value="135010" calcext:value-type="float">
            <text:p>135010</text:p>
          </table:table-cell>
          <table:table-cell office:value-type="string" calcext:value-type="string">
            <text:p>pc_135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5</text:p>
          </table:table-cell>
          <table:table-cell office:value-type="string" calcext:value-type="string">
            <text:p>ANTICIPO DE IMPUESTOS Y CONTRIBUCIONES O SALDOS A FAVOR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5505</text:p>
          </table:table-cell>
          <table:table-cell office:value-type="string" calcext:value-type="string">
            <text:p>ANTICIPO DE IMPUESTOS DE RENTA Y COMPLEMENTARIOS</text:p>
          </table:table-cell>
          <table:table-cell office:value-type="float" office:value="135505" calcext:value-type="float">
            <text:p>135505</text:p>
          </table:table-cell>
          <table:table-cell office:value-type="string" calcext:value-type="string">
            <text:p>pc_1355</text:p>
          </table:table-cell>
          <table:table-cell office:value-type="string" calcext:value-type="string">
            <text:p>co_balance_1112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510</text:p>
          </table:table-cell>
          <table:table-cell office:value-type="string" calcext:value-type="string">
            <text:p>ANTICIPO DE IMPUESTOS DE INDUSTRIA Y COMERCIO</text:p>
          </table:table-cell>
          <table:table-cell office:value-type="float" office:value="135510" calcext:value-type="float">
            <text:p>135510</text:p>
          </table:table-cell>
          <table:table-cell office:value-type="string" calcext:value-type="string">
            <text:p>pc_1355</text:p>
          </table:table-cell>
          <table:table-cell office:value-type="string" calcext:value-type="string">
            <text:p>co_balance_1112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515</text:p>
          </table:table-cell>
          <table:table-cell office:value-type="string" calcext:value-type="string">
            <text:p>RETENCIÓN EN LA FUENTE</text:p>
          </table:table-cell>
          <table:table-cell office:value-type="float" office:value="135515" calcext:value-type="float">
            <text:p>135515</text:p>
          </table:table-cell>
          <table:table-cell office:value-type="string" calcext:value-type="string">
            <text:p>pc_13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5517</text:p>
          </table:table-cell>
          <table:table-cell office:value-type="string" calcext:value-type="string">
            <text:p>IMPUESTO A LAS VENTAS RETENIDO</text:p>
          </table:table-cell>
          <table:table-cell office:value-type="float" office:value="135517" calcext:value-type="float">
            <text:p>135517</text:p>
          </table:table-cell>
          <table:table-cell office:value-type="string" calcext:value-type="string">
            <text:p>pc_1355</text:p>
          </table:table-cell>
          <table:table-cell office:value-type="string" calcext:value-type="string">
            <text:p>co_balance_1112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518</text:p>
          </table:table-cell>
          <table:table-cell office:value-type="string" calcext:value-type="string">
            <text:p>IMPUESTO DE INDUSTRIA Y COMERCIO RETENIDO</text:p>
          </table:table-cell>
          <table:table-cell office:value-type="float" office:value="135518" calcext:value-type="float">
            <text:p>135518</text:p>
          </table:table-cell>
          <table:table-cell office:value-type="string" calcext:value-type="string">
            <text:p>pc_1355</text:p>
          </table:table-cell>
          <table:table-cell office:value-type="string" calcext:value-type="string">
            <text:p>co_balance_1112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520</text:p>
          </table:table-cell>
          <table:table-cell office:value-type="string" calcext:value-type="string">
            <text:p>SOBRANTES EN LIQUIDACIÓN PRIVADA DE IMPUESTOS</text:p>
          </table:table-cell>
          <table:table-cell office:value-type="float" office:value="135520" calcext:value-type="float">
            <text:p>135520</text:p>
          </table:table-cell>
          <table:table-cell office:value-type="string" calcext:value-type="string">
            <text:p>pc_1355</text:p>
          </table:table-cell>
          <table:table-cell office:value-type="string" calcext:value-type="string">
            <text:p>co_balance_1112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525</text:p>
          </table:table-cell>
          <table:table-cell office:value-type="string" calcext:value-type="string">
            <text:p>CONTRIBUCIONES</text:p>
          </table:table-cell>
          <table:table-cell office:value-type="float" office:value="135525" calcext:value-type="float">
            <text:p>135525</text:p>
          </table:table-cell>
          <table:table-cell office:value-type="string" calcext:value-type="string">
            <text:p>pc_1355</text:p>
          </table:table-cell>
          <table:table-cell office:value-type="string" calcext:value-type="string">
            <text:p>co_balance_1112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5530</text:p>
          </table:table-cell>
          <table:table-cell office:value-type="string" calcext:value-type="string">
            <text:p>IMPUESTOS DESCONTABLES</text:p>
          </table:table-cell>
          <table:table-cell office:value-type="float" office:value="135530" calcext:value-type="float">
            <text:p>135530</text:p>
          </table:table-cell>
          <table:table-cell office:value-type="string" calcext:value-type="string">
            <text:p>pc_1355</text:p>
          </table:table-cell>
          <table:table-cell office:value-type="string" calcext:value-type="string">
            <text:p>co_balance_1112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0</text:p>
          </table:table-cell>
          <table:table-cell office:value-type="string" calcext:value-type="string">
            <text:p>RECLAMACIONES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6005</text:p>
          </table:table-cell>
          <table:table-cell office:value-type="string" calcext:value-type="string">
            <text:p>A COMPAÑÍAS ASEGURADORAS</text:p>
          </table:table-cell>
          <table:table-cell office:value-type="float" office:value="136005" calcext:value-type="float">
            <text:p>136005</text:p>
          </table:table-cell>
          <table:table-cell office:value-type="string" calcext:value-type="string">
            <text:p>pc_136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010</text:p>
          </table:table-cell>
          <table:table-cell office:value-type="string" calcext:value-type="string">
            <text:p>A TRANSPORTADORES</text:p>
          </table:table-cell>
          <table:table-cell office:value-type="float" office:value="136010" calcext:value-type="float">
            <text:p>136010</text:p>
          </table:table-cell>
          <table:table-cell office:value-type="string" calcext:value-type="string">
            <text:p>pc_136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015</text:p>
          </table:table-cell>
          <table:table-cell office:value-type="string" calcext:value-type="string">
            <text:p>POR TIQUETES AÉREOS</text:p>
          </table:table-cell>
          <table:table-cell office:value-type="float" office:value="136015" calcext:value-type="float">
            <text:p>136015</text:p>
          </table:table-cell>
          <table:table-cell office:value-type="string" calcext:value-type="string">
            <text:p>pc_136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5</text:p>
          </table:table-cell>
          <table:table-cell office:value-type="string" calcext:value-type="string">
            <text:p>CUENTAS POR COBRAR A TRABAJADORES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6505</text:p>
          </table:table-cell>
          <table:table-cell office:value-type="string" calcext:value-type="string">
            <text:p>VIVIENDA</text:p>
          </table:table-cell>
          <table:table-cell office:value-type="float" office:value="136505" calcext:value-type="float">
            <text:p>136505</text:p>
          </table:table-cell>
          <table:table-cell office:value-type="string" calcext:value-type="string">
            <text:p>pc_136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510</text:p>
          </table:table-cell>
          <table:table-cell office:value-type="string" calcext:value-type="string">
            <text:p>VEHÍCULOS</text:p>
          </table:table-cell>
          <table:table-cell office:value-type="float" office:value="136510" calcext:value-type="float">
            <text:p>136510</text:p>
          </table:table-cell>
          <table:table-cell office:value-type="string" calcext:value-type="string">
            <text:p>pc_136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515</text:p>
          </table:table-cell>
          <table:table-cell office:value-type="string" calcext:value-type="string">
            <text:p>EDUCACIÓN</text:p>
          </table:table-cell>
          <table:table-cell office:value-type="float" office:value="136515" calcext:value-type="float">
            <text:p>136515</text:p>
          </table:table-cell>
          <table:table-cell office:value-type="string" calcext:value-type="string">
            <text:p>pc_136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520</text:p>
          </table:table-cell>
          <table:table-cell office:value-type="string" calcext:value-type="string">
            <text:p>MÉDICOS, ODONTOLÓGICOS Y SIMILARES</text:p>
          </table:table-cell>
          <table:table-cell office:value-type="float" office:value="136520" calcext:value-type="float">
            <text:p>136520</text:p>
          </table:table-cell>
          <table:table-cell office:value-type="string" calcext:value-type="string">
            <text:p>pc_136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525</text:p>
          </table:table-cell>
          <table:table-cell office:value-type="string" calcext:value-type="string">
            <text:p>CALAMIDAD DOMÉSTICA</text:p>
          </table:table-cell>
          <table:table-cell office:value-type="float" office:value="136525" calcext:value-type="float">
            <text:p>136525</text:p>
          </table:table-cell>
          <table:table-cell office:value-type="string" calcext:value-type="string">
            <text:p>pc_136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530</text:p>
          </table:table-cell>
          <table:table-cell office:value-type="string" calcext:value-type="string">
            <text:p>RESPONSABILIDADES</text:p>
          </table:table-cell>
          <table:table-cell office:value-type="float" office:value="136530" calcext:value-type="float">
            <text:p>136530</text:p>
          </table:table-cell>
          <table:table-cell office:value-type="string" calcext:value-type="string">
            <text:p>pc_136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6595</text:p>
          </table:table-cell>
          <table:table-cell office:value-type="string" calcext:value-type="string">
            <text:p>OTROS</text:p>
          </table:table-cell>
          <table:table-cell office:value-type="float" office:value="136595" calcext:value-type="float">
            <text:p>136595</text:p>
          </table:table-cell>
          <table:table-cell office:value-type="string" calcext:value-type="string">
            <text:p>pc_1365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70</text:p>
          </table:table-cell>
          <table:table-cell office:value-type="string" calcext:value-type="string">
            <text:p>PRÉSTAMOS A PARTICULARES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7005</text:p>
          </table:table-cell>
          <table:table-cell office:value-type="string" calcext:value-type="string">
            <text:p>CON GARANTÍA REAL</text:p>
          </table:table-cell>
          <table:table-cell office:value-type="float" office:value="137005" calcext:value-type="float">
            <text:p>137005</text:p>
          </table:table-cell>
          <table:table-cell office:value-type="string" calcext:value-type="string">
            <text:p>pc_137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7010</text:p>
          </table:table-cell>
          <table:table-cell office:value-type="string" calcext:value-type="string">
            <text:p>CON GARANTÍA PERSONAL</text:p>
          </table:table-cell>
          <table:table-cell office:value-type="float" office:value="137010" calcext:value-type="float">
            <text:p>137010</text:p>
          </table:table-cell>
          <table:table-cell office:value-type="string" calcext:value-type="string">
            <text:p>pc_137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80</text:p>
          </table:table-cell>
          <table:table-cell office:value-type="string" calcext:value-type="string">
            <text:p>DEUDORES VARIOS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8005</text:p>
          </table:table-cell>
          <table:table-cell office:value-type="string" calcext:value-type="string">
            <text:p>DEPOSITARIOS</text:p>
          </table:table-cell>
          <table:table-cell office:value-type="float" office:value="138005" calcext:value-type="float">
            <text:p>138005</text:p>
          </table:table-cell>
          <table:table-cell office:value-type="string" calcext:value-type="string">
            <text:p>pc_138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8010</text:p>
          </table:table-cell>
          <table:table-cell office:value-type="string" calcext:value-type="string">
            <text:p>COMISIONISTAS DE BOLSAS</text:p>
          </table:table-cell>
          <table:table-cell office:value-type="float" office:value="138010" calcext:value-type="float">
            <text:p>138010</text:p>
          </table:table-cell>
          <table:table-cell office:value-type="string" calcext:value-type="string">
            <text:p>pc_138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8015</text:p>
          </table:table-cell>
          <table:table-cell office:value-type="string" calcext:value-type="string">
            <text:p>FONDO DE INVERSIÓN</text:p>
          </table:table-cell>
          <table:table-cell office:value-type="float" office:value="138015" calcext:value-type="float">
            <text:p>138015</text:p>
          </table:table-cell>
          <table:table-cell office:value-type="string" calcext:value-type="string">
            <text:p>pc_138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8020</text:p>
          </table:table-cell>
          <table:table-cell office:value-type="string" calcext:value-type="string">
            <text:p>CUENTAS POR COBRAR DE TERCEROS</text:p>
          </table:table-cell>
          <table:table-cell office:value-type="float" office:value="138020" calcext:value-type="float">
            <text:p>138020</text:p>
          </table:table-cell>
          <table:table-cell office:value-type="string" calcext:value-type="string">
            <text:p>pc_138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8025</text:p>
          </table:table-cell>
          <table:table-cell office:value-type="string" calcext:value-type="string">
            <text:p>PAGOS POR CUENTA DE TERCEROS</text:p>
          </table:table-cell>
          <table:table-cell office:value-type="float" office:value="138025" calcext:value-type="float">
            <text:p>138025</text:p>
          </table:table-cell>
          <table:table-cell office:value-type="string" calcext:value-type="string">
            <text:p>pc_138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8030</text:p>
          </table:table-cell>
          <table:table-cell office:value-type="string" calcext:value-type="string">
            <text:p>FONDOS DE INVERSIÓN SOCIAL</text:p>
          </table:table-cell>
          <table:table-cell office:value-type="float" office:value="138030" calcext:value-type="float">
            <text:p>138030</text:p>
          </table:table-cell>
          <table:table-cell office:value-type="string" calcext:value-type="string">
            <text:p>pc_138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8095</text:p>
          </table:table-cell>
          <table:table-cell office:value-type="string" calcext:value-type="string">
            <text:p>OTROS</text:p>
          </table:table-cell>
          <table:table-cell office:value-type="float" office:value="138095" calcext:value-type="float">
            <text:p>138095</text:p>
          </table:table-cell>
          <table:table-cell office:value-type="string" calcext:value-type="string">
            <text:p>pc_1380</text:p>
          </table:table-cell>
          <table:table-cell office:value-type="string" calcext:value-type="string">
            <text:p>co_balance_1105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85</text:p>
          </table:table-cell>
          <table:table-cell office:value-type="string" calcext:value-type="string">
            <text:p>DERECHOS DE RECOMPRA DE CARTERA NEGOCIADA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90</text:p>
          </table:table-cell>
          <table:table-cell office:value-type="string" calcext:value-type="string">
            <text:p>DEUDAS DE DIFÍCIL COBRO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99</text:p>
          </table:table-cell>
          <table:table-cell office:value-type="string" calcext:value-type="string">
            <text:p>PROVISIONES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pc_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39905</text:p>
          </table:table-cell>
          <table:table-cell office:value-type="string" calcext:value-type="string">
            <text:p>CLIENTES</text:p>
          </table:table-cell>
          <table:table-cell office:value-type="float" office:value="139905" calcext:value-type="float">
            <text:p>139905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10</text:p>
          </table:table-cell>
          <table:table-cell office:value-type="string" calcext:value-type="string">
            <text:p>CUENTAS CORRIENTES COMERCIALES</text:p>
          </table:table-cell>
          <table:table-cell office:value-type="float" office:value="139910" calcext:value-type="float">
            <text:p>139910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15</text:p>
          </table:table-cell>
          <table:table-cell office:value-type="string" calcext:value-type="string">
            <text:p>CUENTAS POR COBRAR A CASA MATRIZ</text:p>
          </table:table-cell>
          <table:table-cell office:value-type="float" office:value="139915" calcext:value-type="float">
            <text:p>139915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20</text:p>
          </table:table-cell>
          <table:table-cell office:value-type="string" calcext:value-type="string">
            <text:p>CUENTAS POR COBRAR A VINCULADOS ECONÓMICOS</text:p>
          </table:table-cell>
          <table:table-cell office:value-type="float" office:value="139920" calcext:value-type="float">
            <text:p>139920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25</text:p>
          </table:table-cell>
          <table:table-cell office:value-type="string" calcext:value-type="string">
            <text:p>CUENTAS POR COBRAR A SOCIOS Y ACCIONISTAS</text:p>
          </table:table-cell>
          <table:table-cell office:value-type="float" office:value="139925" calcext:value-type="float">
            <text:p>139925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30</text:p>
          </table:table-cell>
          <table:table-cell office:value-type="string" calcext:value-type="string">
            <text:p>ANTICIPOS Y AVANCES</text:p>
          </table:table-cell>
          <table:table-cell office:value-type="float" office:value="139930" calcext:value-type="float">
            <text:p>139930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32</text:p>
          </table:table-cell>
          <table:table-cell office:value-type="string" calcext:value-type="string">
            <text:p>CUENTAS DE OPERACIÓN CONJUNTA</text:p>
          </table:table-cell>
          <table:table-cell office:value-type="float" office:value="139932" calcext:value-type="float">
            <text:p>139932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35</text:p>
          </table:table-cell>
          <table:table-cell office:value-type="string" calcext:value-type="string">
            <text:p>DEPÓSITOS</text:p>
          </table:table-cell>
          <table:table-cell office:value-type="float" office:value="139935" calcext:value-type="float">
            <text:p>139935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40</text:p>
          </table:table-cell>
          <table:table-cell office:value-type="string" calcext:value-type="string">
            <text:p>PROMESAS DE COMPRAVENTA</text:p>
          </table:table-cell>
          <table:table-cell office:value-type="float" office:value="139940" calcext:value-type="float">
            <text:p>139940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45</text:p>
          </table:table-cell>
          <table:table-cell office:value-type="string" calcext:value-type="string">
            <text:p>INGRESOS POR COBRAR</text:p>
          </table:table-cell>
          <table:table-cell office:value-type="float" office:value="139945" calcext:value-type="float">
            <text:p>139945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50</text:p>
          </table:table-cell>
          <table:table-cell office:value-type="string" calcext:value-type="string">
            <text:p>RETENCIÓN SOBRE CONTRATOS</text:p>
          </table:table-cell>
          <table:table-cell office:value-type="float" office:value="139950" calcext:value-type="float">
            <text:p>139950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55</text:p>
          </table:table-cell>
          <table:table-cell office:value-type="string" calcext:value-type="string">
            <text:p>RECLAMACIONES</text:p>
          </table:table-cell>
          <table:table-cell office:value-type="float" office:value="139955" calcext:value-type="float">
            <text:p>139955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60</text:p>
          </table:table-cell>
          <table:table-cell office:value-type="string" calcext:value-type="string">
            <text:p>CUENTAS POR COBRAR A TRABAJADORES</text:p>
          </table:table-cell>
          <table:table-cell office:value-type="float" office:value="139960" calcext:value-type="float">
            <text:p>139960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65</text:p>
          </table:table-cell>
          <table:table-cell office:value-type="string" calcext:value-type="string">
            <text:p>PRÉSTAMOS A PARTICULARES</text:p>
          </table:table-cell>
          <table:table-cell office:value-type="float" office:value="139965" calcext:value-type="float">
            <text:p>139965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75</text:p>
          </table:table-cell>
          <table:table-cell office:value-type="string" calcext:value-type="string">
            <text:p>DEUDORES VARIOS</text:p>
          </table:table-cell>
          <table:table-cell office:value-type="float" office:value="139975" calcext:value-type="float">
            <text:p>139975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39980</text:p>
          </table:table-cell>
          <table:table-cell office:value-type="string" calcext:value-type="string">
            <text:p>DERECHOS DE RECOMPRA DE CARTERA NEGOCIADA</text:p>
          </table:table-cell>
          <table:table-cell office:value-type="float" office:value="139980" calcext:value-type="float">
            <text:p>139980</text:p>
          </table:table-cell>
          <table:table-cell office:value-type="string" calcext:value-type="string">
            <text:p>pc_1399</text:p>
          </table:table-cell>
          <table:table-cell office:value-type="string" calcext:value-type="string">
            <text:p>co_balance_1113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4</text:p>
          </table:table-cell>
          <table:table-cell office:value-type="string" calcext:value-type="string">
            <text:p>INVENTARIO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405</text:p>
          </table:table-cell>
          <table:table-cell office:value-type="string" calcext:value-type="string">
            <text:p>MATERIAS PRIMAS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pc_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410</text:p>
          </table:table-cell>
          <table:table-cell office:value-type="string" calcext:value-type="string">
            <text:p>PRODUCTOS EN PROCESO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pc_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420</text:p>
          </table:table-cell>
          <table:table-cell office:value-type="string" calcext:value-type="string">
            <text:p>CONTRATOS EN EJECUCIÓN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pc_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430</text:p>
          </table:table-cell>
          <table:table-cell office:value-type="string" calcext:value-type="string">
            <text:p>PRODUCTOS TERMINADOS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pc_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435</text:p>
          </table:table-cell>
          <table:table-cell office:value-type="string" calcext:value-type="string">
            <text:p>MERCANCÍAS NO FABRICADAS POR LA EMPRESA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pc_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43501</text:p>
          </table:table-cell>
          <table:table-cell office:value-type="string" calcext:value-type="string">
            <text:p>MERCANCÍAS</text:p>
          </table:table-cell>
          <table:table-cell office:value-type="float" office:value="143501" calcext:value-type="float">
            <text:p>143501</text:p>
          </table:table-cell>
          <table:table-cell office:value-type="string" calcext:value-type="string">
            <text:p>pc_1435</text:p>
          </table:table-cell>
          <table:table-cell office:value-type="string" calcext:value-type="string">
            <text:p>co_balance_1107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455</text:p>
          </table:table-cell>
          <table:table-cell office:value-type="string" calcext:value-type="string">
            <text:p>MATERIALES, REPUESTOS Y ACCESORIOS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pc_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460</text:p>
          </table:table-cell>
          <table:table-cell office:value-type="string" calcext:value-type="string">
            <text:p>ENVASES Y EMPAQUES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pc_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</text:p>
          </table:table-cell>
          <table:table-cell office:value-type="string" calcext:value-type="string">
            <text:p>PROPIEDADES, PLANTA Y EQUIP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04</text:p>
          </table:table-cell>
          <table:table-cell office:value-type="string" calcext:value-type="string">
            <text:p>TERRENOS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06</text:p>
          </table:table-cell>
          <table:table-cell office:value-type="string" calcext:value-type="string">
            <text:p>MATERIALES PROYECTOS PETROLEROS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08</text:p>
          </table:table-cell>
          <table:table-cell office:value-type="string" calcext:value-type="string">
            <text:p>CONSTRUCCIONES EN CURSO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12</text:p>
          </table:table-cell>
          <table:table-cell office:value-type="string" calcext:value-type="string">
            <text:p>MAQUINARIA Y EQUIPOS EN MONTAJE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16</text:p>
          </table:table-cell>
          <table:table-cell office:value-type="string" calcext:value-type="string">
            <text:p>CONSTRUCCIONES Y EDIFICACIONES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1605</text:p>
          </table:table-cell>
          <table:table-cell office:value-type="string" calcext:value-type="string">
            <text:p>EDIFICIOS</text:p>
          </table:table-cell>
          <table:table-cell office:value-type="float" office:value="151605" calcext:value-type="float">
            <text:p>151605</text:p>
          </table:table-cell>
          <table:table-cell office:value-type="string" calcext:value-type="string">
            <text:p>pc_1516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1610</text:p>
          </table:table-cell>
          <table:table-cell office:value-type="string" calcext:value-type="string">
            <text:p>OFICINAS</text:p>
          </table:table-cell>
          <table:table-cell office:value-type="float" office:value="151610" calcext:value-type="float">
            <text:p>151610</text:p>
          </table:table-cell>
          <table:table-cell office:value-type="string" calcext:value-type="string">
            <text:p>pc_1516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1615</text:p>
          </table:table-cell>
          <table:table-cell office:value-type="string" calcext:value-type="string">
            <text:p>ALMACENES</text:p>
          </table:table-cell>
          <table:table-cell office:value-type="float" office:value="151615" calcext:value-type="float">
            <text:p>151615</text:p>
          </table:table-cell>
          <table:table-cell office:value-type="string" calcext:value-type="string">
            <text:p>pc_1516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0</text:p>
          </table:table-cell>
          <table:table-cell office:value-type="string" calcext:value-type="string">
            <text:p>MAQUINARIA Y EQUIPO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24</text:p>
          </table:table-cell>
          <table:table-cell office:value-type="string" calcext:value-type="string">
            <text:p>EQUIPO DE OFICINA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2405</text:p>
          </table:table-cell>
          <table:table-cell office:value-type="string" calcext:value-type="string">
            <text:p>MUEBLES Y ENSERES</text:p>
          </table:table-cell>
          <table:table-cell office:value-type="float" office:value="152405" calcext:value-type="float">
            <text:p>152405</text:p>
          </table:table-cell>
          <table:table-cell office:value-type="string" calcext:value-type="string">
            <text:p>pc_1524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410</text:p>
          </table:table-cell>
          <table:table-cell office:value-type="string" calcext:value-type="string">
            <text:p>EQUIPOS</text:p>
          </table:table-cell>
          <table:table-cell office:value-type="float" office:value="152410" calcext:value-type="float">
            <text:p>152410</text:p>
          </table:table-cell>
          <table:table-cell office:value-type="string" calcext:value-type="string">
            <text:p>pc_1524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495</text:p>
          </table:table-cell>
          <table:table-cell office:value-type="string" calcext:value-type="string">
            <text:p>OTROS</text:p>
          </table:table-cell>
          <table:table-cell office:value-type="float" office:value="152495" calcext:value-type="float">
            <text:p>152495</text:p>
          </table:table-cell>
          <table:table-cell office:value-type="string" calcext:value-type="string">
            <text:p>pc_1524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8</text:p>
          </table:table-cell>
          <table:table-cell office:value-type="string" calcext:value-type="string">
            <text:p>EQUIPO DE COMPUTACIÓN Y COMUNICACIÓN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2805</text:p>
          </table:table-cell>
          <table:table-cell office:value-type="string" calcext:value-type="string">
            <text:p>EQUIPOS DE PROCESAMIENTO DE DATOS</text:p>
          </table:table-cell>
          <table:table-cell office:value-type="float" office:value="152805" calcext:value-type="float">
            <text:p>152805</text:p>
          </table:table-cell>
          <table:table-cell office:value-type="string" calcext:value-type="string">
            <text:p>pc_1528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810</text:p>
          </table:table-cell>
          <table:table-cell office:value-type="string" calcext:value-type="string">
            <text:p>EQUIPOS DE TELECOMUNICACIONES</text:p>
          </table:table-cell>
          <table:table-cell office:value-type="float" office:value="152810" calcext:value-type="float">
            <text:p>152810</text:p>
          </table:table-cell>
          <table:table-cell office:value-type="string" calcext:value-type="string">
            <text:p>pc_1528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815</text:p>
          </table:table-cell>
          <table:table-cell office:value-type="string" calcext:value-type="string">
            <text:p>EQUIPOS DE RADIO</text:p>
          </table:table-cell>
          <table:table-cell office:value-type="float" office:value="152815" calcext:value-type="float">
            <text:p>152815</text:p>
          </table:table-cell>
          <table:table-cell office:value-type="string" calcext:value-type="string">
            <text:p>pc_1528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820</text:p>
          </table:table-cell>
          <table:table-cell office:value-type="string" calcext:value-type="string">
            <text:p>SATÉLITES Y ANTENAS</text:p>
          </table:table-cell>
          <table:table-cell office:value-type="float" office:value="152820" calcext:value-type="float">
            <text:p>152820</text:p>
          </table:table-cell>
          <table:table-cell office:value-type="string" calcext:value-type="string">
            <text:p>pc_1528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825</text:p>
          </table:table-cell>
          <table:table-cell office:value-type="string" calcext:value-type="string">
            <text:p>LÍNEAS TELEFÓNICAS</text:p>
          </table:table-cell>
          <table:table-cell office:value-type="float" office:value="152825" calcext:value-type="float">
            <text:p>152825</text:p>
          </table:table-cell>
          <table:table-cell office:value-type="string" calcext:value-type="string">
            <text:p>pc_1528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2895</text:p>
          </table:table-cell>
          <table:table-cell office:value-type="string" calcext:value-type="string">
            <text:p>OTROS</text:p>
          </table:table-cell>
          <table:table-cell office:value-type="float" office:value="152895" calcext:value-type="float">
            <text:p>152895</text:p>
          </table:table-cell>
          <table:table-cell office:value-type="string" calcext:value-type="string">
            <text:p>pc_1528</text:p>
          </table:table-cell>
          <table:table-cell office:value-type="string" calcext:value-type="string">
            <text:p>co_balance_12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532</text:p>
          </table:table-cell>
          <table:table-cell office:value-type="string" calcext:value-type="string">
            <text:p>EQUIPO MÉDICO-CIENTÍFICO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36</text:p>
          </table:table-cell>
          <table:table-cell office:value-type="string" calcext:value-type="string">
            <text:p>EQUIPO DE HOTELES Y RESTAURANTES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40</text:p>
          </table:table-cell>
          <table:table-cell office:value-type="string" calcext:value-type="string">
            <text:p>FLOTA Y EQUIPO DE TRANSPORTE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56</text:p>
          </table:table-cell>
          <table:table-cell office:value-type="string" calcext:value-type="string">
            <text:p>ACUEDUCTOS, PLANTAS Y REDES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62</text:p>
          </table:table-cell>
          <table:table-cell office:value-type="string" calcext:value-type="string">
            <text:p>ENVASES Y EMPAQUES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84</text:p>
          </table:table-cell>
          <table:table-cell office:value-type="string" calcext:value-type="string">
            <text:p>SEMOVIENTES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88</text:p>
          </table:table-cell>
          <table:table-cell office:value-type="string" calcext:value-type="string">
            <text:p>PROPIEDADES, PLANTA Y EQUIPO EN TRÁNSITO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92</text:p>
          </table:table-cell>
          <table:table-cell office:value-type="string" calcext:value-type="string">
            <text:p>DEPRECIACIÓN ACUMULADA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96</text:p>
          </table:table-cell>
          <table:table-cell office:value-type="string" calcext:value-type="string">
            <text:p>DEPRECIACIÓN DIFERIDA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97</text:p>
          </table:table-cell>
          <table:table-cell office:value-type="string" calcext:value-type="string">
            <text:p>AMORTIZACIÓN ACUMULADA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98</text:p>
          </table:table-cell>
          <table:table-cell office:value-type="string" calcext:value-type="string">
            <text:p>AGOTAMIENTO ACUMULADO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599</text:p>
          </table:table-cell>
          <table:table-cell office:value-type="string" calcext:value-type="string">
            <text:p>PROVISIONES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pc_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</text:p>
          </table:table-cell>
          <table:table-cell office:value-type="string" calcext:value-type="string">
            <text:p>INTANGIBLE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05</text:p>
          </table:table-cell>
          <table:table-cell office:value-type="string" calcext:value-type="string">
            <text:p>CRÉDITO MERCANTIL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0505</text:p>
          </table:table-cell>
          <table:table-cell office:value-type="string" calcext:value-type="string">
            <text:p>FORMADO O ESTIMADO</text:p>
          </table:table-cell>
          <table:table-cell office:value-type="float" office:value="160505" calcext:value-type="float">
            <text:p>160505</text:p>
          </table:table-cell>
          <table:table-cell office:value-type="string" calcext:value-type="string">
            <text:p>pc_1605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0510</text:p>
          </table:table-cell>
          <table:table-cell office:value-type="string" calcext:value-type="string">
            <text:p>ADQUIRIDO O COMPRADO</text:p>
          </table:table-cell>
          <table:table-cell office:value-type="float" office:value="160510" calcext:value-type="float">
            <text:p>160510</text:p>
          </table:table-cell>
          <table:table-cell office:value-type="string" calcext:value-type="string">
            <text:p>pc_1605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10</text:p>
          </table:table-cell>
          <table:table-cell office:value-type="string" calcext:value-type="string">
            <text:p>MARCAS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1005</text:p>
          </table:table-cell>
          <table:table-cell office:value-type="string" calcext:value-type="string">
            <text:p>ADQUIRIDAS</text:p>
          </table:table-cell>
          <table:table-cell office:value-type="float" office:value="161005" calcext:value-type="float">
            <text:p>161005</text:p>
          </table:table-cell>
          <table:table-cell office:value-type="string" calcext:value-type="string">
            <text:p>pc_1610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1010</text:p>
          </table:table-cell>
          <table:table-cell office:value-type="string" calcext:value-type="string">
            <text:p>FORMADAS</text:p>
          </table:table-cell>
          <table:table-cell office:value-type="float" office:value="161010" calcext:value-type="float">
            <text:p>161010</text:p>
          </table:table-cell>
          <table:table-cell office:value-type="string" calcext:value-type="string">
            <text:p>pc_1610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15</text:p>
          </table:table-cell>
          <table:table-cell office:value-type="string" calcext:value-type="string">
            <text:p>PATENTES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1505</text:p>
          </table:table-cell>
          <table:table-cell office:value-type="string" calcext:value-type="string">
            <text:p>ADQUIRIDAS</text:p>
          </table:table-cell>
          <table:table-cell office:value-type="float" office:value="161505" calcext:value-type="float">
            <text:p>161505</text:p>
          </table:table-cell>
          <table:table-cell office:value-type="string" calcext:value-type="string">
            <text:p>pc_1615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1510</text:p>
          </table:table-cell>
          <table:table-cell office:value-type="string" calcext:value-type="string">
            <text:p>FORMADAS</text:p>
          </table:table-cell>
          <table:table-cell office:value-type="float" office:value="161510" calcext:value-type="float">
            <text:p>161510</text:p>
          </table:table-cell>
          <table:table-cell office:value-type="string" calcext:value-type="string">
            <text:p>pc_1615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20</text:p>
          </table:table-cell>
          <table:table-cell office:value-type="string" calcext:value-type="string">
            <text:p>CONCESIONES Y FRANQUICIA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2005</text:p>
          </table:table-cell>
          <table:table-cell office:value-type="string" calcext:value-type="string">
            <text:p>CONCESIONES</text:p>
          </table:table-cell>
          <table:table-cell office:value-type="float" office:value="162005" calcext:value-type="float">
            <text:p>162005</text:p>
          </table:table-cell>
          <table:table-cell office:value-type="string" calcext:value-type="string">
            <text:p>pc_1620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2010</text:p>
          </table:table-cell>
          <table:table-cell office:value-type="string" calcext:value-type="string">
            <text:p>FRANQUICIAS</text:p>
          </table:table-cell>
          <table:table-cell office:value-type="float" office:value="162010" calcext:value-type="float">
            <text:p>162010</text:p>
          </table:table-cell>
          <table:table-cell office:value-type="string" calcext:value-type="string">
            <text:p>pc_1620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25</text:p>
          </table:table-cell>
          <table:table-cell office:value-type="string" calcext:value-type="string">
            <text:p>DERECHOS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30</text:p>
          </table:table-cell>
          <table:table-cell office:value-type="string" calcext:value-type="string">
            <text:p>KNOW HOW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35</text:p>
          </table:table-cell>
          <table:table-cell office:value-type="string" calcext:value-type="string">
            <text:p>LICENCIAS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98</text:p>
          </table:table-cell>
          <table:table-cell office:value-type="string" calcext:value-type="string">
            <text:p>DEPRECIACIÓN Y/O AMORTIZACIÓN ACUMULADA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69805</text:p>
          </table:table-cell>
          <table:table-cell office:value-type="string" calcext:value-type="string">
            <text:p>CRÉDITO MERCANTIL</text:p>
          </table:table-cell>
          <table:table-cell office:value-type="float" office:value="169805" calcext:value-type="float">
            <text:p>169805</text:p>
          </table:table-cell>
          <table:table-cell office:value-type="string" calcext:value-type="string">
            <text:p>pc_1698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9810</text:p>
          </table:table-cell>
          <table:table-cell office:value-type="string" calcext:value-type="string">
            <text:p>MARCAS</text:p>
          </table:table-cell>
          <table:table-cell office:value-type="float" office:value="169810" calcext:value-type="float">
            <text:p>169810</text:p>
          </table:table-cell>
          <table:table-cell office:value-type="string" calcext:value-type="string">
            <text:p>pc_1698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9815</text:p>
          </table:table-cell>
          <table:table-cell office:value-type="string" calcext:value-type="string">
            <text:p>PATENTES</text:p>
          </table:table-cell>
          <table:table-cell office:value-type="float" office:value="169815" calcext:value-type="float">
            <text:p>169815</text:p>
          </table:table-cell>
          <table:table-cell office:value-type="string" calcext:value-type="string">
            <text:p>pc_1698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9820</text:p>
          </table:table-cell>
          <table:table-cell office:value-type="string" calcext:value-type="string">
            <text:p>CONCESIONES Y FRANQUICIAS</text:p>
          </table:table-cell>
          <table:table-cell office:value-type="float" office:value="169820" calcext:value-type="float">
            <text:p>169820</text:p>
          </table:table-cell>
          <table:table-cell office:value-type="string" calcext:value-type="string">
            <text:p>pc_1698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9830</text:p>
          </table:table-cell>
          <table:table-cell office:value-type="string" calcext:value-type="string">
            <text:p>DERECHOS</text:p>
          </table:table-cell>
          <table:table-cell office:value-type="float" office:value="169830" calcext:value-type="float">
            <text:p>169830</text:p>
          </table:table-cell>
          <table:table-cell office:value-type="string" calcext:value-type="string">
            <text:p>pc_1698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9835</text:p>
          </table:table-cell>
          <table:table-cell office:value-type="string" calcext:value-type="string">
            <text:p>KNOW HOW</text:p>
          </table:table-cell>
          <table:table-cell office:value-type="float" office:value="169835" calcext:value-type="float">
            <text:p>169835</text:p>
          </table:table-cell>
          <table:table-cell office:value-type="string" calcext:value-type="string">
            <text:p>pc_1698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9840</text:p>
          </table:table-cell>
          <table:table-cell office:value-type="string" calcext:value-type="string">
            <text:p>LICENCIAS</text:p>
          </table:table-cell>
          <table:table-cell office:value-type="float" office:value="169840" calcext:value-type="float">
            <text:p>169840</text:p>
          </table:table-cell>
          <table:table-cell office:value-type="string" calcext:value-type="string">
            <text:p>pc_1698</text:p>
          </table:table-cell>
          <table:table-cell office:value-type="string" calcext:value-type="string">
            <text:p>co_balance_120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699</text:p>
          </table:table-cell>
          <table:table-cell office:value-type="string" calcext:value-type="string">
            <text:p>PROVISIONES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pc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7</text:p>
          </table:table-cell>
          <table:table-cell office:value-type="string" calcext:value-type="string">
            <text:p>DIFERIDO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705</text:p>
          </table:table-cell>
          <table:table-cell office:value-type="string" calcext:value-type="string">
            <text:p>GASTOS PAGADOS POR ANTICIPADO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pc_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70505</text:p>
          </table:table-cell>
          <table:table-cell office:value-type="string" calcext:value-type="string">
            <text:p>INTERESES</text:p>
          </table:table-cell>
          <table:table-cell office:value-type="float" office:value="170505" calcext:value-type="float">
            <text:p>170505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0510</text:p>
          </table:table-cell>
          <table:table-cell office:value-type="string" calcext:value-type="string">
            <text:p>HONORARIOS</text:p>
          </table:table-cell>
          <table:table-cell office:value-type="float" office:value="170510" calcext:value-type="float">
            <text:p>170510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0515</text:p>
          </table:table-cell>
          <table:table-cell office:value-type="string" calcext:value-type="string">
            <text:p>COMISIONES</text:p>
          </table:table-cell>
          <table:table-cell office:value-type="float" office:value="170515" calcext:value-type="float">
            <text:p>170515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0520</text:p>
          </table:table-cell>
          <table:table-cell office:value-type="string" calcext:value-type="string">
            <text:p>SEGUROS Y FIANZAS</text:p>
          </table:table-cell>
          <table:table-cell office:value-type="float" office:value="170520" calcext:value-type="float">
            <text:p>170520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0525</text:p>
          </table:table-cell>
          <table:table-cell office:value-type="string" calcext:value-type="string">
            <text:p>ARRENDAMIENTOS</text:p>
          </table:table-cell>
          <table:table-cell office:value-type="float" office:value="170525" calcext:value-type="float">
            <text:p>170525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0530</text:p>
          </table:table-cell>
          <table:table-cell office:value-type="string" calcext:value-type="string">
            <text:p>BODEGAJES</text:p>
          </table:table-cell>
          <table:table-cell office:value-type="float" office:value="170530" calcext:value-type="float">
            <text:p>170530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0535</text:p>
          </table:table-cell>
          <table:table-cell office:value-type="string" calcext:value-type="string">
            <text:p>MANTENIMIENTO EQUIPOS</text:p>
          </table:table-cell>
          <table:table-cell office:value-type="float" office:value="170535" calcext:value-type="float">
            <text:p>170535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0540</text:p>
          </table:table-cell>
          <table:table-cell office:value-type="string" calcext:value-type="string">
            <text:p>SERVICIOS</text:p>
          </table:table-cell>
          <table:table-cell office:value-type="float" office:value="170540" calcext:value-type="float">
            <text:p>170540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0545</text:p>
          </table:table-cell>
          <table:table-cell office:value-type="string" calcext:value-type="string">
            <text:p>SUSCRIPCIONES</text:p>
          </table:table-cell>
          <table:table-cell office:value-type="float" office:value="170545" calcext:value-type="float">
            <text:p>170545</text:p>
          </table:table-cell>
          <table:table-cell office:value-type="string" calcext:value-type="string">
            <text:p>pc_1705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</text:p>
          </table:table-cell>
          <table:table-cell office:value-type="string" calcext:value-type="string">
            <text:p>CARGOS DIFERIDOS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pc_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71004</text:p>
          </table:table-cell>
          <table:table-cell office:value-type="string" calcext:value-type="string">
            <text:p>ORGANIZACIÓN Y PREOPERATIVOS</text:p>
          </table:table-cell>
          <table:table-cell office:value-type="float" office:value="171004" calcext:value-type="float">
            <text:p>171004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08</text:p>
          </table:table-cell>
          <table:table-cell office:value-type="string" calcext:value-type="string">
            <text:p>REMODELACIONES</text:p>
          </table:table-cell>
          <table:table-cell office:value-type="float" office:value="171008" calcext:value-type="float">
            <text:p>171008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12</text:p>
          </table:table-cell>
          <table:table-cell office:value-type="string" calcext:value-type="string">
            <text:p>ESTUDIOS, INVESTIGACIONES Y PROYECTOS</text:p>
          </table:table-cell>
          <table:table-cell office:value-type="float" office:value="171012" calcext:value-type="float">
            <text:p>171012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16</text:p>
          </table:table-cell>
          <table:table-cell office:value-type="string" calcext:value-type="string">
            <text:p>PROGRAMAS PARA COMPUTADOR (SOFTWARE)</text:p>
          </table:table-cell>
          <table:table-cell office:value-type="float" office:value="171016" calcext:value-type="float">
            <text:p>171016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20</text:p>
          </table:table-cell>
          <table:table-cell office:value-type="string" calcext:value-type="string">
            <text:p>ÚTILES Y PAPELERÍA</text:p>
          </table:table-cell>
          <table:table-cell office:value-type="float" office:value="171020" calcext:value-type="float">
            <text:p>171020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24</text:p>
          </table:table-cell>
          <table:table-cell office:value-type="string" calcext:value-type="string">
            <text:p>MEJORAS A PROPIEDADES AJENAS</text:p>
          </table:table-cell>
          <table:table-cell office:value-type="float" office:value="171024" calcext:value-type="float">
            <text:p>171024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28</text:p>
          </table:table-cell>
          <table:table-cell office:value-type="string" calcext:value-type="string">
            <text:p>CONTRIBUCIONES Y AFILIACIONES</text:p>
          </table:table-cell>
          <table:table-cell office:value-type="float" office:value="171028" calcext:value-type="float">
            <text:p>171028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32</text:p>
          </table:table-cell>
          <table:table-cell office:value-type="string" calcext:value-type="string">
            <text:p>ENTRENAMIENTO DE PERSONAL</text:p>
          </table:table-cell>
          <table:table-cell office:value-type="float" office:value="171032" calcext:value-type="float">
            <text:p>171032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36</text:p>
          </table:table-cell>
          <table:table-cell office:value-type="string" calcext:value-type="string">
            <text:p>FERIAS Y EXPOSICIONES</text:p>
          </table:table-cell>
          <table:table-cell office:value-type="float" office:value="171036" calcext:value-type="float">
            <text:p>171036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40</text:p>
          </table:table-cell>
          <table:table-cell office:value-type="string" calcext:value-type="string">
            <text:p>LICENCIAS</text:p>
          </table:table-cell>
          <table:table-cell office:value-type="float" office:value="171040" calcext:value-type="float">
            <text:p>171040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44</text:p>
          </table:table-cell>
          <table:table-cell office:value-type="string" calcext:value-type="string">
            <text:p>PUBLICIDAD, PROPAGANDA Y PROMOCIÓN</text:p>
          </table:table-cell>
          <table:table-cell office:value-type="float" office:value="171044" calcext:value-type="float">
            <text:p>171044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48</text:p>
          </table:table-cell>
          <table:table-cell office:value-type="string" calcext:value-type="string">
            <text:p>ELEMENTOS DE ASEO Y CAFETERÍA</text:p>
          </table:table-cell>
          <table:table-cell office:value-type="float" office:value="171048" calcext:value-type="float">
            <text:p>171048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52</text:p>
          </table:table-cell>
          <table:table-cell office:value-type="string" calcext:value-type="string">
            <text:p>MOLDES Y TROQUELES</text:p>
          </table:table-cell>
          <table:table-cell office:value-type="float" office:value="171052" calcext:value-type="float">
            <text:p>171052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56</text:p>
          </table:table-cell>
          <table:table-cell office:value-type="string" calcext:value-type="string">
            <text:p>INSTRUMENTAL QUIRÚRGICO</text:p>
          </table:table-cell>
          <table:table-cell office:value-type="float" office:value="171056" calcext:value-type="float">
            <text:p>171056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60</text:p>
          </table:table-cell>
          <table:table-cell office:value-type="string" calcext:value-type="string">
            <text:p>DOTACIÓN Y SUMINISTRO A TRABAJADORES</text:p>
          </table:table-cell>
          <table:table-cell office:value-type="float" office:value="171060" calcext:value-type="float">
            <text:p>171060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64</text:p>
          </table:table-cell>
          <table:table-cell office:value-type="string" calcext:value-type="string">
            <text:p>ELEMENTOS DE ROPERÍA Y LENCERÍA</text:p>
          </table:table-cell>
          <table:table-cell office:value-type="float" office:value="171064" calcext:value-type="float">
            <text:p>171064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68</text:p>
          </table:table-cell>
          <table:table-cell office:value-type="string" calcext:value-type="string">
            <text:p>LOZA Y CRISTALERÍA</text:p>
          </table:table-cell>
          <table:table-cell office:value-type="float" office:value="171068" calcext:value-type="float">
            <text:p>171068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69</text:p>
          </table:table-cell>
          <table:table-cell office:value-type="string" calcext:value-type="string">
            <text:p>PLATERÍA</text:p>
          </table:table-cell>
          <table:table-cell office:value-type="float" office:value="171069" calcext:value-type="float">
            <text:p>171069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70</text:p>
          </table:table-cell>
          <table:table-cell office:value-type="string" calcext:value-type="string">
            <text:p>CUBIERTERÍA</text:p>
          </table:table-cell>
          <table:table-cell office:value-type="float" office:value="171070" calcext:value-type="float">
            <text:p>171070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76</text:p>
          </table:table-cell>
          <table:table-cell office:value-type="string" calcext:value-type="string">
            <text:p>IMPUESTO DE RENTA DIFERIDO – DÉBITOS POR DIFERENCIAS TEMPORALES</text:p>
          </table:table-cell>
          <table:table-cell office:value-type="float" office:value="171076" calcext:value-type="float">
            <text:p>171076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1080</text:p>
          </table:table-cell>
          <table:table-cell office:value-type="string" calcext:value-type="string">
            <text:p>CONCURSOS Y LICITACIONES</text:p>
          </table:table-cell>
          <table:table-cell office:value-type="float" office:value="171080" calcext:value-type="float">
            <text:p>171080</text:p>
          </table:table-cell>
          <table:table-cell office:value-type="string" calcext:value-type="string">
            <text:p>pc_1710</text:p>
          </table:table-cell>
          <table:table-cell office:value-type="string" calcext:value-type="string">
            <text:p>co_balance_121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730</text:p>
          </table:table-cell>
          <table:table-cell office:value-type="string" calcext:value-type="string">
            <text:p>CARGOS POR CORRECCIÓN MONETARIA DIFERIDA*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pc_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798</text:p>
          </table:table-cell>
          <table:table-cell office:value-type="string" calcext:value-type="string">
            <text:p>AMORTIZACIÓN ACUMULADA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pc_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8</text:p>
          </table:table-cell>
          <table:table-cell office:value-type="string" calcext:value-type="string">
            <text:p>OTROS ACTIVO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895</text:p>
          </table:table-cell>
          <table:table-cell office:value-type="string" calcext:value-type="string">
            <text:p>DIVERSOS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pc_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89505</text:p>
          </table:table-cell>
          <table:table-cell office:value-type="string" calcext:value-type="string">
            <text:p>MÁQUINAS PORTEADORAS</text:p>
          </table:table-cell>
          <table:table-cell office:value-type="float" office:value="189505" calcext:value-type="float">
            <text:p>189505</text:p>
          </table:table-cell>
          <table:table-cell office:value-type="string" calcext:value-type="string">
            <text:p>pc_1895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89510</text:p>
          </table:table-cell>
          <table:table-cell office:value-type="string" calcext:value-type="string">
            <text:p>BIENES ENTREGADOS EN COMODATO</text:p>
          </table:table-cell>
          <table:table-cell office:value-type="float" office:value="189510" calcext:value-type="float">
            <text:p>189510</text:p>
          </table:table-cell>
          <table:table-cell office:value-type="string" calcext:value-type="string">
            <text:p>pc_1895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89515</text:p>
          </table:table-cell>
          <table:table-cell office:value-type="string" calcext:value-type="string">
            <text:p>AMORTIZACIÓN ACUMULADA DE BIENES ENTREGADOS EN COMODATO (CR)</text:p>
          </table:table-cell>
          <table:table-cell office:value-type="float" office:value="189515" calcext:value-type="float">
            <text:p>189515</text:p>
          </table:table-cell>
          <table:table-cell office:value-type="string" calcext:value-type="string">
            <text:p>pc_1895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89520</text:p>
          </table:table-cell>
          <table:table-cell office:value-type="string" calcext:value-type="string">
            <text:p>BIENES RECIBIDOS EN PAGO</text:p>
          </table:table-cell>
          <table:table-cell office:value-type="float" office:value="189520" calcext:value-type="float">
            <text:p>189520</text:p>
          </table:table-cell>
          <table:table-cell office:value-type="string" calcext:value-type="string">
            <text:p>pc_1895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89525</text:p>
          </table:table-cell>
          <table:table-cell office:value-type="string" calcext:value-type="string">
            <text:p>DERECHOS SUCESORALES</text:p>
          </table:table-cell>
          <table:table-cell office:value-type="float" office:value="189525" calcext:value-type="float">
            <text:p>189525</text:p>
          </table:table-cell>
          <table:table-cell office:value-type="string" calcext:value-type="string">
            <text:p>pc_1895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89530</text:p>
          </table:table-cell>
          <table:table-cell office:value-type="string" calcext:value-type="string">
            <text:p>ESTAMPILLAS</text:p>
          </table:table-cell>
          <table:table-cell office:value-type="float" office:value="189530" calcext:value-type="float">
            <text:p>189530</text:p>
          </table:table-cell>
          <table:table-cell office:value-type="string" calcext:value-type="string">
            <text:p>pc_1895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89595</text:p>
          </table:table-cell>
          <table:table-cell office:value-type="string" calcext:value-type="string">
            <text:p>OTROS</text:p>
          </table:table-cell>
          <table:table-cell office:value-type="float" office:value="189595" calcext:value-type="float">
            <text:p>189595</text:p>
          </table:table-cell>
          <table:table-cell office:value-type="string" calcext:value-type="string">
            <text:p>pc_1895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899</text:p>
          </table:table-cell>
          <table:table-cell office:value-type="string" calcext:value-type="string">
            <text:p>PROVISIONES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pc_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89905</text:p>
          </table:table-cell>
          <table:table-cell office:value-type="string" calcext:value-type="string">
            <text:p>BIENES DE ARTE Y CULTURA</text:p>
          </table:table-cell>
          <table:table-cell office:value-type="float" office:value="189905" calcext:value-type="float">
            <text:p>189905</text:p>
          </table:table-cell>
          <table:table-cell office:value-type="string" calcext:value-type="string">
            <text:p>pc_1899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89995</text:p>
          </table:table-cell>
          <table:table-cell office:value-type="string" calcext:value-type="string">
            <text:p>DIVERSOS</text:p>
          </table:table-cell>
          <table:table-cell office:value-type="float" office:value="189995" calcext:value-type="float">
            <text:p>189995</text:p>
          </table:table-cell>
          <table:table-cell office:value-type="string" calcext:value-type="string">
            <text:p>pc_1899</text:p>
          </table:table-cell>
          <table:table-cell office:value-type="string" calcext:value-type="string">
            <text:p>co_balance_12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9</text:p>
          </table:table-cell>
          <table:table-cell office:value-type="string" calcext:value-type="string">
            <text:p>VALORIZACION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_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905</text:p>
          </table:table-cell>
          <table:table-cell office:value-type="string" calcext:value-type="string">
            <text:p>DE INVERSIONES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pc_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90505</text:p>
          </table:table-cell>
          <table:table-cell office:value-type="string" calcext:value-type="string">
            <text:p>ACCIONES</text:p>
          </table:table-cell>
          <table:table-cell office:value-type="float" office:value="190505" calcext:value-type="float">
            <text:p>190505</text:p>
          </table:table-cell>
          <table:table-cell office:value-type="string" calcext:value-type="string">
            <text:p>pc_1905</text:p>
          </table:table-cell>
          <table:table-cell office:value-type="string" calcext:value-type="string">
            <text:p>co_balance_120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90510</text:p>
          </table:table-cell>
          <table:table-cell office:value-type="string" calcext:value-type="string">
            <text:p>CUOTAS O PARTES DE INTERÉS SOCIAL</text:p>
          </table:table-cell>
          <table:table-cell office:value-type="float" office:value="190510" calcext:value-type="float">
            <text:p>190510</text:p>
          </table:table-cell>
          <table:table-cell office:value-type="string" calcext:value-type="string">
            <text:p>pc_1905</text:p>
          </table:table-cell>
          <table:table-cell office:value-type="string" calcext:value-type="string">
            <text:p>co_balance_120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90515</text:p>
          </table:table-cell>
          <table:table-cell office:value-type="string" calcext:value-type="string">
            <text:p>DERECHOS FIDUCIARIOS</text:p>
          </table:table-cell>
          <table:table-cell office:value-type="float" office:value="190515" calcext:value-type="float">
            <text:p>190515</text:p>
          </table:table-cell>
          <table:table-cell office:value-type="string" calcext:value-type="string">
            <text:p>pc_1905</text:p>
          </table:table-cell>
          <table:table-cell office:value-type="string" calcext:value-type="string">
            <text:p>co_balance_120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1910</text:p>
          </table:table-cell>
          <table:table-cell office:value-type="string" calcext:value-type="string">
            <text:p>DE PROPIEDADES, PLANTA Y EQUIPO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pc_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1995</text:p>
          </table:table-cell>
          <table:table-cell office:value-type="string" calcext:value-type="string">
            <text:p>DE OTROS ACTIVO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pc_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</text:p>
          </table:table-cell>
          <table:table-cell office:value-type="string" calcext:value-type="string">
            <text:p>PAS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</text:p>
          </table:table-cell>
          <table:table-cell office:value-type="string" calcext:value-type="string">
            <text:p>OBLIGACIONES FINANCIERA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05</text:p>
          </table:table-cell>
          <table:table-cell office:value-type="string" calcext:value-type="string">
            <text:p>BANCOS NACIONALES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0505</text:p>
          </table:table-cell>
          <table:table-cell office:value-type="string" calcext:value-type="string">
            <text:p>SOBREGIROS</text:p>
          </table:table-cell>
          <table:table-cell office:value-type="float" office:value="210505" calcext:value-type="float">
            <text:p>210505</text:p>
          </table:table-cell>
          <table:table-cell office:value-type="string" calcext:value-type="string">
            <text:p>pc_2105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0510</text:p>
          </table:table-cell>
          <table:table-cell office:value-type="string" calcext:value-type="string">
            <text:p>PAGARÉS</text:p>
          </table:table-cell>
          <table:table-cell office:value-type="float" office:value="210510" calcext:value-type="float">
            <text:p>210510</text:p>
          </table:table-cell>
          <table:table-cell office:value-type="string" calcext:value-type="string">
            <text:p>pc_2105</text:p>
          </table:table-cell>
          <table:table-cell office:value-type="string" calcext:value-type="string">
            <text:p>co_balance_222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0515</text:p>
          </table:table-cell>
          <table:table-cell office:value-type="string" calcext:value-type="string">
            <text:p>CARTAS DE CRÉDITO</text:p>
          </table:table-cell>
          <table:table-cell office:value-type="float" office:value="210515" calcext:value-type="float">
            <text:p>210515</text:p>
          </table:table-cell>
          <table:table-cell office:value-type="string" calcext:value-type="string">
            <text:p>pc_2105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0520</text:p>
          </table:table-cell>
          <table:table-cell office:value-type="string" calcext:value-type="string">
            <text:p>ACEPTACIONES BANCARIAS</text:p>
          </table:table-cell>
          <table:table-cell office:value-type="float" office:value="210520" calcext:value-type="float">
            <text:p>210520</text:p>
          </table:table-cell>
          <table:table-cell office:value-type="string" calcext:value-type="string">
            <text:p>pc_2105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10</text:p>
          </table:table-cell>
          <table:table-cell office:value-type="string" calcext:value-type="string">
            <text:p>BANCOS DEL EXTERIOR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1005</text:p>
          </table:table-cell>
          <table:table-cell office:value-type="string" calcext:value-type="string">
            <text:p>SOBREGIROS</text:p>
          </table:table-cell>
          <table:table-cell office:value-type="float" office:value="211005" calcext:value-type="float">
            <text:p>211005</text:p>
          </table:table-cell>
          <table:table-cell office:value-type="string" calcext:value-type="string">
            <text:p>pc_2110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1010</text:p>
          </table:table-cell>
          <table:table-cell office:value-type="string" calcext:value-type="string">
            <text:p>PAGARÉS</text:p>
          </table:table-cell>
          <table:table-cell office:value-type="float" office:value="211010" calcext:value-type="float">
            <text:p>211010</text:p>
          </table:table-cell>
          <table:table-cell office:value-type="string" calcext:value-type="string">
            <text:p>pc_2110</text:p>
          </table:table-cell>
          <table:table-cell office:value-type="string" calcext:value-type="string">
            <text:p>co_balance_222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1015</text:p>
          </table:table-cell>
          <table:table-cell office:value-type="string" calcext:value-type="string">
            <text:p>CARTAS DE CRÉDITO</text:p>
          </table:table-cell>
          <table:table-cell office:value-type="float" office:value="211015" calcext:value-type="float">
            <text:p>211015</text:p>
          </table:table-cell>
          <table:table-cell office:value-type="string" calcext:value-type="string">
            <text:p>pc_2110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1020</text:p>
          </table:table-cell>
          <table:table-cell office:value-type="string" calcext:value-type="string">
            <text:p>ACEPTACIONES BANCARIAS</text:p>
          </table:table-cell>
          <table:table-cell office:value-type="float" office:value="211020" calcext:value-type="float">
            <text:p>211020</text:p>
          </table:table-cell>
          <table:table-cell office:value-type="string" calcext:value-type="string">
            <text:p>pc_2110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15</text:p>
          </table:table-cell>
          <table:table-cell office:value-type="string" calcext:value-type="string">
            <text:p>CORPORACIONES FINANCIERAS</text:p>
          </table:table-cell>
          <table:table-cell office:value-type="float" office:value="2115" calcext:value-type="float">
            <text:p>2115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1505</text:p>
          </table:table-cell>
          <table:table-cell office:value-type="string" calcext:value-type="string">
            <text:p>PAGARÉS</text:p>
          </table:table-cell>
          <table:table-cell office:value-type="float" office:value="211505" calcext:value-type="float">
            <text:p>211505</text:p>
          </table:table-cell>
          <table:table-cell office:value-type="string" calcext:value-type="string">
            <text:p>pc_2115</text:p>
          </table:table-cell>
          <table:table-cell office:value-type="string" calcext:value-type="string">
            <text:p>co_balance_222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1510</text:p>
          </table:table-cell>
          <table:table-cell office:value-type="string" calcext:value-type="string">
            <text:p>ACEPTACIONES FINANCIERAS</text:p>
          </table:table-cell>
          <table:table-cell office:value-type="float" office:value="211510" calcext:value-type="float">
            <text:p>211510</text:p>
          </table:table-cell>
          <table:table-cell office:value-type="string" calcext:value-type="string">
            <text:p>pc_2115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1515</text:p>
          </table:table-cell>
          <table:table-cell office:value-type="string" calcext:value-type="string">
            <text:p>CARTAS DE CRÉDITO</text:p>
          </table:table-cell>
          <table:table-cell office:value-type="float" office:value="211515" calcext:value-type="float">
            <text:p>211515</text:p>
          </table:table-cell>
          <table:table-cell office:value-type="string" calcext:value-type="string">
            <text:p>pc_2115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1520</text:p>
          </table:table-cell>
          <table:table-cell office:value-type="string" calcext:value-type="string">
            <text:p>CONTRATOS DE ARRENDAMIENTO FINANCIERO (LEASING)</text:p>
          </table:table-cell>
          <table:table-cell office:value-type="float" office:value="211520" calcext:value-type="float">
            <text:p>211520</text:p>
          </table:table-cell>
          <table:table-cell office:value-type="string" calcext:value-type="string">
            <text:p>pc_2115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20</text:p>
          </table:table-cell>
          <table:table-cell office:value-type="string" calcext:value-type="string">
            <text:p>COMPAÑÍAS DE FINANCIAMIENTO COMERCIAL**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2005</text:p>
          </table:table-cell>
          <table:table-cell office:value-type="string" calcext:value-type="string">
            <text:p>PAGARÉS</text:p>
          </table:table-cell>
          <table:table-cell office:value-type="float" office:value="212005" calcext:value-type="float">
            <text:p>212005</text:p>
          </table:table-cell>
          <table:table-cell office:value-type="string" calcext:value-type="string">
            <text:p>pc_2120</text:p>
          </table:table-cell>
          <table:table-cell office:value-type="string" calcext:value-type="string">
            <text:p>co_balance_222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2010</text:p>
          </table:table-cell>
          <table:table-cell office:value-type="string" calcext:value-type="string">
            <text:p>ACEPTACIONES FINANCIERAS</text:p>
          </table:table-cell>
          <table:table-cell office:value-type="float" office:value="212010" calcext:value-type="float">
            <text:p>212010</text:p>
          </table:table-cell>
          <table:table-cell office:value-type="string" calcext:value-type="string">
            <text:p>pc_2120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2020</text:p>
          </table:table-cell>
          <table:table-cell office:value-type="string" calcext:value-type="string">
            <text:p>CONTRATOS DE ARRENDAMIENTO FINANCIERO (LEASING)</text:p>
          </table:table-cell>
          <table:table-cell office:value-type="float" office:value="212020" calcext:value-type="float">
            <text:p>212020</text:p>
          </table:table-cell>
          <table:table-cell office:value-type="string" calcext:value-type="string">
            <text:p>pc_2120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25</text:p>
          </table:table-cell>
          <table:table-cell office:value-type="string" calcext:value-type="string">
            <text:p>CORPORACIONES DE AHORRO Y VIVIENDA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2505</text:p>
          </table:table-cell>
          <table:table-cell office:value-type="string" calcext:value-type="string">
            <text:p>SOBREGIROS</text:p>
          </table:table-cell>
          <table:table-cell office:value-type="float" office:value="212505" calcext:value-type="float">
            <text:p>212505</text:p>
          </table:table-cell>
          <table:table-cell office:value-type="string" calcext:value-type="string">
            <text:p>pc_2125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2510</text:p>
          </table:table-cell>
          <table:table-cell office:value-type="string" calcext:value-type="string">
            <text:p>PAGARÉS</text:p>
          </table:table-cell>
          <table:table-cell office:value-type="float" office:value="212510" calcext:value-type="float">
            <text:p>212510</text:p>
          </table:table-cell>
          <table:table-cell office:value-type="string" calcext:value-type="string">
            <text:p>pc_2125</text:p>
          </table:table-cell>
          <table:table-cell office:value-type="string" calcext:value-type="string">
            <text:p>co_balance_222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2515</text:p>
          </table:table-cell>
          <table:table-cell office:value-type="string" calcext:value-type="string">
            <text:p>HIPOTECARIAS</text:p>
          </table:table-cell>
          <table:table-cell office:value-type="float" office:value="212515" calcext:value-type="float">
            <text:p>212515</text:p>
          </table:table-cell>
          <table:table-cell office:value-type="string" calcext:value-type="string">
            <text:p>pc_2125</text:p>
          </table:table-cell>
          <table:table-cell office:value-type="string" calcext:value-type="string">
            <text:p>co_balance_22102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30</text:p>
          </table:table-cell>
          <table:table-cell office:value-type="string" calcext:value-type="string">
            <text:p>ENTIDADES FINANCIERAS DEL EXTERIOR</text:p>
          </table:table-cell>
          <table:table-cell office:value-type="float" office:value="2130" calcext:value-type="float">
            <text:p>2130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35</text:p>
          </table:table-cell>
          <table:table-cell office:value-type="string" calcext:value-type="string">
            <text:p>COMPROMISOS DE RECOMPRA DE INVERSIONES NEGOCIADAS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40</text:p>
          </table:table-cell>
          <table:table-cell office:value-type="string" calcext:value-type="string">
            <text:p>COMPROMISOS DE RECOMPRA DE CARTERA NEGOCIADA</text:p>
          </table:table-cell>
          <table:table-cell office:value-type="float" office:value="2140" calcext:value-type="float">
            <text:p>2140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45</text:p>
          </table:table-cell>
          <table:table-cell office:value-type="string" calcext:value-type="string">
            <text:p>OBLIGACIONES GUBERNAMENTALES</text:p>
          </table:table-cell>
          <table:table-cell office:value-type="float" office:value="2145" calcext:value-type="float">
            <text:p>2145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4505</text:p>
          </table:table-cell>
          <table:table-cell office:value-type="string" calcext:value-type="string">
            <text:p>GOBIERNO NACIONAL</text:p>
          </table:table-cell>
          <table:table-cell office:value-type="float" office:value="214505" calcext:value-type="float">
            <text:p>214505</text:p>
          </table:table-cell>
          <table:table-cell office:value-type="string" calcext:value-type="string">
            <text:p>pc_214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4510</text:p>
          </table:table-cell>
          <table:table-cell office:value-type="string" calcext:value-type="string">
            <text:p>ENTIDADES OFICIALES</text:p>
          </table:table-cell>
          <table:table-cell office:value-type="float" office:value="214510" calcext:value-type="float">
            <text:p>214510</text:p>
          </table:table-cell>
          <table:table-cell office:value-type="string" calcext:value-type="string">
            <text:p>pc_2145</text:p>
          </table:table-cell>
          <table:table-cell office:value-type="string" calcext:value-type="string">
            <text:p>co_balance_2220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95</text:p>
          </table:table-cell>
          <table:table-cell office:value-type="string" calcext:value-type="string">
            <text:p>OTRAS OBLIGACIONES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pc_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19505</text:p>
          </table:table-cell>
          <table:table-cell office:value-type="string" calcext:value-type="string">
            <text:p>PARTICULARES</text:p>
          </table:table-cell>
          <table:table-cell office:value-type="float" office:value="219505" calcext:value-type="float">
            <text:p>219505</text:p>
          </table:table-cell>
          <table:table-cell office:value-type="string" calcext:value-type="string">
            <text:p>pc_219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9510</text:p>
          </table:table-cell>
          <table:table-cell office:value-type="string" calcext:value-type="string">
            <text:p>COMPAÑÍAS VINCULADAS</text:p>
          </table:table-cell>
          <table:table-cell office:value-type="float" office:value="219510" calcext:value-type="float">
            <text:p>219510</text:p>
          </table:table-cell>
          <table:table-cell office:value-type="string" calcext:value-type="string">
            <text:p>pc_219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9515</text:p>
          </table:table-cell>
          <table:table-cell office:value-type="string" calcext:value-type="string">
            <text:p>CASA MATRIZ</text:p>
          </table:table-cell>
          <table:table-cell office:value-type="float" office:value="219515" calcext:value-type="float">
            <text:p>219515</text:p>
          </table:table-cell>
          <table:table-cell office:value-type="string" calcext:value-type="string">
            <text:p>pc_219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9520</text:p>
          </table:table-cell>
          <table:table-cell office:value-type="string" calcext:value-type="string">
            <text:p>SOCIOS O ACCIONISTAS</text:p>
          </table:table-cell>
          <table:table-cell office:value-type="float" office:value="219520" calcext:value-type="float">
            <text:p>219520</text:p>
          </table:table-cell>
          <table:table-cell office:value-type="string" calcext:value-type="string">
            <text:p>pc_219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9525</text:p>
          </table:table-cell>
          <table:table-cell office:value-type="string" calcext:value-type="string">
            <text:p>FONDOS Y COOPERATIVAS</text:p>
          </table:table-cell>
          <table:table-cell office:value-type="float" office:value="219525" calcext:value-type="float">
            <text:p>219525</text:p>
          </table:table-cell>
          <table:table-cell office:value-type="string" calcext:value-type="string">
            <text:p>pc_219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9530</text:p>
          </table:table-cell>
          <table:table-cell office:value-type="string" calcext:value-type="string">
            <text:p>DIRECTORES</text:p>
          </table:table-cell>
          <table:table-cell office:value-type="float" office:value="219530" calcext:value-type="float">
            <text:p>219530</text:p>
          </table:table-cell>
          <table:table-cell office:value-type="string" calcext:value-type="string">
            <text:p>pc_219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19595</text:p>
          </table:table-cell>
          <table:table-cell office:value-type="string" calcext:value-type="string">
            <text:p>OTRAS</text:p>
          </table:table-cell>
          <table:table-cell office:value-type="float" office:value="219595" calcext:value-type="float">
            <text:p>219595</text:p>
          </table:table-cell>
          <table:table-cell office:value-type="string" calcext:value-type="string">
            <text:p>pc_219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2</text:p>
          </table:table-cell>
          <table:table-cell office:value-type="string" calcext:value-type="string">
            <text:p>PROVEEDORE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205</text:p>
          </table:table-cell>
          <table:table-cell office:value-type="string" calcext:value-type="string">
            <text:p>NACIONALES</text:p>
          </table:table-cell>
          <table:table-cell office:value-type="float" office:value="2205" calcext:value-type="float">
            <text:p>2205</text:p>
          </table:table-cell>
          <table:table-cell office:value-type="string" calcext:value-type="string">
            <text:p>pc_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20505</text:p>
          </table:table-cell>
          <table:table-cell office:value-type="string" calcext:value-type="string">
            <text:p>PROVEEDORES NACIONALES</text:p>
          </table:table-cell>
          <table:table-cell office:value-type="float" office:value="220505" calcext:value-type="float">
            <text:p>220505</text:p>
          </table:table-cell>
          <table:table-cell office:value-type="string" calcext:value-type="string">
            <text:p>pc_2205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210</text:p>
          </table:table-cell>
          <table:table-cell office:value-type="string" calcext:value-type="string">
            <text:p>DEL EXTERIOR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pc_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215</text:p>
          </table:table-cell>
          <table:table-cell office:value-type="string" calcext:value-type="string">
            <text:p>CUENTAS CORRIENTES COMERCIALES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pc_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220</text:p>
          </table:table-cell>
          <table:table-cell office:value-type="string" calcext:value-type="string">
            <text:p>CASA MATRIZ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pc_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225</text:p>
          </table:table-cell>
          <table:table-cell office:value-type="string" calcext:value-type="string">
            <text:p>COMPAÑÍAS VINCULADAS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pc_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</text:p>
          </table:table-cell>
          <table:table-cell office:value-type="string" calcext:value-type="string">
            <text:p>CUENTAS POR PAGA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05</text:p>
          </table:table-cell>
          <table:table-cell office:value-type="string" calcext:value-type="string">
            <text:p>CUENTAS CORRIENTES COMERCIALES</text:p>
          </table:table-cell>
          <table:table-cell office:value-type="float" office:value="2305" calcext:value-type="float">
            <text:p>2305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10</text:p>
          </table:table-cell>
          <table:table-cell office:value-type="string" calcext:value-type="string">
            <text:p>A CASA MATRIZ</text:p>
          </table:table-cell>
          <table:table-cell office:value-type="float" office:value="2310" calcext:value-type="float">
            <text:p>2310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15</text:p>
          </table:table-cell>
          <table:table-cell office:value-type="string" calcext:value-type="string">
            <text:p>A COMPAÑÍAS VINCULADAS</text:p>
          </table:table-cell>
          <table:table-cell office:value-type="float" office:value="2315" calcext:value-type="float">
            <text:p>2315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20</text:p>
          </table:table-cell>
          <table:table-cell office:value-type="string" calcext:value-type="string">
            <text:p>A CONTRATISTAS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30</text:p>
          </table:table-cell>
          <table:table-cell office:value-type="string" calcext:value-type="string">
            <text:p>ÓRDENES DE COMPRA POR UTILIZAR</text:p>
          </table:table-cell>
          <table:table-cell office:value-type="float" office:value="2330" calcext:value-type="float">
            <text:p>2330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35</text:p>
          </table:table-cell>
          <table:table-cell office:value-type="string" calcext:value-type="string">
            <text:p>COSTOS Y GASTOS POR PAGAR</text:p>
          </table:table-cell>
          <table:table-cell office:value-type="float" office:value="2335" calcext:value-type="float">
            <text:p>2335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3505</text:p>
          </table:table-cell>
          <table:table-cell office:value-type="string" calcext:value-type="string">
            <text:p>GASTOS FINANCIEROS</text:p>
          </table:table-cell>
          <table:table-cell office:value-type="float" office:value="233505" calcext:value-type="float">
            <text:p>233505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10</text:p>
          </table:table-cell>
          <table:table-cell office:value-type="string" calcext:value-type="string">
            <text:p>GASTOS LEGALES</text:p>
          </table:table-cell>
          <table:table-cell office:value-type="float" office:value="233510" calcext:value-type="float">
            <text:p>233510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15</text:p>
          </table:table-cell>
          <table:table-cell office:value-type="string" calcext:value-type="string">
            <text:p>LIBROS, SUSCRIPCIONES, PERIÓDICOS Y REVISTAS</text:p>
          </table:table-cell>
          <table:table-cell office:value-type="float" office:value="233515" calcext:value-type="float">
            <text:p>233515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20</text:p>
          </table:table-cell>
          <table:table-cell office:value-type="string" calcext:value-type="string">
            <text:p>COMISIONES</text:p>
          </table:table-cell>
          <table:table-cell office:value-type="float" office:value="233520" calcext:value-type="float">
            <text:p>233520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25</text:p>
          </table:table-cell>
          <table:table-cell office:value-type="string" calcext:value-type="string">
            <text:p>HONORARIOS</text:p>
          </table:table-cell>
          <table:table-cell office:value-type="float" office:value="233525" calcext:value-type="float">
            <text:p>233525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30</text:p>
          </table:table-cell>
          <table:table-cell office:value-type="string" calcext:value-type="string">
            <text:p>SERVICIOS TÉCNICOS</text:p>
          </table:table-cell>
          <table:table-cell office:value-type="float" office:value="233530" calcext:value-type="float">
            <text:p>233530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35</text:p>
          </table:table-cell>
          <table:table-cell office:value-type="string" calcext:value-type="string">
            <text:p>SERVICIOS DE MANTENIMIENTO</text:p>
          </table:table-cell>
          <table:table-cell office:value-type="float" office:value="233535" calcext:value-type="float">
            <text:p>233535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40</text:p>
          </table:table-cell>
          <table:table-cell office:value-type="string" calcext:value-type="string">
            <text:p>ARRENDAMIENTOS</text:p>
          </table:table-cell>
          <table:table-cell office:value-type="float" office:value="233540" calcext:value-type="float">
            <text:p>233540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45</text:p>
          </table:table-cell>
          <table:table-cell office:value-type="string" calcext:value-type="string">
            <text:p>TRANSPORTES, FLETES Y ACARREOS</text:p>
          </table:table-cell>
          <table:table-cell office:value-type="float" office:value="233545" calcext:value-type="float">
            <text:p>233545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50</text:p>
          </table:table-cell>
          <table:table-cell office:value-type="string" calcext:value-type="string">
            <text:p>SERVICIOS PÚBLICOS</text:p>
          </table:table-cell>
          <table:table-cell office:value-type="float" office:value="233550" calcext:value-type="float">
            <text:p>233550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55</text:p>
          </table:table-cell>
          <table:table-cell office:value-type="string" calcext:value-type="string">
            <text:p>SEGUROS</text:p>
          </table:table-cell>
          <table:table-cell office:value-type="float" office:value="233555" calcext:value-type="float">
            <text:p>233555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60</text:p>
          </table:table-cell>
          <table:table-cell office:value-type="string" calcext:value-type="string">
            <text:p>GASTOS DE VIAJE</text:p>
          </table:table-cell>
          <table:table-cell office:value-type="float" office:value="233560" calcext:value-type="float">
            <text:p>233560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65</text:p>
          </table:table-cell>
          <table:table-cell office:value-type="string" calcext:value-type="string">
            <text:p>GASTOS DE REPRESENTACIÓN Y RELACIONES PÚBLICAS</text:p>
          </table:table-cell>
          <table:table-cell office:value-type="float" office:value="233565" calcext:value-type="float">
            <text:p>233565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70</text:p>
          </table:table-cell>
          <table:table-cell office:value-type="string" calcext:value-type="string">
            <text:p>SERVICIOS ADUANEROS</text:p>
          </table:table-cell>
          <table:table-cell office:value-type="float" office:value="233570" calcext:value-type="float">
            <text:p>233570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3595</text:p>
          </table:table-cell>
          <table:table-cell office:value-type="string" calcext:value-type="string">
            <text:p>OTROS</text:p>
          </table:table-cell>
          <table:table-cell office:value-type="float" office:value="233595" calcext:value-type="float">
            <text:p>233595</text:p>
          </table:table-cell>
          <table:table-cell office:value-type="string" calcext:value-type="string">
            <text:p>pc_233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40</text:p>
          </table:table-cell>
          <table:table-cell office:value-type="string" calcext:value-type="string">
            <text:p>INSTALAMENTOS POR PAGAR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45</text:p>
          </table:table-cell>
          <table:table-cell office:value-type="string" calcext:value-type="string">
            <text:p>ACREEDORES OFICIALES</text:p>
          </table:table-cell>
          <table:table-cell office:value-type="float" office:value="2345" calcext:value-type="float">
            <text:p>2345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50</text:p>
          </table:table-cell>
          <table:table-cell office:value-type="string" calcext:value-type="string">
            <text:p>REGALÍAS POR PAGAR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55</text:p>
          </table:table-cell>
          <table:table-cell office:value-type="string" calcext:value-type="string">
            <text:p>DEUDAS CON ACCIONISTAS O SOCIOS</text:p>
          </table:table-cell>
          <table:table-cell office:value-type="float" office:value="2355" calcext:value-type="float">
            <text:p>2355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5505</text:p>
          </table:table-cell>
          <table:table-cell office:value-type="string" calcext:value-type="string">
            <text:p>ACCIONISTAS</text:p>
          </table:table-cell>
          <table:table-cell office:value-type="float" office:value="235505" calcext:value-type="float">
            <text:p>235505</text:p>
          </table:table-cell>
          <table:table-cell office:value-type="string" calcext:value-type="string">
            <text:p>pc_235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5510</text:p>
          </table:table-cell>
          <table:table-cell office:value-type="string" calcext:value-type="string">
            <text:p>SOCIOS</text:p>
          </table:table-cell>
          <table:table-cell office:value-type="float" office:value="235510" calcext:value-type="float">
            <text:p>235510</text:p>
          </table:table-cell>
          <table:table-cell office:value-type="string" calcext:value-type="string">
            <text:p>pc_235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57</text:p>
          </table:table-cell>
          <table:table-cell office:value-type="string" calcext:value-type="string">
            <text:p>DEUDAS CON DIRECTORES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60</text:p>
          </table:table-cell>
          <table:table-cell office:value-type="string" calcext:value-type="string">
            <text:p>DIVIDENDOS O PARTICIPACIONES POR PAGAR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6005</text:p>
          </table:table-cell>
          <table:table-cell office:value-type="string" calcext:value-type="string">
            <text:p>DIVIDENDOS</text:p>
          </table:table-cell>
          <table:table-cell office:value-type="float" office:value="236005" calcext:value-type="float">
            <text:p>236005</text:p>
          </table:table-cell>
          <table:table-cell office:value-type="string" calcext:value-type="string">
            <text:p>pc_236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010</text:p>
          </table:table-cell>
          <table:table-cell office:value-type="string" calcext:value-type="string">
            <text:p>PARTICIPACIONES</text:p>
          </table:table-cell>
          <table:table-cell office:value-type="float" office:value="236010" calcext:value-type="float">
            <text:p>236010</text:p>
          </table:table-cell>
          <table:table-cell office:value-type="string" calcext:value-type="string">
            <text:p>pc_236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</text:p>
          </table:table-cell>
          <table:table-cell office:value-type="string" calcext:value-type="string">
            <text:p>RETENCIÓN EN LA FUENTE</text:p>
          </table:table-cell>
          <table:table-cell office:value-type="float" office:value="2365" calcext:value-type="float">
            <text:p>2365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6505</text:p>
          </table:table-cell>
          <table:table-cell office:value-type="string" calcext:value-type="string">
            <text:p>SALARIOS Y PAGOS LABORALES</text:p>
          </table:table-cell>
          <table:table-cell office:value-type="float" office:value="236505" calcext:value-type="float">
            <text:p>236505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10</text:p>
          </table:table-cell>
          <table:table-cell office:value-type="string" calcext:value-type="string">
            <text:p>DIVIDENDOS Y/O PARTICIPACIONES</text:p>
          </table:table-cell>
          <table:table-cell office:value-type="float" office:value="236510" calcext:value-type="float">
            <text:p>236510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15</text:p>
          </table:table-cell>
          <table:table-cell office:value-type="string" calcext:value-type="string">
            <text:p>HONORARIOS</text:p>
          </table:table-cell>
          <table:table-cell office:value-type="float" office:value="236515" calcext:value-type="float">
            <text:p>236515</text:p>
          </table:table-cell>
          <table:table-cell office:value-type="string" calcext:value-type="string">
            <text:p>pc_2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6520</text:p>
          </table:table-cell>
          <table:table-cell office:value-type="string" calcext:value-type="string">
            <text:p>COMISIONES</text:p>
          </table:table-cell>
          <table:table-cell office:value-type="float" office:value="236520" calcext:value-type="float">
            <text:p>236520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25</text:p>
          </table:table-cell>
          <table:table-cell office:value-type="string" calcext:value-type="string">
            <text:p>SERVICIOS</text:p>
          </table:table-cell>
          <table:table-cell office:value-type="float" office:value="236525" calcext:value-type="float">
            <text:p>236525</text:p>
          </table:table-cell>
          <table:table-cell office:value-type="string" calcext:value-type="string">
            <text:p>pc_2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6530</text:p>
          </table:table-cell>
          <table:table-cell office:value-type="string" calcext:value-type="string">
            <text:p>ARRENDAMIENTOS</text:p>
          </table:table-cell>
          <table:table-cell office:value-type="float" office:value="236530" calcext:value-type="float">
            <text:p>236530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35</text:p>
          </table:table-cell>
          <table:table-cell office:value-type="string" calcext:value-type="string">
            <text:p>RENDIMIENTOS FINANCIEROS</text:p>
          </table:table-cell>
          <table:table-cell office:value-type="float" office:value="236535" calcext:value-type="float">
            <text:p>236535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40</text:p>
          </table:table-cell>
          <table:table-cell office:value-type="string" calcext:value-type="string">
            <text:p>COMPRAS</text:p>
          </table:table-cell>
          <table:table-cell office:value-type="float" office:value="236540" calcext:value-type="float">
            <text:p>236540</text:p>
          </table:table-cell>
          <table:table-cell office:value-type="string" calcext:value-type="string">
            <text:p>pc_23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6545</text:p>
          </table:table-cell>
          <table:table-cell office:value-type="string" calcext:value-type="string">
            <text:p>LOTERÍAS, RIFAS, APUESTAS Y SIMILARES</text:p>
          </table:table-cell>
          <table:table-cell office:value-type="float" office:value="236545" calcext:value-type="float">
            <text:p>236545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50</text:p>
          </table:table-cell>
          <table:table-cell office:value-type="string" calcext:value-type="string">
            <text:p>POR PAGOS AL EXTERIOR</text:p>
          </table:table-cell>
          <table:table-cell office:value-type="float" office:value="236550" calcext:value-type="float">
            <text:p>236550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55</text:p>
          </table:table-cell>
          <table:table-cell office:value-type="string" calcext:value-type="string">
            <text:p>POR INGRESOS OBTENIDOS EN EL EXTERIOR</text:p>
          </table:table-cell>
          <table:table-cell office:value-type="float" office:value="236555" calcext:value-type="float">
            <text:p>236555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60</text:p>
          </table:table-cell>
          <table:table-cell office:value-type="string" calcext:value-type="string">
            <text:p>ENAJENACIÓN PROPIEDADES PLANTA Y EQUIPO, PERSONAS NATURALES</text:p>
          </table:table-cell>
          <table:table-cell office:value-type="float" office:value="236560" calcext:value-type="float">
            <text:p>236560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65</text:p>
          </table:table-cell>
          <table:table-cell office:value-type="string" calcext:value-type="string">
            <text:p>POR IMPUESTO DE TIMBRE</text:p>
          </table:table-cell>
          <table:table-cell office:value-type="float" office:value="236565" calcext:value-type="float">
            <text:p>236565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70</text:p>
          </table:table-cell>
          <table:table-cell office:value-type="string" calcext:value-type="string">
            <text:p>OTRAS RETENCIONES Y PATRIMONIO</text:p>
          </table:table-cell>
          <table:table-cell office:value-type="float" office:value="236570" calcext:value-type="float">
            <text:p>236570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575</text:p>
          </table:table-cell>
          <table:table-cell office:value-type="string" calcext:value-type="string">
            <text:p>AUTORRETENCIONES</text:p>
          </table:table-cell>
          <table:table-cell office:value-type="float" office:value="236575" calcext:value-type="float">
            <text:p>236575</text:p>
          </table:table-cell>
          <table:table-cell office:value-type="string" calcext:value-type="string">
            <text:p>pc_2365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67</text:p>
          </table:table-cell>
          <table:table-cell office:value-type="string" calcext:value-type="string">
            <text:p>IMPUESTO A LAS VENTAS RETENIDO</text:p>
          </table:table-cell>
          <table:table-cell office:value-type="float" office:value="2367" calcext:value-type="float">
            <text:p>2367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68</text:p>
          </table:table-cell>
          <table:table-cell office:value-type="string" calcext:value-type="string">
            <text:p>IMPUESTO DE INDUSTRIA Y COMERCIO RETENIDO</text:p>
          </table:table-cell>
          <table:table-cell office:value-type="float" office:value="2368" calcext:value-type="float">
            <text:p>2368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70</text:p>
          </table:table-cell>
          <table:table-cell office:value-type="string" calcext:value-type="string">
            <text:p>RETENCIONES Y APORTES DE NÓMINA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7005</text:p>
          </table:table-cell>
          <table:table-cell office:value-type="string" calcext:value-type="string">
            <text:p>APORTES A ENTIDADES PROMOTORAS DE SALUD, EPS</text:p>
          </table:table-cell>
          <table:table-cell office:value-type="float" office:value="237005" calcext:value-type="float">
            <text:p>237005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06</text:p>
          </table:table-cell>
          <table:table-cell office:value-type="string" calcext:value-type="string">
            <text:p>APORTES A ADMINISTRADORAS DE RIESGOS PROFESIONALES, ARP</text:p>
          </table:table-cell>
          <table:table-cell office:value-type="float" office:value="237006" calcext:value-type="float">
            <text:p>237006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10</text:p>
          </table:table-cell>
          <table:table-cell office:value-type="string" calcext:value-type="string">
            <text:p>APORTES AL ICBF, SENA Y CAJAS DE COMPENSACIÓN</text:p>
          </table:table-cell>
          <table:table-cell office:value-type="float" office:value="237010" calcext:value-type="float">
            <text:p>237010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15</text:p>
          </table:table-cell>
          <table:table-cell office:value-type="string" calcext:value-type="string">
            <text:p>APORTES AL FIC</text:p>
          </table:table-cell>
          <table:table-cell office:value-type="float" office:value="237015" calcext:value-type="float">
            <text:p>237015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25</text:p>
          </table:table-cell>
          <table:table-cell office:value-type="string" calcext:value-type="string">
            <text:p>EMBARGOS JUDICIALES</text:p>
          </table:table-cell>
          <table:table-cell office:value-type="float" office:value="237025" calcext:value-type="float">
            <text:p>237025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30</text:p>
          </table:table-cell>
          <table:table-cell office:value-type="string" calcext:value-type="string">
            <text:p>LIBRANZAS</text:p>
          </table:table-cell>
          <table:table-cell office:value-type="float" office:value="237030" calcext:value-type="float">
            <text:p>237030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35</text:p>
          </table:table-cell>
          <table:table-cell office:value-type="string" calcext:value-type="string">
            <text:p>SINDICATOS</text:p>
          </table:table-cell>
          <table:table-cell office:value-type="float" office:value="237035" calcext:value-type="float">
            <text:p>237035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40</text:p>
          </table:table-cell>
          <table:table-cell office:value-type="string" calcext:value-type="string">
            <text:p>COOPERATIVAS</text:p>
          </table:table-cell>
          <table:table-cell office:value-type="float" office:value="237040" calcext:value-type="float">
            <text:p>237040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45</text:p>
          </table:table-cell>
          <table:table-cell office:value-type="string" calcext:value-type="string">
            <text:p>FONDOS</text:p>
          </table:table-cell>
          <table:table-cell office:value-type="float" office:value="237045" calcext:value-type="float">
            <text:p>237045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095</text:p>
          </table:table-cell>
          <table:table-cell office:value-type="string" calcext:value-type="string">
            <text:p>OTROS</text:p>
          </table:table-cell>
          <table:table-cell office:value-type="float" office:value="237095" calcext:value-type="float">
            <text:p>237095</text:p>
          </table:table-cell>
          <table:table-cell office:value-type="string" calcext:value-type="string">
            <text:p>pc_237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75</text:p>
          </table:table-cell>
          <table:table-cell office:value-type="string" calcext:value-type="string">
            <text:p>CUOTAS POR DEVOLVER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80</text:p>
          </table:table-cell>
          <table:table-cell office:value-type="string" calcext:value-type="string">
            <text:p>ACREEDORES VARIOS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pc_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38005</text:p>
          </table:table-cell>
          <table:table-cell office:value-type="string" calcext:value-type="string">
            <text:p>DEPOSITARIOS</text:p>
          </table:table-cell>
          <table:table-cell office:value-type="float" office:value="238005" calcext:value-type="float">
            <text:p>238005</text:p>
          </table:table-cell>
          <table:table-cell office:value-type="string" calcext:value-type="string">
            <text:p>pc_238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8010</text:p>
          </table:table-cell>
          <table:table-cell office:value-type="string" calcext:value-type="string">
            <text:p>COMISIONISTAS DE BOLSAS</text:p>
          </table:table-cell>
          <table:table-cell office:value-type="float" office:value="238010" calcext:value-type="float">
            <text:p>238010</text:p>
          </table:table-cell>
          <table:table-cell office:value-type="string" calcext:value-type="string">
            <text:p>pc_238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8015</text:p>
          </table:table-cell>
          <table:table-cell office:value-type="string" calcext:value-type="string">
            <text:p>SOCIEDAD ADMINISTRADORA-FONDOS DE INVERSIÓN</text:p>
          </table:table-cell>
          <table:table-cell office:value-type="float" office:value="238015" calcext:value-type="float">
            <text:p>238015</text:p>
          </table:table-cell>
          <table:table-cell office:value-type="string" calcext:value-type="string">
            <text:p>pc_238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8020</text:p>
          </table:table-cell>
          <table:table-cell office:value-type="string" calcext:value-type="string">
            <text:p>REINTEGROS POR PAGAR</text:p>
          </table:table-cell>
          <table:table-cell office:value-type="float" office:value="238020" calcext:value-type="float">
            <text:p>238020</text:p>
          </table:table-cell>
          <table:table-cell office:value-type="string" calcext:value-type="string">
            <text:p>pc_238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8025</text:p>
          </table:table-cell>
          <table:table-cell office:value-type="string" calcext:value-type="string">
            <text:p>FONDO DE PERSEVERANCIA</text:p>
          </table:table-cell>
          <table:table-cell office:value-type="float" office:value="238025" calcext:value-type="float">
            <text:p>238025</text:p>
          </table:table-cell>
          <table:table-cell office:value-type="string" calcext:value-type="string">
            <text:p>pc_238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8030</text:p>
          </table:table-cell>
          <table:table-cell office:value-type="string" calcext:value-type="string">
            <text:p>FONDOS DE CESANTÍAS Y/O PENSIONES</text:p>
          </table:table-cell>
          <table:table-cell office:value-type="float" office:value="238030" calcext:value-type="float">
            <text:p>238030</text:p>
          </table:table-cell>
          <table:table-cell office:value-type="string" calcext:value-type="string">
            <text:p>pc_238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8035</text:p>
          </table:table-cell>
          <table:table-cell office:value-type="string" calcext:value-type="string">
            <text:p>DONACIONES ASIGNADAS POR PAGAR</text:p>
          </table:table-cell>
          <table:table-cell office:value-type="float" office:value="238035" calcext:value-type="float">
            <text:p>238035</text:p>
          </table:table-cell>
          <table:table-cell office:value-type="string" calcext:value-type="string">
            <text:p>pc_238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38095</text:p>
          </table:table-cell>
          <table:table-cell office:value-type="string" calcext:value-type="string">
            <text:p>OTROS</text:p>
          </table:table-cell>
          <table:table-cell office:value-type="float" office:value="238095" calcext:value-type="float">
            <text:p>238095</text:p>
          </table:table-cell>
          <table:table-cell office:value-type="string" calcext:value-type="string">
            <text:p>pc_238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4</text:p>
          </table:table-cell>
          <table:table-cell office:value-type="string" calcext:value-type="string">
            <text:p>IMPUESTOS, GRAVÁMENES Y TASA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04</text:p>
          </table:table-cell>
          <table:table-cell office:value-type="string" calcext:value-type="string">
            <text:p>DE RENTA Y COMPLEMENTARIOS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0405</text:p>
          </table:table-cell>
          <table:table-cell office:value-type="string" calcext:value-type="string">
            <text:p>VIGENCIA FISCAL CORRIENTE</text:p>
          </table:table-cell>
          <table:table-cell office:value-type="float" office:value="240405" calcext:value-type="float">
            <text:p>240405</text:p>
          </table:table-cell>
          <table:table-cell office:value-type="string" calcext:value-type="string">
            <text:p>pc_2404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40410</text:p>
          </table:table-cell>
          <table:table-cell office:value-type="string" calcext:value-type="string">
            <text:p>VIGENCIAS FISCALES ANTERIORES</text:p>
          </table:table-cell>
          <table:table-cell office:value-type="float" office:value="240410" calcext:value-type="float">
            <text:p>240410</text:p>
          </table:table-cell>
          <table:table-cell office:value-type="string" calcext:value-type="string">
            <text:p>pc_2404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408</text:p>
          </table:table-cell>
          <table:table-cell office:value-type="string" calcext:value-type="string">
            <text:p>IMPUESTO SOBRE LAS VENTAS POR PAGAR</text:p>
          </table:table-cell>
          <table:table-cell office:value-type="float" office:value="2408" calcext:value-type="float">
            <text:p>2408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0801</text:p>
          </table:table-cell>
          <table:table-cell office:value-type="string" calcext:value-type="string">
            <text:p>IVA DESCONTABLE</text:p>
          </table:table-cell>
          <table:table-cell office:value-type="float" office:value="240801" calcext:value-type="float">
            <text:p>240801</text:p>
          </table:table-cell>
          <table:table-cell office:value-type="string" calcext:value-type="string">
            <text:p>pc_2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0802</text:p>
          </table:table-cell>
          <table:table-cell office:value-type="string" calcext:value-type="string">
            <text:p>IVA GENERADO</text:p>
          </table:table-cell>
          <table:table-cell office:value-type="float" office:value="240802" calcext:value-type="float">
            <text:p>240802</text:p>
          </table:table-cell>
          <table:table-cell office:value-type="string" calcext:value-type="string">
            <text:p>pc_24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12</text:p>
          </table:table-cell>
          <table:table-cell office:value-type="string" calcext:value-type="string">
            <text:p>DE INDUSTRIA Y COMERCIO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1205</text:p>
          </table:table-cell>
          <table:table-cell office:value-type="string" calcext:value-type="string">
            <text:p>VIGENCIA FISCAL CORRIENTE</text:p>
          </table:table-cell>
          <table:table-cell office:value-type="float" office:value="241205" calcext:value-type="float">
            <text:p>241205</text:p>
          </table:table-cell>
          <table:table-cell office:value-type="string" calcext:value-type="string">
            <text:p>pc_2412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41210</text:p>
          </table:table-cell>
          <table:table-cell office:value-type="string" calcext:value-type="string">
            <text:p>VIGENCIAS FISCALES ANTERIORES</text:p>
          </table:table-cell>
          <table:table-cell office:value-type="float" office:value="241210" calcext:value-type="float">
            <text:p>241210</text:p>
          </table:table-cell>
          <table:table-cell office:value-type="string" calcext:value-type="string">
            <text:p>pc_2412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416</text:p>
          </table:table-cell>
          <table:table-cell office:value-type="string" calcext:value-type="string">
            <text:p>A LA PROPIEDAD RAÍZ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20</text:p>
          </table:table-cell>
          <table:table-cell office:value-type="string" calcext:value-type="string">
            <text:p>DERECHOS SOBRE INSTRUMENTOS PÚBLICOS</text:p>
          </table:table-cell>
          <table:table-cell office:value-type="float" office:value="2420" calcext:value-type="float">
            <text:p>2420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24</text:p>
          </table:table-cell>
          <table:table-cell office:value-type="string" calcext:value-type="string">
            <text:p>DE VALORIZACIÓN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2405</text:p>
          </table:table-cell>
          <table:table-cell office:value-type="string" calcext:value-type="string">
            <text:p>VIGENCIA FISCAL CORRIENTE</text:p>
          </table:table-cell>
          <table:table-cell office:value-type="float" office:value="242405" calcext:value-type="float">
            <text:p>242405</text:p>
          </table:table-cell>
          <table:table-cell office:value-type="string" calcext:value-type="string">
            <text:p>pc_2424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42410</text:p>
          </table:table-cell>
          <table:table-cell office:value-type="string" calcext:value-type="string">
            <text:p>VIGENCIAS FISCALES ANTERIORES</text:p>
          </table:table-cell>
          <table:table-cell office:value-type="float" office:value="242410" calcext:value-type="float">
            <text:p>242410</text:p>
          </table:table-cell>
          <table:table-cell office:value-type="string" calcext:value-type="string">
            <text:p>pc_2424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428</text:p>
          </table:table-cell>
          <table:table-cell office:value-type="string" calcext:value-type="string">
            <text:p>DE TURISMO</text:p>
          </table:table-cell>
          <table:table-cell office:value-type="float" office:value="2428" calcext:value-type="float">
            <text:p>2428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32</text:p>
          </table:table-cell>
          <table:table-cell office:value-type="string" calcext:value-type="string">
            <text:p>TASA POR UTILIZACIÓN DE PUERTOS</text:p>
          </table:table-cell>
          <table:table-cell office:value-type="float" office:value="2432" calcext:value-type="float">
            <text:p>2432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36</text:p>
          </table:table-cell>
          <table:table-cell office:value-type="string" calcext:value-type="string">
            <text:p>DE VEHÍCULOS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pc_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43605</text:p>
          </table:table-cell>
          <table:table-cell office:value-type="string" calcext:value-type="string">
            <text:p>VIGENCIA FISCAL CORRIENTE</text:p>
          </table:table-cell>
          <table:table-cell office:value-type="float" office:value="243605" calcext:value-type="float">
            <text:p>243605</text:p>
          </table:table-cell>
          <table:table-cell office:value-type="string" calcext:value-type="string">
            <text:p>pc_2436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43610</text:p>
          </table:table-cell>
          <table:table-cell office:value-type="string" calcext:value-type="string">
            <text:p>VIGENCIAS FISCALES ANTERIORES</text:p>
          </table:table-cell>
          <table:table-cell office:value-type="float" office:value="243610" calcext:value-type="float">
            <text:p>243610</text:p>
          </table:table-cell>
          <table:table-cell office:value-type="string" calcext:value-type="string">
            <text:p>pc_2436</text:p>
          </table:table-cell>
          <table:table-cell office:value-type="string" calcext:value-type="string">
            <text:p>co_balance_22108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</text:p>
          </table:table-cell>
          <table:table-cell office:value-type="string" calcext:value-type="string">
            <text:p>OBLIGACIONES LABORAL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05</text:p>
          </table:table-cell>
          <table:table-cell office:value-type="string" calcext:value-type="string">
            <text:p>SALARIOS POR PAGAR</text:p>
          </table:table-cell>
          <table:table-cell office:value-type="float" office:value="2505" calcext:value-type="float">
            <text:p>2505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0505</text:p>
          </table:table-cell>
          <table:table-cell office:value-type="string" calcext:value-type="string">
            <text:p>SALARIOS POR PAGAR</text:p>
          </table:table-cell>
          <table:table-cell office:value-type="float" office:value="250505" calcext:value-type="float">
            <text:p>250505</text:p>
          </table:table-cell>
          <table:table-cell office:value-type="string" calcext:value-type="string">
            <text:p>pc_2505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10</text:p>
          </table:table-cell>
          <table:table-cell office:value-type="string" calcext:value-type="string">
            <text:p>CESANTÍAS CONSOLIDADAS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1005</text:p>
          </table:table-cell>
          <table:table-cell office:value-type="string" calcext:value-type="string">
            <text:p>CESANTÍAS</text:p>
          </table:table-cell>
          <table:table-cell office:value-type="float" office:value="251005" calcext:value-type="float">
            <text:p>251005</text:p>
          </table:table-cell>
          <table:table-cell office:value-type="string" calcext:value-type="string">
            <text:p>pc_251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1010</text:p>
          </table:table-cell>
          <table:table-cell office:value-type="string" calcext:value-type="string">
            <text:p>LEY 50 DE 1990 Y NORMAS POSTERIORES</text:p>
          </table:table-cell>
          <table:table-cell office:value-type="float" office:value="251010" calcext:value-type="float">
            <text:p>251010</text:p>
          </table:table-cell>
          <table:table-cell office:value-type="string" calcext:value-type="string">
            <text:p>pc_251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15</text:p>
          </table:table-cell>
          <table:table-cell office:value-type="string" calcext:value-type="string">
            <text:p>INTERESES SOBRE CESANTÍAS</text:p>
          </table:table-cell>
          <table:table-cell office:value-type="float" office:value="2515" calcext:value-type="float">
            <text:p>2515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1505</text:p>
          </table:table-cell>
          <table:table-cell office:value-type="string" calcext:value-type="string">
            <text:p>INTERESES DE CESANTÍAS</text:p>
          </table:table-cell>
          <table:table-cell office:value-type="float" office:value="251505" calcext:value-type="float">
            <text:p>251505</text:p>
          </table:table-cell>
          <table:table-cell office:value-type="string" calcext:value-type="string">
            <text:p>pc_2515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20</text:p>
          </table:table-cell>
          <table:table-cell office:value-type="string" calcext:value-type="string">
            <text:p>PRIMA DE SERVICIOS</text:p>
          </table:table-cell>
          <table:table-cell office:value-type="float" office:value="2520" calcext:value-type="float">
            <text:p>2520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2005</text:p>
          </table:table-cell>
          <table:table-cell office:value-type="string" calcext:value-type="string">
            <text:p>PRIMA DE SERVICIOS</text:p>
          </table:table-cell>
          <table:table-cell office:value-type="float" office:value="252005" calcext:value-type="float">
            <text:p>252005</text:p>
          </table:table-cell>
          <table:table-cell office:value-type="string" calcext:value-type="string">
            <text:p>pc_252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25</text:p>
          </table:table-cell>
          <table:table-cell office:value-type="string" calcext:value-type="string">
            <text:p>VACACIONES CONSOLIDADAS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2505</text:p>
          </table:table-cell>
          <table:table-cell office:value-type="string" calcext:value-type="string">
            <text:p>VACACIONES CONSOLIDADAS</text:p>
          </table:table-cell>
          <table:table-cell office:value-type="float" office:value="252505" calcext:value-type="float">
            <text:p>252505</text:p>
          </table:table-cell>
          <table:table-cell office:value-type="string" calcext:value-type="string">
            <text:p>pc_2525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30</text:p>
          </table:table-cell>
          <table:table-cell office:value-type="string" calcext:value-type="string">
            <text:p>PRESTACIONES EXTRALEGALES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3005</text:p>
          </table:table-cell>
          <table:table-cell office:value-type="string" calcext:value-type="string">
            <text:p>PRIMAS</text:p>
          </table:table-cell>
          <table:table-cell office:value-type="float" office:value="253005" calcext:value-type="float">
            <text:p>253005</text:p>
          </table:table-cell>
          <table:table-cell office:value-type="string" calcext:value-type="string">
            <text:p>pc_253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3010</text:p>
          </table:table-cell>
          <table:table-cell office:value-type="string" calcext:value-type="string">
            <text:p>AUXILIOS</text:p>
          </table:table-cell>
          <table:table-cell office:value-type="float" office:value="253010" calcext:value-type="float">
            <text:p>253010</text:p>
          </table:table-cell>
          <table:table-cell office:value-type="string" calcext:value-type="string">
            <text:p>pc_253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3015</text:p>
          </table:table-cell>
          <table:table-cell office:value-type="string" calcext:value-type="string">
            <text:p>DOTACIÓN Y SUMINISTRO A TRABAJADORES</text:p>
          </table:table-cell>
          <table:table-cell office:value-type="float" office:value="253015" calcext:value-type="float">
            <text:p>253015</text:p>
          </table:table-cell>
          <table:table-cell office:value-type="string" calcext:value-type="string">
            <text:p>pc_253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3020</text:p>
          </table:table-cell>
          <table:table-cell office:value-type="string" calcext:value-type="string">
            <text:p>BONIFICACIONES</text:p>
          </table:table-cell>
          <table:table-cell office:value-type="float" office:value="253020" calcext:value-type="float">
            <text:p>253020</text:p>
          </table:table-cell>
          <table:table-cell office:value-type="string" calcext:value-type="string">
            <text:p>pc_253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3025</text:p>
          </table:table-cell>
          <table:table-cell office:value-type="string" calcext:value-type="string">
            <text:p>SEGUROS</text:p>
          </table:table-cell>
          <table:table-cell office:value-type="float" office:value="253025" calcext:value-type="float">
            <text:p>253025</text:p>
          </table:table-cell>
          <table:table-cell office:value-type="string" calcext:value-type="string">
            <text:p>pc_253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3095</text:p>
          </table:table-cell>
          <table:table-cell office:value-type="string" calcext:value-type="string">
            <text:p>OTRAS</text:p>
          </table:table-cell>
          <table:table-cell office:value-type="float" office:value="253095" calcext:value-type="float">
            <text:p>253095</text:p>
          </table:table-cell>
          <table:table-cell office:value-type="string" calcext:value-type="string">
            <text:p>pc_2530</text:p>
          </table:table-cell>
          <table:table-cell office:value-type="string" calcext:value-type="string">
            <text:p>co_balance_22101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532</text:p>
          </table:table-cell>
          <table:table-cell office:value-type="string" calcext:value-type="string">
            <text:p>PENSIONES POR PAGAR</text:p>
          </table:table-cell>
          <table:table-cell office:value-type="float" office:value="2532" calcext:value-type="float">
            <text:p>2532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35</text:p>
          </table:table-cell>
          <table:table-cell office:value-type="string" calcext:value-type="string">
            <text:p>CUOTAS PARTES PENSIONES DE JUBILACIÓN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540</text:p>
          </table:table-cell>
          <table:table-cell office:value-type="string" calcext:value-type="string">
            <text:p>INDEMNIZACIONES LABORALES</text:p>
          </table:table-cell>
          <table:table-cell office:value-type="float" office:value="2540" calcext:value-type="float">
            <text:p>2540</text:p>
          </table:table-cell>
          <table:table-cell office:value-type="string" calcext:value-type="string">
            <text:p>pc_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</text:p>
          </table:table-cell>
          <table:table-cell office:value-type="string" calcext:value-type="string">
            <text:p>PASIVOS ESTIMADOS Y PROVISION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05</text:p>
          </table:table-cell>
          <table:table-cell office:value-type="string" calcext:value-type="string">
            <text:p>PARA COSTOS Y GASTOS</text:p>
          </table:table-cell>
          <table:table-cell office:value-type="float" office:value="2605" calcext:value-type="float">
            <text:p>2605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0505</text:p>
          </table:table-cell>
          <table:table-cell office:value-type="string" calcext:value-type="string">
            <text:p>INTERESES</text:p>
          </table:table-cell>
          <table:table-cell office:value-type="float" office:value="260505" calcext:value-type="float">
            <text:p>260505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10</text:p>
          </table:table-cell>
          <table:table-cell office:value-type="string" calcext:value-type="string">
            <text:p>COMISIONES</text:p>
          </table:table-cell>
          <table:table-cell office:value-type="float" office:value="260510" calcext:value-type="float">
            <text:p>260510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15</text:p>
          </table:table-cell>
          <table:table-cell office:value-type="string" calcext:value-type="string">
            <text:p>HONORARIOS</text:p>
          </table:table-cell>
          <table:table-cell office:value-type="float" office:value="260515" calcext:value-type="float">
            <text:p>260515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20</text:p>
          </table:table-cell>
          <table:table-cell office:value-type="string" calcext:value-type="string">
            <text:p>SERVICIOS TÉCNICOS</text:p>
          </table:table-cell>
          <table:table-cell office:value-type="float" office:value="260520" calcext:value-type="float">
            <text:p>260520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25</text:p>
          </table:table-cell>
          <table:table-cell office:value-type="string" calcext:value-type="string">
            <text:p>TRANSPORTES, FLETES Y ACARREOS</text:p>
          </table:table-cell>
          <table:table-cell office:value-type="float" office:value="260525" calcext:value-type="float">
            <text:p>260525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30</text:p>
          </table:table-cell>
          <table:table-cell office:value-type="string" calcext:value-type="string">
            <text:p>GASTOS DE VIAJE</text:p>
          </table:table-cell>
          <table:table-cell office:value-type="float" office:value="260530" calcext:value-type="float">
            <text:p>260530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35</text:p>
          </table:table-cell>
          <table:table-cell office:value-type="string" calcext:value-type="string">
            <text:p>SERVICIOS PÚBLICOS</text:p>
          </table:table-cell>
          <table:table-cell office:value-type="float" office:value="260535" calcext:value-type="float">
            <text:p>260535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40</text:p>
          </table:table-cell>
          <table:table-cell office:value-type="string" calcext:value-type="string">
            <text:p>REGALÍAS</text:p>
          </table:table-cell>
          <table:table-cell office:value-type="float" office:value="260540" calcext:value-type="float">
            <text:p>260540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45</text:p>
          </table:table-cell>
          <table:table-cell office:value-type="string" calcext:value-type="string">
            <text:p>GARANTÍAS</text:p>
          </table:table-cell>
          <table:table-cell office:value-type="float" office:value="260545" calcext:value-type="float">
            <text:p>260545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0550</text:p>
          </table:table-cell>
          <table:table-cell office:value-type="string" calcext:value-type="string">
            <text:p>MATERIALES Y REPUESTOS</text:p>
          </table:table-cell>
          <table:table-cell office:value-type="float" office:value="260550" calcext:value-type="float">
            <text:p>260550</text:p>
          </table:table-cell>
          <table:table-cell office:value-type="string" calcext:value-type="string">
            <text:p>pc_2605</text:p>
          </table:table-cell>
          <table:table-cell office:value-type="string" calcext:value-type="string">
            <text:p>co_balance_22107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10</text:p>
          </table:table-cell>
          <table:table-cell office:value-type="string" calcext:value-type="string">
            <text:p>PARA OBLIGACIONES LABORALES</text:p>
          </table:table-cell>
          <table:table-cell office:value-type="float" office:value="2610" calcext:value-type="float">
            <text:p>2610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15</text:p>
          </table:table-cell>
          <table:table-cell office:value-type="string" calcext:value-type="string">
            <text:p>PARA OBLIGACIONES FISCALES</text:p>
          </table:table-cell>
          <table:table-cell office:value-type="float" office:value="2615" calcext:value-type="float">
            <text:p>2615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1505</text:p>
          </table:table-cell>
          <table:table-cell office:value-type="string" calcext:value-type="string">
            <text:p>DE RENTA Y COMPLEMENTARIOS</text:p>
          </table:table-cell>
          <table:table-cell office:value-type="float" office:value="261505" calcext:value-type="float">
            <text:p>261505</text:p>
          </table:table-cell>
          <table:table-cell office:value-type="string" calcext:value-type="string">
            <text:p>pc_261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1510</text:p>
          </table:table-cell>
          <table:table-cell office:value-type="string" calcext:value-type="string">
            <text:p>DE INDUSTRIA Y COMERCIO</text:p>
          </table:table-cell>
          <table:table-cell office:value-type="float" office:value="261510" calcext:value-type="float">
            <text:p>261510</text:p>
          </table:table-cell>
          <table:table-cell office:value-type="string" calcext:value-type="string">
            <text:p>pc_261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1515</text:p>
          </table:table-cell>
          <table:table-cell office:value-type="string" calcext:value-type="string">
            <text:p>TASA POR UTILIZACIÓN DE PUERTOS</text:p>
          </table:table-cell>
          <table:table-cell office:value-type="float" office:value="261515" calcext:value-type="float">
            <text:p>261515</text:p>
          </table:table-cell>
          <table:table-cell office:value-type="string" calcext:value-type="string">
            <text:p>pc_261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1520</text:p>
          </table:table-cell>
          <table:table-cell office:value-type="string" calcext:value-type="string">
            <text:p>DE VEHÍCULOS</text:p>
          </table:table-cell>
          <table:table-cell office:value-type="float" office:value="261520" calcext:value-type="float">
            <text:p>261520</text:p>
          </table:table-cell>
          <table:table-cell office:value-type="string" calcext:value-type="string">
            <text:p>pc_261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1525</text:p>
          </table:table-cell>
          <table:table-cell office:value-type="string" calcext:value-type="string">
            <text:p>DE HIDROCARBUROS Y MINAS</text:p>
          </table:table-cell>
          <table:table-cell office:value-type="float" office:value="261525" calcext:value-type="float">
            <text:p>261525</text:p>
          </table:table-cell>
          <table:table-cell office:value-type="string" calcext:value-type="string">
            <text:p>pc_261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20</text:p>
          </table:table-cell>
          <table:table-cell office:value-type="string" calcext:value-type="string">
            <text:p>PENSIONES DE JUBILACIÓN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2005</text:p>
          </table:table-cell>
          <table:table-cell office:value-type="string" calcext:value-type="string">
            <text:p>CÁLCULO ACTUARIAL PENSIONES DE JUBILACIÓN</text:p>
          </table:table-cell>
          <table:table-cell office:value-type="float" office:value="262005" calcext:value-type="float">
            <text:p>262005</text:p>
          </table:table-cell>
          <table:table-cell office:value-type="string" calcext:value-type="string">
            <text:p>pc_262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2010</text:p>
          </table:table-cell>
          <table:table-cell office:value-type="string" calcext:value-type="string">
            <text:p>PENSIONES DE JUBILACIÓN POR AMORTIZAR (DB)</text:p>
          </table:table-cell>
          <table:table-cell office:value-type="float" office:value="262010" calcext:value-type="float">
            <text:p>262010</text:p>
          </table:table-cell>
          <table:table-cell office:value-type="string" calcext:value-type="string">
            <text:p>pc_2620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25</text:p>
          </table:table-cell>
          <table:table-cell office:value-type="string" calcext:value-type="string">
            <text:p>PARA OBRAS DE URBANISMO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2505</text:p>
          </table:table-cell>
          <table:table-cell office:value-type="string" calcext:value-type="string">
            <text:p>ACUEDUCTO Y ALCANTARILLADO</text:p>
          </table:table-cell>
          <table:table-cell office:value-type="float" office:value="262505" calcext:value-type="float">
            <text:p>262505</text:p>
          </table:table-cell>
          <table:table-cell office:value-type="string" calcext:value-type="string">
            <text:p>pc_262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2510</text:p>
          </table:table-cell>
          <table:table-cell office:value-type="string" calcext:value-type="string">
            <text:p>ENERGÍA ELÉCTRICA</text:p>
          </table:table-cell>
          <table:table-cell office:value-type="float" office:value="262510" calcext:value-type="float">
            <text:p>262510</text:p>
          </table:table-cell>
          <table:table-cell office:value-type="string" calcext:value-type="string">
            <text:p>pc_262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2515</text:p>
          </table:table-cell>
          <table:table-cell office:value-type="string" calcext:value-type="string">
            <text:p>TELÉFONOS</text:p>
          </table:table-cell>
          <table:table-cell office:value-type="float" office:value="262515" calcext:value-type="float">
            <text:p>262515</text:p>
          </table:table-cell>
          <table:table-cell office:value-type="string" calcext:value-type="string">
            <text:p>pc_262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0</text:p>
          </table:table-cell>
          <table:table-cell office:value-type="string" calcext:value-type="string">
            <text:p>PARA MANTENIMIENTO Y REPARACIONES</text:p>
          </table:table-cell>
          <table:table-cell office:value-type="float" office:value="2630" calcext:value-type="float">
            <text:p>2630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35</text:p>
          </table:table-cell>
          <table:table-cell office:value-type="string" calcext:value-type="string">
            <text:p>PARA CONTINGENCIAS</text:p>
          </table:table-cell>
          <table:table-cell office:value-type="float" office:value="2635" calcext:value-type="float">
            <text:p>2635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3505</text:p>
          </table:table-cell>
          <table:table-cell office:value-type="string" calcext:value-type="string">
            <text:p>MULTAS Y SANCIONES AUTORIDADES ADMINISTRATIVAS</text:p>
          </table:table-cell>
          <table:table-cell office:value-type="float" office:value="263505" calcext:value-type="float">
            <text:p>263505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510</text:p>
          </table:table-cell>
          <table:table-cell office:value-type="string" calcext:value-type="string">
            <text:p>INTERESES POR MULTAS Y SANCIONES</text:p>
          </table:table-cell>
          <table:table-cell office:value-type="float" office:value="263510" calcext:value-type="float">
            <text:p>263510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515</text:p>
          </table:table-cell>
          <table:table-cell office:value-type="string" calcext:value-type="string">
            <text:p>RECLAMOS</text:p>
          </table:table-cell>
          <table:table-cell office:value-type="float" office:value="263515" calcext:value-type="float">
            <text:p>263515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520</text:p>
          </table:table-cell>
          <table:table-cell office:value-type="string" calcext:value-type="string">
            <text:p>LABORALES</text:p>
          </table:table-cell>
          <table:table-cell office:value-type="float" office:value="263520" calcext:value-type="float">
            <text:p>263520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525</text:p>
          </table:table-cell>
          <table:table-cell office:value-type="string" calcext:value-type="string">
            <text:p>CIVILES</text:p>
          </table:table-cell>
          <table:table-cell office:value-type="float" office:value="263525" calcext:value-type="float">
            <text:p>263525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530</text:p>
          </table:table-cell>
          <table:table-cell office:value-type="string" calcext:value-type="string">
            <text:p>PENALES</text:p>
          </table:table-cell>
          <table:table-cell office:value-type="float" office:value="263530" calcext:value-type="float">
            <text:p>263530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535</text:p>
          </table:table-cell>
          <table:table-cell office:value-type="string" calcext:value-type="string">
            <text:p>ADMINISTRATIVOS</text:p>
          </table:table-cell>
          <table:table-cell office:value-type="float" office:value="263535" calcext:value-type="float">
            <text:p>263535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540</text:p>
          </table:table-cell>
          <table:table-cell office:value-type="string" calcext:value-type="string">
            <text:p>COMERCIALES</text:p>
          </table:table-cell>
          <table:table-cell office:value-type="float" office:value="263540" calcext:value-type="float">
            <text:p>263540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109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3595</text:p>
          </table:table-cell>
          <table:table-cell office:value-type="string" calcext:value-type="string">
            <text:p>OTRAS</text:p>
          </table:table-cell>
          <table:table-cell office:value-type="float" office:value="263595" calcext:value-type="float">
            <text:p>263595</text:p>
          </table:table-cell>
          <table:table-cell office:value-type="string" calcext:value-type="string">
            <text:p>pc_2635</text:p>
          </table:table-cell>
          <table:table-cell office:value-type="string" calcext:value-type="string">
            <text:p>co_balance_22203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640</text:p>
          </table:table-cell>
          <table:table-cell office:value-type="string" calcext:value-type="string">
            <text:p>PARA OBLIGACIONES DE GARANTÍAS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695</text:p>
          </table:table-cell>
          <table:table-cell office:value-type="string" calcext:value-type="string">
            <text:p>PROVISIONES DIVERSAS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pc_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7</text:p>
          </table:table-cell>
          <table:table-cell office:value-type="string" calcext:value-type="string">
            <text:p>DIFERIDO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705</text:p>
          </table:table-cell>
          <table:table-cell office:value-type="string" calcext:value-type="string">
            <text:p>INGRESOS RECIBIDOS POR ANTICIPADO</text:p>
          </table:table-cell>
          <table:table-cell office:value-type="float" office:value="2705" calcext:value-type="float">
            <text:p>2705</text:p>
          </table:table-cell>
          <table:table-cell office:value-type="string" calcext:value-type="string">
            <text:p>pc_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70505</text:p>
          </table:table-cell>
          <table:table-cell office:value-type="string" calcext:value-type="string">
            <text:p>INTERESES</text:p>
          </table:table-cell>
          <table:table-cell office:value-type="float" office:value="270505" calcext:value-type="float">
            <text:p>270505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10</text:p>
          </table:table-cell>
          <table:table-cell office:value-type="string" calcext:value-type="string">
            <text:p>COMISIONES</text:p>
          </table:table-cell>
          <table:table-cell office:value-type="float" office:value="270510" calcext:value-type="float">
            <text:p>270510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15</text:p>
          </table:table-cell>
          <table:table-cell office:value-type="string" calcext:value-type="string">
            <text:p>ARRENDAMIENTOS</text:p>
          </table:table-cell>
          <table:table-cell office:value-type="float" office:value="270515" calcext:value-type="float">
            <text:p>270515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20</text:p>
          </table:table-cell>
          <table:table-cell office:value-type="string" calcext:value-type="string">
            <text:p>HONORARIOS</text:p>
          </table:table-cell>
          <table:table-cell office:value-type="float" office:value="270520" calcext:value-type="float">
            <text:p>270520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25</text:p>
          </table:table-cell>
          <table:table-cell office:value-type="string" calcext:value-type="string">
            <text:p>SERVICIOS TÉCNICOS</text:p>
          </table:table-cell>
          <table:table-cell office:value-type="float" office:value="270525" calcext:value-type="float">
            <text:p>270525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30</text:p>
          </table:table-cell>
          <table:table-cell office:value-type="string" calcext:value-type="string">
            <text:p>DE SUSCRIPTORES</text:p>
          </table:table-cell>
          <table:table-cell office:value-type="float" office:value="270530" calcext:value-type="float">
            <text:p>270530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35</text:p>
          </table:table-cell>
          <table:table-cell office:value-type="string" calcext:value-type="string">
            <text:p>TRANSPORTES, FLETES Y ACARREOS</text:p>
          </table:table-cell>
          <table:table-cell office:value-type="float" office:value="270535" calcext:value-type="float">
            <text:p>270535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40</text:p>
          </table:table-cell>
          <table:table-cell office:value-type="string" calcext:value-type="string">
            <text:p>MERCANCÍA EN TRÁNSITO YA VENDIDA</text:p>
          </table:table-cell>
          <table:table-cell office:value-type="float" office:value="270540" calcext:value-type="float">
            <text:p>270540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45</text:p>
          </table:table-cell>
          <table:table-cell office:value-type="string" calcext:value-type="string">
            <text:p>MATRÍCULAS Y PENSIONES</text:p>
          </table:table-cell>
          <table:table-cell office:value-type="float" office:value="270545" calcext:value-type="float">
            <text:p>270545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0550</text:p>
          </table:table-cell>
          <table:table-cell office:value-type="string" calcext:value-type="string">
            <text:p>CUOTAS DE ADMINISTRACIÓN</text:p>
          </table:table-cell>
          <table:table-cell office:value-type="float" office:value="270550" calcext:value-type="float">
            <text:p>270550</text:p>
          </table:table-cell>
          <table:table-cell office:value-type="string" calcext:value-type="string">
            <text:p>pc_27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10</text:p>
          </table:table-cell>
          <table:table-cell office:value-type="string" calcext:value-type="string">
            <text:p>ABONOS DIFERIDOS</text:p>
          </table:table-cell>
          <table:table-cell office:value-type="float" office:value="2710" calcext:value-type="float">
            <text:p>2710</text:p>
          </table:table-cell>
          <table:table-cell office:value-type="string" calcext:value-type="string">
            <text:p>pc_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71005</text:p>
          </table:table-cell>
          <table:table-cell office:value-type="string" calcext:value-type="string">
            <text:p>REAJUSTE DEL SISTEMA</text:p>
          </table:table-cell>
          <table:table-cell office:value-type="float" office:value="271005" calcext:value-type="float">
            <text:p>271005</text:p>
          </table:table-cell>
          <table:table-cell office:value-type="string" calcext:value-type="string">
            <text:p>pc_2710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15</text:p>
          </table:table-cell>
          <table:table-cell office:value-type="string" calcext:value-type="string">
            <text:p>UTILIDAD DIFERIDA EN VENTAS A PLAZOS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pc_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720</text:p>
          </table:table-cell>
          <table:table-cell office:value-type="string" calcext:value-type="string">
            <text:p>CRÉDITO POR CORRECCIÓN MONETARIA DIFERIDA*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pc_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725</text:p>
          </table:table-cell>
          <table:table-cell office:value-type="string" calcext:value-type="string">
            <text:p>IMPUESTOS DIFERIDOS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pc_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72505</text:p>
          </table:table-cell>
          <table:table-cell office:value-type="string" calcext:value-type="string">
            <text:p>POR DEPRECIACIÓN FLEXIBLE</text:p>
          </table:table-cell>
          <table:table-cell office:value-type="float" office:value="272505" calcext:value-type="float">
            <text:p>272505</text:p>
          </table:table-cell>
          <table:table-cell office:value-type="string" calcext:value-type="string">
            <text:p>pc_272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72595</text:p>
          </table:table-cell>
          <table:table-cell office:value-type="string" calcext:value-type="string">
            <text:p>DIVERSOS</text:p>
          </table:table-cell>
          <table:table-cell office:value-type="float" office:value="272595" calcext:value-type="float">
            <text:p>272595</text:p>
          </table:table-cell>
          <table:table-cell office:value-type="string" calcext:value-type="string">
            <text:p>pc_272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</text:p>
          </table:table-cell>
          <table:table-cell office:value-type="string" calcext:value-type="string">
            <text:p>OTROS PASIVO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05</text:p>
          </table:table-cell>
          <table:table-cell office:value-type="string" calcext:value-type="string">
            <text:p>ANTICIPOS Y AVANCES RECIBIDOS</text:p>
          </table:table-cell>
          <table:table-cell office:value-type="float" office:value="2805" calcext:value-type="float">
            <text:p>2805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0505</text:p>
          </table:table-cell>
          <table:table-cell office:value-type="string" calcext:value-type="string">
            <text:p>DE CLIENTES</text:p>
          </table:table-cell>
          <table:table-cell office:value-type="float" office:value="280505" calcext:value-type="float">
            <text:p>280505</text:p>
          </table:table-cell>
          <table:table-cell office:value-type="string" calcext:value-type="string">
            <text:p>pc_28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0510</text:p>
          </table:table-cell>
          <table:table-cell office:value-type="string" calcext:value-type="string">
            <text:p>SOBRE CONTRATOS</text:p>
          </table:table-cell>
          <table:table-cell office:value-type="float" office:value="280510" calcext:value-type="float">
            <text:p>280510</text:p>
          </table:table-cell>
          <table:table-cell office:value-type="string" calcext:value-type="string">
            <text:p>pc_28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0515</text:p>
          </table:table-cell>
          <table:table-cell office:value-type="string" calcext:value-type="string">
            <text:p>PARA OBRAS EN PROCESO</text:p>
          </table:table-cell>
          <table:table-cell office:value-type="float" office:value="280515" calcext:value-type="float">
            <text:p>280515</text:p>
          </table:table-cell>
          <table:table-cell office:value-type="string" calcext:value-type="string">
            <text:p>pc_28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0595</text:p>
          </table:table-cell>
          <table:table-cell office:value-type="string" calcext:value-type="string">
            <text:p>OTROS</text:p>
          </table:table-cell>
          <table:table-cell office:value-type="float" office:value="280595" calcext:value-type="float">
            <text:p>280595</text:p>
          </table:table-cell>
          <table:table-cell office:value-type="string" calcext:value-type="string">
            <text:p>pc_2805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0</text:p>
          </table:table-cell>
          <table:table-cell office:value-type="string" calcext:value-type="string">
            <text:p>DEPÓSITOS RECIBIDOS</text:p>
          </table:table-cell>
          <table:table-cell office:value-type="float" office:value="2810" calcext:value-type="float">
            <text:p>2810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1005</text:p>
          </table:table-cell>
          <table:table-cell office:value-type="string" calcext:value-type="string">
            <text:p>PARA FUTURA SUSCRIPCIÓN DE ACCIONES</text:p>
          </table:table-cell>
          <table:table-cell office:value-type="float" office:value="281005" calcext:value-type="float">
            <text:p>281005</text:p>
          </table:table-cell>
          <table:table-cell office:value-type="string" calcext:value-type="string">
            <text:p>pc_2810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010</text:p>
          </table:table-cell>
          <table:table-cell office:value-type="string" calcext:value-type="string">
            <text:p>PARA FUTURO PAGO DE CUOTAS O DERECHOS SOCIALES</text:p>
          </table:table-cell>
          <table:table-cell office:value-type="float" office:value="281010" calcext:value-type="float">
            <text:p>281010</text:p>
          </table:table-cell>
          <table:table-cell office:value-type="string" calcext:value-type="string">
            <text:p>pc_2810</text:p>
          </table:table-cell>
          <table:table-cell office:value-type="string" calcext:value-type="string">
            <text:p>co_balance_22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015</text:p>
          </table:table-cell>
          <table:table-cell office:value-type="string" calcext:value-type="string">
            <text:p>PARA GARANTÍA EN LA PRESTACIÓN DE SERVICIOS</text:p>
          </table:table-cell>
          <table:table-cell office:value-type="float" office:value="281015" calcext:value-type="float">
            <text:p>281015</text:p>
          </table:table-cell>
          <table:table-cell office:value-type="string" calcext:value-type="string">
            <text:p>pc_2810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020</text:p>
          </table:table-cell>
          <table:table-cell office:value-type="string" calcext:value-type="string">
            <text:p>PARA GARANTÍA DE CONTRATOS</text:p>
          </table:table-cell>
          <table:table-cell office:value-type="float" office:value="281020" calcext:value-type="float">
            <text:p>281020</text:p>
          </table:table-cell>
          <table:table-cell office:value-type="string" calcext:value-type="string">
            <text:p>pc_2810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025</text:p>
          </table:table-cell>
          <table:table-cell office:value-type="string" calcext:value-type="string">
            <text:p>DE LICITACIONES</text:p>
          </table:table-cell>
          <table:table-cell office:value-type="float" office:value="281025" calcext:value-type="float">
            <text:p>281025</text:p>
          </table:table-cell>
          <table:table-cell office:value-type="string" calcext:value-type="string">
            <text:p>pc_2810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030</text:p>
          </table:table-cell>
          <table:table-cell office:value-type="string" calcext:value-type="string">
            <text:p>DE MANEJO DE BIENES</text:p>
          </table:table-cell>
          <table:table-cell office:value-type="float" office:value="281030" calcext:value-type="float">
            <text:p>281030</text:p>
          </table:table-cell>
          <table:table-cell office:value-type="string" calcext:value-type="string">
            <text:p>pc_2810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035</text:p>
          </table:table-cell>
          <table:table-cell office:value-type="string" calcext:value-type="string">
            <text:p>FONDO DE RESERVA</text:p>
          </table:table-cell>
          <table:table-cell office:value-type="float" office:value="281035" calcext:value-type="float">
            <text:p>281035</text:p>
          </table:table-cell>
          <table:table-cell office:value-type="string" calcext:value-type="string">
            <text:p>pc_2810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5</text:p>
          </table:table-cell>
          <table:table-cell office:value-type="string" calcext:value-type="string">
            <text:p>INGRESOS RECIBIDOS PARA TERCEROS</text:p>
          </table:table-cell>
          <table:table-cell office:value-type="float" office:value="2815" calcext:value-type="float">
            <text:p>2815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1505</text:p>
          </table:table-cell>
          <table:table-cell office:value-type="string" calcext:value-type="string">
            <text:p>VALORES RECIBIDOS PARA TERCEROS</text:p>
          </table:table-cell>
          <table:table-cell office:value-type="float" office:value="281505" calcext:value-type="float">
            <text:p>281505</text:p>
          </table:table-cell>
          <table:table-cell office:value-type="string" calcext:value-type="string">
            <text:p>pc_281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1510</text:p>
          </table:table-cell>
          <table:table-cell office:value-type="string" calcext:value-type="string">
            <text:p>VENTA POR CUENTA DE TERCEROS</text:p>
          </table:table-cell>
          <table:table-cell office:value-type="float" office:value="281510" calcext:value-type="float">
            <text:p>281510</text:p>
          </table:table-cell>
          <table:table-cell office:value-type="string" calcext:value-type="string">
            <text:p>pc_281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20</text:p>
          </table:table-cell>
          <table:table-cell office:value-type="string" calcext:value-type="string">
            <text:p>CUENTAS DE OPERACIÓN CONJUNTA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25</text:p>
          </table:table-cell>
          <table:table-cell office:value-type="string" calcext:value-type="string">
            <text:p>RETENCIONES A TERCEROS SOBRE CONTRATOS</text:p>
          </table:table-cell>
          <table:table-cell office:value-type="float" office:value="2825" calcext:value-type="float">
            <text:p>2825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2505</text:p>
          </table:table-cell>
          <table:table-cell office:value-type="string" calcext:value-type="string">
            <text:p>CUMPLIMIENTO OBLIGACIONES LABORALES</text:p>
          </table:table-cell>
          <table:table-cell office:value-type="float" office:value="282505" calcext:value-type="float">
            <text:p>282505</text:p>
          </table:table-cell>
          <table:table-cell office:value-type="string" calcext:value-type="string">
            <text:p>pc_282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2510</text:p>
          </table:table-cell>
          <table:table-cell office:value-type="string" calcext:value-type="string">
            <text:p>PARA ESTABILIDAD DE OBRA</text:p>
          </table:table-cell>
          <table:table-cell office:value-type="float" office:value="282510" calcext:value-type="float">
            <text:p>282510</text:p>
          </table:table-cell>
          <table:table-cell office:value-type="string" calcext:value-type="string">
            <text:p>pc_282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2515</text:p>
          </table:table-cell>
          <table:table-cell office:value-type="string" calcext:value-type="string">
            <text:p>GARANTÍA CUMPLIMIENTO DE CONTRATOS</text:p>
          </table:table-cell>
          <table:table-cell office:value-type="float" office:value="282515" calcext:value-type="float">
            <text:p>282515</text:p>
          </table:table-cell>
          <table:table-cell office:value-type="string" calcext:value-type="string">
            <text:p>pc_282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30</text:p>
          </table:table-cell>
          <table:table-cell office:value-type="string" calcext:value-type="string">
            <text:p>EMBARGOS JUDICIALES</text:p>
          </table:table-cell>
          <table:table-cell office:value-type="float" office:value="2830" calcext:value-type="float">
            <text:p>2830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3005</text:p>
          </table:table-cell>
          <table:table-cell office:value-type="string" calcext:value-type="string">
            <text:p>INDEMNIZACIONES</text:p>
          </table:table-cell>
          <table:table-cell office:value-type="float" office:value="283005" calcext:value-type="float">
            <text:p>283005</text:p>
          </table:table-cell>
          <table:table-cell office:value-type="string" calcext:value-type="string">
            <text:p>pc_2830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3010</text:p>
          </table:table-cell>
          <table:table-cell office:value-type="string" calcext:value-type="string">
            <text:p>DEPÓSITOS JUDICIALES</text:p>
          </table:table-cell>
          <table:table-cell office:value-type="float" office:value="283010" calcext:value-type="float">
            <text:p>283010</text:p>
          </table:table-cell>
          <table:table-cell office:value-type="string" calcext:value-type="string">
            <text:p>pc_2830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35</text:p>
          </table:table-cell>
          <table:table-cell office:value-type="string" calcext:value-type="string">
            <text:p>ACREEDORES DEL SISTEMA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3505</text:p>
          </table:table-cell>
          <table:table-cell office:value-type="string" calcext:value-type="string">
            <text:p>CUOTAS NETAS</text:p>
          </table:table-cell>
          <table:table-cell office:value-type="float" office:value="283505" calcext:value-type="float">
            <text:p>283505</text:p>
          </table:table-cell>
          <table:table-cell office:value-type="string" calcext:value-type="string">
            <text:p>pc_283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3510</text:p>
          </table:table-cell>
          <table:table-cell office:value-type="string" calcext:value-type="string">
            <text:p>GRUPOS EN FORMACIÓN</text:p>
          </table:table-cell>
          <table:table-cell office:value-type="float" office:value="283510" calcext:value-type="float">
            <text:p>283510</text:p>
          </table:table-cell>
          <table:table-cell office:value-type="string" calcext:value-type="string">
            <text:p>pc_2835</text:p>
          </table:table-cell>
          <table:table-cell office:value-type="string" calcext:value-type="string">
            <text:p>co_balance_22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2840</text:p>
          </table:table-cell>
          <table:table-cell office:value-type="string" calcext:value-type="string">
            <text:p>CUENTAS EN PARTICIPACIÓN</text:p>
          </table:table-cell>
          <table:table-cell office:value-type="float" office:value="2840" calcext:value-type="float">
            <text:p>2840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895</text:p>
          </table:table-cell>
          <table:table-cell office:value-type="string" calcext:value-type="string">
            <text:p>DIVERSOS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pc_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9</text:p>
          </table:table-cell>
          <table:table-cell office:value-type="string" calcext:value-type="string">
            <text:p>BONOS Y PAPELES COMERCIAL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_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905</text:p>
          </table:table-cell>
          <table:table-cell office:value-type="string" calcext:value-type="string">
            <text:p>BONOS EN CIRCULACIÓN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pc_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910</text:p>
          </table:table-cell>
          <table:table-cell office:value-type="string" calcext:value-type="string">
            <text:p>BONOS OBLIGATORIAMENTE CONVERTIBLES EN ACCIONES</text:p>
          </table:table-cell>
          <table:table-cell office:value-type="float" office:value="2910" calcext:value-type="float">
            <text:p>2910</text:p>
          </table:table-cell>
          <table:table-cell office:value-type="string" calcext:value-type="string">
            <text:p>pc_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915</text:p>
          </table:table-cell>
          <table:table-cell office:value-type="string" calcext:value-type="string">
            <text:p>PAPELES COMERCIALES</text:p>
          </table:table-cell>
          <table:table-cell office:value-type="float" office:value="2915" calcext:value-type="float">
            <text:p>2915</text:p>
          </table:table-cell>
          <table:table-cell office:value-type="string" calcext:value-type="string">
            <text:p>pc_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920</text:p>
          </table:table-cell>
          <table:table-cell office:value-type="string" calcext:value-type="string">
            <text:p>BONOS PENSIONALES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pc_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2925</text:p>
          </table:table-cell>
          <table:table-cell office:value-type="string" calcext:value-type="string">
            <text:p>TÍTULOS PENSIONALES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pc_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</text:p>
          </table:table-cell>
          <table:table-cell office:value-type="string" calcext:value-type="string">
            <text:p>PATRIMON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1</text:p>
          </table:table-cell>
          <table:table-cell office:value-type="string" calcext:value-type="string">
            <text:p>CAPITAL SOCIA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c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105</text:p>
          </table:table-cell>
          <table:table-cell office:value-type="string" calcext:value-type="string">
            <text:p>CAPITAL SUSCRITO Y PAGADO</text:p>
          </table:table-cell>
          <table:table-cell office:value-type="float" office:value="3105" calcext:value-type="float">
            <text:p>3105</text:p>
          </table:table-cell>
          <table:table-cell office:value-type="string" calcext:value-type="string">
            <text:p>pc_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10505</text:p>
          </table:table-cell>
          <table:table-cell office:value-type="string" calcext:value-type="string">
            <text:p>CAPITAL AUTORIZADO</text:p>
          </table:table-cell>
          <table:table-cell office:value-type="float" office:value="310505" calcext:value-type="float">
            <text:p>310505</text:p>
          </table:table-cell>
          <table:table-cell office:value-type="string" calcext:value-type="string">
            <text:p>pc_3105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10510</text:p>
          </table:table-cell>
          <table:table-cell office:value-type="string" calcext:value-type="string">
            <text:p>CAPITAL POR SUSCRIBIR (DB)</text:p>
          </table:table-cell>
          <table:table-cell office:value-type="float" office:value="310510" calcext:value-type="float">
            <text:p>310510</text:p>
          </table:table-cell>
          <table:table-cell office:value-type="string" calcext:value-type="string">
            <text:p>pc_3105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10515</text:p>
          </table:table-cell>
          <table:table-cell office:value-type="string" calcext:value-type="string">
            <text:p>CAPITAL SUSCRITO POR COBRAR (DB)</text:p>
          </table:table-cell>
          <table:table-cell office:value-type="float" office:value="310515" calcext:value-type="float">
            <text:p>310515</text:p>
          </table:table-cell>
          <table:table-cell office:value-type="string" calcext:value-type="string">
            <text:p>pc_3105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115</text:p>
          </table:table-cell>
          <table:table-cell office:value-type="string" calcext:value-type="string">
            <text:p>APORTES SOCIALES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pc_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11505</text:p>
          </table:table-cell>
          <table:table-cell office:value-type="string" calcext:value-type="string">
            <text:p>CUOTAS O PARTES DE INTERÉS SOCIAL</text:p>
          </table:table-cell>
          <table:table-cell office:value-type="float" office:value="311505" calcext:value-type="float">
            <text:p>311505</text:p>
          </table:table-cell>
          <table:table-cell office:value-type="string" calcext:value-type="string">
            <text:p>pc_3115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11510</text:p>
          </table:table-cell>
          <table:table-cell office:value-type="string" calcext:value-type="string">
            <text:p>APORTES DE SOCIOS-FONDO MUTUO DE INVERSIÓN</text:p>
          </table:table-cell>
          <table:table-cell office:value-type="float" office:value="311510" calcext:value-type="float">
            <text:p>311510</text:p>
          </table:table-cell>
          <table:table-cell office:value-type="string" calcext:value-type="string">
            <text:p>pc_3115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11515</text:p>
          </table:table-cell>
          <table:table-cell office:value-type="string" calcext:value-type="string">
            <text:p>CONTRIBUCIÓN DE LA EMPRESA-FONDO MUTUO DE INVERSIÓN</text:p>
          </table:table-cell>
          <table:table-cell office:value-type="float" office:value="311515" calcext:value-type="float">
            <text:p>311515</text:p>
          </table:table-cell>
          <table:table-cell office:value-type="string" calcext:value-type="string">
            <text:p>pc_3115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11520</text:p>
          </table:table-cell>
          <table:table-cell office:value-type="string" calcext:value-type="string">
            <text:p>SUSCRIPCIONES DEL PÚBLICO</text:p>
          </table:table-cell>
          <table:table-cell office:value-type="float" office:value="311520" calcext:value-type="float">
            <text:p>311520</text:p>
          </table:table-cell>
          <table:table-cell office:value-type="string" calcext:value-type="string">
            <text:p>pc_3115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120</text:p>
          </table:table-cell>
          <table:table-cell office:value-type="string" calcext:value-type="string">
            <text:p>CAPITAL ASIGNADO</text:p>
          </table:table-cell>
          <table:table-cell office:value-type="float" office:value="3120" calcext:value-type="float">
            <text:p>3120</text:p>
          </table:table-cell>
          <table:table-cell office:value-type="string" calcext:value-type="string">
            <text:p>pc_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125</text:p>
          </table:table-cell>
          <table:table-cell office:value-type="string" calcext:value-type="string">
            <text:p>INVERSIÓN SUPLEMENTARIA AL CAPITAL ASIGNADO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pc_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130</text:p>
          </table:table-cell>
          <table:table-cell office:value-type="string" calcext:value-type="string">
            <text:p>CAPITAL DE PERSONAS NATURALES</text:p>
          </table:table-cell>
          <table:table-cell office:value-type="float" office:value="3130" calcext:value-type="float">
            <text:p>3130</text:p>
          </table:table-cell>
          <table:table-cell office:value-type="string" calcext:value-type="string">
            <text:p>pc_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135</text:p>
          </table:table-cell>
          <table:table-cell office:value-type="string" calcext:value-type="string">
            <text:p>APORTES DEL ESTADO</text:p>
          </table:table-cell>
          <table:table-cell office:value-type="float" office:value="3135" calcext:value-type="float">
            <text:p>3135</text:p>
          </table:table-cell>
          <table:table-cell office:value-type="string" calcext:value-type="string">
            <text:p>pc_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140</text:p>
          </table:table-cell>
          <table:table-cell office:value-type="string" calcext:value-type="string">
            <text:p>FONDO SOCIAL</text:p>
          </table:table-cell>
          <table:table-cell office:value-type="float" office:value="3140" calcext:value-type="float">
            <text:p>3140</text:p>
          </table:table-cell>
          <table:table-cell office:value-type="string" calcext:value-type="string">
            <text:p>pc_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2</text:p>
          </table:table-cell>
          <table:table-cell office:value-type="string" calcext:value-type="string">
            <text:p>SUPERÁVIT DE CAPITA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c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205</text:p>
          </table:table-cell>
          <table:table-cell office:value-type="string" calcext:value-type="string">
            <text:p>PRIMA EN COLOCACIÓN DE ACCIONES, CUOTAS O PARTES DE INTERÉS SOCIAL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pc_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20505</text:p>
          </table:table-cell>
          <table:table-cell office:value-type="string" calcext:value-type="string">
            <text:p>PRIMA EN COLOCACIÓN DE ACCIONES</text:p>
          </table:table-cell>
          <table:table-cell office:value-type="float" office:value="320505" calcext:value-type="float">
            <text:p>320505</text:p>
          </table:table-cell>
          <table:table-cell office:value-type="string" calcext:value-type="string">
            <text:p>pc_3205</text:p>
          </table:table-cell>
          <table:table-cell office:value-type="string" calcext:value-type="string">
            <text:p>co_balance_211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0510</text:p>
          </table:table-cell>
          <table:table-cell office:value-type="string" calcext:value-type="string">
            <text:p>PRIMA EN COLOCACIÓN DE ACCIONES POR COBRAR (DB)</text:p>
          </table:table-cell>
          <table:table-cell office:value-type="float" office:value="320510" calcext:value-type="float">
            <text:p>320510</text:p>
          </table:table-cell>
          <table:table-cell office:value-type="string" calcext:value-type="string">
            <text:p>pc_3205</text:p>
          </table:table-cell>
          <table:table-cell office:value-type="string" calcext:value-type="string">
            <text:p>co_balance_211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0515</text:p>
          </table:table-cell>
          <table:table-cell office:value-type="string" calcext:value-type="string">
            <text:p>PRIMA EN COLOCACIÓN DE CUOTAS O PARTES DE INTERÉS SOCIAL</text:p>
          </table:table-cell>
          <table:table-cell office:value-type="float" office:value="320515" calcext:value-type="float">
            <text:p>320515</text:p>
          </table:table-cell>
          <table:table-cell office:value-type="string" calcext:value-type="string">
            <text:p>pc_3205</text:p>
          </table:table-cell>
          <table:table-cell office:value-type="string" calcext:value-type="string">
            <text:p>co_balance_211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10</text:p>
          </table:table-cell>
          <table:table-cell office:value-type="string" calcext:value-type="string">
            <text:p>DONACIONES</text:p>
          </table:table-cell>
          <table:table-cell office:value-type="float" office:value="3210" calcext:value-type="float">
            <text:p>3210</text:p>
          </table:table-cell>
          <table:table-cell office:value-type="string" calcext:value-type="string">
            <text:p>pc_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21005</text:p>
          </table:table-cell>
          <table:table-cell office:value-type="string" calcext:value-type="string">
            <text:p>EN DINERO</text:p>
          </table:table-cell>
          <table:table-cell office:value-type="float" office:value="321005" calcext:value-type="float">
            <text:p>321005</text:p>
          </table:table-cell>
          <table:table-cell office:value-type="string" calcext:value-type="string">
            <text:p>pc_3210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1010</text:p>
          </table:table-cell>
          <table:table-cell office:value-type="string" calcext:value-type="string">
            <text:p>EN VALORES MOBILIARIOS</text:p>
          </table:table-cell>
          <table:table-cell office:value-type="float" office:value="321010" calcext:value-type="float">
            <text:p>321010</text:p>
          </table:table-cell>
          <table:table-cell office:value-type="string" calcext:value-type="string">
            <text:p>pc_3210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1015</text:p>
          </table:table-cell>
          <table:table-cell office:value-type="string" calcext:value-type="string">
            <text:p>EN BIENES MUEBLES</text:p>
          </table:table-cell>
          <table:table-cell office:value-type="float" office:value="321015" calcext:value-type="float">
            <text:p>321015</text:p>
          </table:table-cell>
          <table:table-cell office:value-type="string" calcext:value-type="string">
            <text:p>pc_3210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1020</text:p>
          </table:table-cell>
          <table:table-cell office:value-type="string" calcext:value-type="string">
            <text:p>EN BIENES INMUEBLES</text:p>
          </table:table-cell>
          <table:table-cell office:value-type="float" office:value="321020" calcext:value-type="float">
            <text:p>321020</text:p>
          </table:table-cell>
          <table:table-cell office:value-type="string" calcext:value-type="string">
            <text:p>pc_3210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1025</text:p>
          </table:table-cell>
          <table:table-cell office:value-type="string" calcext:value-type="string">
            <text:p>EN INTANGIBLES</text:p>
          </table:table-cell>
          <table:table-cell office:value-type="float" office:value="321025" calcext:value-type="float">
            <text:p>321025</text:p>
          </table:table-cell>
          <table:table-cell office:value-type="string" calcext:value-type="string">
            <text:p>pc_3210</text:p>
          </table:table-cell>
          <table:table-cell office:value-type="string" calcext:value-type="string">
            <text:p>co_balance_21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15</text:p>
          </table:table-cell>
          <table:table-cell office:value-type="string" calcext:value-type="string">
            <text:p>CRÉDITO MERCANTIL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pc_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220</text:p>
          </table:table-cell>
          <table:table-cell office:value-type="string" calcext:value-type="string">
            <text:p>KNOW HOW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pc_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225</text:p>
          </table:table-cell>
          <table:table-cell office:value-type="string" calcext:value-type="string">
            <text:p>SUPERÁVIT MÉTODO DE PARTICIPACIÓN</text:p>
          </table:table-cell>
          <table:table-cell office:value-type="float" office:value="3225" calcext:value-type="float">
            <text:p>3225</text:p>
          </table:table-cell>
          <table:table-cell office:value-type="string" calcext:value-type="string">
            <text:p>pc_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22505</text:p>
          </table:table-cell>
          <table:table-cell office:value-type="string" calcext:value-type="string">
            <text:p>DE ACCIONES</text:p>
          </table:table-cell>
          <table:table-cell office:value-type="float" office:value="322505" calcext:value-type="float">
            <text:p>322505</text:p>
          </table:table-cell>
          <table:table-cell office:value-type="string" calcext:value-type="string">
            <text:p>pc_3225</text:p>
          </table:table-cell>
          <table:table-cell office:value-type="string" calcext:value-type="string">
            <text:p>co_balance_21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22510</text:p>
          </table:table-cell>
          <table:table-cell office:value-type="string" calcext:value-type="string">
            <text:p>DE CUOTAS O PARTES DE INTERÉS SOCIAL</text:p>
          </table:table-cell>
          <table:table-cell office:value-type="float" office:value="322510" calcext:value-type="float">
            <text:p>322510</text:p>
          </table:table-cell>
          <table:table-cell office:value-type="string" calcext:value-type="string">
            <text:p>pc_3225</text:p>
          </table:table-cell>
          <table:table-cell office:value-type="string" calcext:value-type="string">
            <text:p>co_balance_21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</text:p>
          </table:table-cell>
          <table:table-cell office:value-type="string" calcext:value-type="string">
            <text:p>RESERV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c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305</text:p>
          </table:table-cell>
          <table:table-cell office:value-type="string" calcext:value-type="string">
            <text:p>RESERVAS OBLIGATORIAS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pc_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30505</text:p>
          </table:table-cell>
          <table:table-cell office:value-type="string" calcext:value-type="string">
            <text:p>RESERVA LEGAL</text:p>
          </table:table-cell>
          <table:table-cell office:value-type="float" office:value="330505" calcext:value-type="float">
            <text:p>330505</text:p>
          </table:table-cell>
          <table:table-cell office:value-type="string" calcext:value-type="string">
            <text:p>pc_3305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0510</text:p>
          </table:table-cell>
          <table:table-cell office:value-type="string" calcext:value-type="string">
            <text:p>RESERVAS POR DISPOSICIONES FISCALES</text:p>
          </table:table-cell>
          <table:table-cell office:value-type="float" office:value="330510" calcext:value-type="float">
            <text:p>330510</text:p>
          </table:table-cell>
          <table:table-cell office:value-type="string" calcext:value-type="string">
            <text:p>pc_3305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0515</text:p>
          </table:table-cell>
          <table:table-cell office:value-type="string" calcext:value-type="string">
            <text:p>RESERVA PARA READQUISICIÓN DE ACCIONES</text:p>
          </table:table-cell>
          <table:table-cell office:value-type="float" office:value="330515" calcext:value-type="float">
            <text:p>330515</text:p>
          </table:table-cell>
          <table:table-cell office:value-type="string" calcext:value-type="string">
            <text:p>pc_3305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0516</text:p>
          </table:table-cell>
          <table:table-cell office:value-type="string" calcext:value-type="string">
            <text:p>ACCIONES PROPIAS READQUIRIDAS (DB)</text:p>
          </table:table-cell>
          <table:table-cell office:value-type="float" office:value="330516" calcext:value-type="float">
            <text:p>330516</text:p>
          </table:table-cell>
          <table:table-cell office:value-type="string" calcext:value-type="string">
            <text:p>pc_3305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0517</text:p>
          </table:table-cell>
          <table:table-cell office:value-type="string" calcext:value-type="string">
            <text:p>RESERVA PARA READQUISICIÓN DE CUOTAS O PARTES DE INTERÉS SOCIAL</text:p>
          </table:table-cell>
          <table:table-cell office:value-type="float" office:value="330517" calcext:value-type="float">
            <text:p>330517</text:p>
          </table:table-cell>
          <table:table-cell office:value-type="string" calcext:value-type="string">
            <text:p>pc_3305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0518</text:p>
          </table:table-cell>
          <table:table-cell office:value-type="string" calcext:value-type="string">
            <text:p>CUOTAS O PARTES DE INTERÉS SOCIAL PROPIAS READQUIRIDAS (DB)</text:p>
          </table:table-cell>
          <table:table-cell office:value-type="float" office:value="330518" calcext:value-type="float">
            <text:p>330518</text:p>
          </table:table-cell>
          <table:table-cell office:value-type="string" calcext:value-type="string">
            <text:p>pc_3305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10</text:p>
          </table:table-cell>
          <table:table-cell office:value-type="string" calcext:value-type="string">
            <text:p>RESERVAS ESTATUTARIAS</text:p>
          </table:table-cell>
          <table:table-cell office:value-type="float" office:value="3310" calcext:value-type="float">
            <text:p>3310</text:p>
          </table:table-cell>
          <table:table-cell office:value-type="string" calcext:value-type="string">
            <text:p>pc_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31005</text:p>
          </table:table-cell>
          <table:table-cell office:value-type="string" calcext:value-type="string">
            <text:p>PARA FUTURAS CAPITALIZACIONES</text:p>
          </table:table-cell>
          <table:table-cell office:value-type="float" office:value="331005" calcext:value-type="float">
            <text:p>331005</text:p>
          </table:table-cell>
          <table:table-cell office:value-type="string" calcext:value-type="string">
            <text:p>pc_3310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1010</text:p>
          </table:table-cell>
          <table:table-cell office:value-type="string" calcext:value-type="string">
            <text:p>PARA REPOSICIÓN DE ACTIVOS</text:p>
          </table:table-cell>
          <table:table-cell office:value-type="float" office:value="331010" calcext:value-type="float">
            <text:p>331010</text:p>
          </table:table-cell>
          <table:table-cell office:value-type="string" calcext:value-type="string">
            <text:p>pc_3310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1015</text:p>
          </table:table-cell>
          <table:table-cell office:value-type="string" calcext:value-type="string">
            <text:p>PARA FUTUROS ENSANCHES</text:p>
          </table:table-cell>
          <table:table-cell office:value-type="float" office:value="331015" calcext:value-type="float">
            <text:p>331015</text:p>
          </table:table-cell>
          <table:table-cell office:value-type="string" calcext:value-type="string">
            <text:p>pc_3310</text:p>
          </table:table-cell>
          <table:table-cell office:value-type="string" calcext:value-type="string">
            <text:p>co_balance_211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3315</text:p>
          </table:table-cell>
          <table:table-cell office:value-type="string" calcext:value-type="string">
            <text:p>RESERVAS OCASIONALES</text:p>
          </table:table-cell>
          <table:table-cell office:value-type="float" office:value="3315" calcext:value-type="float">
            <text:p>3315</text:p>
          </table:table-cell>
          <table:table-cell office:value-type="string" calcext:value-type="string">
            <text:p>pc_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4</text:p>
          </table:table-cell>
          <table:table-cell office:value-type="string" calcext:value-type="string">
            <text:p>REVALORIZACIÓN DEL PATRIMONI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c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410</text:p>
          </table:table-cell>
          <table:table-cell office:value-type="string" calcext:value-type="string">
            <text:p>SANEAMIENTO FISCAL</text:p>
          </table:table-cell>
          <table:table-cell office:value-type="float" office:value="3410" calcext:value-type="float">
            <text:p>3410</text:p>
          </table:table-cell>
          <table:table-cell office:value-type="string" calcext:value-type="string">
            <text:p>pc_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5</text:p>
          </table:table-cell>
          <table:table-cell office:value-type="string" calcext:value-type="string">
            <text:p>DIVIDENDOS O PARTICIPACIONES DECRETADOS EN ACCIONES, CUOTAS O PARTES DE INTERÉS SOCIA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c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505</text:p>
          </table:table-cell>
          <table:table-cell office:value-type="string" calcext:value-type="string">
            <text:p>DIVIDENDOS DECRETADOS EN ACCIONES</text:p>
          </table:table-cell>
          <table:table-cell office:value-type="float" office:value="3505" calcext:value-type="float">
            <text:p>3505</text:p>
          </table:table-cell>
          <table:table-cell office:value-type="string" calcext:value-type="string">
            <text:p>pc_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510</text:p>
          </table:table-cell>
          <table:table-cell office:value-type="string" calcext:value-type="string">
            <text:p>PARTICIPACIONES DECRETADAS EN CUOTAS O PARTES DE INTERÉS SOCIAL</text:p>
          </table:table-cell>
          <table:table-cell office:value-type="float" office:value="3510" calcext:value-type="float">
            <text:p>3510</text:p>
          </table:table-cell>
          <table:table-cell office:value-type="string" calcext:value-type="string">
            <text:p>pc_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6</text:p>
          </table:table-cell>
          <table:table-cell office:value-type="string" calcext:value-type="string">
            <text:p>RESULTADOS DEL EJERCICI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c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605</text:p>
          </table:table-cell>
          <table:table-cell office:value-type="string" calcext:value-type="string">
            <text:p>UTILIDAD DEL EJERCICIO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pc_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610</text:p>
          </table:table-cell>
          <table:table-cell office:value-type="string" calcext:value-type="string">
            <text:p>PÉRDIDA DEL EJERCICIO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pc_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7</text:p>
          </table:table-cell>
          <table:table-cell office:value-type="string" calcext:value-type="string">
            <text:p>RESULTADOS DE EJERCICIOS ANTERIOR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c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705</text:p>
          </table:table-cell>
          <table:table-cell office:value-type="string" calcext:value-type="string">
            <text:p>UTILIDADES ACUMULADAS</text:p>
          </table:table-cell>
          <table:table-cell office:value-type="float" office:value="3705" calcext:value-type="float">
            <text:p>3705</text:p>
          </table:table-cell>
          <table:table-cell office:value-type="string" calcext:value-type="string">
            <text:p>pc_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710</text:p>
          </table:table-cell>
          <table:table-cell office:value-type="string" calcext:value-type="string">
            <text:p>PÉRDIDAS ACUMULADAS</text:p>
          </table:table-cell>
          <table:table-cell office:value-type="float" office:value="3710" calcext:value-type="float">
            <text:p>3710</text:p>
          </table:table-cell>
          <table:table-cell office:value-type="string" calcext:value-type="string">
            <text:p>pc_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8</text:p>
          </table:table-cell>
          <table:table-cell office:value-type="string" calcext:value-type="string">
            <text:p>SUPERÁVIT POR VALORIZACION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c_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805</text:p>
          </table:table-cell>
          <table:table-cell office:value-type="string" calcext:value-type="string">
            <text:p>DE INVERSIONES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pc_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810</text:p>
          </table:table-cell>
          <table:table-cell office:value-type="string" calcext:value-type="string">
            <text:p>DE PROPIEDADES, PLANTA Y EQUIPO</text:p>
          </table:table-cell>
          <table:table-cell office:value-type="float" office:value="3810" calcext:value-type="float">
            <text:p>3810</text:p>
          </table:table-cell>
          <table:table-cell office:value-type="string" calcext:value-type="string">
            <text:p>pc_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3895</text:p>
          </table:table-cell>
          <table:table-cell office:value-type="string" calcext:value-type="string">
            <text:p>DE OTROS ACTIVOS</text:p>
          </table:table-cell>
          <table:table-cell office:value-type="float" office:value="3895" calcext:value-type="float">
            <text:p>3895</text:p>
          </table:table-cell>
          <table:table-cell office:value-type="string" calcext:value-type="string">
            <text:p>pc_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4</text:p>
          </table:table-cell>
          <table:table-cell office:value-type="string" calcext:value-type="string">
            <text:p>INGRESO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41</text:p>
          </table:table-cell>
          <table:table-cell office:value-type="string" calcext:value-type="string">
            <text:p>OPERACIONAL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c_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42</text:p>
          </table:table-cell>
          <table:table-cell office:value-type="string" calcext:value-type="string">
            <text:p>NO OPERACIONAL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c_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</text:p>
          </table:table-cell>
          <table:table-cell office:value-type="string" calcext:value-type="string">
            <text:p>GASTO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</text:p>
          </table:table-cell>
          <table:table-cell office:value-type="string" calcext:value-type="string">
            <text:p>OPERACIONALES DE ADMINISTRACIÓ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c_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05</text:p>
          </table:table-cell>
          <table:table-cell office:value-type="string" calcext:value-type="string">
            <text:p>GASTOS DE PERSONAL</text:p>
          </table:table-cell>
          <table:table-cell office:value-type="float" office:value="5105" calcext:value-type="float">
            <text:p>5105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0503</text:p>
          </table:table-cell>
          <table:table-cell office:value-type="string" calcext:value-type="string">
            <text:p>SALARIO INTEGRAL</text:p>
          </table:table-cell>
          <table:table-cell office:value-type="float" office:value="510503" calcext:value-type="float">
            <text:p>510503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06</text:p>
          </table:table-cell>
          <table:table-cell office:value-type="string" calcext:value-type="string">
            <text:p>SUELDOS</text:p>
          </table:table-cell>
          <table:table-cell office:value-type="float" office:value="510506" calcext:value-type="float">
            <text:p>510506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12</text:p>
          </table:table-cell>
          <table:table-cell office:value-type="string" calcext:value-type="string">
            <text:p>JORNALES</text:p>
          </table:table-cell>
          <table:table-cell office:value-type="float" office:value="510512" calcext:value-type="float">
            <text:p>510512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15</text:p>
          </table:table-cell>
          <table:table-cell office:value-type="string" calcext:value-type="string">
            <text:p>HORAS EXTRAS Y RECARGOS</text:p>
          </table:table-cell>
          <table:table-cell office:value-type="float" office:value="510515" calcext:value-type="float">
            <text:p>510515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18</text:p>
          </table:table-cell>
          <table:table-cell office:value-type="string" calcext:value-type="string">
            <text:p>COMISIONES</text:p>
          </table:table-cell>
          <table:table-cell office:value-type="float" office:value="510518" calcext:value-type="float">
            <text:p>510518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21</text:p>
          </table:table-cell>
          <table:table-cell office:value-type="string" calcext:value-type="string">
            <text:p>VIÁTICOS</text:p>
          </table:table-cell>
          <table:table-cell office:value-type="float" office:value="510521" calcext:value-type="float">
            <text:p>510521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24</text:p>
          </table:table-cell>
          <table:table-cell office:value-type="string" calcext:value-type="string">
            <text:p>INCAPACIDADES</text:p>
          </table:table-cell>
          <table:table-cell office:value-type="float" office:value="510524" calcext:value-type="float">
            <text:p>510524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27</text:p>
          </table:table-cell>
          <table:table-cell office:value-type="string" calcext:value-type="string">
            <text:p>AUXILIO DE TRANSPORTE</text:p>
          </table:table-cell>
          <table:table-cell office:value-type="float" office:value="510527" calcext:value-type="float">
            <text:p>510527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30</text:p>
          </table:table-cell>
          <table:table-cell office:value-type="string" calcext:value-type="string">
            <text:p>CESANTÍAS</text:p>
          </table:table-cell>
          <table:table-cell office:value-type="float" office:value="510530" calcext:value-type="float">
            <text:p>510530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33</text:p>
          </table:table-cell>
          <table:table-cell office:value-type="string" calcext:value-type="string">
            <text:p>INTERESES SOBRE CESANTÍAS</text:p>
          </table:table-cell>
          <table:table-cell office:value-type="float" office:value="510533" calcext:value-type="float">
            <text:p>510533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36</text:p>
          </table:table-cell>
          <table:table-cell office:value-type="string" calcext:value-type="string">
            <text:p>PRIMA DE SERVICIOS</text:p>
          </table:table-cell>
          <table:table-cell office:value-type="float" office:value="510536" calcext:value-type="float">
            <text:p>510536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39</text:p>
          </table:table-cell>
          <table:table-cell office:value-type="string" calcext:value-type="string">
            <text:p>VACACIONES</text:p>
          </table:table-cell>
          <table:table-cell office:value-type="float" office:value="510539" calcext:value-type="float">
            <text:p>510539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42</text:p>
          </table:table-cell>
          <table:table-cell office:value-type="string" calcext:value-type="string">
            <text:p>PRIMAS EXTRALEGALES</text:p>
          </table:table-cell>
          <table:table-cell office:value-type="float" office:value="510542" calcext:value-type="float">
            <text:p>510542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45</text:p>
          </table:table-cell>
          <table:table-cell office:value-type="string" calcext:value-type="string">
            <text:p>AUXILIOS</text:p>
          </table:table-cell>
          <table:table-cell office:value-type="float" office:value="510545" calcext:value-type="float">
            <text:p>510545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48</text:p>
          </table:table-cell>
          <table:table-cell office:value-type="string" calcext:value-type="string">
            <text:p>BONIFICACIONES</text:p>
          </table:table-cell>
          <table:table-cell office:value-type="float" office:value="510548" calcext:value-type="float">
            <text:p>510548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51</text:p>
          </table:table-cell>
          <table:table-cell office:value-type="string" calcext:value-type="string">
            <text:p>DOTACIÓN Y SUMINISTRO A TRABAJADORES</text:p>
          </table:table-cell>
          <table:table-cell office:value-type="float" office:value="510551" calcext:value-type="float">
            <text:p>510551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54</text:p>
          </table:table-cell>
          <table:table-cell office:value-type="string" calcext:value-type="string">
            <text:p>SEGUROS</text:p>
          </table:table-cell>
          <table:table-cell office:value-type="float" office:value="510554" calcext:value-type="float">
            <text:p>510554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57</text:p>
          </table:table-cell>
          <table:table-cell office:value-type="string" calcext:value-type="string">
            <text:p>CUOTAS PARTES PENSIONES DE JUBILACIÓN</text:p>
          </table:table-cell>
          <table:table-cell office:value-type="float" office:value="510557" calcext:value-type="float">
            <text:p>510557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58</text:p>
          </table:table-cell>
          <table:table-cell office:value-type="string" calcext:value-type="string">
            <text:p>AMORTIZACIÓN CÁLCULO ACTUARIAL PENSIONES DE JUBILACIÓN</text:p>
          </table:table-cell>
          <table:table-cell office:value-type="float" office:value="510558" calcext:value-type="float">
            <text:p>510558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59</text:p>
          </table:table-cell>
          <table:table-cell office:value-type="string" calcext:value-type="string">
            <text:p>PENSIONES DE JUBILACIÓN</text:p>
          </table:table-cell>
          <table:table-cell office:value-type="float" office:value="510559" calcext:value-type="float">
            <text:p>510559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60</text:p>
          </table:table-cell>
          <table:table-cell office:value-type="string" calcext:value-type="string">
            <text:p>INDEMNIZACIONES LABORALES</text:p>
          </table:table-cell>
          <table:table-cell office:value-type="float" office:value="510560" calcext:value-type="float">
            <text:p>510560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61</text:p>
          </table:table-cell>
          <table:table-cell office:value-type="string" calcext:value-type="string">
            <text:p>AMORTIZACIÓN BONOS PENSIONALES</text:p>
          </table:table-cell>
          <table:table-cell office:value-type="float" office:value="510561" calcext:value-type="float">
            <text:p>510561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62</text:p>
          </table:table-cell>
          <table:table-cell office:value-type="string" calcext:value-type="string">
            <text:p>AMORTIZACIÓN TÍTULOS PENSIONALES</text:p>
          </table:table-cell>
          <table:table-cell office:value-type="float" office:value="510562" calcext:value-type="float">
            <text:p>510562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63</text:p>
          </table:table-cell>
          <table:table-cell office:value-type="string" calcext:value-type="string">
            <text:p>CAPACITACIÓN AL PERSONAL</text:p>
          </table:table-cell>
          <table:table-cell office:value-type="float" office:value="510563" calcext:value-type="float">
            <text:p>510563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66</text:p>
          </table:table-cell>
          <table:table-cell office:value-type="string" calcext:value-type="string">
            <text:p>GASTOS DEPORTIVOS Y DE RECREACIÓN</text:p>
          </table:table-cell>
          <table:table-cell office:value-type="float" office:value="510566" calcext:value-type="float">
            <text:p>510566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68</text:p>
          </table:table-cell>
          <table:table-cell office:value-type="string" calcext:value-type="string">
            <text:p>APORTES A ADMINISTRADORAS DE RIESGOS PROFESIONALES, ARP</text:p>
          </table:table-cell>
          <table:table-cell office:value-type="float" office:value="510568" calcext:value-type="float">
            <text:p>510568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69</text:p>
          </table:table-cell>
          <table:table-cell office:value-type="string" calcext:value-type="string">
            <text:p>APORTES A ENTIDADES PROMOTORAS DE SALUD, EPS</text:p>
          </table:table-cell>
          <table:table-cell office:value-type="float" office:value="510569" calcext:value-type="float">
            <text:p>510569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70</text:p>
          </table:table-cell>
          <table:table-cell office:value-type="string" calcext:value-type="string">
            <text:p>APORTES A FONDOS DE PENSIONES Y/O CESANTÍAS</text:p>
          </table:table-cell>
          <table:table-cell office:value-type="float" office:value="510570" calcext:value-type="float">
            <text:p>510570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72</text:p>
          </table:table-cell>
          <table:table-cell office:value-type="string" calcext:value-type="string">
            <text:p>APORTES CAJAS DE COMPENSACIÓN FAMILIAR</text:p>
          </table:table-cell>
          <table:table-cell office:value-type="float" office:value="510572" calcext:value-type="float">
            <text:p>510572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75</text:p>
          </table:table-cell>
          <table:table-cell office:value-type="string" calcext:value-type="string">
            <text:p>APORTES ICBF</text:p>
          </table:table-cell>
          <table:table-cell office:value-type="float" office:value="510575" calcext:value-type="float">
            <text:p>510575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78</text:p>
          </table:table-cell>
          <table:table-cell office:value-type="string" calcext:value-type="string">
            <text:p>SENA</text:p>
          </table:table-cell>
          <table:table-cell office:value-type="float" office:value="510578" calcext:value-type="float">
            <text:p>510578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81</text:p>
          </table:table-cell>
          <table:table-cell office:value-type="string" calcext:value-type="string">
            <text:p>APORTES SINDICALES</text:p>
          </table:table-cell>
          <table:table-cell office:value-type="float" office:value="510581" calcext:value-type="float">
            <text:p>510581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84</text:p>
          </table:table-cell>
          <table:table-cell office:value-type="string" calcext:value-type="string">
            <text:p>GASTOS MÉDICOS Y DROGAS</text:p>
          </table:table-cell>
          <table:table-cell office:value-type="float" office:value="510584" calcext:value-type="float">
            <text:p>510584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0595</text:p>
          </table:table-cell>
          <table:table-cell office:value-type="string" calcext:value-type="string">
            <text:p>OTROS</text:p>
          </table:table-cell>
          <table:table-cell office:value-type="float" office:value="510595" calcext:value-type="float">
            <text:p>510595</text:p>
          </table:table-cell>
          <table:table-cell office:value-type="string" calcext:value-type="string">
            <text:p>pc_510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0</text:p>
          </table:table-cell>
          <table:table-cell office:value-type="string" calcext:value-type="string">
            <text:p>HONORARIOS</text:p>
          </table:table-cell>
          <table:table-cell office:value-type="float" office:value="5110" calcext:value-type="float">
            <text:p>5110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1005</text:p>
          </table:table-cell>
          <table:table-cell office:value-type="string" calcext:value-type="string">
            <text:p>JUNTA DIRECTIVA</text:p>
          </table:table-cell>
          <table:table-cell office:value-type="float" office:value="511005" calcext:value-type="float">
            <text:p>511005</text:p>
          </table:table-cell>
          <table:table-cell office:value-type="string" calcext:value-type="string">
            <text:p>pc_511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010</text:p>
          </table:table-cell>
          <table:table-cell office:value-type="string" calcext:value-type="string">
            <text:p>REVISORÍA FISCAL</text:p>
          </table:table-cell>
          <table:table-cell office:value-type="float" office:value="511010" calcext:value-type="float">
            <text:p>511010</text:p>
          </table:table-cell>
          <table:table-cell office:value-type="string" calcext:value-type="string">
            <text:p>pc_511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015</text:p>
          </table:table-cell>
          <table:table-cell office:value-type="string" calcext:value-type="string">
            <text:p>AUDITORÍA EXTERNA</text:p>
          </table:table-cell>
          <table:table-cell office:value-type="float" office:value="511015" calcext:value-type="float">
            <text:p>511015</text:p>
          </table:table-cell>
          <table:table-cell office:value-type="string" calcext:value-type="string">
            <text:p>pc_511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020</text:p>
          </table:table-cell>
          <table:table-cell office:value-type="string" calcext:value-type="string">
            <text:p>AVALÚOS</text:p>
          </table:table-cell>
          <table:table-cell office:value-type="float" office:value="511020" calcext:value-type="float">
            <text:p>511020</text:p>
          </table:table-cell>
          <table:table-cell office:value-type="string" calcext:value-type="string">
            <text:p>pc_511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025</text:p>
          </table:table-cell>
          <table:table-cell office:value-type="string" calcext:value-type="string">
            <text:p>ASESORÍA JURÍDICA</text:p>
          </table:table-cell>
          <table:table-cell office:value-type="float" office:value="511025" calcext:value-type="float">
            <text:p>511025</text:p>
          </table:table-cell>
          <table:table-cell office:value-type="string" calcext:value-type="string">
            <text:p>pc_511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030</text:p>
          </table:table-cell>
          <table:table-cell office:value-type="string" calcext:value-type="string">
            <text:p>ASESORÍA FINANCIERA</text:p>
          </table:table-cell>
          <table:table-cell office:value-type="float" office:value="511030" calcext:value-type="float">
            <text:p>511030</text:p>
          </table:table-cell>
          <table:table-cell office:value-type="string" calcext:value-type="string">
            <text:p>pc_511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035</text:p>
          </table:table-cell>
          <table:table-cell office:value-type="string" calcext:value-type="string">
            <text:p>ASESORÍA TÉCNICA</text:p>
          </table:table-cell>
          <table:table-cell office:value-type="float" office:value="511035" calcext:value-type="float">
            <text:p>511035</text:p>
          </table:table-cell>
          <table:table-cell office:value-type="string" calcext:value-type="string">
            <text:p>pc_511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095</text:p>
          </table:table-cell>
          <table:table-cell office:value-type="string" calcext:value-type="string">
            <text:p>OTROS</text:p>
          </table:table-cell>
          <table:table-cell office:value-type="float" office:value="511095" calcext:value-type="float">
            <text:p>511095</text:p>
          </table:table-cell>
          <table:table-cell office:value-type="string" calcext:value-type="string">
            <text:p>pc_511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</text:p>
          </table:table-cell>
          <table:table-cell office:value-type="string" calcext:value-type="string">
            <text:p>IMPUESTOS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1505</text:p>
          </table:table-cell>
          <table:table-cell office:value-type="string" calcext:value-type="string">
            <text:p>INDUSTRIA Y COMERCIO</text:p>
          </table:table-cell>
          <table:table-cell office:value-type="float" office:value="511505" calcext:value-type="float">
            <text:p>511505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10</text:p>
          </table:table-cell>
          <table:table-cell office:value-type="string" calcext:value-type="string">
            <text:p>DE TIMBRES</text:p>
          </table:table-cell>
          <table:table-cell office:value-type="float" office:value="511510" calcext:value-type="float">
            <text:p>511510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15</text:p>
          </table:table-cell>
          <table:table-cell office:value-type="string" calcext:value-type="string">
            <text:p>A LA PROPIEDAD RAÍZ</text:p>
          </table:table-cell>
          <table:table-cell office:value-type="float" office:value="511515" calcext:value-type="float">
            <text:p>511515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20</text:p>
          </table:table-cell>
          <table:table-cell office:value-type="string" calcext:value-type="string">
            <text:p>DERECHOS SOBRE INSTRUMENTOS PÚBLICOS</text:p>
          </table:table-cell>
          <table:table-cell office:value-type="float" office:value="511520" calcext:value-type="float">
            <text:p>511520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25</text:p>
          </table:table-cell>
          <table:table-cell office:value-type="string" calcext:value-type="string">
            <text:p>DE VALORIZACIÓN</text:p>
          </table:table-cell>
          <table:table-cell office:value-type="float" office:value="511525" calcext:value-type="float">
            <text:p>511525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30</text:p>
          </table:table-cell>
          <table:table-cell office:value-type="string" calcext:value-type="string">
            <text:p>DE TURISMO</text:p>
          </table:table-cell>
          <table:table-cell office:value-type="float" office:value="511530" calcext:value-type="float">
            <text:p>511530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35</text:p>
          </table:table-cell>
          <table:table-cell office:value-type="string" calcext:value-type="string">
            <text:p>TASA POR UTILIZACIÓN DE PUERTOS</text:p>
          </table:table-cell>
          <table:table-cell office:value-type="float" office:value="511535" calcext:value-type="float">
            <text:p>511535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40</text:p>
          </table:table-cell>
          <table:table-cell office:value-type="string" calcext:value-type="string">
            <text:p>DE VEHÍCULOS</text:p>
          </table:table-cell>
          <table:table-cell office:value-type="float" office:value="511540" calcext:value-type="float">
            <text:p>511540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45</text:p>
          </table:table-cell>
          <table:table-cell office:value-type="string" calcext:value-type="string">
            <text:p>DE ESPECTÁCULOS PÚBLICOS</text:p>
          </table:table-cell>
          <table:table-cell office:value-type="float" office:value="511545" calcext:value-type="float">
            <text:p>511545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50</text:p>
          </table:table-cell>
          <table:table-cell office:value-type="string" calcext:value-type="string">
            <text:p>CUOTAS DE FOMENTO</text:p>
          </table:table-cell>
          <table:table-cell office:value-type="float" office:value="511550" calcext:value-type="float">
            <text:p>511550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70</text:p>
          </table:table-cell>
          <table:table-cell office:value-type="string" calcext:value-type="string">
            <text:p>IVA DESCONTABLE</text:p>
          </table:table-cell>
          <table:table-cell office:value-type="float" office:value="511570" calcext:value-type="float">
            <text:p>511570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1595</text:p>
          </table:table-cell>
          <table:table-cell office:value-type="string" calcext:value-type="string">
            <text:p>OTROS</text:p>
          </table:table-cell>
          <table:table-cell office:value-type="float" office:value="511595" calcext:value-type="float">
            <text:p>511595</text:p>
          </table:table-cell>
          <table:table-cell office:value-type="string" calcext:value-type="string">
            <text:p>pc_511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0</text:p>
          </table:table-cell>
          <table:table-cell office:value-type="string" calcext:value-type="string">
            <text:p>ARRENDAMIENTOS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2005</text:p>
          </table:table-cell>
          <table:table-cell office:value-type="string" calcext:value-type="string">
            <text:p>TERRENOS</text:p>
          </table:table-cell>
          <table:table-cell office:value-type="float" office:value="512005" calcext:value-type="float">
            <text:p>512005</text:p>
          </table:table-cell>
          <table:table-cell office:value-type="string" calcext:value-type="string">
            <text:p>pc_512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010</text:p>
          </table:table-cell>
          <table:table-cell office:value-type="string" calcext:value-type="string">
            <text:p>CONSTRUCCIONES Y EDIFICACIONES</text:p>
          </table:table-cell>
          <table:table-cell office:value-type="float" office:value="512010" calcext:value-type="float">
            <text:p>512010</text:p>
          </table:table-cell>
          <table:table-cell office:value-type="string" calcext:value-type="string">
            <text:p>pc_512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015</text:p>
          </table:table-cell>
          <table:table-cell office:value-type="string" calcext:value-type="string">
            <text:p>MAQUINARIA Y EQUIPO</text:p>
          </table:table-cell>
          <table:table-cell office:value-type="float" office:value="512015" calcext:value-type="float">
            <text:p>512015</text:p>
          </table:table-cell>
          <table:table-cell office:value-type="string" calcext:value-type="string">
            <text:p>pc_512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020</text:p>
          </table:table-cell>
          <table:table-cell office:value-type="string" calcext:value-type="string">
            <text:p>EQUIPO DE OFICINA</text:p>
          </table:table-cell>
          <table:table-cell office:value-type="float" office:value="512020" calcext:value-type="float">
            <text:p>512020</text:p>
          </table:table-cell>
          <table:table-cell office:value-type="string" calcext:value-type="string">
            <text:p>pc_512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025</text:p>
          </table:table-cell>
          <table:table-cell office:value-type="string" calcext:value-type="string">
            <text:p>EQUIPO DE COMPUTACIÓN Y COMUNICACIÓN</text:p>
          </table:table-cell>
          <table:table-cell office:value-type="float" office:value="512025" calcext:value-type="float">
            <text:p>512025</text:p>
          </table:table-cell>
          <table:table-cell office:value-type="string" calcext:value-type="string">
            <text:p>pc_512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030</text:p>
          </table:table-cell>
          <table:table-cell office:value-type="string" calcext:value-type="string">
            <text:p>EQUIPO MÉDICO-CIENTÍFICO</text:p>
          </table:table-cell>
          <table:table-cell office:value-type="float" office:value="512030" calcext:value-type="float">
            <text:p>512030</text:p>
          </table:table-cell>
          <table:table-cell office:value-type="string" calcext:value-type="string">
            <text:p>pc_512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035</text:p>
          </table:table-cell>
          <table:table-cell office:value-type="string" calcext:value-type="string">
            <text:p>EQUIPO DE HOTELES Y RESTAURANTES</text:p>
          </table:table-cell>
          <table:table-cell office:value-type="float" office:value="512035" calcext:value-type="float">
            <text:p>512035</text:p>
          </table:table-cell>
          <table:table-cell office:value-type="string" calcext:value-type="string">
            <text:p>pc_512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040</text:p>
          </table:table-cell>
          <table:table-cell office:value-type="string" calcext:value-type="string">
            <text:p>FLOTA Y EQUIPO DE TRANSPORTE</text:p>
          </table:table-cell>
          <table:table-cell office:value-type="float" office:value="512040" calcext:value-type="float">
            <text:p>512040</text:p>
          </table:table-cell>
          <table:table-cell office:value-type="string" calcext:value-type="string">
            <text:p>pc_512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5</text:p>
          </table:table-cell>
          <table:table-cell office:value-type="string" calcext:value-type="string">
            <text:p>CONTRIBUCIONES Y AFILIACIONES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2505</text:p>
          </table:table-cell>
          <table:table-cell office:value-type="string" calcext:value-type="string">
            <text:p>CONTRIBUCIONES</text:p>
          </table:table-cell>
          <table:table-cell office:value-type="float" office:value="512505" calcext:value-type="float">
            <text:p>512505</text:p>
          </table:table-cell>
          <table:table-cell office:value-type="string" calcext:value-type="string">
            <text:p>pc_512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2510</text:p>
          </table:table-cell>
          <table:table-cell office:value-type="string" calcext:value-type="string">
            <text:p>AFILIACIONES Y SOSTENIMIENTO</text:p>
          </table:table-cell>
          <table:table-cell office:value-type="float" office:value="512510" calcext:value-type="float">
            <text:p>512510</text:p>
          </table:table-cell>
          <table:table-cell office:value-type="string" calcext:value-type="string">
            <text:p>pc_512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</text:p>
          </table:table-cell>
          <table:table-cell office:value-type="string" calcext:value-type="string">
            <text:p>SEGUROS</text:p>
          </table:table-cell>
          <table:table-cell office:value-type="float" office:value="5130" calcext:value-type="float">
            <text:p>5130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3005</text:p>
          </table:table-cell>
          <table:table-cell office:value-type="string" calcext:value-type="string">
            <text:p>MANEJO</text:p>
          </table:table-cell>
          <table:table-cell office:value-type="float" office:value="513005" calcext:value-type="float">
            <text:p>513005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10</text:p>
          </table:table-cell>
          <table:table-cell office:value-type="string" calcext:value-type="string">
            <text:p>CUMPLIMIENTO</text:p>
          </table:table-cell>
          <table:table-cell office:value-type="float" office:value="513010" calcext:value-type="float">
            <text:p>513010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15</text:p>
          </table:table-cell>
          <table:table-cell office:value-type="string" calcext:value-type="string">
            <text:p>CORRIENTE DÉBIL</text:p>
          </table:table-cell>
          <table:table-cell office:value-type="float" office:value="513015" calcext:value-type="float">
            <text:p>513015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20</text:p>
          </table:table-cell>
          <table:table-cell office:value-type="string" calcext:value-type="string">
            <text:p>VIDA COLECTIVA</text:p>
          </table:table-cell>
          <table:table-cell office:value-type="float" office:value="513020" calcext:value-type="float">
            <text:p>513020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25</text:p>
          </table:table-cell>
          <table:table-cell office:value-type="string" calcext:value-type="string">
            <text:p>INCENDIO</text:p>
          </table:table-cell>
          <table:table-cell office:value-type="float" office:value="513025" calcext:value-type="float">
            <text:p>513025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30</text:p>
          </table:table-cell>
          <table:table-cell office:value-type="string" calcext:value-type="string">
            <text:p>TERREMOTO</text:p>
          </table:table-cell>
          <table:table-cell office:value-type="float" office:value="513030" calcext:value-type="float">
            <text:p>513030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35</text:p>
          </table:table-cell>
          <table:table-cell office:value-type="string" calcext:value-type="string">
            <text:p>SUSTRACCIÓN Y HURTO</text:p>
          </table:table-cell>
          <table:table-cell office:value-type="float" office:value="513035" calcext:value-type="float">
            <text:p>513035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60</text:p>
          </table:table-cell>
          <table:table-cell office:value-type="string" calcext:value-type="string">
            <text:p>RESPONSABILIDAD CIVIL Y EXTRACONTRACTUAL</text:p>
          </table:table-cell>
          <table:table-cell office:value-type="float" office:value="513060" calcext:value-type="float">
            <text:p>513060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65</text:p>
          </table:table-cell>
          <table:table-cell office:value-type="string" calcext:value-type="string">
            <text:p>VUELO</text:p>
          </table:table-cell>
          <table:table-cell office:value-type="float" office:value="513065" calcext:value-type="float">
            <text:p>513065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70</text:p>
          </table:table-cell>
          <table:table-cell office:value-type="string" calcext:value-type="string">
            <text:p>ROTURA DE MAQUINARIA</text:p>
          </table:table-cell>
          <table:table-cell office:value-type="float" office:value="513070" calcext:value-type="float">
            <text:p>513070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75</text:p>
          </table:table-cell>
          <table:table-cell office:value-type="string" calcext:value-type="string">
            <text:p>OBLIGATORIO ACCIDENTE DE TRÁNSITO</text:p>
          </table:table-cell>
          <table:table-cell office:value-type="float" office:value="513075" calcext:value-type="float">
            <text:p>513075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80</text:p>
          </table:table-cell>
          <table:table-cell office:value-type="string" calcext:value-type="string">
            <text:p>LUCRO CESANTE</text:p>
          </table:table-cell>
          <table:table-cell office:value-type="float" office:value="513080" calcext:value-type="float">
            <text:p>513080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085</text:p>
          </table:table-cell>
          <table:table-cell office:value-type="string" calcext:value-type="string">
            <text:p>TRANSPORTE DE MERCANCÍA</text:p>
          </table:table-cell>
          <table:table-cell office:value-type="float" office:value="513085" calcext:value-type="float">
            <text:p>513085</text:p>
          </table:table-cell>
          <table:table-cell office:value-type="string" calcext:value-type="string">
            <text:p>pc_513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</text:p>
          </table:table-cell>
          <table:table-cell office:value-type="string" calcext:value-type="string">
            <text:p>SERVICIOS</text:p>
          </table:table-cell>
          <table:table-cell office:value-type="float" office:value="5135" calcext:value-type="float">
            <text:p>5135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3505</text:p>
          </table:table-cell>
          <table:table-cell office:value-type="string" calcext:value-type="string">
            <text:p>ASEO Y VIGILANCIA</text:p>
          </table:table-cell>
          <table:table-cell office:value-type="float" office:value="513505" calcext:value-type="float">
            <text:p>513505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10</text:p>
          </table:table-cell>
          <table:table-cell office:value-type="string" calcext:value-type="string">
            <text:p>TEMPORALES</text:p>
          </table:table-cell>
          <table:table-cell office:value-type="float" office:value="513510" calcext:value-type="float">
            <text:p>513510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15</text:p>
          </table:table-cell>
          <table:table-cell office:value-type="string" calcext:value-type="string">
            <text:p>ASISTENCIA TÉCNICA</text:p>
          </table:table-cell>
          <table:table-cell office:value-type="float" office:value="513515" calcext:value-type="float">
            <text:p>513515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20</text:p>
          </table:table-cell>
          <table:table-cell office:value-type="string" calcext:value-type="string">
            <text:p>PROCESAMIENTO ELECTRÓNICO DE DATOS</text:p>
          </table:table-cell>
          <table:table-cell office:value-type="float" office:value="513520" calcext:value-type="float">
            <text:p>513520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25</text:p>
          </table:table-cell>
          <table:table-cell office:value-type="string" calcext:value-type="string">
            <text:p>ACUEDUCTO Y ALCANTARILLADO</text:p>
          </table:table-cell>
          <table:table-cell office:value-type="float" office:value="513525" calcext:value-type="float">
            <text:p>513525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30</text:p>
          </table:table-cell>
          <table:table-cell office:value-type="string" calcext:value-type="string">
            <text:p>ENERGÍA ELÉCTRICA</text:p>
          </table:table-cell>
          <table:table-cell office:value-type="float" office:value="513530" calcext:value-type="float">
            <text:p>513530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35</text:p>
          </table:table-cell>
          <table:table-cell office:value-type="string" calcext:value-type="string">
            <text:p>TELÉFONO</text:p>
          </table:table-cell>
          <table:table-cell office:value-type="float" office:value="513535" calcext:value-type="float">
            <text:p>513535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40</text:p>
          </table:table-cell>
          <table:table-cell office:value-type="string" calcext:value-type="string">
            <text:p>CORREO, PORTES Y TELEGRAMAS</text:p>
          </table:table-cell>
          <table:table-cell office:value-type="float" office:value="513540" calcext:value-type="float">
            <text:p>513540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45</text:p>
          </table:table-cell>
          <table:table-cell office:value-type="string" calcext:value-type="string">
            <text:p>FAX Y TÉLEX</text:p>
          </table:table-cell>
          <table:table-cell office:value-type="float" office:value="513545" calcext:value-type="float">
            <text:p>513545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50</text:p>
          </table:table-cell>
          <table:table-cell office:value-type="string" calcext:value-type="string">
            <text:p>TRANSPORTE, FLETES Y ACARREOS</text:p>
          </table:table-cell>
          <table:table-cell office:value-type="float" office:value="513550" calcext:value-type="float">
            <text:p>513550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55</text:p>
          </table:table-cell>
          <table:table-cell office:value-type="string" calcext:value-type="string">
            <text:p>GAS</text:p>
          </table:table-cell>
          <table:table-cell office:value-type="float" office:value="513555" calcext:value-type="float">
            <text:p>513555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3595</text:p>
          </table:table-cell>
          <table:table-cell office:value-type="string" calcext:value-type="string">
            <text:p>OTROS</text:p>
          </table:table-cell>
          <table:table-cell office:value-type="float" office:value="513595" calcext:value-type="float">
            <text:p>513595</text:p>
          </table:table-cell>
          <table:table-cell office:value-type="string" calcext:value-type="string">
            <text:p>pc_513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0</text:p>
          </table:table-cell>
          <table:table-cell office:value-type="string" calcext:value-type="string">
            <text:p>GASTOS LEGALES</text:p>
          </table:table-cell>
          <table:table-cell office:value-type="float" office:value="5140" calcext:value-type="float">
            <text:p>5140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4005</text:p>
          </table:table-cell>
          <table:table-cell office:value-type="string" calcext:value-type="string">
            <text:p>NOTARIALES</text:p>
          </table:table-cell>
          <table:table-cell office:value-type="float" office:value="514005" calcext:value-type="float">
            <text:p>514005</text:p>
          </table:table-cell>
          <table:table-cell office:value-type="string" calcext:value-type="string">
            <text:p>pc_514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010</text:p>
          </table:table-cell>
          <table:table-cell office:value-type="string" calcext:value-type="string">
            <text:p>REGISTRO MERCANTIL</text:p>
          </table:table-cell>
          <table:table-cell office:value-type="float" office:value="514010" calcext:value-type="float">
            <text:p>514010</text:p>
          </table:table-cell>
          <table:table-cell office:value-type="string" calcext:value-type="string">
            <text:p>pc_514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015</text:p>
          </table:table-cell>
          <table:table-cell office:value-type="string" calcext:value-type="string">
            <text:p>TRÁMITES Y LICENCIAS</text:p>
          </table:table-cell>
          <table:table-cell office:value-type="float" office:value="514015" calcext:value-type="float">
            <text:p>514015</text:p>
          </table:table-cell>
          <table:table-cell office:value-type="string" calcext:value-type="string">
            <text:p>pc_514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020</text:p>
          </table:table-cell>
          <table:table-cell office:value-type="string" calcext:value-type="string">
            <text:p>ADUANEROS</text:p>
          </table:table-cell>
          <table:table-cell office:value-type="float" office:value="514020" calcext:value-type="float">
            <text:p>514020</text:p>
          </table:table-cell>
          <table:table-cell office:value-type="string" calcext:value-type="string">
            <text:p>pc_514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025</text:p>
          </table:table-cell>
          <table:table-cell office:value-type="string" calcext:value-type="string">
            <text:p>CONSULARES</text:p>
          </table:table-cell>
          <table:table-cell office:value-type="float" office:value="514025" calcext:value-type="float">
            <text:p>514025</text:p>
          </table:table-cell>
          <table:table-cell office:value-type="string" calcext:value-type="string">
            <text:p>pc_514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095</text:p>
          </table:table-cell>
          <table:table-cell office:value-type="string" calcext:value-type="string">
            <text:p>OTROS</text:p>
          </table:table-cell>
          <table:table-cell office:value-type="float" office:value="514095" calcext:value-type="float">
            <text:p>514095</text:p>
          </table:table-cell>
          <table:table-cell office:value-type="string" calcext:value-type="string">
            <text:p>pc_514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5</text:p>
          </table:table-cell>
          <table:table-cell office:value-type="string" calcext:value-type="string">
            <text:p>MANTENIMIENTO Y REPARACIONES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4505</text:p>
          </table:table-cell>
          <table:table-cell office:value-type="string" calcext:value-type="string">
            <text:p>TERRENOS</text:p>
          </table:table-cell>
          <table:table-cell office:value-type="float" office:value="514505" calcext:value-type="float">
            <text:p>514505</text:p>
          </table:table-cell>
          <table:table-cell office:value-type="string" calcext:value-type="string">
            <text:p>pc_514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510</text:p>
          </table:table-cell>
          <table:table-cell office:value-type="string" calcext:value-type="string">
            <text:p>CONSTRUCCIONES Y EDIFICACIONES</text:p>
          </table:table-cell>
          <table:table-cell office:value-type="float" office:value="514510" calcext:value-type="float">
            <text:p>514510</text:p>
          </table:table-cell>
          <table:table-cell office:value-type="string" calcext:value-type="string">
            <text:p>pc_514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515</text:p>
          </table:table-cell>
          <table:table-cell office:value-type="string" calcext:value-type="string">
            <text:p>MAQUINARIA Y EQUIPO</text:p>
          </table:table-cell>
          <table:table-cell office:value-type="float" office:value="514515" calcext:value-type="float">
            <text:p>514515</text:p>
          </table:table-cell>
          <table:table-cell office:value-type="string" calcext:value-type="string">
            <text:p>pc_514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520</text:p>
          </table:table-cell>
          <table:table-cell office:value-type="string" calcext:value-type="string">
            <text:p>EQUIPO DE OFICINA</text:p>
          </table:table-cell>
          <table:table-cell office:value-type="float" office:value="514520" calcext:value-type="float">
            <text:p>514520</text:p>
          </table:table-cell>
          <table:table-cell office:value-type="string" calcext:value-type="string">
            <text:p>pc_514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525</text:p>
          </table:table-cell>
          <table:table-cell office:value-type="string" calcext:value-type="string">
            <text:p>EQUIPO DE COMPUTACIÓN Y COMUNICACIÓN</text:p>
          </table:table-cell>
          <table:table-cell office:value-type="float" office:value="514525" calcext:value-type="float">
            <text:p>514525</text:p>
          </table:table-cell>
          <table:table-cell office:value-type="string" calcext:value-type="string">
            <text:p>pc_514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530</text:p>
          </table:table-cell>
          <table:table-cell office:value-type="string" calcext:value-type="string">
            <text:p>EQUIPO MÉDICO-CIENTÍFICO</text:p>
          </table:table-cell>
          <table:table-cell office:value-type="float" office:value="514530" calcext:value-type="float">
            <text:p>514530</text:p>
          </table:table-cell>
          <table:table-cell office:value-type="string" calcext:value-type="string">
            <text:p>pc_514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4535</text:p>
          </table:table-cell>
          <table:table-cell office:value-type="string" calcext:value-type="string">
            <text:p>EQUIPO DE HOTELES Y RESTAURANTES</text:p>
          </table:table-cell>
          <table:table-cell office:value-type="float" office:value="514535" calcext:value-type="float">
            <text:p>514535</text:p>
          </table:table-cell>
          <table:table-cell office:value-type="string" calcext:value-type="string">
            <text:p>pc_514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50</text:p>
          </table:table-cell>
          <table:table-cell office:value-type="string" calcext:value-type="string">
            <text:p>ADECUACIÓN E INSTALACIÓN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5005</text:p>
          </table:table-cell>
          <table:table-cell office:value-type="string" calcext:value-type="string">
            <text:p>INSTALACIONES ELÉCTRICAS</text:p>
          </table:table-cell>
          <table:table-cell office:value-type="float" office:value="515005" calcext:value-type="float">
            <text:p>515005</text:p>
          </table:table-cell>
          <table:table-cell office:value-type="string" calcext:value-type="string">
            <text:p>pc_515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5010</text:p>
          </table:table-cell>
          <table:table-cell office:value-type="string" calcext:value-type="string">
            <text:p>ARREGLOS ORNAMENTALES</text:p>
          </table:table-cell>
          <table:table-cell office:value-type="float" office:value="515010" calcext:value-type="float">
            <text:p>515010</text:p>
          </table:table-cell>
          <table:table-cell office:value-type="string" calcext:value-type="string">
            <text:p>pc_515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5015</text:p>
          </table:table-cell>
          <table:table-cell office:value-type="string" calcext:value-type="string">
            <text:p>REPARACIONES LOCATIVAS</text:p>
          </table:table-cell>
          <table:table-cell office:value-type="float" office:value="515015" calcext:value-type="float">
            <text:p>515015</text:p>
          </table:table-cell>
          <table:table-cell office:value-type="string" calcext:value-type="string">
            <text:p>pc_515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5095</text:p>
          </table:table-cell>
          <table:table-cell office:value-type="string" calcext:value-type="string">
            <text:p>OTROS</text:p>
          </table:table-cell>
          <table:table-cell office:value-type="float" office:value="515095" calcext:value-type="float">
            <text:p>515095</text:p>
          </table:table-cell>
          <table:table-cell office:value-type="string" calcext:value-type="string">
            <text:p>pc_515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55</text:p>
          </table:table-cell>
          <table:table-cell office:value-type="string" calcext:value-type="string">
            <text:p>GASTOS DE VIAJE</text:p>
          </table:table-cell>
          <table:table-cell office:value-type="float" office:value="5155" calcext:value-type="float">
            <text:p>5155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5505</text:p>
          </table:table-cell>
          <table:table-cell office:value-type="string" calcext:value-type="string">
            <text:p>ALOJAMIENTO Y MANUTENCIÓN</text:p>
          </table:table-cell>
          <table:table-cell office:value-type="float" office:value="515505" calcext:value-type="float">
            <text:p>515505</text:p>
          </table:table-cell>
          <table:table-cell office:value-type="string" calcext:value-type="string">
            <text:p>pc_515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5515</text:p>
          </table:table-cell>
          <table:table-cell office:value-type="string" calcext:value-type="string">
            <text:p>PASAJES AÉREOS</text:p>
          </table:table-cell>
          <table:table-cell office:value-type="float" office:value="515515" calcext:value-type="float">
            <text:p>515515</text:p>
          </table:table-cell>
          <table:table-cell office:value-type="string" calcext:value-type="string">
            <text:p>pc_515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5520</text:p>
          </table:table-cell>
          <table:table-cell office:value-type="string" calcext:value-type="string">
            <text:p>PASAJES TERRESTRES</text:p>
          </table:table-cell>
          <table:table-cell office:value-type="float" office:value="515520" calcext:value-type="float">
            <text:p>515520</text:p>
          </table:table-cell>
          <table:table-cell office:value-type="string" calcext:value-type="string">
            <text:p>pc_515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5595</text:p>
          </table:table-cell>
          <table:table-cell office:value-type="string" calcext:value-type="string">
            <text:p>OTROS</text:p>
          </table:table-cell>
          <table:table-cell office:value-type="float" office:value="515595" calcext:value-type="float">
            <text:p>515595</text:p>
          </table:table-cell>
          <table:table-cell office:value-type="string" calcext:value-type="string">
            <text:p>pc_515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0</text:p>
          </table:table-cell>
          <table:table-cell office:value-type="string" calcext:value-type="string">
            <text:p>DEPRECIACIONES</text:p>
          </table:table-cell>
          <table:table-cell office:value-type="float" office:value="5160" calcext:value-type="float">
            <text:p>5160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6005</text:p>
          </table:table-cell>
          <table:table-cell office:value-type="string" calcext:value-type="string">
            <text:p>CONSTRUCCIONES Y EDIFICACIONES</text:p>
          </table:table-cell>
          <table:table-cell office:value-type="float" office:value="516005" calcext:value-type="float">
            <text:p>516005</text:p>
          </table:table-cell>
          <table:table-cell office:value-type="string" calcext:value-type="string">
            <text:p>pc_516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010</text:p>
          </table:table-cell>
          <table:table-cell office:value-type="string" calcext:value-type="string">
            <text:p>MAQUINARIA Y EQUIPO</text:p>
          </table:table-cell>
          <table:table-cell office:value-type="float" office:value="516010" calcext:value-type="float">
            <text:p>516010</text:p>
          </table:table-cell>
          <table:table-cell office:value-type="string" calcext:value-type="string">
            <text:p>pc_516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015</text:p>
          </table:table-cell>
          <table:table-cell office:value-type="string" calcext:value-type="string">
            <text:p>EQUIPO DE OFICINA</text:p>
          </table:table-cell>
          <table:table-cell office:value-type="float" office:value="516015" calcext:value-type="float">
            <text:p>516015</text:p>
          </table:table-cell>
          <table:table-cell office:value-type="string" calcext:value-type="string">
            <text:p>pc_516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020</text:p>
          </table:table-cell>
          <table:table-cell office:value-type="string" calcext:value-type="string">
            <text:p>EQUIPO DE COMPUTACIÓN Y COMUNICACIÓN</text:p>
          </table:table-cell>
          <table:table-cell office:value-type="float" office:value="516020" calcext:value-type="float">
            <text:p>516020</text:p>
          </table:table-cell>
          <table:table-cell office:value-type="string" calcext:value-type="string">
            <text:p>pc_516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025</text:p>
          </table:table-cell>
          <table:table-cell office:value-type="string" calcext:value-type="string">
            <text:p>EQUIPO MÉDICO-CIENTÍFICO</text:p>
          </table:table-cell>
          <table:table-cell office:value-type="float" office:value="516025" calcext:value-type="float">
            <text:p>516025</text:p>
          </table:table-cell>
          <table:table-cell office:value-type="string" calcext:value-type="string">
            <text:p>pc_516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030</text:p>
          </table:table-cell>
          <table:table-cell office:value-type="string" calcext:value-type="string">
            <text:p>EQUIPO DE HOTELES Y RESTAURANTES</text:p>
          </table:table-cell>
          <table:table-cell office:value-type="float" office:value="516030" calcext:value-type="float">
            <text:p>516030</text:p>
          </table:table-cell>
          <table:table-cell office:value-type="string" calcext:value-type="string">
            <text:p>pc_516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035</text:p>
          </table:table-cell>
          <table:table-cell office:value-type="string" calcext:value-type="string">
            <text:p>FLOTA Y EQUIPO DE TRANSPORTE</text:p>
          </table:table-cell>
          <table:table-cell office:value-type="float" office:value="516035" calcext:value-type="float">
            <text:p>516035</text:p>
          </table:table-cell>
          <table:table-cell office:value-type="string" calcext:value-type="string">
            <text:p>pc_5160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5</text:p>
          </table:table-cell>
          <table:table-cell office:value-type="string" calcext:value-type="string">
            <text:p>AMORTIZACIONES</text:p>
          </table:table-cell>
          <table:table-cell office:value-type="float" office:value="5165" calcext:value-type="float">
            <text:p>5165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6505</text:p>
          </table:table-cell>
          <table:table-cell office:value-type="string" calcext:value-type="string">
            <text:p>VÍAS DE COMUNICACIÓN</text:p>
          </table:table-cell>
          <table:table-cell office:value-type="float" office:value="516505" calcext:value-type="float">
            <text:p>516505</text:p>
          </table:table-cell>
          <table:table-cell office:value-type="string" calcext:value-type="string">
            <text:p>pc_516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510</text:p>
          </table:table-cell>
          <table:table-cell office:value-type="string" calcext:value-type="string">
            <text:p>INTANGIBLES</text:p>
          </table:table-cell>
          <table:table-cell office:value-type="float" office:value="516510" calcext:value-type="float">
            <text:p>516510</text:p>
          </table:table-cell>
          <table:table-cell office:value-type="string" calcext:value-type="string">
            <text:p>pc_516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515</text:p>
          </table:table-cell>
          <table:table-cell office:value-type="string" calcext:value-type="string">
            <text:p>CARGOS DIFERIDOS</text:p>
          </table:table-cell>
          <table:table-cell office:value-type="float" office:value="516515" calcext:value-type="float">
            <text:p>516515</text:p>
          </table:table-cell>
          <table:table-cell office:value-type="string" calcext:value-type="string">
            <text:p>pc_516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6595</text:p>
          </table:table-cell>
          <table:table-cell office:value-type="string" calcext:value-type="string">
            <text:p>OTRAS</text:p>
          </table:table-cell>
          <table:table-cell office:value-type="float" office:value="516595" calcext:value-type="float">
            <text:p>516595</text:p>
          </table:table-cell>
          <table:table-cell office:value-type="string" calcext:value-type="string">
            <text:p>pc_516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</text:p>
          </table:table-cell>
          <table:table-cell office:value-type="string" calcext:value-type="string">
            <text:p>DIVERSOS</text:p>
          </table:table-cell>
          <table:table-cell office:value-type="float" office:value="5195" calcext:value-type="float">
            <text:p>5195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9505</text:p>
          </table:table-cell>
          <table:table-cell office:value-type="string" calcext:value-type="string">
            <text:p>COMISIONES</text:p>
          </table:table-cell>
          <table:table-cell office:value-type="float" office:value="519505" calcext:value-type="float">
            <text:p>519505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10</text:p>
          </table:table-cell>
          <table:table-cell office:value-type="string" calcext:value-type="string">
            <text:p>LIBROS, SUSCRIPCIONES, PERIÓDICOS Y REVISTAS</text:p>
          </table:table-cell>
          <table:table-cell office:value-type="float" office:value="519510" calcext:value-type="float">
            <text:p>519510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15</text:p>
          </table:table-cell>
          <table:table-cell office:value-type="string" calcext:value-type="string">
            <text:p>MÚSICA AMBIENTAL</text:p>
          </table:table-cell>
          <table:table-cell office:value-type="float" office:value="519515" calcext:value-type="float">
            <text:p>519515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20</text:p>
          </table:table-cell>
          <table:table-cell office:value-type="string" calcext:value-type="string">
            <text:p>GASTOS DE REPRESENTACIÓN Y RELACIONES PÚBLICAS</text:p>
          </table:table-cell>
          <table:table-cell office:value-type="float" office:value="519520" calcext:value-type="float">
            <text:p>519520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25</text:p>
          </table:table-cell>
          <table:table-cell office:value-type="string" calcext:value-type="string">
            <text:p>ELEMENTOS DE ASEO Y CAFETERÍA</text:p>
          </table:table-cell>
          <table:table-cell office:value-type="float" office:value="519525" calcext:value-type="float">
            <text:p>519525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30</text:p>
          </table:table-cell>
          <table:table-cell office:value-type="string" calcext:value-type="string">
            <text:p>ÚTILES, PAPELERÍA Y FOTOCOPIAS</text:p>
          </table:table-cell>
          <table:table-cell office:value-type="float" office:value="519530" calcext:value-type="float">
            <text:p>519530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35</text:p>
          </table:table-cell>
          <table:table-cell office:value-type="string" calcext:value-type="string">
            <text:p>COMBUSTIBLES Y LUBRICANTES</text:p>
          </table:table-cell>
          <table:table-cell office:value-type="float" office:value="519535" calcext:value-type="float">
            <text:p>519535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40</text:p>
          </table:table-cell>
          <table:table-cell office:value-type="string" calcext:value-type="string">
            <text:p>ENVASES Y EMPAQUES</text:p>
          </table:table-cell>
          <table:table-cell office:value-type="float" office:value="519540" calcext:value-type="float">
            <text:p>519540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45</text:p>
          </table:table-cell>
          <table:table-cell office:value-type="string" calcext:value-type="string">
            <text:p>TAXIS Y BUSES</text:p>
          </table:table-cell>
          <table:table-cell office:value-type="float" office:value="519545" calcext:value-type="float">
            <text:p>519545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50</text:p>
          </table:table-cell>
          <table:table-cell office:value-type="string" calcext:value-type="string">
            <text:p>ESTAMPILLAS</text:p>
          </table:table-cell>
          <table:table-cell office:value-type="float" office:value="519550" calcext:value-type="float">
            <text:p>519550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55</text:p>
          </table:table-cell>
          <table:table-cell office:value-type="string" calcext:value-type="string">
            <text:p>MICROFILMACIÓN</text:p>
          </table:table-cell>
          <table:table-cell office:value-type="float" office:value="519555" calcext:value-type="float">
            <text:p>519555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60</text:p>
          </table:table-cell>
          <table:table-cell office:value-type="string" calcext:value-type="string">
            <text:p>CASINO Y RESTAURANTE</text:p>
          </table:table-cell>
          <table:table-cell office:value-type="float" office:value="519560" calcext:value-type="float">
            <text:p>519560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65</text:p>
          </table:table-cell>
          <table:table-cell office:value-type="string" calcext:value-type="string">
            <text:p>PARQUEADEROS</text:p>
          </table:table-cell>
          <table:table-cell office:value-type="float" office:value="519565" calcext:value-type="float">
            <text:p>519565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70</text:p>
          </table:table-cell>
          <table:table-cell office:value-type="string" calcext:value-type="string">
            <text:p>INDEMNIZACIÓN POR DAÑOS A TERCEROS</text:p>
          </table:table-cell>
          <table:table-cell office:value-type="float" office:value="519570" calcext:value-type="float">
            <text:p>519570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595</text:p>
          </table:table-cell>
          <table:table-cell office:value-type="string" calcext:value-type="string">
            <text:p>OTROS</text:p>
          </table:table-cell>
          <table:table-cell office:value-type="float" office:value="519595" calcext:value-type="float">
            <text:p>519595</text:p>
          </table:table-cell>
          <table:table-cell office:value-type="string" calcext:value-type="string">
            <text:p>pc_5195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9</text:p>
          </table:table-cell>
          <table:table-cell office:value-type="string" calcext:value-type="string">
            <text:p>PROVISIONES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pc_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19905</text:p>
          </table:table-cell>
          <table:table-cell office:value-type="string" calcext:value-type="string">
            <text:p>INVERSIONES</text:p>
          </table:table-cell>
          <table:table-cell office:value-type="float" office:value="519905" calcext:value-type="float">
            <text:p>519905</text:p>
          </table:table-cell>
          <table:table-cell office:value-type="string" calcext:value-type="string">
            <text:p>pc_5199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910</text:p>
          </table:table-cell>
          <table:table-cell office:value-type="string" calcext:value-type="string">
            <text:p>DEUDORES</text:p>
          </table:table-cell>
          <table:table-cell office:value-type="float" office:value="519910" calcext:value-type="float">
            <text:p>519910</text:p>
          </table:table-cell>
          <table:table-cell office:value-type="string" calcext:value-type="string">
            <text:p>pc_5199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915</text:p>
          </table:table-cell>
          <table:table-cell office:value-type="string" calcext:value-type="string">
            <text:p>PROPIEDADES, PLANTA Y EQUIPO</text:p>
          </table:table-cell>
          <table:table-cell office:value-type="float" office:value="519915" calcext:value-type="float">
            <text:p>519915</text:p>
          </table:table-cell>
          <table:table-cell office:value-type="string" calcext:value-type="string">
            <text:p>pc_5199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19995</text:p>
          </table:table-cell>
          <table:table-cell office:value-type="string" calcext:value-type="string">
            <text:p>OTROS ACTIVOS</text:p>
          </table:table-cell>
          <table:table-cell office:value-type="float" office:value="519995" calcext:value-type="float">
            <text:p>519995</text:p>
          </table:table-cell>
          <table:table-cell office:value-type="string" calcext:value-type="string">
            <text:p>pc_5199</text:p>
          </table:table-cell>
          <table:table-cell office:value-type="string" calcext:value-type="string">
            <text:p>co_pyg_44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</text:p>
          </table:table-cell>
          <table:table-cell office:value-type="string" calcext:value-type="string">
            <text:p>OPERACIONALES DE VENTA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c_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05</text:p>
          </table:table-cell>
          <table:table-cell office:value-type="string" calcext:value-type="string">
            <text:p>GASTOS DE PERSONAL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0503</text:p>
          </table:table-cell>
          <table:table-cell office:value-type="string" calcext:value-type="string">
            <text:p>SALARIO INTEGRAL</text:p>
          </table:table-cell>
          <table:table-cell office:value-type="float" office:value="520503" calcext:value-type="float">
            <text:p>520503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06</text:p>
          </table:table-cell>
          <table:table-cell office:value-type="string" calcext:value-type="string">
            <text:p>SUELDOS</text:p>
          </table:table-cell>
          <table:table-cell office:value-type="float" office:value="520506" calcext:value-type="float">
            <text:p>520506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12</text:p>
          </table:table-cell>
          <table:table-cell office:value-type="string" calcext:value-type="string">
            <text:p>JORNALES</text:p>
          </table:table-cell>
          <table:table-cell office:value-type="float" office:value="520512" calcext:value-type="float">
            <text:p>520512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15</text:p>
          </table:table-cell>
          <table:table-cell office:value-type="string" calcext:value-type="string">
            <text:p>HORAS EXTRAS Y RECARGOS</text:p>
          </table:table-cell>
          <table:table-cell office:value-type="float" office:value="520515" calcext:value-type="float">
            <text:p>520515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18</text:p>
          </table:table-cell>
          <table:table-cell office:value-type="string" calcext:value-type="string">
            <text:p>COMISIONES</text:p>
          </table:table-cell>
          <table:table-cell office:value-type="float" office:value="520518" calcext:value-type="float">
            <text:p>520518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21</text:p>
          </table:table-cell>
          <table:table-cell office:value-type="string" calcext:value-type="string">
            <text:p>VIÁTICOS</text:p>
          </table:table-cell>
          <table:table-cell office:value-type="float" office:value="520521" calcext:value-type="float">
            <text:p>520521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24</text:p>
          </table:table-cell>
          <table:table-cell office:value-type="string" calcext:value-type="string">
            <text:p>INCAPACIDADES</text:p>
          </table:table-cell>
          <table:table-cell office:value-type="float" office:value="520524" calcext:value-type="float">
            <text:p>520524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27</text:p>
          </table:table-cell>
          <table:table-cell office:value-type="string" calcext:value-type="string">
            <text:p>AUXILIO DE TRANSPORTE</text:p>
          </table:table-cell>
          <table:table-cell office:value-type="float" office:value="520527" calcext:value-type="float">
            <text:p>520527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30</text:p>
          </table:table-cell>
          <table:table-cell office:value-type="string" calcext:value-type="string">
            <text:p>CESANTÍAS</text:p>
          </table:table-cell>
          <table:table-cell office:value-type="float" office:value="520530" calcext:value-type="float">
            <text:p>520530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33</text:p>
          </table:table-cell>
          <table:table-cell office:value-type="string" calcext:value-type="string">
            <text:p>INTERESES SOBRE CESANTÍAS</text:p>
          </table:table-cell>
          <table:table-cell office:value-type="float" office:value="520533" calcext:value-type="float">
            <text:p>520533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36</text:p>
          </table:table-cell>
          <table:table-cell office:value-type="string" calcext:value-type="string">
            <text:p>PRIMA DE SERVICIOS</text:p>
          </table:table-cell>
          <table:table-cell office:value-type="float" office:value="520536" calcext:value-type="float">
            <text:p>520536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39</text:p>
          </table:table-cell>
          <table:table-cell office:value-type="string" calcext:value-type="string">
            <text:p>VACACIONES</text:p>
          </table:table-cell>
          <table:table-cell office:value-type="float" office:value="520539" calcext:value-type="float">
            <text:p>520539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42</text:p>
          </table:table-cell>
          <table:table-cell office:value-type="string" calcext:value-type="string">
            <text:p>PRIMAS EXTRALEGALES</text:p>
          </table:table-cell>
          <table:table-cell office:value-type="float" office:value="520542" calcext:value-type="float">
            <text:p>520542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45</text:p>
          </table:table-cell>
          <table:table-cell office:value-type="string" calcext:value-type="string">
            <text:p>AUXILIOS</text:p>
          </table:table-cell>
          <table:table-cell office:value-type="float" office:value="520545" calcext:value-type="float">
            <text:p>520545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48</text:p>
          </table:table-cell>
          <table:table-cell office:value-type="string" calcext:value-type="string">
            <text:p>BONIFICACIONES</text:p>
          </table:table-cell>
          <table:table-cell office:value-type="float" office:value="520548" calcext:value-type="float">
            <text:p>520548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51</text:p>
          </table:table-cell>
          <table:table-cell office:value-type="string" calcext:value-type="string">
            <text:p>DOTACIÓN Y SUMINISTRO A TRABAJADORES</text:p>
          </table:table-cell>
          <table:table-cell office:value-type="float" office:value="520551" calcext:value-type="float">
            <text:p>520551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54</text:p>
          </table:table-cell>
          <table:table-cell office:value-type="string" calcext:value-type="string">
            <text:p>SEGUROS</text:p>
          </table:table-cell>
          <table:table-cell office:value-type="float" office:value="520554" calcext:value-type="float">
            <text:p>520554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57</text:p>
          </table:table-cell>
          <table:table-cell office:value-type="string" calcext:value-type="string">
            <text:p>CUOTAS PARTES PENSIONES DE JUBILACIÓN</text:p>
          </table:table-cell>
          <table:table-cell office:value-type="float" office:value="520557" calcext:value-type="float">
            <text:p>520557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58</text:p>
          </table:table-cell>
          <table:table-cell office:value-type="string" calcext:value-type="string">
            <text:p>AMORTIZACIÓN CÁLCULO ACTUARIAL PENSIONES DE JUBILACIÓN</text:p>
          </table:table-cell>
          <table:table-cell office:value-type="float" office:value="520558" calcext:value-type="float">
            <text:p>520558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59</text:p>
          </table:table-cell>
          <table:table-cell office:value-type="string" calcext:value-type="string">
            <text:p>PENSIONES DE JUBILACIÓN</text:p>
          </table:table-cell>
          <table:table-cell office:value-type="float" office:value="520559" calcext:value-type="float">
            <text:p>520559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60</text:p>
          </table:table-cell>
          <table:table-cell office:value-type="string" calcext:value-type="string">
            <text:p>INDEMNIZACIONES LABORALES</text:p>
          </table:table-cell>
          <table:table-cell office:value-type="float" office:value="520560" calcext:value-type="float">
            <text:p>520560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61</text:p>
          </table:table-cell>
          <table:table-cell office:value-type="string" calcext:value-type="string">
            <text:p>AMORTIZACIÓN BONOS PENSIONALES</text:p>
          </table:table-cell>
          <table:table-cell office:value-type="float" office:value="520561" calcext:value-type="float">
            <text:p>520561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62</text:p>
          </table:table-cell>
          <table:table-cell office:value-type="string" calcext:value-type="string">
            <text:p>AMORTIZACIÓN TÍTULOS PENSIONALES</text:p>
          </table:table-cell>
          <table:table-cell office:value-type="float" office:value="520562" calcext:value-type="float">
            <text:p>520562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63</text:p>
          </table:table-cell>
          <table:table-cell office:value-type="string" calcext:value-type="string">
            <text:p>CAPACITACIÓN AL PERSONAL</text:p>
          </table:table-cell>
          <table:table-cell office:value-type="float" office:value="520563" calcext:value-type="float">
            <text:p>520563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66</text:p>
          </table:table-cell>
          <table:table-cell office:value-type="string" calcext:value-type="string">
            <text:p>GASTOS DEPORTIVOS Y DE RECREACIÓN</text:p>
          </table:table-cell>
          <table:table-cell office:value-type="float" office:value="520566" calcext:value-type="float">
            <text:p>520566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68</text:p>
          </table:table-cell>
          <table:table-cell office:value-type="string" calcext:value-type="string">
            <text:p>APORTES A ADMINISTRADORAS DE RIESGOS PROFESIONALES, ARP</text:p>
          </table:table-cell>
          <table:table-cell office:value-type="float" office:value="520568" calcext:value-type="float">
            <text:p>520568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69</text:p>
          </table:table-cell>
          <table:table-cell office:value-type="string" calcext:value-type="string">
            <text:p>APORTES A ENTIDADES PROMOTORAS DE SALUD, EPS</text:p>
          </table:table-cell>
          <table:table-cell office:value-type="float" office:value="520569" calcext:value-type="float">
            <text:p>520569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70</text:p>
          </table:table-cell>
          <table:table-cell office:value-type="string" calcext:value-type="string">
            <text:p>APORTES A FONDOS DE PENSIONES Y/O CESANTÍAS</text:p>
          </table:table-cell>
          <table:table-cell office:value-type="float" office:value="520570" calcext:value-type="float">
            <text:p>520570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72</text:p>
          </table:table-cell>
          <table:table-cell office:value-type="string" calcext:value-type="string">
            <text:p>APOR TES CAJAS DE COMPENSACIÓN FAMILIAR</text:p>
          </table:table-cell>
          <table:table-cell office:value-type="float" office:value="520572" calcext:value-type="float">
            <text:p>520572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75</text:p>
          </table:table-cell>
          <table:table-cell office:value-type="string" calcext:value-type="string">
            <text:p>APORTES ICBF</text:p>
          </table:table-cell>
          <table:table-cell office:value-type="float" office:value="520575" calcext:value-type="float">
            <text:p>520575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78</text:p>
          </table:table-cell>
          <table:table-cell office:value-type="string" calcext:value-type="string">
            <text:p>SENA</text:p>
          </table:table-cell>
          <table:table-cell office:value-type="float" office:value="520578" calcext:value-type="float">
            <text:p>520578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81</text:p>
          </table:table-cell>
          <table:table-cell office:value-type="string" calcext:value-type="string">
            <text:p>APORTES SINDICALES</text:p>
          </table:table-cell>
          <table:table-cell office:value-type="float" office:value="520581" calcext:value-type="float">
            <text:p>520581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84</text:p>
          </table:table-cell>
          <table:table-cell office:value-type="string" calcext:value-type="string">
            <text:p>GASTOS MÉDICOS Y DROGAS</text:p>
          </table:table-cell>
          <table:table-cell office:value-type="float" office:value="520584" calcext:value-type="float">
            <text:p>520584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0595</text:p>
          </table:table-cell>
          <table:table-cell office:value-type="string" calcext:value-type="string">
            <text:p>OTROS</text:p>
          </table:table-cell>
          <table:table-cell office:value-type="float" office:value="520595" calcext:value-type="float">
            <text:p>520595</text:p>
          </table:table-cell>
          <table:table-cell office:value-type="string" calcext:value-type="string">
            <text:p>pc_520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0</text:p>
          </table:table-cell>
          <table:table-cell office:value-type="string" calcext:value-type="string">
            <text:p>HONORARIOS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1005</text:p>
          </table:table-cell>
          <table:table-cell office:value-type="string" calcext:value-type="string">
            <text:p>JUNTA DIRECTIVA</text:p>
          </table:table-cell>
          <table:table-cell office:value-type="float" office:value="521005" calcext:value-type="float">
            <text:p>521005</text:p>
          </table:table-cell>
          <table:table-cell office:value-type="string" calcext:value-type="string">
            <text:p>pc_521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010</text:p>
          </table:table-cell>
          <table:table-cell office:value-type="string" calcext:value-type="string">
            <text:p>REVISORÍA FISCAL</text:p>
          </table:table-cell>
          <table:table-cell office:value-type="float" office:value="521010" calcext:value-type="float">
            <text:p>521010</text:p>
          </table:table-cell>
          <table:table-cell office:value-type="string" calcext:value-type="string">
            <text:p>pc_521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015</text:p>
          </table:table-cell>
          <table:table-cell office:value-type="string" calcext:value-type="string">
            <text:p>AUDITORÍA EXTERNA</text:p>
          </table:table-cell>
          <table:table-cell office:value-type="float" office:value="521015" calcext:value-type="float">
            <text:p>521015</text:p>
          </table:table-cell>
          <table:table-cell office:value-type="string" calcext:value-type="string">
            <text:p>pc_521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020</text:p>
          </table:table-cell>
          <table:table-cell office:value-type="string" calcext:value-type="string">
            <text:p>AVALÚOS</text:p>
          </table:table-cell>
          <table:table-cell office:value-type="float" office:value="521020" calcext:value-type="float">
            <text:p>521020</text:p>
          </table:table-cell>
          <table:table-cell office:value-type="string" calcext:value-type="string">
            <text:p>pc_521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025</text:p>
          </table:table-cell>
          <table:table-cell office:value-type="string" calcext:value-type="string">
            <text:p>ASESORÍA JURÍDICA</text:p>
          </table:table-cell>
          <table:table-cell office:value-type="float" office:value="521025" calcext:value-type="float">
            <text:p>521025</text:p>
          </table:table-cell>
          <table:table-cell office:value-type="string" calcext:value-type="string">
            <text:p>pc_521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030</text:p>
          </table:table-cell>
          <table:table-cell office:value-type="string" calcext:value-type="string">
            <text:p>ASESORÍA FINANCIERA</text:p>
          </table:table-cell>
          <table:table-cell office:value-type="float" office:value="521030" calcext:value-type="float">
            <text:p>521030</text:p>
          </table:table-cell>
          <table:table-cell office:value-type="string" calcext:value-type="string">
            <text:p>pc_521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035</text:p>
          </table:table-cell>
          <table:table-cell office:value-type="string" calcext:value-type="string">
            <text:p>ASESORÍA TÉCNICA</text:p>
          </table:table-cell>
          <table:table-cell office:value-type="float" office:value="521035" calcext:value-type="float">
            <text:p>521035</text:p>
          </table:table-cell>
          <table:table-cell office:value-type="string" calcext:value-type="string">
            <text:p>pc_521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095</text:p>
          </table:table-cell>
          <table:table-cell office:value-type="string" calcext:value-type="string">
            <text:p>OTROS</text:p>
          </table:table-cell>
          <table:table-cell office:value-type="float" office:value="521095" calcext:value-type="float">
            <text:p>521095</text:p>
          </table:table-cell>
          <table:table-cell office:value-type="string" calcext:value-type="string">
            <text:p>pc_521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</text:p>
          </table:table-cell>
          <table:table-cell office:value-type="string" calcext:value-type="string">
            <text:p>IMPUESTOS</text:p>
          </table:table-cell>
          <table:table-cell office:value-type="float" office:value="5215" calcext:value-type="float">
            <text:p>521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1505</text:p>
          </table:table-cell>
          <table:table-cell office:value-type="string" calcext:value-type="string">
            <text:p>INDUSTRIA Y COMERCIO</text:p>
          </table:table-cell>
          <table:table-cell office:value-type="float" office:value="521505" calcext:value-type="float">
            <text:p>521505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10</text:p>
          </table:table-cell>
          <table:table-cell office:value-type="string" calcext:value-type="string">
            <text:p>DE TIMBRES</text:p>
          </table:table-cell>
          <table:table-cell office:value-type="float" office:value="521510" calcext:value-type="float">
            <text:p>521510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15</text:p>
          </table:table-cell>
          <table:table-cell office:value-type="string" calcext:value-type="string">
            <text:p>A LA PROPIEDAD RAÍZ</text:p>
          </table:table-cell>
          <table:table-cell office:value-type="float" office:value="521515" calcext:value-type="float">
            <text:p>521515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20</text:p>
          </table:table-cell>
          <table:table-cell office:value-type="string" calcext:value-type="string">
            <text:p>DERECHOS SOBRE INSTRUMENTOS PÚBLICOS</text:p>
          </table:table-cell>
          <table:table-cell office:value-type="float" office:value="521520" calcext:value-type="float">
            <text:p>521520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25</text:p>
          </table:table-cell>
          <table:table-cell office:value-type="string" calcext:value-type="string">
            <text:p>DE VALORIZACIÓN</text:p>
          </table:table-cell>
          <table:table-cell office:value-type="float" office:value="521525" calcext:value-type="float">
            <text:p>521525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30</text:p>
          </table:table-cell>
          <table:table-cell office:value-type="string" calcext:value-type="string">
            <text:p>DE TURISMO</text:p>
          </table:table-cell>
          <table:table-cell office:value-type="float" office:value="521530" calcext:value-type="float">
            <text:p>521530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35</text:p>
          </table:table-cell>
          <table:table-cell office:value-type="string" calcext:value-type="string">
            <text:p>TASA POR UTILIZACIÓN DE PUERTOS</text:p>
          </table:table-cell>
          <table:table-cell office:value-type="float" office:value="521535" calcext:value-type="float">
            <text:p>521535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40</text:p>
          </table:table-cell>
          <table:table-cell office:value-type="string" calcext:value-type="string">
            <text:p>DE VEHÍCULOS</text:p>
          </table:table-cell>
          <table:table-cell office:value-type="float" office:value="521540" calcext:value-type="float">
            <text:p>521540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45</text:p>
          </table:table-cell>
          <table:table-cell office:value-type="string" calcext:value-type="string">
            <text:p>DE ESPECTÁCULOS PÚBLICOS</text:p>
          </table:table-cell>
          <table:table-cell office:value-type="float" office:value="521545" calcext:value-type="float">
            <text:p>521545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50</text:p>
          </table:table-cell>
          <table:table-cell office:value-type="string" calcext:value-type="string">
            <text:p>CUOTAS DE FOMENTO</text:p>
          </table:table-cell>
          <table:table-cell office:value-type="float" office:value="521550" calcext:value-type="float">
            <text:p>521550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55</text:p>
          </table:table-cell>
          <table:table-cell office:value-type="string" calcext:value-type="string">
            <text:p>LICORES</text:p>
          </table:table-cell>
          <table:table-cell office:value-type="float" office:value="521555" calcext:value-type="float">
            <text:p>521555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60</text:p>
          </table:table-cell>
          <table:table-cell office:value-type="string" calcext:value-type="string">
            <text:p>CERVEZAS</text:p>
          </table:table-cell>
          <table:table-cell office:value-type="float" office:value="521560" calcext:value-type="float">
            <text:p>521560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65</text:p>
          </table:table-cell>
          <table:table-cell office:value-type="string" calcext:value-type="string">
            <text:p>CIGARRILLOS</text:p>
          </table:table-cell>
          <table:table-cell office:value-type="float" office:value="521565" calcext:value-type="float">
            <text:p>521565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70</text:p>
          </table:table-cell>
          <table:table-cell office:value-type="string" calcext:value-type="string">
            <text:p>IVA DESCONTABLE</text:p>
          </table:table-cell>
          <table:table-cell office:value-type="float" office:value="521570" calcext:value-type="float">
            <text:p>521570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1595</text:p>
          </table:table-cell>
          <table:table-cell office:value-type="string" calcext:value-type="string">
            <text:p>OTROS</text:p>
          </table:table-cell>
          <table:table-cell office:value-type="float" office:value="521595" calcext:value-type="float">
            <text:p>521595</text:p>
          </table:table-cell>
          <table:table-cell office:value-type="string" calcext:value-type="string">
            <text:p>pc_521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0</text:p>
          </table:table-cell>
          <table:table-cell office:value-type="string" calcext:value-type="string">
            <text:p>ARRENDAMIENTOS</text:p>
          </table:table-cell>
          <table:table-cell office:value-type="float" office:value="5220" calcext:value-type="float">
            <text:p>5220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2005</text:p>
          </table:table-cell>
          <table:table-cell office:value-type="string" calcext:value-type="string">
            <text:p>TERRENOS</text:p>
          </table:table-cell>
          <table:table-cell office:value-type="float" office:value="522005" calcext:value-type="float">
            <text:p>522005</text:p>
          </table:table-cell>
          <table:table-cell office:value-type="string" calcext:value-type="string">
            <text:p>pc_522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010</text:p>
          </table:table-cell>
          <table:table-cell office:value-type="string" calcext:value-type="string">
            <text:p>CONSTRUCCIONES Y EDIFICACIONES</text:p>
          </table:table-cell>
          <table:table-cell office:value-type="float" office:value="522010" calcext:value-type="float">
            <text:p>522010</text:p>
          </table:table-cell>
          <table:table-cell office:value-type="string" calcext:value-type="string">
            <text:p>pc_522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015</text:p>
          </table:table-cell>
          <table:table-cell office:value-type="string" calcext:value-type="string">
            <text:p>MAQUINARIA Y EQUIPO</text:p>
          </table:table-cell>
          <table:table-cell office:value-type="float" office:value="522015" calcext:value-type="float">
            <text:p>522015</text:p>
          </table:table-cell>
          <table:table-cell office:value-type="string" calcext:value-type="string">
            <text:p>pc_522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020</text:p>
          </table:table-cell>
          <table:table-cell office:value-type="string" calcext:value-type="string">
            <text:p>EQUIPO DE OFICINA</text:p>
          </table:table-cell>
          <table:table-cell office:value-type="float" office:value="522020" calcext:value-type="float">
            <text:p>522020</text:p>
          </table:table-cell>
          <table:table-cell office:value-type="string" calcext:value-type="string">
            <text:p>pc_522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025</text:p>
          </table:table-cell>
          <table:table-cell office:value-type="string" calcext:value-type="string">
            <text:p>EQUIPO DE COMPUTACIÓN Y COMUNICACIÓN</text:p>
          </table:table-cell>
          <table:table-cell office:value-type="float" office:value="522025" calcext:value-type="float">
            <text:p>522025</text:p>
          </table:table-cell>
          <table:table-cell office:value-type="string" calcext:value-type="string">
            <text:p>pc_522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035</text:p>
          </table:table-cell>
          <table:table-cell office:value-type="string" calcext:value-type="string">
            <text:p>EQUIPO DE HOTELES Y RESTAURANTES</text:p>
          </table:table-cell>
          <table:table-cell office:value-type="float" office:value="522035" calcext:value-type="float">
            <text:p>522035</text:p>
          </table:table-cell>
          <table:table-cell office:value-type="string" calcext:value-type="string">
            <text:p>pc_522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040</text:p>
          </table:table-cell>
          <table:table-cell office:value-type="string" calcext:value-type="string">
            <text:p>FLOTA Y EQUIPO DE TRANSPORTE</text:p>
          </table:table-cell>
          <table:table-cell office:value-type="float" office:value="522040" calcext:value-type="float">
            <text:p>522040</text:p>
          </table:table-cell>
          <table:table-cell office:value-type="string" calcext:value-type="string">
            <text:p>pc_522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095</text:p>
          </table:table-cell>
          <table:table-cell office:value-type="string" calcext:value-type="string">
            <text:p>OTROS</text:p>
          </table:table-cell>
          <table:table-cell office:value-type="float" office:value="522095" calcext:value-type="float">
            <text:p>522095</text:p>
          </table:table-cell>
          <table:table-cell office:value-type="string" calcext:value-type="string">
            <text:p>pc_522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5</text:p>
          </table:table-cell>
          <table:table-cell office:value-type="string" calcext:value-type="string">
            <text:p>CONTRIBUCIONES Y AFILIACIONES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2505</text:p>
          </table:table-cell>
          <table:table-cell office:value-type="string" calcext:value-type="string">
            <text:p>CONTRIBUCIONES</text:p>
          </table:table-cell>
          <table:table-cell office:value-type="float" office:value="522505" calcext:value-type="float">
            <text:p>522505</text:p>
          </table:table-cell>
          <table:table-cell office:value-type="string" calcext:value-type="string">
            <text:p>pc_522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2510</text:p>
          </table:table-cell>
          <table:table-cell office:value-type="string" calcext:value-type="string">
            <text:p>AFILIACIONES Y SOSTENIMIENTO</text:p>
          </table:table-cell>
          <table:table-cell office:value-type="float" office:value="522510" calcext:value-type="float">
            <text:p>522510</text:p>
          </table:table-cell>
          <table:table-cell office:value-type="string" calcext:value-type="string">
            <text:p>pc_522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</text:p>
          </table:table-cell>
          <table:table-cell office:value-type="string" calcext:value-type="string">
            <text:p>SEGUROS</text:p>
          </table:table-cell>
          <table:table-cell office:value-type="float" office:value="5230" calcext:value-type="float">
            <text:p>5230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3005</text:p>
          </table:table-cell>
          <table:table-cell office:value-type="string" calcext:value-type="string">
            <text:p>MANEJO</text:p>
          </table:table-cell>
          <table:table-cell office:value-type="float" office:value="523005" calcext:value-type="float">
            <text:p>523005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10</text:p>
          </table:table-cell>
          <table:table-cell office:value-type="string" calcext:value-type="string">
            <text:p>CUMPLIMIENTO</text:p>
          </table:table-cell>
          <table:table-cell office:value-type="float" office:value="523010" calcext:value-type="float">
            <text:p>523010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15</text:p>
          </table:table-cell>
          <table:table-cell office:value-type="string" calcext:value-type="string">
            <text:p>CORRIENTE DÉBIL</text:p>
          </table:table-cell>
          <table:table-cell office:value-type="float" office:value="523015" calcext:value-type="float">
            <text:p>523015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20</text:p>
          </table:table-cell>
          <table:table-cell office:value-type="string" calcext:value-type="string">
            <text:p>VIDA COLECTIVA</text:p>
          </table:table-cell>
          <table:table-cell office:value-type="float" office:value="523020" calcext:value-type="float">
            <text:p>523020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25</text:p>
          </table:table-cell>
          <table:table-cell office:value-type="string" calcext:value-type="string">
            <text:p>INCENDIO</text:p>
          </table:table-cell>
          <table:table-cell office:value-type="float" office:value="523025" calcext:value-type="float">
            <text:p>523025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30</text:p>
          </table:table-cell>
          <table:table-cell office:value-type="string" calcext:value-type="string">
            <text:p>TERREMOTO</text:p>
          </table:table-cell>
          <table:table-cell office:value-type="float" office:value="523030" calcext:value-type="float">
            <text:p>523030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35</text:p>
          </table:table-cell>
          <table:table-cell office:value-type="string" calcext:value-type="string">
            <text:p>SUSTRACCIÓN Y HURTO</text:p>
          </table:table-cell>
          <table:table-cell office:value-type="float" office:value="523035" calcext:value-type="float">
            <text:p>523035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60</text:p>
          </table:table-cell>
          <table:table-cell office:value-type="string" calcext:value-type="string">
            <text:p>RESPONSABILIDAD CIVIL Y EXTRACONTRACTUAL</text:p>
          </table:table-cell>
          <table:table-cell office:value-type="float" office:value="523060" calcext:value-type="float">
            <text:p>523060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65</text:p>
          </table:table-cell>
          <table:table-cell office:value-type="string" calcext:value-type="string">
            <text:p>VUELO</text:p>
          </table:table-cell>
          <table:table-cell office:value-type="float" office:value="523065" calcext:value-type="float">
            <text:p>523065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70</text:p>
          </table:table-cell>
          <table:table-cell office:value-type="string" calcext:value-type="string">
            <text:p>ROTURA DE MAQUINARIA</text:p>
          </table:table-cell>
          <table:table-cell office:value-type="float" office:value="523070" calcext:value-type="float">
            <text:p>523070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75</text:p>
          </table:table-cell>
          <table:table-cell office:value-type="string" calcext:value-type="string">
            <text:p>OBLIGATORIO ACCIDENTE DE TRÁNSITO</text:p>
          </table:table-cell>
          <table:table-cell office:value-type="float" office:value="523075" calcext:value-type="float">
            <text:p>523075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80</text:p>
          </table:table-cell>
          <table:table-cell office:value-type="string" calcext:value-type="string">
            <text:p>LUCRO CESANTE</text:p>
          </table:table-cell>
          <table:table-cell office:value-type="float" office:value="523080" calcext:value-type="float">
            <text:p>523080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095</text:p>
          </table:table-cell>
          <table:table-cell office:value-type="string" calcext:value-type="string">
            <text:p>OTROS</text:p>
          </table:table-cell>
          <table:table-cell office:value-type="float" office:value="523095" calcext:value-type="float">
            <text:p>523095</text:p>
          </table:table-cell>
          <table:table-cell office:value-type="string" calcext:value-type="string">
            <text:p>pc_523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</text:p>
          </table:table-cell>
          <table:table-cell office:value-type="string" calcext:value-type="string">
            <text:p>SERVICIOS</text:p>
          </table:table-cell>
          <table:table-cell office:value-type="float" office:value="5235" calcext:value-type="float">
            <text:p>523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3505</text:p>
          </table:table-cell>
          <table:table-cell office:value-type="string" calcext:value-type="string">
            <text:p>ASEO Y VIGILANCIA</text:p>
          </table:table-cell>
          <table:table-cell office:value-type="float" office:value="523505" calcext:value-type="float">
            <text:p>523505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10</text:p>
          </table:table-cell>
          <table:table-cell office:value-type="string" calcext:value-type="string">
            <text:p>TEMPORALES</text:p>
          </table:table-cell>
          <table:table-cell office:value-type="float" office:value="523510" calcext:value-type="float">
            <text:p>523510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15</text:p>
          </table:table-cell>
          <table:table-cell office:value-type="string" calcext:value-type="string">
            <text:p>ASISTENCIA TÉCNICA</text:p>
          </table:table-cell>
          <table:table-cell office:value-type="float" office:value="523515" calcext:value-type="float">
            <text:p>523515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20</text:p>
          </table:table-cell>
          <table:table-cell office:value-type="string" calcext:value-type="string">
            <text:p>PROCESAMIENTO ELECTRÓNICO DE DATOS</text:p>
          </table:table-cell>
          <table:table-cell office:value-type="float" office:value="523520" calcext:value-type="float">
            <text:p>523520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25</text:p>
          </table:table-cell>
          <table:table-cell office:value-type="string" calcext:value-type="string">
            <text:p>ACUEDUCTO Y ALCANTARILLADO</text:p>
          </table:table-cell>
          <table:table-cell office:value-type="float" office:value="523525" calcext:value-type="float">
            <text:p>523525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30</text:p>
          </table:table-cell>
          <table:table-cell office:value-type="string" calcext:value-type="string">
            <text:p>ENERGÍA ELÉCTRICA</text:p>
          </table:table-cell>
          <table:table-cell office:value-type="float" office:value="523530" calcext:value-type="float">
            <text:p>523530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35</text:p>
          </table:table-cell>
          <table:table-cell office:value-type="string" calcext:value-type="string">
            <text:p>TELÉFONO</text:p>
          </table:table-cell>
          <table:table-cell office:value-type="float" office:value="523535" calcext:value-type="float">
            <text:p>523535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40</text:p>
          </table:table-cell>
          <table:table-cell office:value-type="string" calcext:value-type="string">
            <text:p>CORREO, PORTES Y TELEGRAMAS</text:p>
          </table:table-cell>
          <table:table-cell office:value-type="float" office:value="523540" calcext:value-type="float">
            <text:p>523540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45</text:p>
          </table:table-cell>
          <table:table-cell office:value-type="string" calcext:value-type="string">
            <text:p>FAX Y TÉLEX</text:p>
          </table:table-cell>
          <table:table-cell office:value-type="float" office:value="523545" calcext:value-type="float">
            <text:p>523545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50</text:p>
          </table:table-cell>
          <table:table-cell office:value-type="string" calcext:value-type="string">
            <text:p>TRANSPORTE, FLETES Y ACARREOS</text:p>
          </table:table-cell>
          <table:table-cell office:value-type="float" office:value="523550" calcext:value-type="float">
            <text:p>523550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55</text:p>
          </table:table-cell>
          <table:table-cell office:value-type="string" calcext:value-type="string">
            <text:p>GAS</text:p>
          </table:table-cell>
          <table:table-cell office:value-type="float" office:value="523555" calcext:value-type="float">
            <text:p>523555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60</text:p>
          </table:table-cell>
          <table:table-cell office:value-type="string" calcext:value-type="string">
            <text:p>PUBLICIDAD, PROPAGANDA Y PROMOCIÓN</text:p>
          </table:table-cell>
          <table:table-cell office:value-type="float" office:value="523560" calcext:value-type="float">
            <text:p>523560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3595</text:p>
          </table:table-cell>
          <table:table-cell office:value-type="string" calcext:value-type="string">
            <text:p>OTROS</text:p>
          </table:table-cell>
          <table:table-cell office:value-type="float" office:value="523595" calcext:value-type="float">
            <text:p>523595</text:p>
          </table:table-cell>
          <table:table-cell office:value-type="string" calcext:value-type="string">
            <text:p>pc_523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0</text:p>
          </table:table-cell>
          <table:table-cell office:value-type="string" calcext:value-type="string">
            <text:p>GASTOS LEGALES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4005</text:p>
          </table:table-cell>
          <table:table-cell office:value-type="string" calcext:value-type="string">
            <text:p>NOTARIALES</text:p>
          </table:table-cell>
          <table:table-cell office:value-type="float" office:value="524005" calcext:value-type="float">
            <text:p>524005</text:p>
          </table:table-cell>
          <table:table-cell office:value-type="string" calcext:value-type="string">
            <text:p>pc_524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010</text:p>
          </table:table-cell>
          <table:table-cell office:value-type="string" calcext:value-type="string">
            <text:p>REGISTRO MERCANTIL</text:p>
          </table:table-cell>
          <table:table-cell office:value-type="float" office:value="524010" calcext:value-type="float">
            <text:p>524010</text:p>
          </table:table-cell>
          <table:table-cell office:value-type="string" calcext:value-type="string">
            <text:p>pc_524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015</text:p>
          </table:table-cell>
          <table:table-cell office:value-type="string" calcext:value-type="string">
            <text:p>TRÁMITES Y LICENCIAS</text:p>
          </table:table-cell>
          <table:table-cell office:value-type="float" office:value="524015" calcext:value-type="float">
            <text:p>524015</text:p>
          </table:table-cell>
          <table:table-cell office:value-type="string" calcext:value-type="string">
            <text:p>pc_524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020</text:p>
          </table:table-cell>
          <table:table-cell office:value-type="string" calcext:value-type="string">
            <text:p>ADUANEROS</text:p>
          </table:table-cell>
          <table:table-cell office:value-type="float" office:value="524020" calcext:value-type="float">
            <text:p>524020</text:p>
          </table:table-cell>
          <table:table-cell office:value-type="string" calcext:value-type="string">
            <text:p>pc_524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025</text:p>
          </table:table-cell>
          <table:table-cell office:value-type="string" calcext:value-type="string">
            <text:p>CONSULARES</text:p>
          </table:table-cell>
          <table:table-cell office:value-type="float" office:value="524025" calcext:value-type="float">
            <text:p>524025</text:p>
          </table:table-cell>
          <table:table-cell office:value-type="string" calcext:value-type="string">
            <text:p>pc_524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095</text:p>
          </table:table-cell>
          <table:table-cell office:value-type="string" calcext:value-type="string">
            <text:p>OTROS</text:p>
          </table:table-cell>
          <table:table-cell office:value-type="float" office:value="524095" calcext:value-type="float">
            <text:p>524095</text:p>
          </table:table-cell>
          <table:table-cell office:value-type="string" calcext:value-type="string">
            <text:p>pc_524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5</text:p>
          </table:table-cell>
          <table:table-cell office:value-type="string" calcext:value-type="string">
            <text:p>MANTENIMIENTO Y REPARACIONES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4505</text:p>
          </table:table-cell>
          <table:table-cell office:value-type="string" calcext:value-type="string">
            <text:p>TERRENOS</text:p>
          </table:table-cell>
          <table:table-cell office:value-type="float" office:value="524505" calcext:value-type="float">
            <text:p>524505</text:p>
          </table:table-cell>
          <table:table-cell office:value-type="string" calcext:value-type="string">
            <text:p>pc_524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510</text:p>
          </table:table-cell>
          <table:table-cell office:value-type="string" calcext:value-type="string">
            <text:p>CONSTRUCCIONES Y EDIFICACIONES</text:p>
          </table:table-cell>
          <table:table-cell office:value-type="float" office:value="524510" calcext:value-type="float">
            <text:p>524510</text:p>
          </table:table-cell>
          <table:table-cell office:value-type="string" calcext:value-type="string">
            <text:p>pc_524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515</text:p>
          </table:table-cell>
          <table:table-cell office:value-type="string" calcext:value-type="string">
            <text:p>MAQUINARIA Y EQUIPO</text:p>
          </table:table-cell>
          <table:table-cell office:value-type="float" office:value="524515" calcext:value-type="float">
            <text:p>524515</text:p>
          </table:table-cell>
          <table:table-cell office:value-type="string" calcext:value-type="string">
            <text:p>pc_524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520</text:p>
          </table:table-cell>
          <table:table-cell office:value-type="string" calcext:value-type="string">
            <text:p>EQUIPO DE OFICINA</text:p>
          </table:table-cell>
          <table:table-cell office:value-type="float" office:value="524520" calcext:value-type="float">
            <text:p>524520</text:p>
          </table:table-cell>
          <table:table-cell office:value-type="string" calcext:value-type="string">
            <text:p>pc_524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525</text:p>
          </table:table-cell>
          <table:table-cell office:value-type="string" calcext:value-type="string">
            <text:p>EQUIPO DE COMPUTACIÓN Y COMUNICACIÓN</text:p>
          </table:table-cell>
          <table:table-cell office:value-type="float" office:value="524525" calcext:value-type="float">
            <text:p>524525</text:p>
          </table:table-cell>
          <table:table-cell office:value-type="string" calcext:value-type="string">
            <text:p>pc_524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540</text:p>
          </table:table-cell>
          <table:table-cell office:value-type="string" calcext:value-type="string">
            <text:p>FLOTA Y EQUIPO DE TRANSPORTE</text:p>
          </table:table-cell>
          <table:table-cell office:value-type="float" office:value="524540" calcext:value-type="float">
            <text:p>524540</text:p>
          </table:table-cell>
          <table:table-cell office:value-type="string" calcext:value-type="string">
            <text:p>pc_524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4560</text:p>
          </table:table-cell>
          <table:table-cell office:value-type="string" calcext:value-type="string">
            <text:p>ACUEDUCTOS, PLANTAS Y REDES</text:p>
          </table:table-cell>
          <table:table-cell office:value-type="float" office:value="524560" calcext:value-type="float">
            <text:p>524560</text:p>
          </table:table-cell>
          <table:table-cell office:value-type="string" calcext:value-type="string">
            <text:p>pc_524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0</text:p>
          </table:table-cell>
          <table:table-cell office:value-type="string" calcext:value-type="string">
            <text:p>ADECUACIÓN E INSTALACIÓN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5005</text:p>
          </table:table-cell>
          <table:table-cell office:value-type="string" calcext:value-type="string">
            <text:p>INSTALACIONES ELÉCTRICAS</text:p>
          </table:table-cell>
          <table:table-cell office:value-type="float" office:value="525005" calcext:value-type="float">
            <text:p>525005</text:p>
          </table:table-cell>
          <table:table-cell office:value-type="string" calcext:value-type="string">
            <text:p>pc_525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010</text:p>
          </table:table-cell>
          <table:table-cell office:value-type="string" calcext:value-type="string">
            <text:p>ARREGLOS ORNAMENTALES</text:p>
          </table:table-cell>
          <table:table-cell office:value-type="float" office:value="525010" calcext:value-type="float">
            <text:p>525010</text:p>
          </table:table-cell>
          <table:table-cell office:value-type="string" calcext:value-type="string">
            <text:p>pc_525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015</text:p>
          </table:table-cell>
          <table:table-cell office:value-type="string" calcext:value-type="string">
            <text:p>REPARACIONES LOCATIVAS</text:p>
          </table:table-cell>
          <table:table-cell office:value-type="float" office:value="525015" calcext:value-type="float">
            <text:p>525015</text:p>
          </table:table-cell>
          <table:table-cell office:value-type="string" calcext:value-type="string">
            <text:p>pc_525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095</text:p>
          </table:table-cell>
          <table:table-cell office:value-type="string" calcext:value-type="string">
            <text:p>OTROS</text:p>
          </table:table-cell>
          <table:table-cell office:value-type="float" office:value="525095" calcext:value-type="float">
            <text:p>525095</text:p>
          </table:table-cell>
          <table:table-cell office:value-type="string" calcext:value-type="string">
            <text:p>pc_525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5</text:p>
          </table:table-cell>
          <table:table-cell office:value-type="string" calcext:value-type="string">
            <text:p>GASTOS DE VIAJE</text:p>
          </table:table-cell>
          <table:table-cell office:value-type="float" office:value="5255" calcext:value-type="float">
            <text:p>525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5505</text:p>
          </table:table-cell>
          <table:table-cell office:value-type="string" calcext:value-type="string">
            <text:p>ALOJAMIENTO Y MANUTENCIÓN</text:p>
          </table:table-cell>
          <table:table-cell office:value-type="float" office:value="525505" calcext:value-type="float">
            <text:p>525505</text:p>
          </table:table-cell>
          <table:table-cell office:value-type="string" calcext:value-type="string">
            <text:p>pc_525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510</text:p>
          </table:table-cell>
          <table:table-cell office:value-type="string" calcext:value-type="string">
            <text:p>PASAJES FLUVIALES Y/O MARÍTIMOS</text:p>
          </table:table-cell>
          <table:table-cell office:value-type="float" office:value="525510" calcext:value-type="float">
            <text:p>525510</text:p>
          </table:table-cell>
          <table:table-cell office:value-type="string" calcext:value-type="string">
            <text:p>pc_525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515</text:p>
          </table:table-cell>
          <table:table-cell office:value-type="string" calcext:value-type="string">
            <text:p>PASAJES AÉREOS</text:p>
          </table:table-cell>
          <table:table-cell office:value-type="float" office:value="525515" calcext:value-type="float">
            <text:p>525515</text:p>
          </table:table-cell>
          <table:table-cell office:value-type="string" calcext:value-type="string">
            <text:p>pc_525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520</text:p>
          </table:table-cell>
          <table:table-cell office:value-type="string" calcext:value-type="string">
            <text:p>PASAJES TERRESTRES</text:p>
          </table:table-cell>
          <table:table-cell office:value-type="float" office:value="525520" calcext:value-type="float">
            <text:p>525520</text:p>
          </table:table-cell>
          <table:table-cell office:value-type="string" calcext:value-type="string">
            <text:p>pc_525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5595</text:p>
          </table:table-cell>
          <table:table-cell office:value-type="string" calcext:value-type="string">
            <text:p>OTROS</text:p>
          </table:table-cell>
          <table:table-cell office:value-type="float" office:value="525595" calcext:value-type="float">
            <text:p>525595</text:p>
          </table:table-cell>
          <table:table-cell office:value-type="string" calcext:value-type="string">
            <text:p>pc_525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60</text:p>
          </table:table-cell>
          <table:table-cell office:value-type="string" calcext:value-type="string">
            <text:p>DEPRECIACIONES</text:p>
          </table:table-cell>
          <table:table-cell office:value-type="float" office:value="5260" calcext:value-type="float">
            <text:p>5260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6005</text:p>
          </table:table-cell>
          <table:table-cell office:value-type="string" calcext:value-type="string">
            <text:p>CONSTRUCCIONES Y EDIFICACIONES</text:p>
          </table:table-cell>
          <table:table-cell office:value-type="float" office:value="526005" calcext:value-type="float">
            <text:p>526005</text:p>
          </table:table-cell>
          <table:table-cell office:value-type="string" calcext:value-type="string">
            <text:p>pc_526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6010</text:p>
          </table:table-cell>
          <table:table-cell office:value-type="string" calcext:value-type="string">
            <text:p>MAQUINARIA Y EQUIPO</text:p>
          </table:table-cell>
          <table:table-cell office:value-type="float" office:value="526010" calcext:value-type="float">
            <text:p>526010</text:p>
          </table:table-cell>
          <table:table-cell office:value-type="string" calcext:value-type="string">
            <text:p>pc_526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6015</text:p>
          </table:table-cell>
          <table:table-cell office:value-type="string" calcext:value-type="string">
            <text:p>EQUIPO DE OFICINA</text:p>
          </table:table-cell>
          <table:table-cell office:value-type="float" office:value="526015" calcext:value-type="float">
            <text:p>526015</text:p>
          </table:table-cell>
          <table:table-cell office:value-type="string" calcext:value-type="string">
            <text:p>pc_526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6020</text:p>
          </table:table-cell>
          <table:table-cell office:value-type="string" calcext:value-type="string">
            <text:p>EQUIPO DE COMPUTACIÓN Y COMUNICACIÓN</text:p>
          </table:table-cell>
          <table:table-cell office:value-type="float" office:value="526020" calcext:value-type="float">
            <text:p>526020</text:p>
          </table:table-cell>
          <table:table-cell office:value-type="string" calcext:value-type="string">
            <text:p>pc_5260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65</text:p>
          </table:table-cell>
          <table:table-cell office:value-type="string" calcext:value-type="string">
            <text:p>AMORTIZACIONES</text:p>
          </table:table-cell>
          <table:table-cell office:value-type="float" office:value="5265" calcext:value-type="float">
            <text:p>526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70</text:p>
          </table:table-cell>
          <table:table-cell office:value-type="string" calcext:value-type="string">
            <text:p>FINANCIEROS-REAJUSTE DEL SISTEMA</text:p>
          </table:table-cell>
          <table:table-cell office:value-type="float" office:value="5270" calcext:value-type="float">
            <text:p>5270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75</text:p>
          </table:table-cell>
          <table:table-cell office:value-type="string" calcext:value-type="string">
            <text:p>PÉRDIDAS MÉTODO DE PARTICIPACIÓN</text:p>
          </table:table-cell>
          <table:table-cell office:value-type="float" office:value="5275" calcext:value-type="float">
            <text:p>527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7505</text:p>
          </table:table-cell>
          <table:table-cell office:value-type="string" calcext:value-type="string">
            <text:p>DE SOCIEDADES ANÓNIMAS Y/O ASIMILADAS</text:p>
          </table:table-cell>
          <table:table-cell office:value-type="float" office:value="527505" calcext:value-type="float">
            <text:p>527505</text:p>
          </table:table-cell>
          <table:table-cell office:value-type="string" calcext:value-type="string">
            <text:p>pc_527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7510</text:p>
          </table:table-cell>
          <table:table-cell office:value-type="string" calcext:value-type="string">
            <text:p>DE SOCIEDADES LIMITADAS Y/O ASIMILADAS</text:p>
          </table:table-cell>
          <table:table-cell office:value-type="float" office:value="527510" calcext:value-type="float">
            <text:p>527510</text:p>
          </table:table-cell>
          <table:table-cell office:value-type="string" calcext:value-type="string">
            <text:p>pc_527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</text:p>
          </table:table-cell>
          <table:table-cell office:value-type="string" calcext:value-type="string">
            <text:p>DIVERSOS</text:p>
          </table:table-cell>
          <table:table-cell office:value-type="float" office:value="5295" calcext:value-type="float">
            <text:p>5295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9505</text:p>
          </table:table-cell>
          <table:table-cell office:value-type="string" calcext:value-type="string">
            <text:p>COMISIONES</text:p>
          </table:table-cell>
          <table:table-cell office:value-type="float" office:value="529505" calcext:value-type="float">
            <text:p>52950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10</text:p>
          </table:table-cell>
          <table:table-cell office:value-type="string" calcext:value-type="string">
            <text:p>LIBROS, SUSCRIPCIONES, PERIÓDICOS Y REVISTAS</text:p>
          </table:table-cell>
          <table:table-cell office:value-type="float" office:value="529510" calcext:value-type="float">
            <text:p>529510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15</text:p>
          </table:table-cell>
          <table:table-cell office:value-type="string" calcext:value-type="string">
            <text:p>MÚSICA AMBIENTAL</text:p>
          </table:table-cell>
          <table:table-cell office:value-type="float" office:value="529515" calcext:value-type="float">
            <text:p>52951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20</text:p>
          </table:table-cell>
          <table:table-cell office:value-type="string" calcext:value-type="string">
            <text:p>GASTOS DE REPRESENTACIÓN Y RELACIONES PÚBLICAS</text:p>
          </table:table-cell>
          <table:table-cell office:value-type="float" office:value="529520" calcext:value-type="float">
            <text:p>529520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25</text:p>
          </table:table-cell>
          <table:table-cell office:value-type="string" calcext:value-type="string">
            <text:p>ELEMENTOS DE ASEO Y CAFETERÍA</text:p>
          </table:table-cell>
          <table:table-cell office:value-type="float" office:value="529525" calcext:value-type="float">
            <text:p>52952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30</text:p>
          </table:table-cell>
          <table:table-cell office:value-type="string" calcext:value-type="string">
            <text:p>ÚTILES, PAPELERÍA Y FOTOCOPIAS</text:p>
          </table:table-cell>
          <table:table-cell office:value-type="float" office:value="529530" calcext:value-type="float">
            <text:p>529530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35</text:p>
          </table:table-cell>
          <table:table-cell office:value-type="string" calcext:value-type="string">
            <text:p>COMBUSTIBLES Y LUBRICANTES</text:p>
          </table:table-cell>
          <table:table-cell office:value-type="float" office:value="529535" calcext:value-type="float">
            <text:p>52953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40</text:p>
          </table:table-cell>
          <table:table-cell office:value-type="string" calcext:value-type="string">
            <text:p>ENVASES Y EMPAQUES</text:p>
          </table:table-cell>
          <table:table-cell office:value-type="float" office:value="529540" calcext:value-type="float">
            <text:p>529540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45</text:p>
          </table:table-cell>
          <table:table-cell office:value-type="string" calcext:value-type="string">
            <text:p>TAXIS Y BUSES</text:p>
          </table:table-cell>
          <table:table-cell office:value-type="float" office:value="529545" calcext:value-type="float">
            <text:p>52954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50</text:p>
          </table:table-cell>
          <table:table-cell office:value-type="string" calcext:value-type="string">
            <text:p>ESTAMPILLAS</text:p>
          </table:table-cell>
          <table:table-cell office:value-type="float" office:value="529550" calcext:value-type="float">
            <text:p>529550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55</text:p>
          </table:table-cell>
          <table:table-cell office:value-type="string" calcext:value-type="string">
            <text:p>MICROFILMACIÓN</text:p>
          </table:table-cell>
          <table:table-cell office:value-type="float" office:value="529555" calcext:value-type="float">
            <text:p>52955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60</text:p>
          </table:table-cell>
          <table:table-cell office:value-type="string" calcext:value-type="string">
            <text:p>CASINO Y RESTAURANTE</text:p>
          </table:table-cell>
          <table:table-cell office:value-type="float" office:value="529560" calcext:value-type="float">
            <text:p>529560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65</text:p>
          </table:table-cell>
          <table:table-cell office:value-type="string" calcext:value-type="string">
            <text:p>PARQUEADEROS</text:p>
          </table:table-cell>
          <table:table-cell office:value-type="float" office:value="529565" calcext:value-type="float">
            <text:p>52956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70</text:p>
          </table:table-cell>
          <table:table-cell office:value-type="string" calcext:value-type="string">
            <text:p>INDEMNIZACIÓN POR DAÑOS A TERCEROS</text:p>
          </table:table-cell>
          <table:table-cell office:value-type="float" office:value="529570" calcext:value-type="float">
            <text:p>529570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75</text:p>
          </table:table-cell>
          <table:table-cell office:value-type="string" calcext:value-type="string">
            <text:p>PÓLVORA Y SIMILARES</text:p>
          </table:table-cell>
          <table:table-cell office:value-type="float" office:value="529575" calcext:value-type="float">
            <text:p>52957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595</text:p>
          </table:table-cell>
          <table:table-cell office:value-type="string" calcext:value-type="string">
            <text:p>OTROS</text:p>
          </table:table-cell>
          <table:table-cell office:value-type="float" office:value="529595" calcext:value-type="float">
            <text:p>529595</text:p>
          </table:table-cell>
          <table:table-cell office:value-type="string" calcext:value-type="string">
            <text:p>pc_5295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9</text:p>
          </table:table-cell>
          <table:table-cell office:value-type="string" calcext:value-type="string">
            <text:p>PROVISIONES</text:p>
          </table:table-cell>
          <table:table-cell office:value-type="float" office:value="5299" calcext:value-type="float">
            <text:p>5299</text:p>
          </table:table-cell>
          <table:table-cell office:value-type="string" calcext:value-type="string">
            <text:p>pc_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29905</text:p>
          </table:table-cell>
          <table:table-cell office:value-type="string" calcext:value-type="string">
            <text:p>INVERSIONES</text:p>
          </table:table-cell>
          <table:table-cell office:value-type="float" office:value="529905" calcext:value-type="float">
            <text:p>529905</text:p>
          </table:table-cell>
          <table:table-cell office:value-type="string" calcext:value-type="string">
            <text:p>pc_5299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910</text:p>
          </table:table-cell>
          <table:table-cell office:value-type="string" calcext:value-type="string">
            <text:p>DEUDORES</text:p>
          </table:table-cell>
          <table:table-cell office:value-type="float" office:value="529910" calcext:value-type="float">
            <text:p>529910</text:p>
          </table:table-cell>
          <table:table-cell office:value-type="string" calcext:value-type="string">
            <text:p>pc_5299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915</text:p>
          </table:table-cell>
          <table:table-cell office:value-type="string" calcext:value-type="string">
            <text:p>INVENTARIOS</text:p>
          </table:table-cell>
          <table:table-cell office:value-type="float" office:value="529915" calcext:value-type="float">
            <text:p>529915</text:p>
          </table:table-cell>
          <table:table-cell office:value-type="string" calcext:value-type="string">
            <text:p>pc_5299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920</text:p>
          </table:table-cell>
          <table:table-cell office:value-type="string" calcext:value-type="string">
            <text:p>PROPIEDADES, PLANTA Y EQUIPO</text:p>
          </table:table-cell>
          <table:table-cell office:value-type="float" office:value="529920" calcext:value-type="float">
            <text:p>529920</text:p>
          </table:table-cell>
          <table:table-cell office:value-type="string" calcext:value-type="string">
            <text:p>pc_5299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29995</text:p>
          </table:table-cell>
          <table:table-cell office:value-type="string" calcext:value-type="string">
            <text:p>OTROS ACTIVOS</text:p>
          </table:table-cell>
          <table:table-cell office:value-type="float" office:value="529995" calcext:value-type="float">
            <text:p>529995</text:p>
          </table:table-cell>
          <table:table-cell office:value-type="string" calcext:value-type="string">
            <text:p>pc_5299</text:p>
          </table:table-cell>
          <table:table-cell office:value-type="string" calcext:value-type="string">
            <text:p>co_pyg_302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</text:p>
          </table:table-cell>
          <table:table-cell office:value-type="string" calcext:value-type="string">
            <text:p>NO OPERACIONAL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c_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305</text:p>
          </table:table-cell>
          <table:table-cell office:value-type="string" calcext:value-type="string">
            <text:p>FINANCIEROS</text:p>
          </table:table-cell>
          <table:table-cell office:value-type="float" office:value="5305" calcext:value-type="float">
            <text:p>5305</text:p>
          </table:table-cell>
          <table:table-cell office:value-type="string" calcext:value-type="string">
            <text:p>pc_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30505</text:p>
          </table:table-cell>
          <table:table-cell office:value-type="string" calcext:value-type="string">
            <text:p>GASTOS BANCARIOS</text:p>
          </table:table-cell>
          <table:table-cell office:value-type="float" office:value="530505" calcext:value-type="float">
            <text:p>530505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10</text:p>
          </table:table-cell>
          <table:table-cell office:value-type="string" calcext:value-type="string">
            <text:p>REAJUSTE MONETARIO-UPAC (HOY UVR)</text:p>
          </table:table-cell>
          <table:table-cell office:value-type="float" office:value="530510" calcext:value-type="float">
            <text:p>530510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15</text:p>
          </table:table-cell>
          <table:table-cell office:value-type="string" calcext:value-type="string">
            <text:p>COMISIONES</text:p>
          </table:table-cell>
          <table:table-cell office:value-type="float" office:value="530515" calcext:value-type="float">
            <text:p>530515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20</text:p>
          </table:table-cell>
          <table:table-cell office:value-type="string" calcext:value-type="string">
            <text:p>INTERESES</text:p>
          </table:table-cell>
          <table:table-cell office:value-type="float" office:value="530520" calcext:value-type="float">
            <text:p>530520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25</text:p>
          </table:table-cell>
          <table:table-cell office:value-type="string" calcext:value-type="string">
            <text:p>DIFERENCIA EN CAMBIO</text:p>
          </table:table-cell>
          <table:table-cell office:value-type="float" office:value="530525" calcext:value-type="float">
            <text:p>530525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30</text:p>
          </table:table-cell>
          <table:table-cell office:value-type="string" calcext:value-type="string">
            <text:p>GASTOS EN NEGOCIACIÓN CERTIFICADOS DE CAMBIO</text:p>
          </table:table-cell>
          <table:table-cell office:value-type="float" office:value="530530" calcext:value-type="float">
            <text:p>530530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35</text:p>
          </table:table-cell>
          <table:table-cell office:value-type="string" calcext:value-type="string">
            <text:p>DESCUENTOS COMERCIALES CONDICIONADOS</text:p>
          </table:table-cell>
          <table:table-cell office:value-type="float" office:value="530535" calcext:value-type="float">
            <text:p>530535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40</text:p>
          </table:table-cell>
          <table:table-cell office:value-type="string" calcext:value-type="string">
            <text:p>GASTOS MANEJO Y EMISIÓN DE BONOS</text:p>
          </table:table-cell>
          <table:table-cell office:value-type="float" office:value="530540" calcext:value-type="float">
            <text:p>530540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45</text:p>
          </table:table-cell>
          <table:table-cell office:value-type="string" calcext:value-type="string">
            <text:p>PRIMA AMORTIZADA</text:p>
          </table:table-cell>
          <table:table-cell office:value-type="float" office:value="530545" calcext:value-type="float">
            <text:p>530545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0595</text:p>
          </table:table-cell>
          <table:table-cell office:value-type="string" calcext:value-type="string">
            <text:p>OTROS</text:p>
          </table:table-cell>
          <table:table-cell office:value-type="float" office:value="530595" calcext:value-type="float">
            <text:p>530595</text:p>
          </table:table-cell>
          <table:table-cell office:value-type="string" calcext:value-type="string">
            <text:p>pc_5305</text:p>
          </table:table-cell>
          <table:table-cell office:value-type="string" calcext:value-type="string">
            <text:p>co_pyg_446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0</text:p>
          </table:table-cell>
          <table:table-cell office:value-type="string" calcext:value-type="string">
            <text:p>PÉRDIDA EN VENTA Y RETIRO DE BIENES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pc_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31005</text:p>
          </table:table-cell>
          <table:table-cell office:value-type="string" calcext:value-type="string">
            <text:p>VENTA DE INVERSIONES</text:p>
          </table:table-cell>
          <table:table-cell office:value-type="float" office:value="531005" calcext:value-type="float">
            <text:p>531005</text:p>
          </table:table-cell>
          <table:table-cell office:value-type="string" calcext:value-type="string">
            <text:p>pc_5310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010</text:p>
          </table:table-cell>
          <table:table-cell office:value-type="string" calcext:value-type="string">
            <text:p>VENTA DE CARTERA</text:p>
          </table:table-cell>
          <table:table-cell office:value-type="float" office:value="531010" calcext:value-type="float">
            <text:p>531010</text:p>
          </table:table-cell>
          <table:table-cell office:value-type="string" calcext:value-type="string">
            <text:p>pc_5310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015</text:p>
          </table:table-cell>
          <table:table-cell office:value-type="string" calcext:value-type="string">
            <text:p>VENTA DE PROPIEDADES, PLANTA Y EQUIPO</text:p>
          </table:table-cell>
          <table:table-cell office:value-type="float" office:value="531015" calcext:value-type="float">
            <text:p>531015</text:p>
          </table:table-cell>
          <table:table-cell office:value-type="string" calcext:value-type="string">
            <text:p>pc_5310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020</text:p>
          </table:table-cell>
          <table:table-cell office:value-type="string" calcext:value-type="string">
            <text:p>VENTA DE INTANGIBLES</text:p>
          </table:table-cell>
          <table:table-cell office:value-type="float" office:value="531020" calcext:value-type="float">
            <text:p>531020</text:p>
          </table:table-cell>
          <table:table-cell office:value-type="string" calcext:value-type="string">
            <text:p>pc_5310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025</text:p>
          </table:table-cell>
          <table:table-cell office:value-type="string" calcext:value-type="string">
            <text:p>VENTA DE OTROS ACTIVOS</text:p>
          </table:table-cell>
          <table:table-cell office:value-type="float" office:value="531025" calcext:value-type="float">
            <text:p>531025</text:p>
          </table:table-cell>
          <table:table-cell office:value-type="string" calcext:value-type="string">
            <text:p>pc_5310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030</text:p>
          </table:table-cell>
          <table:table-cell office:value-type="string" calcext:value-type="string">
            <text:p>RETIRO DE PROPIEDADES, PLANTA Y EQUIPO</text:p>
          </table:table-cell>
          <table:table-cell office:value-type="float" office:value="531030" calcext:value-type="float">
            <text:p>531030</text:p>
          </table:table-cell>
          <table:table-cell office:value-type="string" calcext:value-type="string">
            <text:p>pc_5310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035</text:p>
          </table:table-cell>
          <table:table-cell office:value-type="string" calcext:value-type="string">
            <text:p>RETIRO DE OTROS ACTIVOS</text:p>
          </table:table-cell>
          <table:table-cell office:value-type="float" office:value="531035" calcext:value-type="float">
            <text:p>531035</text:p>
          </table:table-cell>
          <table:table-cell office:value-type="string" calcext:value-type="string">
            <text:p>pc_5310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040</text:p>
          </table:table-cell>
          <table:table-cell office:value-type="string" calcext:value-type="string">
            <text:p>PÉRDIDAS POR SINIESTROS</text:p>
          </table:table-cell>
          <table:table-cell office:value-type="float" office:value="531040" calcext:value-type="float">
            <text:p>531040</text:p>
          </table:table-cell>
          <table:table-cell office:value-type="string" calcext:value-type="string">
            <text:p>pc_5310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3</text:p>
          </table:table-cell>
          <table:table-cell office:value-type="string" calcext:value-type="string">
            <text:p>PÉRDIDAS MÉTODO DE PARTICIPACIÓN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pc_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31305</text:p>
          </table:table-cell>
          <table:table-cell office:value-type="string" calcext:value-type="string">
            <text:p>DE SOCIEDADES ANÓNIMAS Y/O ASIMILADAS</text:p>
          </table:table-cell>
          <table:table-cell office:value-type="float" office:value="531305" calcext:value-type="float">
            <text:p>531305</text:p>
          </table:table-cell>
          <table:table-cell office:value-type="string" calcext:value-type="string">
            <text:p>pc_5313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310</text:p>
          </table:table-cell>
          <table:table-cell office:value-type="string" calcext:value-type="string">
            <text:p>DE SOCIEDADES LIMITADAS Y/O ASIMILADAS</text:p>
          </table:table-cell>
          <table:table-cell office:value-type="float" office:value="531310" calcext:value-type="float">
            <text:p>531310</text:p>
          </table:table-cell>
          <table:table-cell office:value-type="string" calcext:value-type="string">
            <text:p>pc_5313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5</text:p>
          </table:table-cell>
          <table:table-cell office:value-type="string" calcext:value-type="string">
            <text:p>GASTOS EXTRAORDINARIOS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pc_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31505</text:p>
          </table:table-cell>
          <table:table-cell office:value-type="string" calcext:value-type="string">
            <text:p>COSTAS Y PROCESOS JUDICIALES</text:p>
          </table:table-cell>
          <table:table-cell office:value-type="float" office:value="531505" calcext:value-type="float">
            <text:p>531505</text:p>
          </table:table-cell>
          <table:table-cell office:value-type="string" calcext:value-type="string">
            <text:p>pc_531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510</text:p>
          </table:table-cell>
          <table:table-cell office:value-type="string" calcext:value-type="string">
            <text:p>ACTIVIDADES CULTURALES Y CÍVICAS</text:p>
          </table:table-cell>
          <table:table-cell office:value-type="float" office:value="531510" calcext:value-type="float">
            <text:p>531510</text:p>
          </table:table-cell>
          <table:table-cell office:value-type="string" calcext:value-type="string">
            <text:p>pc_531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515</text:p>
          </table:table-cell>
          <table:table-cell office:value-type="string" calcext:value-type="string">
            <text:p>COSTOS Y GASTOS DE EJERCICIOS ANTERIORES</text:p>
          </table:table-cell>
          <table:table-cell office:value-type="float" office:value="531515" calcext:value-type="float">
            <text:p>531515</text:p>
          </table:table-cell>
          <table:table-cell office:value-type="string" calcext:value-type="string">
            <text:p>pc_531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520</text:p>
          </table:table-cell>
          <table:table-cell office:value-type="string" calcext:value-type="string">
            <text:p>IMPUESTOS ASUMIDOS</text:p>
          </table:table-cell>
          <table:table-cell office:value-type="float" office:value="531520" calcext:value-type="float">
            <text:p>531520</text:p>
          </table:table-cell>
          <table:table-cell office:value-type="string" calcext:value-type="string">
            <text:p>pc_5315</text:p>
          </table:table-cell>
          <table:table-cell office:value-type="string" calcext:value-type="string">
            <text:p>co_pyg_471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1595</text:p>
          </table:table-cell>
          <table:table-cell office:value-type="string" calcext:value-type="string">
            <text:p>OTROS</text:p>
          </table:table-cell>
          <table:table-cell office:value-type="float" office:value="531595" calcext:value-type="float">
            <text:p>531595</text:p>
          </table:table-cell>
          <table:table-cell office:value-type="string" calcext:value-type="string">
            <text:p>pc_531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95</text:p>
          </table:table-cell>
          <table:table-cell office:value-type="string" calcext:value-type="string">
            <text:p>GASTOS DIVERSOS</text:p>
          </table:table-cell>
          <table:table-cell office:value-type="float" office:value="5395" calcext:value-type="float">
            <text:p>5395</text:p>
          </table:table-cell>
          <table:table-cell office:value-type="string" calcext:value-type="string">
            <text:p>pc_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39505</text:p>
          </table:table-cell>
          <table:table-cell office:value-type="string" calcext:value-type="string">
            <text:p>DEMANDAS LABORALES</text:p>
          </table:table-cell>
          <table:table-cell office:value-type="float" office:value="539505" calcext:value-type="float">
            <text:p>539505</text:p>
          </table:table-cell>
          <table:table-cell office:value-type="string" calcext:value-type="string">
            <text:p>pc_539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9510</text:p>
          </table:table-cell>
          <table:table-cell office:value-type="string" calcext:value-type="string">
            <text:p>DEMANDAS POR INCUMPLIMIENTO DE CONTRATOS</text:p>
          </table:table-cell>
          <table:table-cell office:value-type="float" office:value="539510" calcext:value-type="float">
            <text:p>539510</text:p>
          </table:table-cell>
          <table:table-cell office:value-type="string" calcext:value-type="string">
            <text:p>pc_539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9515</text:p>
          </table:table-cell>
          <table:table-cell office:value-type="string" calcext:value-type="string">
            <text:p>INDEMNIZACIONES</text:p>
          </table:table-cell>
          <table:table-cell office:value-type="float" office:value="539515" calcext:value-type="float">
            <text:p>539515</text:p>
          </table:table-cell>
          <table:table-cell office:value-type="string" calcext:value-type="string">
            <text:p>pc_539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9520</text:p>
          </table:table-cell>
          <table:table-cell office:value-type="string" calcext:value-type="string">
            <text:p>MULTAS, SANCIONES Y LITIGIOS</text:p>
          </table:table-cell>
          <table:table-cell office:value-type="float" office:value="539520" calcext:value-type="float">
            <text:p>539520</text:p>
          </table:table-cell>
          <table:table-cell office:value-type="string" calcext:value-type="string">
            <text:p>pc_539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9525</text:p>
          </table:table-cell>
          <table:table-cell office:value-type="string" calcext:value-type="string">
            <text:p>DONACIONES</text:p>
          </table:table-cell>
          <table:table-cell office:value-type="float" office:value="539525" calcext:value-type="float">
            <text:p>539525</text:p>
          </table:table-cell>
          <table:table-cell office:value-type="string" calcext:value-type="string">
            <text:p>pc_539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9530</text:p>
          </table:table-cell>
          <table:table-cell office:value-type="string" calcext:value-type="string">
            <text:p>CONSTITUCIÓN DE GARANTÍAS</text:p>
          </table:table-cell>
          <table:table-cell office:value-type="float" office:value="539530" calcext:value-type="float">
            <text:p>539530</text:p>
          </table:table-cell>
          <table:table-cell office:value-type="string" calcext:value-type="string">
            <text:p>pc_539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9535</text:p>
          </table:table-cell>
          <table:table-cell office:value-type="string" calcext:value-type="string">
            <text:p>AMORTIZACIÓN DE BIENES ENTREGADOS EN COMODATO</text:p>
          </table:table-cell>
          <table:table-cell office:value-type="float" office:value="539535" calcext:value-type="float">
            <text:p>539535</text:p>
          </table:table-cell>
          <table:table-cell office:value-type="string" calcext:value-type="string">
            <text:p>pc_539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39595</text:p>
          </table:table-cell>
          <table:table-cell office:value-type="string" calcext:value-type="string">
            <text:p>OTROS</text:p>
          </table:table-cell>
          <table:table-cell office:value-type="float" office:value="539595" calcext:value-type="float">
            <text:p>539595</text:p>
          </table:table-cell>
          <table:table-cell office:value-type="string" calcext:value-type="string">
            <text:p>pc_5395</text:p>
          </table:table-cell>
          <table:table-cell office:value-type="string" calcext:value-type="string">
            <text:p>co_pyg_445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4</text:p>
          </table:table-cell>
          <table:table-cell office:value-type="string" calcext:value-type="string">
            <text:p>IMPUESTO DE RENTA Y COMPLEMENTARIO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c_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405</text:p>
          </table:table-cell>
          <table:table-cell office:value-type="string" calcext:value-type="string">
            <text:p>IMPUESTO DE RENTA Y COMPLEMENTARIOS</text:p>
          </table:table-cell>
          <table:table-cell office:value-type="float" office:value="5405" calcext:value-type="float">
            <text:p>5405</text:p>
          </table:table-cell>
          <table:table-cell office:value-type="string" calcext:value-type="string">
            <text:p>pc_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40505</text:p>
          </table:table-cell>
          <table:table-cell office:value-type="string" calcext:value-type="string">
            <text:p>IMPUESTO DE RENTA Y COMPLEMENTARIOS</text:p>
          </table:table-cell>
          <table:table-cell office:value-type="float" office:value="540505" calcext:value-type="float">
            <text:p>540505</text:p>
          </table:table-cell>
          <table:table-cell office:value-type="string" calcext:value-type="string">
            <text:p>pc_5405</text:p>
          </table:table-cell>
          <table:table-cell office:value-type="string" calcext:value-type="string">
            <text:p>co_pyg_471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59</text:p>
          </table:table-cell>
          <table:table-cell office:value-type="string" calcext:value-type="string">
            <text:p>GANANCIAS Y PÉRDIDA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c_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905</text:p>
          </table:table-cell>
          <table:table-cell office:value-type="string" calcext:value-type="string">
            <text:p>GANANCIAS Y PÉRDIDAS</text:p>
          </table:table-cell>
          <table:table-cell office:value-type="float" office:value="5905" calcext:value-type="float">
            <text:p>5905</text:p>
          </table:table-cell>
          <table:table-cell office:value-type="string" calcext:value-type="string">
            <text:p>pc_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590505</text:p>
          </table:table-cell>
          <table:table-cell office:value-type="string" calcext:value-type="string">
            <text:p>GANANCIAS Y PÉRDIDAS</text:p>
          </table:table-cell>
          <table:table-cell office:value-type="float" office:value="590505" calcext:value-type="float">
            <text:p>590505</text:p>
          </table:table-cell>
          <table:table-cell office:value-type="string" calcext:value-type="string">
            <text:p>pc_5905</text:p>
          </table:table-cell>
          <table:table-cell office:value-type="string" calcext:value-type="string">
            <text:p>co_pyg_4500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_6</text:p>
          </table:table-cell>
          <table:table-cell office:value-type="string" calcext:value-type="string">
            <text:p>COSTOS DE VENTA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105</text:p>
          </table:table-cell>
          <table:table-cell office:value-type="string" calcext:value-type="string">
            <text:p>AGRICULTURA, GANADERIA, CAZA Y SILVICULTURA</text:p>
          </table:table-cell>
          <table:table-cell office:value-type="float" office:value="6105" calcext:value-type="float">
            <text:p>6105</text:p>
          </table:table-cell>
          <table:table-cell office:value-type="string" calcext:value-type="string">
            <text:p>pc_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10505</text:p>
          </table:table-cell>
          <table:table-cell office:value-type="string" calcext:value-type="string">
            <text:p>CULTIVO DE CEREALES</text:p>
          </table:table-cell>
          <table:table-cell office:value-type="float" office:value="610505" calcext:value-type="float">
            <text:p>61050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10</text:p>
          </table:table-cell>
          <table:table-cell office:value-type="string" calcext:value-type="string">
            <text:p>CULTIVOS DE HORTALIZAS, LEGUMBRES Y PLANTAS ORNAMENTALES</text:p>
          </table:table-cell>
          <table:table-cell office:value-type="float" office:value="610510" calcext:value-type="float">
            <text:p>610510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15</text:p>
          </table:table-cell>
          <table:table-cell office:value-type="string" calcext:value-type="string">
            <text:p>CULTIVOS DE FRUTAS, NUECES Y PLANTAS AROMATICAS</text:p>
          </table:table-cell>
          <table:table-cell office:value-type="float" office:value="610515" calcext:value-type="float">
            <text:p>61051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20</text:p>
          </table:table-cell>
          <table:table-cell office:value-type="string" calcext:value-type="string">
            <text:p>CULTIVO DE CAFE</text:p>
          </table:table-cell>
          <table:table-cell office:value-type="float" office:value="610520" calcext:value-type="float">
            <text:p>610520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25</text:p>
          </table:table-cell>
          <table:table-cell office:value-type="string" calcext:value-type="string">
            <text:p>CULTIVO DE FLORES</text:p>
          </table:table-cell>
          <table:table-cell office:value-type="float" office:value="610525" calcext:value-type="float">
            <text:p>61052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30</text:p>
          </table:table-cell>
          <table:table-cell office:value-type="string" calcext:value-type="string">
            <text:p>CULTIVO DE CAÑA DE AZUCAR</text:p>
          </table:table-cell>
          <table:table-cell office:value-type="float" office:value="610530" calcext:value-type="float">
            <text:p>610530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35</text:p>
          </table:table-cell>
          <table:table-cell office:value-type="string" calcext:value-type="string">
            <text:p>CULTIVO DE ALGODON Y PLANTAS PARA MATERIAL TEXTIL</text:p>
          </table:table-cell>
          <table:table-cell office:value-type="float" office:value="610535" calcext:value-type="float">
            <text:p>61053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40</text:p>
          </table:table-cell>
          <table:table-cell office:value-type="string" calcext:value-type="string">
            <text:p>CULTIVO DE BANANO</text:p>
          </table:table-cell>
          <table:table-cell office:value-type="float" office:value="610540" calcext:value-type="float">
            <text:p>610540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45</text:p>
          </table:table-cell>
          <table:table-cell office:value-type="string" calcext:value-type="string">
            <text:p>OTROS CULTIVOS AGRICOLAS</text:p>
          </table:table-cell>
          <table:table-cell office:value-type="float" office:value="610545" calcext:value-type="float">
            <text:p>61054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50</text:p>
          </table:table-cell>
          <table:table-cell office:value-type="string" calcext:value-type="string">
            <text:p>CRIA DE OVEJAS, CABRAS, ASNOS, MULAS Y BURDEGANOS</text:p>
          </table:table-cell>
          <table:table-cell office:value-type="float" office:value="610550" calcext:value-type="float">
            <text:p>610550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55</text:p>
          </table:table-cell>
          <table:table-cell office:value-type="string" calcext:value-type="string">
            <text:p>CRIA DE GANADO CABALLAR Y VACUNO.</text:p>
          </table:table-cell>
          <table:table-cell office:value-type="float" office:value="610555" calcext:value-type="float">
            <text:p>61055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60</text:p>
          </table:table-cell>
          <table:table-cell office:value-type="string" calcext:value-type="string">
            <text:p>PRODUCCION AVICOLA</text:p>
          </table:table-cell>
          <table:table-cell office:value-type="float" office:value="610560" calcext:value-type="float">
            <text:p>610560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65</text:p>
          </table:table-cell>
          <table:table-cell office:value-type="string" calcext:value-type="string">
            <text:p>CRIA DE OTROS ANIMALES</text:p>
          </table:table-cell>
          <table:table-cell office:value-type="float" office:value="610565" calcext:value-type="float">
            <text:p>61056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70</text:p>
          </table:table-cell>
          <table:table-cell office:value-type="string" calcext:value-type="string">
            <text:p>SERVICIOS AGRICOLAS Y GANADEROS</text:p>
          </table:table-cell>
          <table:table-cell office:value-type="float" office:value="610570" calcext:value-type="float">
            <text:p>610570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75</text:p>
          </table:table-cell>
          <table:table-cell office:value-type="string" calcext:value-type="string">
            <text:p>ACTIVIDAD DE CAZA</text:p>
          </table:table-cell>
          <table:table-cell office:value-type="float" office:value="610575" calcext:value-type="float">
            <text:p>61057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80</text:p>
          </table:table-cell>
          <table:table-cell office:value-type="string" calcext:value-type="string">
            <text:p>ACTIVIDAD DE SILVICULTURA</text:p>
          </table:table-cell>
          <table:table-cell office:value-type="float" office:value="610580" calcext:value-type="float">
            <text:p>610580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95</text:p>
          </table:table-cell>
          <table:table-cell office:value-type="string" calcext:value-type="string">
            <text:p>ACTIVIDADES CONEXAS</text:p>
          </table:table-cell>
          <table:table-cell office:value-type="float" office:value="610595" calcext:value-type="float">
            <text:p>610595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0599</text:p>
          </table:table-cell>
          <table:table-cell office:value-type="string" calcext:value-type="string">
            <text:p>AJUSTES POR INFLACION</text:p>
          </table:table-cell>
          <table:table-cell office:value-type="float" office:value="610599" calcext:value-type="float">
            <text:p>610599</text:p>
          </table:table-cell>
          <table:table-cell office:value-type="string" calcext:value-type="string">
            <text:p>pc_610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005</text:p>
          </table:table-cell>
          <table:table-cell office:value-type="string" calcext:value-type="string">
            <text:p>ACTIVIDAD DE PESCA</text:p>
          </table:table-cell>
          <table:table-cell office:value-type="float" office:value="611005" calcext:value-type="float">
            <text:p>611005</text:p>
          </table:table-cell>
          <table:table-cell office:value-type="string" calcext:value-type="string">
            <text:p>pc_611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010</text:p>
          </table:table-cell>
          <table:table-cell office:value-type="string" calcext:value-type="string">
            <text:p>EXPLOTACION DE CRIADEROS DE PECES</text:p>
          </table:table-cell>
          <table:table-cell office:value-type="float" office:value="611010" calcext:value-type="float">
            <text:p>611010</text:p>
          </table:table-cell>
          <table:table-cell office:value-type="string" calcext:value-type="string">
            <text:p>pc_611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095</text:p>
          </table:table-cell>
          <table:table-cell office:value-type="string" calcext:value-type="string">
            <text:p>ACTIVIDADES CONEXAS</text:p>
          </table:table-cell>
          <table:table-cell office:value-type="float" office:value="611095" calcext:value-type="float">
            <text:p>611095</text:p>
          </table:table-cell>
          <table:table-cell office:value-type="string" calcext:value-type="string">
            <text:p>pc_611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099</text:p>
          </table:table-cell>
          <table:table-cell office:value-type="string" calcext:value-type="string">
            <text:p>AJUSTES POR INFLACION</text:p>
          </table:table-cell>
          <table:table-cell office:value-type="float" office:value="611099" calcext:value-type="float">
            <text:p>611099</text:p>
          </table:table-cell>
          <table:table-cell office:value-type="string" calcext:value-type="string">
            <text:p>pc_611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05</text:p>
          </table:table-cell>
          <table:table-cell office:value-type="string" calcext:value-type="string">
            <text:p>CARBON</text:p>
          </table:table-cell>
          <table:table-cell office:value-type="float" office:value="611505" calcext:value-type="float">
            <text:p>611505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10</text:p>
          </table:table-cell>
          <table:table-cell office:value-type="string" calcext:value-type="string">
            <text:p>PETROLEO CRUDO</text:p>
          </table:table-cell>
          <table:table-cell office:value-type="float" office:value="611510" calcext:value-type="float">
            <text:p>611510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12</text:p>
          </table:table-cell>
          <table:table-cell office:value-type="string" calcext:value-type="string">
            <text:p>GAS NATURAL</text:p>
          </table:table-cell>
          <table:table-cell office:value-type="float" office:value="611512" calcext:value-type="float">
            <text:p>611512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14</text:p>
          </table:table-cell>
          <table:table-cell office:value-type="string" calcext:value-type="string">
            <text:p>SERVICIOS RELACIONADOS CON EXTRACCION DE PETROLEO Y GAS</text:p>
          </table:table-cell>
          <table:table-cell office:value-type="float" office:value="611514" calcext:value-type="float">
            <text:p>611514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15</text:p>
          </table:table-cell>
          <table:table-cell office:value-type="string" calcext:value-type="string">
            <text:p>MINERALES DE HIERRO</text:p>
          </table:table-cell>
          <table:table-cell office:value-type="float" office:value="611515" calcext:value-type="float">
            <text:p>611515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20</text:p>
          </table:table-cell>
          <table:table-cell office:value-type="string" calcext:value-type="string">
            <text:p>MINERALES METALIFEROS NO FERROSOS</text:p>
          </table:table-cell>
          <table:table-cell office:value-type="float" office:value="611520" calcext:value-type="float">
            <text:p>611520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25</text:p>
          </table:table-cell>
          <table:table-cell office:value-type="string" calcext:value-type="string">
            <text:p>PIEDRA, ARENA Y ARCILLA</text:p>
          </table:table-cell>
          <table:table-cell office:value-type="float" office:value="611525" calcext:value-type="float">
            <text:p>611525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27</text:p>
          </table:table-cell>
          <table:table-cell office:value-type="string" calcext:value-type="string">
            <text:p>PIEDRAS PRECIOSAS</text:p>
          </table:table-cell>
          <table:table-cell office:value-type="float" office:value="611527" calcext:value-type="float">
            <text:p>611527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28</text:p>
          </table:table-cell>
          <table:table-cell office:value-type="string" calcext:value-type="string">
            <text:p>ORO</text:p>
          </table:table-cell>
          <table:table-cell office:value-type="float" office:value="611528" calcext:value-type="float">
            <text:p>611528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30</text:p>
          </table:table-cell>
          <table:table-cell office:value-type="string" calcext:value-type="string">
            <text:p>OTRAS MINAS Y CANTERAS</text:p>
          </table:table-cell>
          <table:table-cell office:value-type="float" office:value="611530" calcext:value-type="float">
            <text:p>611530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32</text:p>
          </table:table-cell>
          <table:table-cell office:value-type="string" calcext:value-type="string">
            <text:p>PRESTACION DE SERVICIOS SECTOR MINERO</text:p>
          </table:table-cell>
          <table:table-cell office:value-type="float" office:value="611532" calcext:value-type="float">
            <text:p>611532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95</text:p>
          </table:table-cell>
          <table:table-cell office:value-type="string" calcext:value-type="string">
            <text:p>ACTIVIDADES CONEXAS</text:p>
          </table:table-cell>
          <table:table-cell office:value-type="float" office:value="611595" calcext:value-type="float">
            <text:p>611595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1599</text:p>
          </table:table-cell>
          <table:table-cell office:value-type="string" calcext:value-type="string">
            <text:p>AJUSTES POR INFLACION</text:p>
          </table:table-cell>
          <table:table-cell office:value-type="float" office:value="611599" calcext:value-type="float">
            <text:p>611599</text:p>
          </table:table-cell>
          <table:table-cell office:value-type="string" calcext:value-type="string">
            <text:p>pc_611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1</text:p>
          </table:table-cell>
          <table:table-cell office:value-type="string" calcext:value-type="string">
            <text:p>PRODUCCION Y PROCESAMIENTO DE CARNES Y PRODUCTOS CARNICOS</text:p>
          </table:table-cell>
          <table:table-cell office:value-type="float" office:value="612001" calcext:value-type="float">
            <text:p>61200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2</text:p>
          </table:table-cell>
          <table:table-cell office:value-type="string" calcext:value-type="string">
            <text:p>PRODUCTOS DE PESCADO</text:p>
          </table:table-cell>
          <table:table-cell office:value-type="float" office:value="612002" calcext:value-type="float">
            <text:p>61200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3</text:p>
          </table:table-cell>
          <table:table-cell office:value-type="string" calcext:value-type="string">
            <text:p>PRODUCTOS DE FRUTAS, LEGUMBRES Y HORTALIZAS</text:p>
          </table:table-cell>
          <table:table-cell office:value-type="float" office:value="612003" calcext:value-type="float">
            <text:p>61200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4</text:p>
          </table:table-cell>
          <table:table-cell office:value-type="string" calcext:value-type="string">
            <text:p>ELABORACION DE ACEITES Y GRASAS</text:p>
          </table:table-cell>
          <table:table-cell office:value-type="float" office:value="612004" calcext:value-type="float">
            <text:p>61200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5</text:p>
          </table:table-cell>
          <table:table-cell office:value-type="string" calcext:value-type="string">
            <text:p>ELABORACION DE PRODUCTOS LACTEOS</text:p>
          </table:table-cell>
          <table:table-cell office:value-type="float" office:value="612005" calcext:value-type="float">
            <text:p>61200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6</text:p>
          </table:table-cell>
          <table:table-cell office:value-type="string" calcext:value-type="string">
            <text:p>ELABORACION DE PRODUCTOS DE MOLINERIA</text:p>
          </table:table-cell>
          <table:table-cell office:value-type="float" office:value="612006" calcext:value-type="float">
            <text:p>61200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7</text:p>
          </table:table-cell>
          <table:table-cell office:value-type="string" calcext:value-type="string">
            <text:p>ELABORACION DE ALMIDONES Y DERIVADOS</text:p>
          </table:table-cell>
          <table:table-cell office:value-type="float" office:value="612007" calcext:value-type="float">
            <text:p>61200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8</text:p>
          </table:table-cell>
          <table:table-cell office:value-type="string" calcext:value-type="string">
            <text:p>ELABORACION DE ALIMENTOS PARA ANIMALES</text:p>
          </table:table-cell>
          <table:table-cell office:value-type="float" office:value="612008" calcext:value-type="float">
            <text:p>61200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09</text:p>
          </table:table-cell>
          <table:table-cell office:value-type="string" calcext:value-type="string">
            <text:p>ELABORACION DE PRODUCTOS PARA PANADERIA</text:p>
          </table:table-cell>
          <table:table-cell office:value-type="float" office:value="612009" calcext:value-type="float">
            <text:p>61200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0</text:p>
          </table:table-cell>
          <table:table-cell office:value-type="string" calcext:value-type="string">
            <text:p>ELABORACION DE AZUCAR Y MELAZAS</text:p>
          </table:table-cell>
          <table:table-cell office:value-type="float" office:value="612010" calcext:value-type="float">
            <text:p>61201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1</text:p>
          </table:table-cell>
          <table:table-cell office:value-type="string" calcext:value-type="string">
            <text:p>ELABORACION DE CACAO, CHOCOLATE Y CONFITERIA</text:p>
          </table:table-cell>
          <table:table-cell office:value-type="float" office:value="612011" calcext:value-type="float">
            <text:p>61201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2</text:p>
          </table:table-cell>
          <table:table-cell office:value-type="string" calcext:value-type="string">
            <text:p>ELABORACION DE PASTAS <text:s/>Y PRODUCTOS FARINACEOS</text:p>
          </table:table-cell>
          <table:table-cell office:value-type="float" office:value="612012" calcext:value-type="float">
            <text:p>61201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3</text:p>
          </table:table-cell>
          <table:table-cell office:value-type="string" calcext:value-type="string">
            <text:p>ELABORACION DE PRODUCTOS DE CAFE</text:p>
          </table:table-cell>
          <table:table-cell office:value-type="float" office:value="612013" calcext:value-type="float">
            <text:p>61201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4</text:p>
          </table:table-cell>
          <table:table-cell office:value-type="string" calcext:value-type="string">
            <text:p>ELABORACION DE OTROS PRODUCTOS ALIMENTICIOS</text:p>
          </table:table-cell>
          <table:table-cell office:value-type="float" office:value="612014" calcext:value-type="float">
            <text:p>61201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5</text:p>
          </table:table-cell>
          <table:table-cell office:value-type="string" calcext:value-type="string">
            <text:p>ELABORACION DE BEBIDAS ALCOHOLICAS Y ALCOHOL ETILICO</text:p>
          </table:table-cell>
          <table:table-cell office:value-type="float" office:value="612015" calcext:value-type="float">
            <text:p>61201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6</text:p>
          </table:table-cell>
          <table:table-cell office:value-type="string" calcext:value-type="string">
            <text:p>ELABORACION DE VINOS</text:p>
          </table:table-cell>
          <table:table-cell office:value-type="float" office:value="612016" calcext:value-type="float">
            <text:p>61201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7</text:p>
          </table:table-cell>
          <table:table-cell office:value-type="string" calcext:value-type="string">
            <text:p>ELABORACION DE BEBIDAS MALTEADAS Y DE MALTA</text:p>
          </table:table-cell>
          <table:table-cell office:value-type="float" office:value="612017" calcext:value-type="float">
            <text:p>61201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8</text:p>
          </table:table-cell>
          <table:table-cell office:value-type="string" calcext:value-type="string">
            <text:p>ELABORACION DE BEBIDAS NO ALCOHOLICAS</text:p>
          </table:table-cell>
          <table:table-cell office:value-type="float" office:value="612018" calcext:value-type="float">
            <text:p>61201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19</text:p>
          </table:table-cell>
          <table:table-cell office:value-type="string" calcext:value-type="string">
            <text:p>ELABORACION DE PRODUCTOS DE TABACO</text:p>
          </table:table-cell>
          <table:table-cell office:value-type="float" office:value="612019" calcext:value-type="float">
            <text:p>61201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0</text:p>
          </table:table-cell>
          <table:table-cell office:value-type="string" calcext:value-type="string">
            <text:p>PREPARACION E HILATURA DE FIBRAS TEXTILES Y TEJEDURIA</text:p>
          </table:table-cell>
          <table:table-cell office:value-type="float" office:value="612020" calcext:value-type="float">
            <text:p>61202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1</text:p>
          </table:table-cell>
          <table:table-cell office:value-type="string" calcext:value-type="string">
            <text:p>ACABADO DE PRODUCTOS TEXTILES</text:p>
          </table:table-cell>
          <table:table-cell office:value-type="float" office:value="612021" calcext:value-type="float">
            <text:p>61202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2</text:p>
          </table:table-cell>
          <table:table-cell office:value-type="string" calcext:value-type="string">
            <text:p>ELABORACION DE ARTICULOS DE MATERIALES TEXTILES</text:p>
          </table:table-cell>
          <table:table-cell office:value-type="float" office:value="612022" calcext:value-type="float">
            <text:p>61202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3</text:p>
          </table:table-cell>
          <table:table-cell office:value-type="string" calcext:value-type="string">
            <text:p>ELABORACION DE TAPICES Y ALFOMBRAS</text:p>
          </table:table-cell>
          <table:table-cell office:value-type="float" office:value="612023" calcext:value-type="float">
            <text:p>61202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4</text:p>
          </table:table-cell>
          <table:table-cell office:value-type="string" calcext:value-type="string">
            <text:p>ELABORACION DE CUERDAS, CORDELES, BRAMANTES Y REDES</text:p>
          </table:table-cell>
          <table:table-cell office:value-type="float" office:value="612024" calcext:value-type="float">
            <text:p>61202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5</text:p>
          </table:table-cell>
          <table:table-cell office:value-type="string" calcext:value-type="string">
            <text:p>ELABORACION DE OTROS PRODUCTOS TEXTILES</text:p>
          </table:table-cell>
          <table:table-cell office:value-type="float" office:value="612025" calcext:value-type="float">
            <text:p>61202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6</text:p>
          </table:table-cell>
          <table:table-cell office:value-type="string" calcext:value-type="string">
            <text:p>ELABORACION DE TEJIDOS</text:p>
          </table:table-cell>
          <table:table-cell office:value-type="float" office:value="612026" calcext:value-type="float">
            <text:p>61202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7</text:p>
          </table:table-cell>
          <table:table-cell office:value-type="string" calcext:value-type="string">
            <text:p>ELABORACION DE PRENDAS DE VESTIR</text:p>
          </table:table-cell>
          <table:table-cell office:value-type="float" office:value="612027" calcext:value-type="float">
            <text:p>61202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8</text:p>
          </table:table-cell>
          <table:table-cell office:value-type="string" calcext:value-type="string">
            <text:p>PREPARACION, ADOBO Y TEÑIDO DE PIELES</text:p>
          </table:table-cell>
          <table:table-cell office:value-type="float" office:value="612028" calcext:value-type="float">
            <text:p>61202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29</text:p>
          </table:table-cell>
          <table:table-cell office:value-type="string" calcext:value-type="string">
            <text:p>CURTIDO, ADOBO O PREPARACION DE CUERO</text:p>
          </table:table-cell>
          <table:table-cell office:value-type="float" office:value="612029" calcext:value-type="float">
            <text:p>61202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0</text:p>
          </table:table-cell>
          <table:table-cell office:value-type="string" calcext:value-type="string">
            <text:p>ELABORACION DE MALETAS, BOLSOS Y SIMILARES</text:p>
          </table:table-cell>
          <table:table-cell office:value-type="float" office:value="612030" calcext:value-type="float">
            <text:p>61203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1</text:p>
          </table:table-cell>
          <table:table-cell office:value-type="string" calcext:value-type="string">
            <text:p>ELABORACION DE CALZADO</text:p>
          </table:table-cell>
          <table:table-cell office:value-type="float" office:value="612031" calcext:value-type="float">
            <text:p>61203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2</text:p>
          </table:table-cell>
          <table:table-cell office:value-type="string" calcext:value-type="string">
            <text:p>PRODUCCION DE MADERA, ARTICULOS DE MADERA Y CORCHO</text:p>
          </table:table-cell>
          <table:table-cell office:value-type="float" office:value="612032" calcext:value-type="float">
            <text:p>61203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3</text:p>
          </table:table-cell>
          <table:table-cell office:value-type="string" calcext:value-type="string">
            <text:p>ELABORACION DE PASTA Y PRODUCTOS DE MADERA, PAPEL Y CARTON</text:p>
          </table:table-cell>
          <table:table-cell office:value-type="float" office:value="612033" calcext:value-type="float">
            <text:p>61203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4</text:p>
          </table:table-cell>
          <table:table-cell office:value-type="string" calcext:value-type="string">
            <text:p>EDICIONES Y PUBLICACIONES</text:p>
          </table:table-cell>
          <table:table-cell office:value-type="float" office:value="612034" calcext:value-type="float">
            <text:p>61203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5</text:p>
          </table:table-cell>
          <table:table-cell office:value-type="string" calcext:value-type="string">
            <text:p>IMPRESION</text:p>
          </table:table-cell>
          <table:table-cell office:value-type="float" office:value="612035" calcext:value-type="float">
            <text:p>61203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6</text:p>
          </table:table-cell>
          <table:table-cell office:value-type="string" calcext:value-type="string">
            <text:p>SERVICIOS RELACIONADOS CON LA EDICION Y LA IMPRESION</text:p>
          </table:table-cell>
          <table:table-cell office:value-type="float" office:value="612036" calcext:value-type="float">
            <text:p>61203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7</text:p>
          </table:table-cell>
          <table:table-cell office:value-type="string" calcext:value-type="string">
            <text:p>REPRODUCCION DE GRABACIONES</text:p>
          </table:table-cell>
          <table:table-cell office:value-type="float" office:value="612037" calcext:value-type="float">
            <text:p>61203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8</text:p>
          </table:table-cell>
          <table:table-cell office:value-type="string" calcext:value-type="string">
            <text:p>ELABORACION DE PRODUCTOS DE HORNO DE COQUE</text:p>
          </table:table-cell>
          <table:table-cell office:value-type="float" office:value="612038" calcext:value-type="float">
            <text:p>61203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39</text:p>
          </table:table-cell>
          <table:table-cell office:value-type="string" calcext:value-type="string">
            <text:p>ELABORACION DE PRODUCTOS DE LA REFINACION DE PETROLEO</text:p>
          </table:table-cell>
          <table:table-cell office:value-type="float" office:value="612039" calcext:value-type="float">
            <text:p>61203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0</text:p>
          </table:table-cell>
          <table:table-cell office:value-type="string" calcext:value-type="string">
            <text:p>ELABORACION DE SUSTANCIAS QUIMICAS BASICAS</text:p>
          </table:table-cell>
          <table:table-cell office:value-type="float" office:value="612040" calcext:value-type="float">
            <text:p>61204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1</text:p>
          </table:table-cell>
          <table:table-cell office:value-type="string" calcext:value-type="string">
            <text:p>ELABORACION DE ABONOS Y COMPUESTOS DE NITROGENO</text:p>
          </table:table-cell>
          <table:table-cell office:value-type="float" office:value="612041" calcext:value-type="float">
            <text:p>61204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2</text:p>
          </table:table-cell>
          <table:table-cell office:value-type="string" calcext:value-type="string">
            <text:p>ELABORACION DE PLASTICO Y CAUCHO SINTETICO</text:p>
          </table:table-cell>
          <table:table-cell office:value-type="float" office:value="612042" calcext:value-type="float">
            <text:p>61204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3</text:p>
          </table:table-cell>
          <table:table-cell office:value-type="string" calcext:value-type="string">
            <text:p>ELABORACION DE PRODUCTOS QUIMICOS DE USO AGROPECUARIO</text:p>
          </table:table-cell>
          <table:table-cell office:value-type="float" office:value="612043" calcext:value-type="float">
            <text:p>61204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4</text:p>
          </table:table-cell>
          <table:table-cell office:value-type="string" calcext:value-type="string">
            <text:p>ELABORACION DE PINTURAS, TINTAS Y MASILLAS</text:p>
          </table:table-cell>
          <table:table-cell office:value-type="float" office:value="612044" calcext:value-type="float">
            <text:p>61204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5</text:p>
          </table:table-cell>
          <table:table-cell office:value-type="string" calcext:value-type="string">
            <text:p>ELABORACION DE PRODUCTOS FARMACEUTICOS Y BOTANICOS</text:p>
          </table:table-cell>
          <table:table-cell office:value-type="float" office:value="612045" calcext:value-type="float">
            <text:p>61204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6</text:p>
          </table:table-cell>
          <table:table-cell office:value-type="string" calcext:value-type="string">
            <text:p>ELABORACION DE JABONES, DETERGENTES Y PREPARADOS DE TOCADOR</text:p>
          </table:table-cell>
          <table:table-cell office:value-type="float" office:value="612046" calcext:value-type="float">
            <text:p>61204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7</text:p>
          </table:table-cell>
          <table:table-cell office:value-type="string" calcext:value-type="string">
            <text:p>ELABORACION DE OTROS PRODUCTOS QUIMICOS</text:p>
          </table:table-cell>
          <table:table-cell office:value-type="float" office:value="612047" calcext:value-type="float">
            <text:p>61204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8</text:p>
          </table:table-cell>
          <table:table-cell office:value-type="string" calcext:value-type="string">
            <text:p>ELABORACION DE FIBRAS</text:p>
          </table:table-cell>
          <table:table-cell office:value-type="float" office:value="612048" calcext:value-type="float">
            <text:p>61204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49</text:p>
          </table:table-cell>
          <table:table-cell office:value-type="string" calcext:value-type="string">
            <text:p>ELABORACION DE OTROS PRODUCTOS DE CAUCHO</text:p>
          </table:table-cell>
          <table:table-cell office:value-type="float" office:value="612049" calcext:value-type="float">
            <text:p>61204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0</text:p>
          </table:table-cell>
          <table:table-cell office:value-type="string" calcext:value-type="string">
            <text:p>ELABORACION DE PRODUCTOS DE PLASTICO</text:p>
          </table:table-cell>
          <table:table-cell office:value-type="float" office:value="612050" calcext:value-type="float">
            <text:p>61205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1</text:p>
          </table:table-cell>
          <table:table-cell office:value-type="string" calcext:value-type="string">
            <text:p>ELABORACION DE VIDRIO Y PRODUCTOS DE VIDRIO</text:p>
          </table:table-cell>
          <table:table-cell office:value-type="float" office:value="612051" calcext:value-type="float">
            <text:p>61205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2</text:p>
          </table:table-cell>
          <table:table-cell office:value-type="string" calcext:value-type="string">
            <text:p>ELABORACION DE PRODUCTOS DE CERAMICA, LOZA, PIEDRA, ARCILLA Y PORCELANA</text:p>
          </table:table-cell>
          <table:table-cell office:value-type="float" office:value="612052" calcext:value-type="float">
            <text:p>61205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3</text:p>
          </table:table-cell>
          <table:table-cell office:value-type="string" calcext:value-type="string">
            <text:p>ELABORACION DE CEMENTO, CAL Y YESO</text:p>
          </table:table-cell>
          <table:table-cell office:value-type="float" office:value="612053" calcext:value-type="float">
            <text:p>61205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4</text:p>
          </table:table-cell>
          <table:table-cell office:value-type="string" calcext:value-type="string">
            <text:p>ELABORACION DE ARTICULOS DE HORMIGON, CEMENTO Y YESO</text:p>
          </table:table-cell>
          <table:table-cell office:value-type="float" office:value="612054" calcext:value-type="float">
            <text:p>61205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5</text:p>
          </table:table-cell>
          <table:table-cell office:value-type="string" calcext:value-type="string">
            <text:p>CORTE, TALLADO Y ACABADO DE LA PIEDRA</text:p>
          </table:table-cell>
          <table:table-cell office:value-type="float" office:value="612055" calcext:value-type="float">
            <text:p>61205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6</text:p>
          </table:table-cell>
          <table:table-cell office:value-type="string" calcext:value-type="string">
            <text:p>ELABORACION DE OTROS PRODUCTOS MINERALES NO METALICOS</text:p>
          </table:table-cell>
          <table:table-cell office:value-type="float" office:value="612056" calcext:value-type="float">
            <text:p>61205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7</text:p>
          </table:table-cell>
          <table:table-cell office:value-type="string" calcext:value-type="string">
            <text:p>INDUSTRIAS BASICAS Y FUNDICION DE HIERRO Y ACERO</text:p>
          </table:table-cell>
          <table:table-cell office:value-type="float" office:value="612057" calcext:value-type="float">
            <text:p>61205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8</text:p>
          </table:table-cell>
          <table:table-cell office:value-type="string" calcext:value-type="string">
            <text:p>PRODUCTOS PRIMARIOS DE METALES PRECIOSOS Y DE METALES NO FERROSOS</text:p>
          </table:table-cell>
          <table:table-cell office:value-type="float" office:value="612058" calcext:value-type="float">
            <text:p>61205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59</text:p>
          </table:table-cell>
          <table:table-cell office:value-type="string" calcext:value-type="string">
            <text:p>FUNDICION DE METALES NO FERROSOS</text:p>
          </table:table-cell>
          <table:table-cell office:value-type="float" office:value="612059" calcext:value-type="float">
            <text:p>61205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0</text:p>
          </table:table-cell>
          <table:table-cell office:value-type="string" calcext:value-type="string">
            <text:p>FABRICACION DE PRODUCTOS METALICOS PARA USO ESTRUCTURAL</text:p>
          </table:table-cell>
          <table:table-cell office:value-type="float" office:value="612060" calcext:value-type="float">
            <text:p>61206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1</text:p>
          </table:table-cell>
          <table:table-cell office:value-type="string" calcext:value-type="string">
            <text:p>FORJA, PRENSADO, ESTAMPADO, LAMINADO DE METAL Y PULVIMETALURGIA</text:p>
          </table:table-cell>
          <table:table-cell office:value-type="float" office:value="612061" calcext:value-type="float">
            <text:p>61206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2</text:p>
          </table:table-cell>
          <table:table-cell office:value-type="string" calcext:value-type="string">
            <text:p>REVESTIMIENTO DE METALES Y OBRAS DE INGENIERIA MECANICA</text:p>
          </table:table-cell>
          <table:table-cell office:value-type="float" office:value="612062" calcext:value-type="float">
            <text:p>61206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3</text:p>
          </table:table-cell>
          <table:table-cell office:value-type="string" calcext:value-type="string">
            <text:p>FABRICACION DE ARTICULOS DE FERRETERIA</text:p>
          </table:table-cell>
          <table:table-cell office:value-type="float" office:value="612063" calcext:value-type="float">
            <text:p>61206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4</text:p>
          </table:table-cell>
          <table:table-cell office:value-type="string" calcext:value-type="string">
            <text:p>ELABORACION DE OTROS PRODUCTOS DE METAL</text:p>
          </table:table-cell>
          <table:table-cell office:value-type="float" office:value="612064" calcext:value-type="float">
            <text:p>61206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5</text:p>
          </table:table-cell>
          <table:table-cell office:value-type="string" calcext:value-type="string">
            <text:p>FABRICACION DE MAQUINARIA Y EQUIPO</text:p>
          </table:table-cell>
          <table:table-cell office:value-type="float" office:value="612065" calcext:value-type="float">
            <text:p>61206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6</text:p>
          </table:table-cell>
          <table:table-cell office:value-type="string" calcext:value-type="string">
            <text:p>FABRICACION DE EQUIPOS DE ELEVACION Y MANIPULACION</text:p>
          </table:table-cell>
          <table:table-cell office:value-type="float" office:value="612066" calcext:value-type="float">
            <text:p>61206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7</text:p>
          </table:table-cell>
          <table:table-cell office:value-type="string" calcext:value-type="string">
            <text:p>ELABORACION DE APARATOS DE USO DOMESTICO</text:p>
          </table:table-cell>
          <table:table-cell office:value-type="float" office:value="612067" calcext:value-type="float">
            <text:p>61206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8</text:p>
          </table:table-cell>
          <table:table-cell office:value-type="string" calcext:value-type="string">
            <text:p>ELABORACION DE EQUIPO DE OFICINA</text:p>
          </table:table-cell>
          <table:table-cell office:value-type="float" office:value="612068" calcext:value-type="float">
            <text:p>61206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69</text:p>
          </table:table-cell>
          <table:table-cell office:value-type="string" calcext:value-type="string">
            <text:p>ELABORACION DE PILAS Y BATERIAS PRIMARIAS</text:p>
          </table:table-cell>
          <table:table-cell office:value-type="float" office:value="612069" calcext:value-type="float">
            <text:p>61206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0</text:p>
          </table:table-cell>
          <table:table-cell office:value-type="string" calcext:value-type="string">
            <text:p>ELABORACION DE EQUIPO DE ILUMINACION</text:p>
          </table:table-cell>
          <table:table-cell office:value-type="float" office:value="612070" calcext:value-type="float">
            <text:p>61207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1</text:p>
          </table:table-cell>
          <table:table-cell office:value-type="string" calcext:value-type="string">
            <text:p>ELABORACION DE OTROS TIPOS DE EQUIPO ELECTRICO</text:p>
          </table:table-cell>
          <table:table-cell office:value-type="float" office:value="612071" calcext:value-type="float">
            <text:p>61207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2</text:p>
          </table:table-cell>
          <table:table-cell office:value-type="string" calcext:value-type="string">
            <text:p>FABRICACION DE EQUIPOS DE RADIO, TELEVISION Y COMUNICACIONES</text:p>
          </table:table-cell>
          <table:table-cell office:value-type="float" office:value="612072" calcext:value-type="float">
            <text:p>61207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3</text:p>
          </table:table-cell>
          <table:table-cell office:value-type="string" calcext:value-type="string">
            <text:p>FABRICACION DE APARATOS E INSTRUMENTOS MEDICOS</text:p>
          </table:table-cell>
          <table:table-cell office:value-type="float" office:value="612073" calcext:value-type="float">
            <text:p>61207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4</text:p>
          </table:table-cell>
          <table:table-cell office:value-type="string" calcext:value-type="string">
            <text:p>FABRICACION DE INSTRUMENTOS DE MEDICION Y CONTROL</text:p>
          </table:table-cell>
          <table:table-cell office:value-type="float" office:value="612074" calcext:value-type="float">
            <text:p>61207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5</text:p>
          </table:table-cell>
          <table:table-cell office:value-type="string" calcext:value-type="string">
            <text:p>FABRICACION DE INSTRUMENTOS DE OPTICA Y EQUIPO FOTOGRAFICO</text:p>
          </table:table-cell>
          <table:table-cell office:value-type="float" office:value="612075" calcext:value-type="float">
            <text:p>61207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6</text:p>
          </table:table-cell>
          <table:table-cell office:value-type="string" calcext:value-type="string">
            <text:p>FABRICACION DE RELOJES</text:p>
          </table:table-cell>
          <table:table-cell office:value-type="float" office:value="612076" calcext:value-type="float">
            <text:p>61207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7</text:p>
          </table:table-cell>
          <table:table-cell office:value-type="string" calcext:value-type="string">
            <text:p>FABRICACION DE VEHICULOS AUTOMOTORES</text:p>
          </table:table-cell>
          <table:table-cell office:value-type="float" office:value="612077" calcext:value-type="float">
            <text:p>61207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8</text:p>
          </table:table-cell>
          <table:table-cell office:value-type="string" calcext:value-type="string">
            <text:p>FABRICACION DE CARROCERIAS PARA AUTOMOTORES</text:p>
          </table:table-cell>
          <table:table-cell office:value-type="float" office:value="612078" calcext:value-type="float">
            <text:p>61207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79</text:p>
          </table:table-cell>
          <table:table-cell office:value-type="string" calcext:value-type="string">
            <text:p>FABRICACION DE PARTES PIEZAS Y ACCESORIOS PARA AUTOMOTORES</text:p>
          </table:table-cell>
          <table:table-cell office:value-type="float" office:value="612079" calcext:value-type="float">
            <text:p>61207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0</text:p>
          </table:table-cell>
          <table:table-cell office:value-type="string" calcext:value-type="string">
            <text:p>FABRICACION Y REPARACION DE BUQUES Y OTRAS EMBARCACIONES</text:p>
          </table:table-cell>
          <table:table-cell office:value-type="float" office:value="612080" calcext:value-type="float">
            <text:p>61208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1</text:p>
          </table:table-cell>
          <table:table-cell office:value-type="string" calcext:value-type="string">
            <text:p>FABRICACION DE LOCOMOTORAS Y MATERIAL RODANTE PARA FERROCARRILES</text:p>
          </table:table-cell>
          <table:table-cell office:value-type="float" office:value="612081" calcext:value-type="float">
            <text:p>61208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2</text:p>
          </table:table-cell>
          <table:table-cell office:value-type="string" calcext:value-type="string">
            <text:p>FABRICACION DE AERONAVES</text:p>
          </table:table-cell>
          <table:table-cell office:value-type="float" office:value="612082" calcext:value-type="float">
            <text:p>612082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3</text:p>
          </table:table-cell>
          <table:table-cell office:value-type="string" calcext:value-type="string">
            <text:p>FABRICACION DE MOTOCICLETAS</text:p>
          </table:table-cell>
          <table:table-cell office:value-type="float" office:value="612083" calcext:value-type="float">
            <text:p>612083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4</text:p>
          </table:table-cell>
          <table:table-cell office:value-type="string" calcext:value-type="string">
            <text:p>FABRICACION DE BICICLETAS Y SILLAS DE RUEDAS</text:p>
          </table:table-cell>
          <table:table-cell office:value-type="float" office:value="612084" calcext:value-type="float">
            <text:p>612084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5</text:p>
          </table:table-cell>
          <table:table-cell office:value-type="string" calcext:value-type="string">
            <text:p>FABRICACION DE OTROS TIPOS DE TRANSPORTE</text:p>
          </table:table-cell>
          <table:table-cell office:value-type="float" office:value="612085" calcext:value-type="float">
            <text:p>61208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6</text:p>
          </table:table-cell>
          <table:table-cell office:value-type="string" calcext:value-type="string">
            <text:p>FABRICACION DE MUEBLES</text:p>
          </table:table-cell>
          <table:table-cell office:value-type="float" office:value="612086" calcext:value-type="float">
            <text:p>612086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7</text:p>
          </table:table-cell>
          <table:table-cell office:value-type="string" calcext:value-type="string">
            <text:p>FABRICACION DE JOYAS Y ARTICULOS CONEXOS</text:p>
          </table:table-cell>
          <table:table-cell office:value-type="float" office:value="612087" calcext:value-type="float">
            <text:p>612087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8</text:p>
          </table:table-cell>
          <table:table-cell office:value-type="string" calcext:value-type="string">
            <text:p>FABRICACION DE INSTRUMENTOS DE MUSICA</text:p>
          </table:table-cell>
          <table:table-cell office:value-type="float" office:value="612088" calcext:value-type="float">
            <text:p>612088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89</text:p>
          </table:table-cell>
          <table:table-cell office:value-type="string" calcext:value-type="string">
            <text:p>FABRICACION DE ARTICULOS Y EQUIPO PARA DEPORTE</text:p>
          </table:table-cell>
          <table:table-cell office:value-type="float" office:value="612089" calcext:value-type="float">
            <text:p>61208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90</text:p>
          </table:table-cell>
          <table:table-cell office:value-type="string" calcext:value-type="string">
            <text:p>FABRICACION DE JUEGOS Y JUGUETES</text:p>
          </table:table-cell>
          <table:table-cell office:value-type="float" office:value="612090" calcext:value-type="float">
            <text:p>612090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91</text:p>
          </table:table-cell>
          <table:table-cell office:value-type="string" calcext:value-type="string">
            <text:p>RECICLAMIENTO DE DESPERDICIOS</text:p>
          </table:table-cell>
          <table:table-cell office:value-type="float" office:value="612091" calcext:value-type="float">
            <text:p>612091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95</text:p>
          </table:table-cell>
          <table:table-cell office:value-type="string" calcext:value-type="string">
            <text:p>PRODUCTOS DE OTRAS INDUSTRIAS MANUFACTURERAS</text:p>
          </table:table-cell>
          <table:table-cell office:value-type="float" office:value="612095" calcext:value-type="float">
            <text:p>612095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099</text:p>
          </table:table-cell>
          <table:table-cell office:value-type="string" calcext:value-type="string">
            <text:p>AJUSTES POR INFLACION</text:p>
          </table:table-cell>
          <table:table-cell office:value-type="float" office:value="612099" calcext:value-type="float">
            <text:p>612099</text:p>
          </table:table-cell>
          <table:table-cell office:value-type="string" calcext:value-type="string">
            <text:p>pc_612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5</text:p>
          </table:table-cell>
          <table:table-cell office:value-type="string" calcext:value-type="string">
            <text:p>SUMINISTRO DE ELECTRICIDAD, GAS Y AGUA</text:p>
          </table:table-cell>
          <table:table-cell office:value-type="float" office:value="6125" calcext:value-type="float">
            <text:p>6125</text:p>
          </table:table-cell>
          <table:table-cell office:value-type="string" calcext:value-type="string">
            <text:p>pc_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12505</text:p>
          </table:table-cell>
          <table:table-cell office:value-type="string" calcext:value-type="string">
            <text:p>GENERACION, CAPTACION Y DISTRIBUCION DE ENERGIA ELECTRICA</text:p>
          </table:table-cell>
          <table:table-cell office:value-type="float" office:value="612505" calcext:value-type="float">
            <text:p>612505</text:p>
          </table:table-cell>
          <table:table-cell office:value-type="string" calcext:value-type="string">
            <text:p>pc_612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510</text:p>
          </table:table-cell>
          <table:table-cell office:value-type="string" calcext:value-type="string">
            <text:p>FABRICACION DE GAS Y DISTRIBUCION DE COMBUSTIBLES GASEOSOS</text:p>
          </table:table-cell>
          <table:table-cell office:value-type="float" office:value="612510" calcext:value-type="float">
            <text:p>612510</text:p>
          </table:table-cell>
          <table:table-cell office:value-type="string" calcext:value-type="string">
            <text:p>pc_612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515</text:p>
          </table:table-cell>
          <table:table-cell office:value-type="string" calcext:value-type="string">
            <text:p>CAPTACION, DEPURACION Y DISTRIBUCION DE AGUA</text:p>
          </table:table-cell>
          <table:table-cell office:value-type="float" office:value="612515" calcext:value-type="float">
            <text:p>612515</text:p>
          </table:table-cell>
          <table:table-cell office:value-type="string" calcext:value-type="string">
            <text:p>pc_612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595</text:p>
          </table:table-cell>
          <table:table-cell office:value-type="string" calcext:value-type="string">
            <text:p>ACTIVIDADES CONEXAS</text:p>
          </table:table-cell>
          <table:table-cell office:value-type="float" office:value="612595" calcext:value-type="float">
            <text:p>612595</text:p>
          </table:table-cell>
          <table:table-cell office:value-type="string" calcext:value-type="string">
            <text:p>pc_612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2599</text:p>
          </table:table-cell>
          <table:table-cell office:value-type="string" calcext:value-type="string">
            <text:p>AJUSTES POR INFLACION</text:p>
          </table:table-cell>
          <table:table-cell office:value-type="float" office:value="612599" calcext:value-type="float">
            <text:p>612599</text:p>
          </table:table-cell>
          <table:table-cell office:value-type="string" calcext:value-type="string">
            <text:p>pc_612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005</text:p>
          </table:table-cell>
          <table:table-cell office:value-type="string" calcext:value-type="string">
            <text:p>PREPARACION DE TERRENOS</text:p>
          </table:table-cell>
          <table:table-cell office:value-type="float" office:value="613005" calcext:value-type="float">
            <text:p>613005</text:p>
          </table:table-cell>
          <table:table-cell office:value-type="string" calcext:value-type="string">
            <text:p>pc_613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010</text:p>
          </table:table-cell>
          <table:table-cell office:value-type="string" calcext:value-type="string">
            <text:p>CONSTRUCCION DE EDIFICIOS Y OBRAS DE INGENIERIA CIVIL</text:p>
          </table:table-cell>
          <table:table-cell office:value-type="float" office:value="613010" calcext:value-type="float">
            <text:p>613010</text:p>
          </table:table-cell>
          <table:table-cell office:value-type="string" calcext:value-type="string">
            <text:p>pc_613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015</text:p>
          </table:table-cell>
          <table:table-cell office:value-type="string" calcext:value-type="string">
            <text:p>ACONDICIONAMIENTO DE EDIFICIOS</text:p>
          </table:table-cell>
          <table:table-cell office:value-type="float" office:value="613015" calcext:value-type="float">
            <text:p>613015</text:p>
          </table:table-cell>
          <table:table-cell office:value-type="string" calcext:value-type="string">
            <text:p>pc_613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020</text:p>
          </table:table-cell>
          <table:table-cell office:value-type="string" calcext:value-type="string">
            <text:p>TERMINACION DE EDIFICACIONES</text:p>
          </table:table-cell>
          <table:table-cell office:value-type="float" office:value="613020" calcext:value-type="float">
            <text:p>613020</text:p>
          </table:table-cell>
          <table:table-cell office:value-type="string" calcext:value-type="string">
            <text:p>pc_613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025</text:p>
          </table:table-cell>
          <table:table-cell office:value-type="string" calcext:value-type="string">
            <text:p>ALQUILER DE EQUIPO CON OPERARIO</text:p>
          </table:table-cell>
          <table:table-cell office:value-type="float" office:value="613025" calcext:value-type="float">
            <text:p>613025</text:p>
          </table:table-cell>
          <table:table-cell office:value-type="string" calcext:value-type="string">
            <text:p>pc_613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095</text:p>
          </table:table-cell>
          <table:table-cell office:value-type="string" calcext:value-type="string">
            <text:p>ACTIVIDADES CONEXAS</text:p>
          </table:table-cell>
          <table:table-cell office:value-type="float" office:value="613095" calcext:value-type="float">
            <text:p>613095</text:p>
          </table:table-cell>
          <table:table-cell office:value-type="string" calcext:value-type="string">
            <text:p>pc_613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099</text:p>
          </table:table-cell>
          <table:table-cell office:value-type="string" calcext:value-type="string">
            <text:p>AJUSTES POR INFLACION</text:p>
          </table:table-cell>
          <table:table-cell office:value-type="float" office:value="613099" calcext:value-type="float">
            <text:p>613099</text:p>
          </table:table-cell>
          <table:table-cell office:value-type="string" calcext:value-type="string">
            <text:p>pc_613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02</text:p>
          </table:table-cell>
          <table:table-cell office:value-type="string" calcext:value-type="string">
            <text:p>VENTA DE VEHICULOS AUTOMOTORES</text:p>
          </table:table-cell>
          <table:table-cell office:value-type="float" office:value="613502" calcext:value-type="float">
            <text:p>613502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04</text:p>
          </table:table-cell>
          <table:table-cell office:value-type="string" calcext:value-type="string">
            <text:p>MANTENIMIENTO, REPARACION Y LAVADO DE VEHICULOS AUTOMOTORES</text:p>
          </table:table-cell>
          <table:table-cell office:value-type="float" office:value="613504" calcext:value-type="float">
            <text:p>613504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06</text:p>
          </table:table-cell>
          <table:table-cell office:value-type="string" calcext:value-type="string">
            <text:p>VENTA DE PARTES, PIEZAS Y ACCESORIOS DE VEHICULOS AUTOMOTORES</text:p>
          </table:table-cell>
          <table:table-cell office:value-type="float" office:value="613506" calcext:value-type="float">
            <text:p>613506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08</text:p>
          </table:table-cell>
          <table:table-cell office:value-type="string" calcext:value-type="string">
            <text:p>VENTA DE COMBUSTIBLES SOLIDOS, LIQUIDOS, GASEOSOS</text:p>
          </table:table-cell>
          <table:table-cell office:value-type="float" office:value="613508" calcext:value-type="float">
            <text:p>613508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10</text:p>
          </table:table-cell>
          <table:table-cell office:value-type="string" calcext:value-type="string">
            <text:p>VENTA DE LUBRICANTES, ADITIVOS, LLANTAS Y LUJOS PARA AUTOMOTORES</text:p>
          </table:table-cell>
          <table:table-cell office:value-type="float" office:value="613510" calcext:value-type="float">
            <text:p>613510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12</text:p>
          </table:table-cell>
          <table:table-cell office:value-type="string" calcext:value-type="string">
            <text:p>VENTA A CAMBIO DE RETRIBUCION O POR CONTRATA</text:p>
          </table:table-cell>
          <table:table-cell office:value-type="float" office:value="613512" calcext:value-type="float">
            <text:p>613512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14</text:p>
          </table:table-cell>
          <table:table-cell office:value-type="string" calcext:value-type="string">
            <text:p>VENTA DE INSUMOS, MATERIAS PRIMAS AGROPECUARIAS Y FLORES</text:p>
          </table:table-cell>
          <table:table-cell office:value-type="float" office:value="613514" calcext:value-type="float">
            <text:p>613514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16</text:p>
          </table:table-cell>
          <table:table-cell office:value-type="string" calcext:value-type="string">
            <text:p>VENTA DE OTROS INSUMOS Y MATERIAS PRIMAS NO AGROPECUARIAS</text:p>
          </table:table-cell>
          <table:table-cell office:value-type="float" office:value="613516" calcext:value-type="float">
            <text:p>613516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18</text:p>
          </table:table-cell>
          <table:table-cell office:value-type="string" calcext:value-type="string">
            <text:p>VENTA DE ANIMALES VIVOS Y CUEROS</text:p>
          </table:table-cell>
          <table:table-cell office:value-type="float" office:value="613518" calcext:value-type="float">
            <text:p>613518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20</text:p>
          </table:table-cell>
          <table:table-cell office:value-type="string" calcext:value-type="string">
            <text:p>VENTA DE PRODUCTOS EN ALMACENES NO ESPECIALIZADOS</text:p>
          </table:table-cell>
          <table:table-cell office:value-type="float" office:value="613520" calcext:value-type="float">
            <text:p>613520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22</text:p>
          </table:table-cell>
          <table:table-cell office:value-type="string" calcext:value-type="string">
            <text:p>VENTA DE PRODUCTOS AGROPECUARIOS</text:p>
          </table:table-cell>
          <table:table-cell office:value-type="float" office:value="613522" calcext:value-type="float">
            <text:p>613522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24</text:p>
          </table:table-cell>
          <table:table-cell office:value-type="string" calcext:value-type="string">
            <text:p>VENTA DE PRODUCTOS TEXTILES, DE VESTIR, DE CUERO Y CALZADO</text:p>
          </table:table-cell>
          <table:table-cell office:value-type="float" office:value="613524" calcext:value-type="float">
            <text:p>613524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26</text:p>
          </table:table-cell>
          <table:table-cell office:value-type="string" calcext:value-type="string">
            <text:p>VENTA DE PAPEL Y CARTON</text:p>
          </table:table-cell>
          <table:table-cell office:value-type="float" office:value="613526" calcext:value-type="float">
            <text:p>613526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28</text:p>
          </table:table-cell>
          <table:table-cell office:value-type="string" calcext:value-type="string">
            <text:p>VENTA DE LIBROS, REVISTAS, ELEMENTOS DE PAPELERIA, UTILES Y TEXTOS ESCOLARES</text:p>
          </table:table-cell>
          <table:table-cell office:value-type="float" office:value="613528" calcext:value-type="float">
            <text:p>613528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30</text:p>
          </table:table-cell>
          <table:table-cell office:value-type="string" calcext:value-type="string">
            <text:p>VENTA DE JUEGOS, JUGUETES Y ARTICULOS DEPORTIVOS</text:p>
          </table:table-cell>
          <table:table-cell office:value-type="float" office:value="613530" calcext:value-type="float">
            <text:p>613530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32</text:p>
          </table:table-cell>
          <table:table-cell office:value-type="string" calcext:value-type="string">
            <text:p>VENTA DE INSTRUMENTOS QUIRURGICOS Y ORTOPEDICOS</text:p>
          </table:table-cell>
          <table:table-cell office:value-type="float" office:value="613532" calcext:value-type="float">
            <text:p>613532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34</text:p>
          </table:table-cell>
          <table:table-cell office:value-type="string" calcext:value-type="string">
            <text:p>VENTA DE ARTICULOS EN RELOJERIAS Y JOYERIAS</text:p>
          </table:table-cell>
          <table:table-cell office:value-type="float" office:value="613534" calcext:value-type="float">
            <text:p>613534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36</text:p>
          </table:table-cell>
          <table:table-cell office:value-type="string" calcext:value-type="string">
            <text:p>VENTA DE ELECTRODOMESTICOS Y MUEBLES</text:p>
          </table:table-cell>
          <table:table-cell office:value-type="float" office:value="613536" calcext:value-type="float">
            <text:p>613536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38</text:p>
          </table:table-cell>
          <table:table-cell office:value-type="string" calcext:value-type="string">
            <text:p>VENTA DE PRODUCTOS DE ASEO, FARMACEUTICOS, MEDICINALES, Y ARTICULOS DE TOCADOR</text:p>
          </table:table-cell>
          <table:table-cell office:value-type="float" office:value="613538" calcext:value-type="float">
            <text:p>613538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40</text:p>
          </table:table-cell>
          <table:table-cell office:value-type="string" calcext:value-type="string">
            <text:p>VENTA DE CUBIERTOS, VAJILLAS, CRISTALERIA, PORCELANAS, CERAMICAS Y OTROS ARTICULOS DE USO DOMESTICO</text:p>
          </table:table-cell>
          <table:table-cell office:value-type="float" office:value="613540" calcext:value-type="float">
            <text:p>613540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42</text:p>
          </table:table-cell>
          <table:table-cell office:value-type="string" calcext:value-type="string">
            <text:p>VENTA DE MATERIALES DE CONSTRUCCION, FONTANERIA Y CALEFACCION</text:p>
          </table:table-cell>
          <table:table-cell office:value-type="float" office:value="613542" calcext:value-type="float">
            <text:p>613542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44</text:p>
          </table:table-cell>
          <table:table-cell office:value-type="string" calcext:value-type="string">
            <text:p>VENTA DE PINTURAS Y LACAS</text:p>
          </table:table-cell>
          <table:table-cell office:value-type="float" office:value="613544" calcext:value-type="float">
            <text:p>613544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46</text:p>
          </table:table-cell>
          <table:table-cell office:value-type="string" calcext:value-type="string">
            <text:p>VENTA DE PRODUCTOS DE VIDRIOS Y MARQUETERIA</text:p>
          </table:table-cell>
          <table:table-cell office:value-type="float" office:value="613546" calcext:value-type="float">
            <text:p>613546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48</text:p>
          </table:table-cell>
          <table:table-cell office:value-type="string" calcext:value-type="string">
            <text:p>VENTA DE HERRAMIENTAS Y ARTICULOS DE FERRETERIA</text:p>
          </table:table-cell>
          <table:table-cell office:value-type="float" office:value="613548" calcext:value-type="float">
            <text:p>613548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50</text:p>
          </table:table-cell>
          <table:table-cell office:value-type="string" calcext:value-type="string">
            <text:p>VENTA DE QUIMICOS</text:p>
          </table:table-cell>
          <table:table-cell office:value-type="float" office:value="613550" calcext:value-type="float">
            <text:p>613550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52</text:p>
          </table:table-cell>
          <table:table-cell office:value-type="string" calcext:value-type="string">
            <text:p>VENTA DE PRODUCTOS INTERMEDIOS, DESPERDICIOS Y DESECHOS</text:p>
          </table:table-cell>
          <table:table-cell office:value-type="float" office:value="613552" calcext:value-type="float">
            <text:p>613552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54</text:p>
          </table:table-cell>
          <table:table-cell office:value-type="string" calcext:value-type="string">
            <text:p>VENTA DE MAQUINARIA, EQUIPO DE OFICINA Y PROGRAMAS DE COMPUTADOR</text:p>
          </table:table-cell>
          <table:table-cell office:value-type="float" office:value="613554" calcext:value-type="float">
            <text:p>613554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56</text:p>
          </table:table-cell>
          <table:table-cell office:value-type="string" calcext:value-type="string">
            <text:p>VENTA DE ARTICULOS EN CACHARRERIAS Y MISCELANEAS</text:p>
          </table:table-cell>
          <table:table-cell office:value-type="float" office:value="613556" calcext:value-type="float">
            <text:p>613556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58</text:p>
          </table:table-cell>
          <table:table-cell office:value-type="string" calcext:value-type="string">
            <text:p>VENTA DE INSTRUMENTOS MUSICALES</text:p>
          </table:table-cell>
          <table:table-cell office:value-type="float" office:value="613558" calcext:value-type="float">
            <text:p>613558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60</text:p>
          </table:table-cell>
          <table:table-cell office:value-type="string" calcext:value-type="string">
            <text:p>VENTA DE ARTICULOS EN CASAS DE EMPEÑO Y PRENDERIAS</text:p>
          </table:table-cell>
          <table:table-cell office:value-type="float" office:value="613560" calcext:value-type="float">
            <text:p>613560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62</text:p>
          </table:table-cell>
          <table:table-cell office:value-type="string" calcext:value-type="string">
            <text:p>VENTA DE EQUIPO FOTOGRAFICO</text:p>
          </table:table-cell>
          <table:table-cell office:value-type="float" office:value="613562" calcext:value-type="float">
            <text:p>613562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64</text:p>
          </table:table-cell>
          <table:table-cell office:value-type="string" calcext:value-type="string">
            <text:p>VENTA DE EQUIPO OPTICO Y DE PRECISION</text:p>
          </table:table-cell>
          <table:table-cell office:value-type="float" office:value="613564" calcext:value-type="float">
            <text:p>613564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66</text:p>
          </table:table-cell>
          <table:table-cell office:value-type="string" calcext:value-type="string">
            <text:p>VENTA DE EMPAQUES</text:p>
          </table:table-cell>
          <table:table-cell office:value-type="float" office:value="613566" calcext:value-type="float">
            <text:p>613566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68</text:p>
          </table:table-cell>
          <table:table-cell office:value-type="string" calcext:value-type="string">
            <text:p>VENTA DE EQUIPO PROFESIONAL Y CIENTIFICO</text:p>
          </table:table-cell>
          <table:table-cell office:value-type="float" office:value="613568" calcext:value-type="float">
            <text:p>613568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70</text:p>
          </table:table-cell>
          <table:table-cell office:value-type="string" calcext:value-type="string">
            <text:p>VENTA DE LOTERIAS, RIFAS, CHANCE, APUESTAS Y SIMILARES</text:p>
          </table:table-cell>
          <table:table-cell office:value-type="float" office:value="613570" calcext:value-type="float">
            <text:p>613570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72</text:p>
          </table:table-cell>
          <table:table-cell office:value-type="string" calcext:value-type="string">
            <text:p>REPARACION DE EFECTOS PERSONALES Y ELECTRODOMESTICOS</text:p>
          </table:table-cell>
          <table:table-cell office:value-type="float" office:value="613572" calcext:value-type="float">
            <text:p>613572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95</text:p>
          </table:table-cell>
          <table:table-cell office:value-type="string" calcext:value-type="string">
            <text:p>VENTA DE OTROS PRODUCTOS</text:p>
          </table:table-cell>
          <table:table-cell office:value-type="float" office:value="613595" calcext:value-type="float">
            <text:p>613595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3599</text:p>
          </table:table-cell>
          <table:table-cell office:value-type="string" calcext:value-type="string">
            <text:p>AJUSTES POR INFLACION</text:p>
          </table:table-cell>
          <table:table-cell office:value-type="float" office:value="613599" calcext:value-type="float">
            <text:p>613599</text:p>
          </table:table-cell>
          <table:table-cell office:value-type="string" calcext:value-type="string">
            <text:p>pc_613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005</text:p>
          </table:table-cell>
          <table:table-cell office:value-type="string" calcext:value-type="string">
            <text:p>HOTELERIA</text:p>
          </table:table-cell>
          <table:table-cell office:value-type="float" office:value="614005" calcext:value-type="float">
            <text:p>614005</text:p>
          </table:table-cell>
          <table:table-cell office:value-type="string" calcext:value-type="string">
            <text:p>pc_614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010</text:p>
          </table:table-cell>
          <table:table-cell office:value-type="string" calcext:value-type="string">
            <text:p>CAMPAMENTO Y OTROS TIPOS DE HOSPEDAJE</text:p>
          </table:table-cell>
          <table:table-cell office:value-type="float" office:value="614010" calcext:value-type="float">
            <text:p>614010</text:p>
          </table:table-cell>
          <table:table-cell office:value-type="string" calcext:value-type="string">
            <text:p>pc_614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015</text:p>
          </table:table-cell>
          <table:table-cell office:value-type="string" calcext:value-type="string">
            <text:p>RESTAURANTES</text:p>
          </table:table-cell>
          <table:table-cell office:value-type="float" office:value="614015" calcext:value-type="float">
            <text:p>614015</text:p>
          </table:table-cell>
          <table:table-cell office:value-type="string" calcext:value-type="string">
            <text:p>pc_614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020</text:p>
          </table:table-cell>
          <table:table-cell office:value-type="string" calcext:value-type="string">
            <text:p>BARES Y CANTINAS</text:p>
          </table:table-cell>
          <table:table-cell office:value-type="float" office:value="614020" calcext:value-type="float">
            <text:p>614020</text:p>
          </table:table-cell>
          <table:table-cell office:value-type="string" calcext:value-type="string">
            <text:p>pc_614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095</text:p>
          </table:table-cell>
          <table:table-cell office:value-type="string" calcext:value-type="string">
            <text:p>ACTIVIDADES CONEXAS</text:p>
          </table:table-cell>
          <table:table-cell office:value-type="float" office:value="614095" calcext:value-type="float">
            <text:p>614095</text:p>
          </table:table-cell>
          <table:table-cell office:value-type="string" calcext:value-type="string">
            <text:p>pc_614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099</text:p>
          </table:table-cell>
          <table:table-cell office:value-type="string" calcext:value-type="string">
            <text:p>AJUSTES POR INFLACION</text:p>
          </table:table-cell>
          <table:table-cell office:value-type="float" office:value="614099" calcext:value-type="float">
            <text:p>614099</text:p>
          </table:table-cell>
          <table:table-cell office:value-type="string" calcext:value-type="string">
            <text:p>pc_614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</text:p>
          </table:table-cell>
          <table:table-cell office:value-type="string" calcext:value-type="string">
            <text:p>TRANSPORTE, ALMACENAMIENTO Y COMUNICACIONES</text:p>
          </table:table-cell>
          <table:table-cell office:value-type="float" office:value="6145" calcext:value-type="float">
            <text:p>6145</text:p>
          </table:table-cell>
          <table:table-cell office:value-type="string" calcext:value-type="string">
            <text:p>pc_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14505</text:p>
          </table:table-cell>
          <table:table-cell office:value-type="string" calcext:value-type="string">
            <text:p>SERVICIO DE TRANSPORTE POR CARRETERA</text:p>
          </table:table-cell>
          <table:table-cell office:value-type="float" office:value="614505" calcext:value-type="float">
            <text:p>61450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10</text:p>
          </table:table-cell>
          <table:table-cell office:value-type="string" calcext:value-type="string">
            <text:p>SERVICIO DE TRANSPORTE POR VIA FERREA</text:p>
          </table:table-cell>
          <table:table-cell office:value-type="float" office:value="614510" calcext:value-type="float">
            <text:p>614510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15</text:p>
          </table:table-cell>
          <table:table-cell office:value-type="string" calcext:value-type="string">
            <text:p>SERVICIO DE TRANSPORTE POR VIA ACUATICA</text:p>
          </table:table-cell>
          <table:table-cell office:value-type="float" office:value="614515" calcext:value-type="float">
            <text:p>61451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20</text:p>
          </table:table-cell>
          <table:table-cell office:value-type="string" calcext:value-type="string">
            <text:p>SERVICIO DE TRANSPORTE POR VIA AEREA</text:p>
          </table:table-cell>
          <table:table-cell office:value-type="float" office:value="614520" calcext:value-type="float">
            <text:p>614520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25</text:p>
          </table:table-cell>
          <table:table-cell office:value-type="string" calcext:value-type="string">
            <text:p>SERVICIO DE TRANSPORTE POR TUBERIAS</text:p>
          </table:table-cell>
          <table:table-cell office:value-type="float" office:value="614525" calcext:value-type="float">
            <text:p>61452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30</text:p>
          </table:table-cell>
          <table:table-cell office:value-type="string" calcext:value-type="string">
            <text:p>MANIPULACION DE CARGA</text:p>
          </table:table-cell>
          <table:table-cell office:value-type="float" office:value="614530" calcext:value-type="float">
            <text:p>614530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35</text:p>
          </table:table-cell>
          <table:table-cell office:value-type="string" calcext:value-type="string">
            <text:p>ALMACENAMIENTO Y DEPOSITO</text:p>
          </table:table-cell>
          <table:table-cell office:value-type="float" office:value="614535" calcext:value-type="float">
            <text:p>61453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40</text:p>
          </table:table-cell>
          <table:table-cell office:value-type="string" calcext:value-type="string">
            <text:p>SERVICIOS COMPLEMENTARIOS PARA EL TRANSPORTE</text:p>
          </table:table-cell>
          <table:table-cell office:value-type="float" office:value="614540" calcext:value-type="float">
            <text:p>614540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45</text:p>
          </table:table-cell>
          <table:table-cell office:value-type="string" calcext:value-type="string">
            <text:p>AGENCIAS DE VIAJE</text:p>
          </table:table-cell>
          <table:table-cell office:value-type="float" office:value="614545" calcext:value-type="float">
            <text:p>61454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50</text:p>
          </table:table-cell>
          <table:table-cell office:value-type="string" calcext:value-type="string">
            <text:p>OTRAS AGENCIAS DE TRANSPORTE</text:p>
          </table:table-cell>
          <table:table-cell office:value-type="float" office:value="614550" calcext:value-type="float">
            <text:p>614550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55</text:p>
          </table:table-cell>
          <table:table-cell office:value-type="string" calcext:value-type="string">
            <text:p>SERVICIO POSTAL Y DE CORREO</text:p>
          </table:table-cell>
          <table:table-cell office:value-type="float" office:value="614555" calcext:value-type="float">
            <text:p>61455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60</text:p>
          </table:table-cell>
          <table:table-cell office:value-type="string" calcext:value-type="string">
            <text:p>SERVICIO TELEFONICO</text:p>
          </table:table-cell>
          <table:table-cell office:value-type="float" office:value="614560" calcext:value-type="float">
            <text:p>614560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65</text:p>
          </table:table-cell>
          <table:table-cell office:value-type="string" calcext:value-type="string">
            <text:p>SERVICIO DE TELEGRAFO</text:p>
          </table:table-cell>
          <table:table-cell office:value-type="float" office:value="614565" calcext:value-type="float">
            <text:p>61456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70</text:p>
          </table:table-cell>
          <table:table-cell office:value-type="string" calcext:value-type="string">
            <text:p>SERVICIO DE TRANSMISION DE DATOS</text:p>
          </table:table-cell>
          <table:table-cell office:value-type="float" office:value="614570" calcext:value-type="float">
            <text:p>614570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75</text:p>
          </table:table-cell>
          <table:table-cell office:value-type="string" calcext:value-type="string">
            <text:p>SERVICIO DE RADIO Y TELEVISION POR CABLE</text:p>
          </table:table-cell>
          <table:table-cell office:value-type="float" office:value="614575" calcext:value-type="float">
            <text:p>61457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80</text:p>
          </table:table-cell>
          <table:table-cell office:value-type="string" calcext:value-type="string">
            <text:p>TRANSMISION DE SONIDO E IMAGENES POR CONTRATO</text:p>
          </table:table-cell>
          <table:table-cell office:value-type="float" office:value="614580" calcext:value-type="float">
            <text:p>614580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95</text:p>
          </table:table-cell>
          <table:table-cell office:value-type="string" calcext:value-type="string">
            <text:p>ACTIVIDADES CONEXAS</text:p>
          </table:table-cell>
          <table:table-cell office:value-type="float" office:value="614595" calcext:value-type="float">
            <text:p>614595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4599</text:p>
          </table:table-cell>
          <table:table-cell office:value-type="string" calcext:value-type="string">
            <text:p>AJUSTES POR INFLACION</text:p>
          </table:table-cell>
          <table:table-cell office:value-type="float" office:value="614599" calcext:value-type="float">
            <text:p>614599</text:p>
          </table:table-cell>
          <table:table-cell office:value-type="string" calcext:value-type="string">
            <text:p>pc_614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005</text:p>
          </table:table-cell>
          <table:table-cell office:value-type="string" calcext:value-type="string">
            <text:p>DE INVERSIONES</text:p>
          </table:table-cell>
          <table:table-cell office:value-type="float" office:value="615005" calcext:value-type="float">
            <text:p>615005</text:p>
          </table:table-cell>
          <table:table-cell office:value-type="string" calcext:value-type="string">
            <text:p>pc_615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010</text:p>
          </table:table-cell>
          <table:table-cell office:value-type="string" calcext:value-type="string">
            <text:p>DE SERVICIO DE BOLSA</text:p>
          </table:table-cell>
          <table:table-cell office:value-type="float" office:value="615010" calcext:value-type="float">
            <text:p>615010</text:p>
          </table:table-cell>
          <table:table-cell office:value-type="string" calcext:value-type="string">
            <text:p>pc_615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099</text:p>
          </table:table-cell>
          <table:table-cell office:value-type="string" calcext:value-type="string">
            <text:p>AJUSTES POR INFLACION</text:p>
          </table:table-cell>
          <table:table-cell office:value-type="float" office:value="615099" calcext:value-type="float">
            <text:p>615099</text:p>
          </table:table-cell>
          <table:table-cell office:value-type="string" calcext:value-type="string">
            <text:p>pc_615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</text:p>
          </table:table-cell>
          <table:table-cell office:value-type="string" calcext:value-type="string">
            <text:p>ACTIVIDADES INMOBILIARIAS, EMPRESARIALES Y DE ALQUILER</text:p>
          </table:table-cell>
          <table:table-cell office:value-type="float" office:value="6155" calcext:value-type="float">
            <text:p>6155</text:p>
          </table:table-cell>
          <table:table-cell office:value-type="string" calcext:value-type="string">
            <text:p>pc_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15505</text:p>
          </table:table-cell>
          <table:table-cell office:value-type="string" calcext:value-type="string">
            <text:p>ARRENDAMIENTOS DE BIENES INMUEBLES</text:p>
          </table:table-cell>
          <table:table-cell office:value-type="float" office:value="615505" calcext:value-type="float">
            <text:p>61550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10</text:p>
          </table:table-cell>
          <table:table-cell office:value-type="string" calcext:value-type="string">
            <text:p>INMOBILIARIAS POR RETRIBUCION O CONTRATA</text:p>
          </table:table-cell>
          <table:table-cell office:value-type="float" office:value="615510" calcext:value-type="float">
            <text:p>61551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15</text:p>
          </table:table-cell>
          <table:table-cell office:value-type="string" calcext:value-type="string">
            <text:p>ALQUILER EQUIPO DE TRANSPORTE</text:p>
          </table:table-cell>
          <table:table-cell office:value-type="float" office:value="615515" calcext:value-type="float">
            <text:p>61551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20</text:p>
          </table:table-cell>
          <table:table-cell office:value-type="string" calcext:value-type="string">
            <text:p>ALQUILER MAQUINARIA Y EQUIPO</text:p>
          </table:table-cell>
          <table:table-cell office:value-type="float" office:value="615520" calcext:value-type="float">
            <text:p>61552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25</text:p>
          </table:table-cell>
          <table:table-cell office:value-type="string" calcext:value-type="string">
            <text:p>ALQUILER DE EFECTOS PERSONALES Y ENSERES DOMESTICOS</text:p>
          </table:table-cell>
          <table:table-cell office:value-type="float" office:value="615525" calcext:value-type="float">
            <text:p>61552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30</text:p>
          </table:table-cell>
          <table:table-cell office:value-type="string" calcext:value-type="string">
            <text:p>CONSULTORIA EN EQUIPO Y PROGRAMAS DE INFORMATICA</text:p>
          </table:table-cell>
          <table:table-cell office:value-type="float" office:value="615530" calcext:value-type="float">
            <text:p>61553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35</text:p>
          </table:table-cell>
          <table:table-cell office:value-type="string" calcext:value-type="string">
            <text:p>PROCESAMIENTO DE DATOS</text:p>
          </table:table-cell>
          <table:table-cell office:value-type="float" office:value="615535" calcext:value-type="float">
            <text:p>61553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40</text:p>
          </table:table-cell>
          <table:table-cell office:value-type="string" calcext:value-type="string">
            <text:p>MANTENIMIENTO Y REPARACION DE MAQUINARIA DE OFICINA</text:p>
          </table:table-cell>
          <table:table-cell office:value-type="float" office:value="615540" calcext:value-type="float">
            <text:p>61554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45</text:p>
          </table:table-cell>
          <table:table-cell office:value-type="string" calcext:value-type="string">
            <text:p>INVESTIGACIONES CIENTIFICAS Y DE DESARROLLO</text:p>
          </table:table-cell>
          <table:table-cell office:value-type="float" office:value="615545" calcext:value-type="float">
            <text:p>61554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50</text:p>
          </table:table-cell>
          <table:table-cell office:value-type="string" calcext:value-type="string">
            <text:p>ACTIVIDADES EMPRESARIALES DE CONSULTORIA</text:p>
          </table:table-cell>
          <table:table-cell office:value-type="float" office:value="615550" calcext:value-type="float">
            <text:p>61555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55</text:p>
          </table:table-cell>
          <table:table-cell office:value-type="string" calcext:value-type="string">
            <text:p>PUBLICIDAD</text:p>
          </table:table-cell>
          <table:table-cell office:value-type="float" office:value="615555" calcext:value-type="float">
            <text:p>61555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60</text:p>
          </table:table-cell>
          <table:table-cell office:value-type="string" calcext:value-type="string">
            <text:p>DOTACION DE PERSONAL</text:p>
          </table:table-cell>
          <table:table-cell office:value-type="float" office:value="615560" calcext:value-type="float">
            <text:p>61556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65</text:p>
          </table:table-cell>
          <table:table-cell office:value-type="string" calcext:value-type="string">
            <text:p>INVESTIGACION Y SEGURIDAD</text:p>
          </table:table-cell>
          <table:table-cell office:value-type="float" office:value="615565" calcext:value-type="float">
            <text:p>61556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70</text:p>
          </table:table-cell>
          <table:table-cell office:value-type="string" calcext:value-type="string">
            <text:p>LIMPIEZA DE INMUEBLES</text:p>
          </table:table-cell>
          <table:table-cell office:value-type="float" office:value="615570" calcext:value-type="float">
            <text:p>61557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75</text:p>
          </table:table-cell>
          <table:table-cell office:value-type="string" calcext:value-type="string">
            <text:p>FOTOGRAFIA</text:p>
          </table:table-cell>
          <table:table-cell office:value-type="float" office:value="615575" calcext:value-type="float">
            <text:p>61557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80</text:p>
          </table:table-cell>
          <table:table-cell office:value-type="string" calcext:value-type="string">
            <text:p>ENVASE Y EMPAQUE</text:p>
          </table:table-cell>
          <table:table-cell office:value-type="float" office:value="615580" calcext:value-type="float">
            <text:p>61558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85</text:p>
          </table:table-cell>
          <table:table-cell office:value-type="string" calcext:value-type="string">
            <text:p>FOTOCOPIADO</text:p>
          </table:table-cell>
          <table:table-cell office:value-type="float" office:value="615585" calcext:value-type="float">
            <text:p>61558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90</text:p>
          </table:table-cell>
          <table:table-cell office:value-type="string" calcext:value-type="string">
            <text:p>MANTENIMIENTO Y REPARACION DE MAQUINARIA Y EQUIPO</text:p>
          </table:table-cell>
          <table:table-cell office:value-type="float" office:value="615590" calcext:value-type="float">
            <text:p>615590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95</text:p>
          </table:table-cell>
          <table:table-cell office:value-type="string" calcext:value-type="string">
            <text:p>ACTIVIDADES CONEXAS</text:p>
          </table:table-cell>
          <table:table-cell office:value-type="float" office:value="615595" calcext:value-type="float">
            <text:p>615595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5599</text:p>
          </table:table-cell>
          <table:table-cell office:value-type="string" calcext:value-type="string">
            <text:p>AJUSTES POR INFLACION</text:p>
          </table:table-cell>
          <table:table-cell office:value-type="float" office:value="615599" calcext:value-type="float">
            <text:p>615599</text:p>
          </table:table-cell>
          <table:table-cell office:value-type="string" calcext:value-type="string">
            <text:p>pc_615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005</text:p>
          </table:table-cell>
          <table:table-cell office:value-type="string" calcext:value-type="string">
            <text:p>ACTIVIDADES RELACIONADAS CON LA EDUCACION</text:p>
          </table:table-cell>
          <table:table-cell office:value-type="float" office:value="616005" calcext:value-type="float">
            <text:p>616005</text:p>
          </table:table-cell>
          <table:table-cell office:value-type="string" calcext:value-type="string">
            <text:p>pc_616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099</text:p>
          </table:table-cell>
          <table:table-cell office:value-type="string" calcext:value-type="string">
            <text:p>AJUSTES POR INFLACION</text:p>
          </table:table-cell>
          <table:table-cell office:value-type="float" office:value="616099" calcext:value-type="float">
            <text:p>616099</text:p>
          </table:table-cell>
          <table:table-cell office:value-type="string" calcext:value-type="string">
            <text:p>pc_616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505</text:p>
          </table:table-cell>
          <table:table-cell office:value-type="string" calcext:value-type="string">
            <text:p>SERVICIO HOSPITALARIO</text:p>
          </table:table-cell>
          <table:table-cell office:value-type="float" office:value="616505" calcext:value-type="float">
            <text:p>616505</text:p>
          </table:table-cell>
          <table:table-cell office:value-type="string" calcext:value-type="string">
            <text:p>pc_616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510</text:p>
          </table:table-cell>
          <table:table-cell office:value-type="string" calcext:value-type="string">
            <text:p>SERVICIO MEDICO</text:p>
          </table:table-cell>
          <table:table-cell office:value-type="float" office:value="616510" calcext:value-type="float">
            <text:p>616510</text:p>
          </table:table-cell>
          <table:table-cell office:value-type="string" calcext:value-type="string">
            <text:p>pc_616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515</text:p>
          </table:table-cell>
          <table:table-cell office:value-type="string" calcext:value-type="string">
            <text:p>SERVICIO ODONTOLOGICO</text:p>
          </table:table-cell>
          <table:table-cell office:value-type="float" office:value="616515" calcext:value-type="float">
            <text:p>616515</text:p>
          </table:table-cell>
          <table:table-cell office:value-type="string" calcext:value-type="string">
            <text:p>pc_616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520</text:p>
          </table:table-cell>
          <table:table-cell office:value-type="string" calcext:value-type="string">
            <text:p>SERVICIO DE LABORATORIO</text:p>
          </table:table-cell>
          <table:table-cell office:value-type="float" office:value="616520" calcext:value-type="float">
            <text:p>616520</text:p>
          </table:table-cell>
          <table:table-cell office:value-type="string" calcext:value-type="string">
            <text:p>pc_616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525</text:p>
          </table:table-cell>
          <table:table-cell office:value-type="string" calcext:value-type="string">
            <text:p>ACTIVIDADES VETERINARIAS</text:p>
          </table:table-cell>
          <table:table-cell office:value-type="float" office:value="616525" calcext:value-type="float">
            <text:p>616525</text:p>
          </table:table-cell>
          <table:table-cell office:value-type="string" calcext:value-type="string">
            <text:p>pc_616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530</text:p>
          </table:table-cell>
          <table:table-cell office:value-type="string" calcext:value-type="string">
            <text:p>ACTIVIDADES DE SERVICIOS SOCIALES</text:p>
          </table:table-cell>
          <table:table-cell office:value-type="float" office:value="616530" calcext:value-type="float">
            <text:p>616530</text:p>
          </table:table-cell>
          <table:table-cell office:value-type="string" calcext:value-type="string">
            <text:p>pc_616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595</text:p>
          </table:table-cell>
          <table:table-cell office:value-type="string" calcext:value-type="string">
            <text:p>ACTIVIDADES CONEXAS</text:p>
          </table:table-cell>
          <table:table-cell office:value-type="float" office:value="616595" calcext:value-type="float">
            <text:p>616595</text:p>
          </table:table-cell>
          <table:table-cell office:value-type="string" calcext:value-type="string">
            <text:p>pc_616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6599</text:p>
          </table:table-cell>
          <table:table-cell office:value-type="string" calcext:value-type="string">
            <text:p>AJUSTES POR INFLACION</text:p>
          </table:table-cell>
          <table:table-cell office:value-type="float" office:value="616599" calcext:value-type="float">
            <text:p>616599</text:p>
          </table:table-cell>
          <table:table-cell office:value-type="string" calcext:value-type="string">
            <text:p>pc_6165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</text:p>
          </table:table-cell>
          <table:table-cell office:value-type="string" calcext:value-type="string">
            <text:p>OTRAS ACTIVIDADES DE SERVICIOS COMUNITARIOS, SOCIALES Y PERSONALES</text:p>
          </table:table-cell>
          <table:table-cell office:value-type="float" office:value="6170" calcext:value-type="float">
            <text:p>6170</text:p>
          </table:table-cell>
          <table:table-cell office:value-type="string" calcext:value-type="string">
            <text:p>pc_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17005</text:p>
          </table:table-cell>
          <table:table-cell office:value-type="string" calcext:value-type="string">
            <text:p>ELIMINACION DE DESPERDICIOS Y AGUAS RESIDUALES</text:p>
          </table:table-cell>
          <table:table-cell office:value-type="float" office:value="617005" calcext:value-type="float">
            <text:p>617005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10</text:p>
          </table:table-cell>
          <table:table-cell office:value-type="string" calcext:value-type="string">
            <text:p>ACTIVIDADES DE ASOCIACION</text:p>
          </table:table-cell>
          <table:table-cell office:value-type="float" office:value="617010" calcext:value-type="float">
            <text:p>617010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15</text:p>
          </table:table-cell>
          <table:table-cell office:value-type="string" calcext:value-type="string">
            <text:p>PRODUCCION Y DISTRIBUCION DE FILMES Y VIDEOCINTAS</text:p>
          </table:table-cell>
          <table:table-cell office:value-type="float" office:value="617015" calcext:value-type="float">
            <text:p>617015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20</text:p>
          </table:table-cell>
          <table:table-cell office:value-type="string" calcext:value-type="string">
            <text:p>EXHIBICION DE FILMES Y VIDEOCINTAS</text:p>
          </table:table-cell>
          <table:table-cell office:value-type="float" office:value="617020" calcext:value-type="float">
            <text:p>617020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25</text:p>
          </table:table-cell>
          <table:table-cell office:value-type="string" calcext:value-type="string">
            <text:p>ACTIVIDAD DE RADIO Y TELEVISION</text:p>
          </table:table-cell>
          <table:table-cell office:value-type="float" office:value="617025" calcext:value-type="float">
            <text:p>617025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30</text:p>
          </table:table-cell>
          <table:table-cell office:value-type="string" calcext:value-type="string">
            <text:p>ACTIVIDAD TEATRAL, MUSICAL Y ARTISTICA</text:p>
          </table:table-cell>
          <table:table-cell office:value-type="float" office:value="617030" calcext:value-type="float">
            <text:p>617030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35</text:p>
          </table:table-cell>
          <table:table-cell office:value-type="string" calcext:value-type="string">
            <text:p>GRABACION Y PRODUCCION DE DISCOS</text:p>
          </table:table-cell>
          <table:table-cell office:value-type="float" office:value="617035" calcext:value-type="float">
            <text:p>617035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40</text:p>
          </table:table-cell>
          <table:table-cell office:value-type="string" calcext:value-type="string">
            <text:p>ENTRETENIMIENTO Y ESPARCIMIENTO</text:p>
          </table:table-cell>
          <table:table-cell office:value-type="float" office:value="617040" calcext:value-type="float">
            <text:p>617040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45</text:p>
          </table:table-cell>
          <table:table-cell office:value-type="string" calcext:value-type="string">
            <text:p>AGENCIAS DE NOTICIAS</text:p>
          </table:table-cell>
          <table:table-cell office:value-type="float" office:value="617045" calcext:value-type="float">
            <text:p>617045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50</text:p>
          </table:table-cell>
          <table:table-cell office:value-type="string" calcext:value-type="string">
            <text:p>LAVANDERIAS Y SIMILARES</text:p>
          </table:table-cell>
          <table:table-cell office:value-type="float" office:value="617050" calcext:value-type="float">
            <text:p>617050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55</text:p>
          </table:table-cell>
          <table:table-cell office:value-type="string" calcext:value-type="string">
            <text:p>PELUQUERIAS Y SIMILARES</text:p>
          </table:table-cell>
          <table:table-cell office:value-type="float" office:value="617055" calcext:value-type="float">
            <text:p>617055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60</text:p>
          </table:table-cell>
          <table:table-cell office:value-type="string" calcext:value-type="string">
            <text:p>SERVICIOS FUNERARIOS</text:p>
          </table:table-cell>
          <table:table-cell office:value-type="float" office:value="617060" calcext:value-type="float">
            <text:p>617060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65</text:p>
          </table:table-cell>
          <table:table-cell office:value-type="string" calcext:value-type="string">
            <text:p>ZONAS FRANCAS</text:p>
          </table:table-cell>
          <table:table-cell office:value-type="float" office:value="617065" calcext:value-type="float">
            <text:p>617065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95</text:p>
          </table:table-cell>
          <table:table-cell office:value-type="string" calcext:value-type="string">
            <text:p>ACTIVIDADES CONEXAS</text:p>
          </table:table-cell>
          <table:table-cell office:value-type="float" office:value="617095" calcext:value-type="float">
            <text:p>617095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17099</text:p>
          </table:table-cell>
          <table:table-cell office:value-type="string" calcext:value-type="string">
            <text:p>AJUSTES POR INFLACION</text:p>
          </table:table-cell>
          <table:table-cell office:value-type="float" office:value="617099" calcext:value-type="float">
            <text:p>617099</text:p>
          </table:table-cell>
          <table:table-cell office:value-type="string" calcext:value-type="string">
            <text:p>pc_6170</text:p>
          </table:table-cell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table:number-columns-repeated="263"/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COMPRA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c_6</text:p>
          </table:table-cell>
        </table:table-row>
        <table:table-row table:style-name="ro1"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table:number-columns-repeated="263"/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05</text:p>
          </table:table-cell>
          <table:table-cell office:value-type="string" calcext:value-type="string">
            <text:p>DE MERCANCÍAS</text:p>
          </table:table-cell>
          <table:table-cell office:value-type="float" office:value="6205" calcext:value-type="float">
            <text:p>6205</text:p>
          </table:table-cell>
          <table:table-cell office:value-type="string" calcext:value-type="string">
            <text:p>pc_62</text:p>
          </table:table-cell>
        </table:table-row>
        <table:table-row table:style-name="ro1">
          <table:table-cell office:value-type="string" calcext:value-type="string">
            <text:p>pc_620599</text:p>
          </table:table-cell>
          <table:table-cell office:value-type="string" calcext:value-type="string">
            <text:p>AJUSTES POR INFLACION</text:p>
          </table:table-cell>
          <table:table-cell office:value-type="float" office:value="620599" calcext:value-type="float">
            <text:p>620599</text:p>
          </table:table-cell>
          <table:table-cell office:value-type="string" calcext:value-type="string">
            <text:p>pc_6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table:number-columns-repeated="263"/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0</text:p>
          </table:table-cell>
          <table:table-cell office:value-type="string" calcext:value-type="string">
            <text:p>DE MATERIAS PRIMAS</text:p>
          </table:table-cell>
          <table:table-cell office:value-type="float" office:value="6210" calcext:value-type="float">
            <text:p>6210</text:p>
          </table:table-cell>
          <table:table-cell office:value-type="string" calcext:value-type="string">
            <text:p>pc_62</text:p>
          </table:table-cell>
        </table:table-row>
        <table:table-row table:style-name="ro1">
          <table:table-cell office:value-type="string" calcext:value-type="string">
            <text:p>pc_621099</text:p>
          </table:table-cell>
          <table:table-cell office:value-type="string" calcext:value-type="string">
            <text:p>AJUSTES POR INFLACION</text:p>
          </table:table-cell>
          <table:table-cell office:value-type="float" office:value="621099" calcext:value-type="float">
            <text:p>621099</text:p>
          </table:table-cell>
          <table:table-cell office:value-type="string" calcext:value-type="string">
            <text:p>pc_62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table:number-columns-repeated="263"/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15</text:p>
          </table:table-cell>
          <table:table-cell office:value-type="string" calcext:value-type="string">
            <text:p>DE MATERIALES INDIRECTOS</text:p>
          </table:table-cell>
          <table:table-cell office:value-type="float" office:value="6215" calcext:value-type="float">
            <text:p>6215</text:p>
          </table:table-cell>
          <table:table-cell office:value-type="string" calcext:value-type="string">
            <text:p>pc_62</text:p>
          </table:table-cell>
        </table:table-row>
        <table:table-row table:style-name="ro1">
          <table:table-cell office:value-type="string" calcext:value-type="string">
            <text:p>pc_621599</text:p>
          </table:table-cell>
          <table:table-cell office:value-type="string" calcext:value-type="string">
            <text:p>AJUSTES POR INFLACION</text:p>
          </table:table-cell>
          <table:table-cell office:value-type="float" office:value="621599" calcext:value-type="float">
            <text:p>621599</text:p>
          </table:table-cell>
          <table:table-cell office:value-type="string" calcext:value-type="string">
            <text:p>pc_62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table:number-columns-repeated="263"/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0</text:p>
          </table:table-cell>
          <table:table-cell office:value-type="string" calcext:value-type="string">
            <text:p>COMPRA DE ENERGÍA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pc_62</text:p>
          </table:table-cell>
        </table:table-row>
        <table:table-row table:style-name="ro1">
          <table:table-cell office:value-type="string" calcext:value-type="string">
            <text:p>pc_622099</text:p>
          </table:table-cell>
          <table:table-cell office:value-type="string" calcext:value-type="string">
            <text:p>AJUSTES POR INFLACION</text:p>
          </table:table-cell>
          <table:table-cell office:value-type="float" office:value="622099" calcext:value-type="float">
            <text:p>622099</text:p>
          </table:table-cell>
          <table:table-cell office:value-type="string" calcext:value-type="string">
            <text:p>pc_62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table:number-columns-repeated="263"/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  <table:table-cell office:value-type="string" calcext:value-type="string">
            <text:p>pc_6225</text:p>
          </table:table-cell>
          <table:table-cell office:value-type="string" calcext:value-type="string">
            <text:p>DEVOLUCIONES EN COMPRAS (CR)</text:p>
          </table:table-cell>
          <table:table-cell office:value-type="float" office:value="6225" calcext:value-type="float">
            <text:p>6225</text:p>
          </table:table-cell>
          <table:table-cell office:value-type="string" calcext:value-type="string">
            <text:p>pc_62</text:p>
          </table:table-cell>
        </table:table-row>
        <table:table-row table:style-name="ro1">
          <table:table-cell office:value-type="string" calcext:value-type="string">
            <text:p>pc_622599</text:p>
          </table:table-cell>
          <table:table-cell office:value-type="string" calcext:value-type="string">
            <text:p>AJUSTES POR INFLACION</text:p>
          </table:table-cell>
          <table:table-cell office:value-type="float" office:value="622599" calcext:value-type="float">
            <text:p>622599</text:p>
          </table:table-cell>
          <table:table-cell office:value-type="string" calcext:value-type="string">
            <text:p>pc_62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table:style-name="ce3" office:value-type="string" calcext:value-type="string">
            <text:p>co_pyg_30200</text:p>
          </table:table-cell>
          <table:table-cell table:number-columns-repeated="262"/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COSTOS DE PRODUCCIÓN O DE OPERACIÓ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</text:p>
          </table:table-cell>
        </table:table-row>
        <table:table-row table:style-name="ro1"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table:style-name="ce3" office:value-type="string" calcext:value-type="string">
            <text:p>co_pyg_30200</text:p>
          </table:table-cell>
          <table:table-cell table:number-columns-repeated="262"/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1</text:p>
          </table:table-cell>
          <table:table-cell office:value-type="string" calcext:value-type="string">
            <text:p>MATERIA PRIM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c_7</text:p>
          </table:table-cell>
        </table:table-row>
        <table:table-row table:style-name="ro1"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table:style-name="ce3" office:value-type="string" calcext:value-type="string">
            <text:p>co_pyg_30200</text:p>
          </table:table-cell>
          <table:table-cell table:number-columns-repeated="262"/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2</text:p>
          </table:table-cell>
          <table:table-cell office:value-type="string" calcext:value-type="string">
            <text:p>MANO DE OBRA DIRECT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c_7</text:p>
          </table:table-cell>
        </table:table-row>
        <table:table-row table:style-name="ro1"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table:style-name="ce3" office:value-type="string" calcext:value-type="string">
            <text:p>co_pyg_30200</text:p>
          </table:table-cell>
          <table:table-cell table:number-columns-repeated="262"/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3</text:p>
          </table:table-cell>
          <table:table-cell office:value-type="string" calcext:value-type="string">
            <text:p>COSTOS INDIRECTO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c_7</text:p>
          </table:table-cell>
        </table:table-row>
        <table:table-row table:style-name="ro1"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table:style-name="ce3" office:value-type="string" calcext:value-type="string">
            <text:p>co_pyg_30200</text:p>
          </table:table-cell>
          <table:table-cell table:number-columns-repeated="262"/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  <table:table-cell office:value-type="string" calcext:value-type="string">
            <text:p>pc_74</text:p>
          </table:table-cell>
          <table:table-cell office:value-type="string" calcext:value-type="string">
            <text:p>CONTRATOS DE SERVICI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c_7</text:p>
          </table:table-cell>
        </table:table-row>
        <table:table-row table:style-name="ro1">
          <table:table-cell office:value-type="string" calcext:value-type="string">
            <text:p>pc_8</text:p>
          </table:table-cell>
          <table:table-cell office:value-type="string" calcext:value-type="string">
            <text:p>CUENTAS DE ORDEN DEUDO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</text:p>
          </table:table-cell>
          <table:table-cell office:value-type="string" calcext:value-type="string">
            <text:p>DERECHOS CONTINGENTE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c_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05</text:p>
          </table:table-cell>
          <table:table-cell office:value-type="string" calcext:value-type="string">
            <text:p>BIENES Y VALORES ENTREGADOS EN CUSTODIA</text:p>
          </table:table-cell>
          <table:table-cell office:value-type="float" office:value="8105" calcext:value-type="float">
            <text:p>8105</text:p>
          </table:table-cell>
          <table:table-cell office:value-type="string" calcext:value-type="string">
            <text:p>pc_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0505</text:p>
          </table:table-cell>
          <table:table-cell office:value-type="string" calcext:value-type="string">
            <text:p>VALORES MOBILIARIOS</text:p>
          </table:table-cell>
          <table:table-cell office:value-type="float" office:value="810505" calcext:value-type="float">
            <text:p>810505</text:p>
          </table:table-cell>
          <table:table-cell office:value-type="string" calcext:value-type="string">
            <text:p>pc_8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0510</text:p>
          </table:table-cell>
          <table:table-cell office:value-type="string" calcext:value-type="string">
            <text:p>BIENES MUEBLES</text:p>
          </table:table-cell>
          <table:table-cell office:value-type="float" office:value="810510" calcext:value-type="float">
            <text:p>810510</text:p>
          </table:table-cell>
          <table:table-cell office:value-type="string" calcext:value-type="string">
            <text:p>pc_8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0599</text:p>
          </table:table-cell>
          <table:table-cell office:value-type="string" calcext:value-type="string">
            <text:p>AJUSTES POR INFLACION</text:p>
          </table:table-cell>
          <table:table-cell office:value-type="float" office:value="810599" calcext:value-type="float">
            <text:p>810599</text:p>
          </table:table-cell>
          <table:table-cell office:value-type="string" calcext:value-type="string">
            <text:p>pc_8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0</text:p>
          </table:table-cell>
          <table:table-cell office:value-type="string" calcext:value-type="string">
            <text:p>BIENES Y VALORES ENTREGADOS EN GARANTIA</text:p>
          </table:table-cell>
          <table:table-cell office:value-type="float" office:value="8110" calcext:value-type="float">
            <text:p>8110</text:p>
          </table:table-cell>
          <table:table-cell office:value-type="string" calcext:value-type="string">
            <text:p>pc_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005</text:p>
          </table:table-cell>
          <table:table-cell office:value-type="string" calcext:value-type="string">
            <text:p>VALORES MOBILIARIOS</text:p>
          </table:table-cell>
          <table:table-cell office:value-type="float" office:value="811005" calcext:value-type="float">
            <text:p>811005</text:p>
          </table:table-cell>
          <table:table-cell office:value-type="string" calcext:value-type="string">
            <text:p>pc_8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010</text:p>
          </table:table-cell>
          <table:table-cell office:value-type="string" calcext:value-type="string">
            <text:p>BIENES MUEBLES</text:p>
          </table:table-cell>
          <table:table-cell office:value-type="float" office:value="811010" calcext:value-type="float">
            <text:p>811010</text:p>
          </table:table-cell>
          <table:table-cell office:value-type="string" calcext:value-type="string">
            <text:p>pc_8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015</text:p>
          </table:table-cell>
          <table:table-cell office:value-type="string" calcext:value-type="string">
            <text:p>BIENES INMUEBLES</text:p>
          </table:table-cell>
          <table:table-cell office:value-type="float" office:value="811015" calcext:value-type="float">
            <text:p>811015</text:p>
          </table:table-cell>
          <table:table-cell office:value-type="string" calcext:value-type="string">
            <text:p>pc_8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020</text:p>
          </table:table-cell>
          <table:table-cell office:value-type="string" calcext:value-type="string">
            <text:p>CONTRATOS DE GANADO EN PARTICIPACION</text:p>
          </table:table-cell>
          <table:table-cell office:value-type="float" office:value="811020" calcext:value-type="float">
            <text:p>811020</text:p>
          </table:table-cell>
          <table:table-cell office:value-type="string" calcext:value-type="string">
            <text:p>pc_8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099</text:p>
          </table:table-cell>
          <table:table-cell office:value-type="string" calcext:value-type="string">
            <text:p>AJUSTES POR INFLACION</text:p>
          </table:table-cell>
          <table:table-cell office:value-type="float" office:value="811099" calcext:value-type="float">
            <text:p>811099</text:p>
          </table:table-cell>
          <table:table-cell office:value-type="string" calcext:value-type="string">
            <text:p>pc_8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5</text:p>
          </table:table-cell>
          <table:table-cell office:value-type="string" calcext:value-type="string">
            <text:p>BIENES Y VALORES EN PODER DE TERCEROS</text:p>
          </table:table-cell>
          <table:table-cell office:value-type="float" office:value="8115" calcext:value-type="float">
            <text:p>8115</text:p>
          </table:table-cell>
          <table:table-cell office:value-type="string" calcext:value-type="string">
            <text:p>pc_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505</text:p>
          </table:table-cell>
          <table:table-cell office:value-type="string" calcext:value-type="string">
            <text:p>EN ARRENDAMIENTO</text:p>
          </table:table-cell>
          <table:table-cell office:value-type="float" office:value="811505" calcext:value-type="float">
            <text:p>811505</text:p>
          </table:table-cell>
          <table:table-cell office:value-type="string" calcext:value-type="string">
            <text:p>pc_8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510</text:p>
          </table:table-cell>
          <table:table-cell office:value-type="string" calcext:value-type="string">
            <text:p>EN PRESTAMO</text:p>
          </table:table-cell>
          <table:table-cell office:value-type="float" office:value="811510" calcext:value-type="float">
            <text:p>811510</text:p>
          </table:table-cell>
          <table:table-cell office:value-type="string" calcext:value-type="string">
            <text:p>pc_8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515</text:p>
          </table:table-cell>
          <table:table-cell office:value-type="string" calcext:value-type="string">
            <text:p>EN DEPOSITO</text:p>
          </table:table-cell>
          <table:table-cell office:value-type="float" office:value="811515" calcext:value-type="float">
            <text:p>811515</text:p>
          </table:table-cell>
          <table:table-cell office:value-type="string" calcext:value-type="string">
            <text:p>pc_8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520</text:p>
          </table:table-cell>
          <table:table-cell office:value-type="string" calcext:value-type="string">
            <text:p>EN CONSIGNACION</text:p>
          </table:table-cell>
          <table:table-cell office:value-type="float" office:value="811520" calcext:value-type="float">
            <text:p>811520</text:p>
          </table:table-cell>
          <table:table-cell office:value-type="string" calcext:value-type="string">
            <text:p>pc_8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1599</text:p>
          </table:table-cell>
          <table:table-cell office:value-type="string" calcext:value-type="string">
            <text:p>AJUSTES POR INFLACION</text:p>
          </table:table-cell>
          <table:table-cell office:value-type="float" office:value="811599" calcext:value-type="float">
            <text:p>811599</text:p>
          </table:table-cell>
          <table:table-cell office:value-type="string" calcext:value-type="string">
            <text:p>pc_8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20</text:p>
          </table:table-cell>
          <table:table-cell office:value-type="string" calcext:value-type="string">
            <text:p>LITIGIOS Y/O DEMANDAS</text:p>
          </table:table-cell>
          <table:table-cell office:value-type="float" office:value="8120" calcext:value-type="float">
            <text:p>8120</text:p>
          </table:table-cell>
          <table:table-cell office:value-type="string" calcext:value-type="string">
            <text:p>pc_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2005</text:p>
          </table:table-cell>
          <table:table-cell office:value-type="string" calcext:value-type="string">
            <text:p>EJECUTIVOS</text:p>
          </table:table-cell>
          <table:table-cell office:value-type="float" office:value="812005" calcext:value-type="float">
            <text:p>812005</text:p>
          </table:table-cell>
          <table:table-cell office:value-type="string" calcext:value-type="string">
            <text:p>pc_8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2010</text:p>
          </table:table-cell>
          <table:table-cell office:value-type="string" calcext:value-type="string">
            <text:p>INCUMPLIMIENTO DE CONTRATOS</text:p>
          </table:table-cell>
          <table:table-cell office:value-type="float" office:value="812010" calcext:value-type="float">
            <text:p>812010</text:p>
          </table:table-cell>
          <table:table-cell office:value-type="string" calcext:value-type="string">
            <text:p>pc_8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25</text:p>
          </table:table-cell>
          <table:table-cell office:value-type="string" calcext:value-type="string">
            <text:p>PROMESAS DE COMPRAVENTA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pc_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95</text:p>
          </table:table-cell>
          <table:table-cell office:value-type="string" calcext:value-type="string">
            <text:p>DIVERSAS</text:p>
          </table:table-cell>
          <table:table-cell office:value-type="float" office:value="8195" calcext:value-type="float">
            <text:p>8195</text:p>
          </table:table-cell>
          <table:table-cell office:value-type="string" calcext:value-type="string">
            <text:p>pc_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9505</text:p>
          </table:table-cell>
          <table:table-cell office:value-type="string" calcext:value-type="string">
            <text:p>VALORES ADQUIRIDOS POR RECIBIR</text:p>
          </table:table-cell>
          <table:table-cell office:value-type="float" office:value="819505" calcext:value-type="float">
            <text:p>819505</text:p>
          </table:table-cell>
          <table:table-cell office:value-type="string" calcext:value-type="string">
            <text:p>pc_8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9595</text:p>
          </table:table-cell>
          <table:table-cell office:value-type="string" calcext:value-type="string">
            <text:p>OTRAS</text:p>
          </table:table-cell>
          <table:table-cell office:value-type="float" office:value="819595" calcext:value-type="float">
            <text:p>819595</text:p>
          </table:table-cell>
          <table:table-cell office:value-type="string" calcext:value-type="string">
            <text:p>pc_8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19599</text:p>
          </table:table-cell>
          <table:table-cell office:value-type="string" calcext:value-type="string">
            <text:p>AJUSTES POR INFLACION.</text:p>
          </table:table-cell>
          <table:table-cell office:value-type="float" office:value="819599" calcext:value-type="float">
            <text:p>819599</text:p>
          </table:table-cell>
          <table:table-cell office:value-type="string" calcext:value-type="string">
            <text:p>pc_81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2</text:p>
          </table:table-cell>
          <table:table-cell office:value-type="string" calcext:value-type="string">
            <text:p>DEUDORAS FISCAL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c_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</text:p>
          </table:table-cell>
          <table:table-cell office:value-type="string" calcext:value-type="string">
            <text:p>DEUDORAS DE CONTROL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c_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05</text:p>
          </table:table-cell>
          <table:table-cell office:value-type="string" calcext:value-type="string">
            <text:p>BIENES RECIBIDOS EN ARRENDAMIENTO FINANCIERO</text:p>
          </table:table-cell>
          <table:table-cell office:value-type="float" office:value="8305" calcext:value-type="float">
            <text:p>8305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0505</text:p>
          </table:table-cell>
          <table:table-cell office:value-type="string" calcext:value-type="string">
            <text:p>BIENES MUEBLES</text:p>
          </table:table-cell>
          <table:table-cell office:value-type="float" office:value="830505" calcext:value-type="float">
            <text:p>830505</text:p>
          </table:table-cell>
          <table:table-cell office:value-type="string" calcext:value-type="string">
            <text:p>pc_8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0510</text:p>
          </table:table-cell>
          <table:table-cell office:value-type="string" calcext:value-type="string">
            <text:p>BIENES INMUEBLES</text:p>
          </table:table-cell>
          <table:table-cell office:value-type="float" office:value="830510" calcext:value-type="float">
            <text:p>830510</text:p>
          </table:table-cell>
          <table:table-cell office:value-type="string" calcext:value-type="string">
            <text:p>pc_8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0599</text:p>
          </table:table-cell>
          <table:table-cell office:value-type="string" calcext:value-type="string">
            <text:p>AJUSTES POR INFLACION</text:p>
          </table:table-cell>
          <table:table-cell office:value-type="float" office:value="830599" calcext:value-type="float">
            <text:p>830599</text:p>
          </table:table-cell>
          <table:table-cell office:value-type="string" calcext:value-type="string">
            <text:p>pc_8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0</text:p>
          </table:table-cell>
          <table:table-cell office:value-type="string" calcext:value-type="string">
            <text:p>TITULOS DE INVERSION NO COLOCADOS</text:p>
          </table:table-cell>
          <table:table-cell office:value-type="float" office:value="8310" calcext:value-type="float">
            <text:p>8310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005</text:p>
          </table:table-cell>
          <table:table-cell office:value-type="string" calcext:value-type="string">
            <text:p>ACCIONES</text:p>
          </table:table-cell>
          <table:table-cell office:value-type="float" office:value="831005" calcext:value-type="float">
            <text:p>831005</text:p>
          </table:table-cell>
          <table:table-cell office:value-type="string" calcext:value-type="string">
            <text:p>pc_8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010</text:p>
          </table:table-cell>
          <table:table-cell office:value-type="string" calcext:value-type="string">
            <text:p>BONOS</text:p>
          </table:table-cell>
          <table:table-cell office:value-type="float" office:value="831010" calcext:value-type="float">
            <text:p>831010</text:p>
          </table:table-cell>
          <table:table-cell office:value-type="string" calcext:value-type="string">
            <text:p>pc_8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095</text:p>
          </table:table-cell>
          <table:table-cell office:value-type="string" calcext:value-type="string">
            <text:p>OTROS</text:p>
          </table:table-cell>
          <table:table-cell office:value-type="float" office:value="831095" calcext:value-type="float">
            <text:p>831095</text:p>
          </table:table-cell>
          <table:table-cell office:value-type="string" calcext:value-type="string">
            <text:p>pc_83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</text:p>
          </table:table-cell>
          <table:table-cell office:value-type="string" calcext:value-type="string">
            <text:p>PROPIEDADES PLANTA Y EQUIPO TOTALMENTE DEPRECIADOS, AGOTADOS Y/O AMORTIZADOS</text:p>
          </table:table-cell>
          <table:table-cell office:value-type="float" office:value="8315" calcext:value-type="float">
            <text:p>8315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06</text:p>
          </table:table-cell>
          <table:table-cell office:value-type="string" calcext:value-type="string">
            <text:p>MATERIALES PROYECTOS PETROLEROS</text:p>
          </table:table-cell>
          <table:table-cell office:value-type="float" office:value="831506" calcext:value-type="float">
            <text:p>831506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16</text:p>
          </table:table-cell>
          <table:table-cell office:value-type="string" calcext:value-type="string">
            <text:p>CONSTRUCCIONES Y EDIFICACIONES</text:p>
          </table:table-cell>
          <table:table-cell office:value-type="float" office:value="831516" calcext:value-type="float">
            <text:p>831516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20</text:p>
          </table:table-cell>
          <table:table-cell office:value-type="string" calcext:value-type="string">
            <text:p>MAQUINARIA Y EQUIPO</text:p>
          </table:table-cell>
          <table:table-cell office:value-type="float" office:value="831520" calcext:value-type="float">
            <text:p>831520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24</text:p>
          </table:table-cell>
          <table:table-cell office:value-type="string" calcext:value-type="string">
            <text:p>EQUIPO DE OFICINA</text:p>
          </table:table-cell>
          <table:table-cell office:value-type="float" office:value="831524" calcext:value-type="float">
            <text:p>831524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28</text:p>
          </table:table-cell>
          <table:table-cell office:value-type="string" calcext:value-type="string">
            <text:p>EQUIPO DE COMPUTACION Y COMUNICACION</text:p>
          </table:table-cell>
          <table:table-cell office:value-type="float" office:value="831528" calcext:value-type="float">
            <text:p>831528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32</text:p>
          </table:table-cell>
          <table:table-cell office:value-type="string" calcext:value-type="string">
            <text:p>EQUIPO MEDICO - CIENTIFICO</text:p>
          </table:table-cell>
          <table:table-cell office:value-type="float" office:value="831532" calcext:value-type="float">
            <text:p>831532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36</text:p>
          </table:table-cell>
          <table:table-cell office:value-type="string" calcext:value-type="string">
            <text:p>EQUIPO DE HOTELES Y RESTAURANTES</text:p>
          </table:table-cell>
          <table:table-cell office:value-type="float" office:value="831536" calcext:value-type="float">
            <text:p>831536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40</text:p>
          </table:table-cell>
          <table:table-cell office:value-type="string" calcext:value-type="string">
            <text:p>FLOTA Y EQUIPO DE TRANSPORTE</text:p>
          </table:table-cell>
          <table:table-cell office:value-type="float" office:value="831540" calcext:value-type="float">
            <text:p>831540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44</text:p>
          </table:table-cell>
          <table:table-cell office:value-type="string" calcext:value-type="string">
            <text:p>FLOTA Y EQUIPO FLUVIAL Y/O MARITIMO</text:p>
          </table:table-cell>
          <table:table-cell office:value-type="float" office:value="831544" calcext:value-type="float">
            <text:p>831544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48</text:p>
          </table:table-cell>
          <table:table-cell office:value-type="string" calcext:value-type="string">
            <text:p>FLOTA Y EQUIPO AEREO</text:p>
          </table:table-cell>
          <table:table-cell office:value-type="float" office:value="831548" calcext:value-type="float">
            <text:p>831548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52</text:p>
          </table:table-cell>
          <table:table-cell office:value-type="string" calcext:value-type="string">
            <text:p>FLOTA Y EQUIPO FERREO</text:p>
          </table:table-cell>
          <table:table-cell office:value-type="float" office:value="831552" calcext:value-type="float">
            <text:p>831552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56</text:p>
          </table:table-cell>
          <table:table-cell office:value-type="string" calcext:value-type="string">
            <text:p>ACUEDUCTOS, PLANTAS Y REDES</text:p>
          </table:table-cell>
          <table:table-cell office:value-type="float" office:value="831556" calcext:value-type="float">
            <text:p>831556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60</text:p>
          </table:table-cell>
          <table:table-cell office:value-type="string" calcext:value-type="string">
            <text:p>ARMAMENTO DE VIGILANCIA</text:p>
          </table:table-cell>
          <table:table-cell office:value-type="float" office:value="831560" calcext:value-type="float">
            <text:p>831560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62</text:p>
          </table:table-cell>
          <table:table-cell office:value-type="string" calcext:value-type="string">
            <text:p>ENVASES Y EMPAQUES</text:p>
          </table:table-cell>
          <table:table-cell office:value-type="float" office:value="831562" calcext:value-type="float">
            <text:p>831562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64</text:p>
          </table:table-cell>
          <table:table-cell office:value-type="string" calcext:value-type="string">
            <text:p>PLANTACIONES AGRICOLAS Y FORESTALES</text:p>
          </table:table-cell>
          <table:table-cell office:value-type="float" office:value="831564" calcext:value-type="float">
            <text:p>831564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68</text:p>
          </table:table-cell>
          <table:table-cell office:value-type="string" calcext:value-type="string">
            <text:p>VIAS DE COMUNICACION</text:p>
          </table:table-cell>
          <table:table-cell office:value-type="float" office:value="831568" calcext:value-type="float">
            <text:p>831568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72</text:p>
          </table:table-cell>
          <table:table-cell office:value-type="string" calcext:value-type="string">
            <text:p>MINAS Y CANTERAS</text:p>
          </table:table-cell>
          <table:table-cell office:value-type="float" office:value="831572" calcext:value-type="float">
            <text:p>831572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76</text:p>
          </table:table-cell>
          <table:table-cell office:value-type="string" calcext:value-type="string">
            <text:p>POZOS ARTESIANOS</text:p>
          </table:table-cell>
          <table:table-cell office:value-type="float" office:value="831576" calcext:value-type="float">
            <text:p>831576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80</text:p>
          </table:table-cell>
          <table:table-cell office:value-type="string" calcext:value-type="string">
            <text:p>YACIMIENTOS</text:p>
          </table:table-cell>
          <table:table-cell office:value-type="float" office:value="831580" calcext:value-type="float">
            <text:p>831580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84</text:p>
          </table:table-cell>
          <table:table-cell office:value-type="string" calcext:value-type="string">
            <text:p>SEMOVIENTES</text:p>
          </table:table-cell>
          <table:table-cell office:value-type="float" office:value="831584" calcext:value-type="float">
            <text:p>831584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1599</text:p>
          </table:table-cell>
          <table:table-cell office:value-type="string" calcext:value-type="string">
            <text:p>AJUSTES POR INFLACION</text:p>
          </table:table-cell>
          <table:table-cell office:value-type="float" office:value="831599" calcext:value-type="float">
            <text:p>831599</text:p>
          </table:table-cell>
          <table:table-cell office:value-type="string" calcext:value-type="string">
            <text:p>pc_83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20</text:p>
          </table:table-cell>
          <table:table-cell office:value-type="string" calcext:value-type="string">
            <text:p>CREDITOS A FAVOR NO UTILIZADOS</text:p>
          </table:table-cell>
          <table:table-cell office:value-type="float" office:value="8320" calcext:value-type="float">
            <text:p>8320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2005</text:p>
          </table:table-cell>
          <table:table-cell office:value-type="string" calcext:value-type="string">
            <text:p>PAIS</text:p>
          </table:table-cell>
          <table:table-cell office:value-type="float" office:value="832005" calcext:value-type="float">
            <text:p>832005</text:p>
          </table:table-cell>
          <table:table-cell office:value-type="string" calcext:value-type="string">
            <text:p>pc_8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2010</text:p>
          </table:table-cell>
          <table:table-cell office:value-type="string" calcext:value-type="string">
            <text:p>EXTERIOR</text:p>
          </table:table-cell>
          <table:table-cell office:value-type="float" office:value="832010" calcext:value-type="float">
            <text:p>832010</text:p>
          </table:table-cell>
          <table:table-cell office:value-type="string" calcext:value-type="string">
            <text:p>pc_83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25</text:p>
          </table:table-cell>
          <table:table-cell office:value-type="string" calcext:value-type="string">
            <text:p>ACTIVOS CASTIGADOS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2505</text:p>
          </table:table-cell>
          <table:table-cell office:value-type="string" calcext:value-type="string">
            <text:p>INVERSIONES</text:p>
          </table:table-cell>
          <table:table-cell office:value-type="float" office:value="832505" calcext:value-type="float">
            <text:p>832505</text:p>
          </table:table-cell>
          <table:table-cell office:value-type="string" calcext:value-type="string">
            <text:p>pc_8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2510</text:p>
          </table:table-cell>
          <table:table-cell office:value-type="string" calcext:value-type="string">
            <text:p>DEUDORES</text:p>
          </table:table-cell>
          <table:table-cell office:value-type="float" office:value="832510" calcext:value-type="float">
            <text:p>832510</text:p>
          </table:table-cell>
          <table:table-cell office:value-type="string" calcext:value-type="string">
            <text:p>pc_8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2595</text:p>
          </table:table-cell>
          <table:table-cell office:value-type="string" calcext:value-type="string">
            <text:p>OTROS ACTIVOS</text:p>
          </table:table-cell>
          <table:table-cell office:value-type="float" office:value="832595" calcext:value-type="float">
            <text:p>832595</text:p>
          </table:table-cell>
          <table:table-cell office:value-type="string" calcext:value-type="string">
            <text:p>pc_83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30</text:p>
          </table:table-cell>
          <table:table-cell office:value-type="string" calcext:value-type="string">
            <text:p>TITULOS DE INVERSION AMORTIZADOS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3005</text:p>
          </table:table-cell>
          <table:table-cell office:value-type="string" calcext:value-type="string">
            <text:p>BONOS</text:p>
          </table:table-cell>
          <table:table-cell office:value-type="float" office:value="833005" calcext:value-type="float">
            <text:p>833005</text:p>
          </table:table-cell>
          <table:table-cell office:value-type="string" calcext:value-type="string">
            <text:p>pc_83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3095</text:p>
          </table:table-cell>
          <table:table-cell office:value-type="string" calcext:value-type="string">
            <text:p>OTROS</text:p>
          </table:table-cell>
          <table:table-cell office:value-type="float" office:value="833095" calcext:value-type="float">
            <text:p>833095</text:p>
          </table:table-cell>
          <table:table-cell office:value-type="string" calcext:value-type="string">
            <text:p>pc_83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35</text:p>
          </table:table-cell>
          <table:table-cell office:value-type="string" calcext:value-type="string">
            <text:p>CAPITALIZACION POR REVALORIZACION DE PATRIMONIO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5</text:p>
          </table:table-cell>
          <table:table-cell office:value-type="string" calcext:value-type="string">
            <text:p>OTRAS CUENTAS DEUDORAS DE CONTROL</text:p>
          </table:table-cell>
          <table:table-cell office:value-type="float" office:value="8395" calcext:value-type="float">
            <text:p>8395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505</text:p>
          </table:table-cell>
          <table:table-cell office:value-type="string" calcext:value-type="string">
            <text:p>CHEQUES POSTFECHADOS</text:p>
          </table:table-cell>
          <table:table-cell office:value-type="float" office:value="839505" calcext:value-type="float">
            <text:p>839505</text:p>
          </table:table-cell>
          <table:table-cell office:value-type="string" calcext:value-type="string">
            <text:p>pc_8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510</text:p>
          </table:table-cell>
          <table:table-cell office:value-type="string" calcext:value-type="string">
            <text:p>CERTIFICADOS DE DEPOSITO A TERMINO</text:p>
          </table:table-cell>
          <table:table-cell office:value-type="float" office:value="839510" calcext:value-type="float">
            <text:p>839510</text:p>
          </table:table-cell>
          <table:table-cell office:value-type="string" calcext:value-type="string">
            <text:p>pc_8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515</text:p>
          </table:table-cell>
          <table:table-cell office:value-type="string" calcext:value-type="string">
            <text:p>CHEQUES DEVUELTOS</text:p>
          </table:table-cell>
          <table:table-cell office:value-type="float" office:value="839515" calcext:value-type="float">
            <text:p>839515</text:p>
          </table:table-cell>
          <table:table-cell office:value-type="string" calcext:value-type="string">
            <text:p>pc_8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520</text:p>
          </table:table-cell>
          <table:table-cell office:value-type="string" calcext:value-type="string">
            <text:p>BIENES Y VALORES EN FIDEICOMISO</text:p>
          </table:table-cell>
          <table:table-cell office:value-type="float" office:value="839520" calcext:value-type="float">
            <text:p>839520</text:p>
          </table:table-cell>
          <table:table-cell office:value-type="string" calcext:value-type="string">
            <text:p>pc_8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525</text:p>
          </table:table-cell>
          <table:table-cell office:value-type="string" calcext:value-type="string">
            <text:p>INTERESES SOBRE DEUDAS VENCIDAS</text:p>
          </table:table-cell>
          <table:table-cell office:value-type="float" office:value="839525" calcext:value-type="float">
            <text:p>839525</text:p>
          </table:table-cell>
          <table:table-cell office:value-type="string" calcext:value-type="string">
            <text:p>pc_8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595</text:p>
          </table:table-cell>
          <table:table-cell office:value-type="string" calcext:value-type="string">
            <text:p>DIVERSAS</text:p>
          </table:table-cell>
          <table:table-cell office:value-type="float" office:value="839595" calcext:value-type="float">
            <text:p>839595</text:p>
          </table:table-cell>
          <table:table-cell office:value-type="string" calcext:value-type="string">
            <text:p>pc_8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599</text:p>
          </table:table-cell>
          <table:table-cell office:value-type="string" calcext:value-type="string">
            <text:p>AJUSTES POR INFLACION</text:p>
          </table:table-cell>
          <table:table-cell office:value-type="float" office:value="839599" calcext:value-type="float">
            <text:p>839599</text:p>
          </table:table-cell>
          <table:table-cell office:value-type="string" calcext:value-type="string">
            <text:p>pc_8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9</text:p>
          </table:table-cell>
          <table:table-cell office:value-type="string" calcext:value-type="string">
            <text:p>AJUSTES POR INFLACION ACTIVOS</text:p>
          </table:table-cell>
          <table:table-cell office:value-type="float" office:value="8399" calcext:value-type="float">
            <text:p>8399</text:p>
          </table:table-cell>
          <table:table-cell office:value-type="string" calcext:value-type="string">
            <text:p>pc_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905</text:p>
          </table:table-cell>
          <table:table-cell office:value-type="string" calcext:value-type="string">
            <text:p>INVERSIONES</text:p>
          </table:table-cell>
          <table:table-cell office:value-type="float" office:value="839905" calcext:value-type="float">
            <text:p>839905</text:p>
          </table:table-cell>
          <table:table-cell office:value-type="string" calcext:value-type="string">
            <text:p>pc_8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910</text:p>
          </table:table-cell>
          <table:table-cell office:value-type="string" calcext:value-type="string">
            <text:p>INVENTARIOS</text:p>
          </table:table-cell>
          <table:table-cell office:value-type="float" office:value="839910" calcext:value-type="float">
            <text:p>839910</text:p>
          </table:table-cell>
          <table:table-cell office:value-type="string" calcext:value-type="string">
            <text:p>pc_8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915</text:p>
          </table:table-cell>
          <table:table-cell office:value-type="string" calcext:value-type="string">
            <text:p>PROPIEDADES PLANTA Y EQUIPO</text:p>
          </table:table-cell>
          <table:table-cell office:value-type="float" office:value="839915" calcext:value-type="float">
            <text:p>839915</text:p>
          </table:table-cell>
          <table:table-cell office:value-type="string" calcext:value-type="string">
            <text:p>pc_8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920</text:p>
          </table:table-cell>
          <table:table-cell office:value-type="string" calcext:value-type="string">
            <text:p>INTANGIBLES</text:p>
          </table:table-cell>
          <table:table-cell office:value-type="float" office:value="839920" calcext:value-type="float">
            <text:p>839920</text:p>
          </table:table-cell>
          <table:table-cell office:value-type="string" calcext:value-type="string">
            <text:p>pc_8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925</text:p>
          </table:table-cell>
          <table:table-cell office:value-type="string" calcext:value-type="string">
            <text:p>CARGOS DIFERIDOS</text:p>
          </table:table-cell>
          <table:table-cell office:value-type="float" office:value="839925" calcext:value-type="float">
            <text:p>839925</text:p>
          </table:table-cell>
          <table:table-cell office:value-type="string" calcext:value-type="string">
            <text:p>pc_8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39995</text:p>
          </table:table-cell>
          <table:table-cell office:value-type="string" calcext:value-type="string">
            <text:p>OTROS ACTIVOS</text:p>
          </table:table-cell>
          <table:table-cell office:value-type="float" office:value="839995" calcext:value-type="float">
            <text:p>839995</text:p>
          </table:table-cell>
          <table:table-cell office:value-type="string" calcext:value-type="string">
            <text:p>pc_8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4</text:p>
          </table:table-cell>
          <table:table-cell office:value-type="string" calcext:value-type="string">
            <text:p>DERECHOS CONTINGENTES POR CONTRA (CR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c_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5</text:p>
          </table:table-cell>
          <table:table-cell office:value-type="string" calcext:value-type="string">
            <text:p>DEUDORAS FISCALES POR CONTRA (CR)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c_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86</text:p>
          </table:table-cell>
          <table:table-cell office:value-type="string" calcext:value-type="string">
            <text:p>DEUDORAS DE CONTROL POR CONTRA (CR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c_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</text:p>
          </table:table-cell>
          <table:table-cell office:value-type="string" calcext:value-type="string">
            <text:p>CUENTAS DE ORDEN ACREEDORA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</text:p>
          </table:table-cell>
          <table:table-cell office:value-type="string" calcext:value-type="string">
            <text:p>RESPONSABILIDADES CONTINGENT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c_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05</text:p>
          </table:table-cell>
          <table:table-cell office:value-type="string" calcext:value-type="string">
            <text:p>BIENES Y VALORES RECIBIDOS EN CUSTODIA</text:p>
          </table:table-cell>
          <table:table-cell office:value-type="float" office:value="9105" calcext:value-type="float">
            <text:p>9105</text:p>
          </table:table-cell>
          <table:table-cell office:value-type="string" calcext:value-type="string">
            <text:p>pc_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0505</text:p>
          </table:table-cell>
          <table:table-cell office:value-type="string" calcext:value-type="string">
            <text:p>VALORES MOBILIARIOS</text:p>
          </table:table-cell>
          <table:table-cell office:value-type="float" office:value="910505" calcext:value-type="float">
            <text:p>910505</text:p>
          </table:table-cell>
          <table:table-cell office:value-type="string" calcext:value-type="string">
            <text:p>pc_9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0510</text:p>
          </table:table-cell>
          <table:table-cell office:value-type="string" calcext:value-type="string">
            <text:p>BIENES MUEBLES</text:p>
          </table:table-cell>
          <table:table-cell office:value-type="float" office:value="910510" calcext:value-type="float">
            <text:p>910510</text:p>
          </table:table-cell>
          <table:table-cell office:value-type="string" calcext:value-type="string">
            <text:p>pc_9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0599</text:p>
          </table:table-cell>
          <table:table-cell office:value-type="string" calcext:value-type="string">
            <text:p>AJUSTES POR INFLACION</text:p>
          </table:table-cell>
          <table:table-cell office:value-type="float" office:value="910599" calcext:value-type="float">
            <text:p>910599</text:p>
          </table:table-cell>
          <table:table-cell office:value-type="string" calcext:value-type="string">
            <text:p>pc_9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0</text:p>
          </table:table-cell>
          <table:table-cell office:value-type="string" calcext:value-type="string">
            <text:p>BIENES Y VALORES RECIBIDOS EN GARANTIA</text:p>
          </table:table-cell>
          <table:table-cell office:value-type="float" office:value="9110" calcext:value-type="float">
            <text:p>9110</text:p>
          </table:table-cell>
          <table:table-cell office:value-type="string" calcext:value-type="string">
            <text:p>pc_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005</text:p>
          </table:table-cell>
          <table:table-cell office:value-type="string" calcext:value-type="string">
            <text:p>VALORES MOBILIARIOS</text:p>
          </table:table-cell>
          <table:table-cell office:value-type="float" office:value="911005" calcext:value-type="float">
            <text:p>911005</text:p>
          </table:table-cell>
          <table:table-cell office:value-type="string" calcext:value-type="string">
            <text:p>pc_9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010</text:p>
          </table:table-cell>
          <table:table-cell office:value-type="string" calcext:value-type="string">
            <text:p>BIENES MUEBLES</text:p>
          </table:table-cell>
          <table:table-cell office:value-type="float" office:value="911010" calcext:value-type="float">
            <text:p>911010</text:p>
          </table:table-cell>
          <table:table-cell office:value-type="string" calcext:value-type="string">
            <text:p>pc_9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015</text:p>
          </table:table-cell>
          <table:table-cell office:value-type="string" calcext:value-type="string">
            <text:p>BIENES INMUEBLES</text:p>
          </table:table-cell>
          <table:table-cell office:value-type="float" office:value="911015" calcext:value-type="float">
            <text:p>911015</text:p>
          </table:table-cell>
          <table:table-cell office:value-type="string" calcext:value-type="string">
            <text:p>pc_9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020</text:p>
          </table:table-cell>
          <table:table-cell office:value-type="string" calcext:value-type="string">
            <text:p>CONTRATOS DE GANADO EN PARTICIPACION</text:p>
          </table:table-cell>
          <table:table-cell office:value-type="float" office:value="911020" calcext:value-type="float">
            <text:p>911020</text:p>
          </table:table-cell>
          <table:table-cell office:value-type="string" calcext:value-type="string">
            <text:p>pc_9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099</text:p>
          </table:table-cell>
          <table:table-cell office:value-type="string" calcext:value-type="string">
            <text:p>AJUSTES POR INFLACION</text:p>
          </table:table-cell>
          <table:table-cell office:value-type="float" office:value="911099" calcext:value-type="float">
            <text:p>911099</text:p>
          </table:table-cell>
          <table:table-cell office:value-type="string" calcext:value-type="string">
            <text:p>pc_9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5</text:p>
          </table:table-cell>
          <table:table-cell office:value-type="string" calcext:value-type="string">
            <text:p>BIENES Y VALORES RECIBIDOS DE TERCEROS</text:p>
          </table:table-cell>
          <table:table-cell office:value-type="float" office:value="9115" calcext:value-type="float">
            <text:p>9115</text:p>
          </table:table-cell>
          <table:table-cell office:value-type="string" calcext:value-type="string">
            <text:p>pc_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505</text:p>
          </table:table-cell>
          <table:table-cell office:value-type="string" calcext:value-type="string">
            <text:p>EN ARRENDAMIENTO</text:p>
          </table:table-cell>
          <table:table-cell office:value-type="float" office:value="911505" calcext:value-type="float">
            <text:p>911505</text:p>
          </table:table-cell>
          <table:table-cell office:value-type="string" calcext:value-type="string">
            <text:p>pc_9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510</text:p>
          </table:table-cell>
          <table:table-cell office:value-type="string" calcext:value-type="string">
            <text:p>EN PRESTAMO</text:p>
          </table:table-cell>
          <table:table-cell office:value-type="float" office:value="911510" calcext:value-type="float">
            <text:p>911510</text:p>
          </table:table-cell>
          <table:table-cell office:value-type="string" calcext:value-type="string">
            <text:p>pc_9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515</text:p>
          </table:table-cell>
          <table:table-cell office:value-type="string" calcext:value-type="string">
            <text:p>EN DEPOSITO</text:p>
          </table:table-cell>
          <table:table-cell office:value-type="float" office:value="911515" calcext:value-type="float">
            <text:p>911515</text:p>
          </table:table-cell>
          <table:table-cell office:value-type="string" calcext:value-type="string">
            <text:p>pc_9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520</text:p>
          </table:table-cell>
          <table:table-cell office:value-type="string" calcext:value-type="string">
            <text:p>EN CONSIGNACION</text:p>
          </table:table-cell>
          <table:table-cell office:value-type="float" office:value="911520" calcext:value-type="float">
            <text:p>911520</text:p>
          </table:table-cell>
          <table:table-cell office:value-type="string" calcext:value-type="string">
            <text:p>pc_9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525</text:p>
          </table:table-cell>
          <table:table-cell office:value-type="string" calcext:value-type="string">
            <text:p>EN COMODATO</text:p>
          </table:table-cell>
          <table:table-cell office:value-type="float" office:value="911525" calcext:value-type="float">
            <text:p>911525</text:p>
          </table:table-cell>
          <table:table-cell office:value-type="string" calcext:value-type="string">
            <text:p>pc_9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1599</text:p>
          </table:table-cell>
          <table:table-cell office:value-type="string" calcext:value-type="string">
            <text:p>AJUSTES POR INFLACION</text:p>
          </table:table-cell>
          <table:table-cell office:value-type="float" office:value="911599" calcext:value-type="float">
            <text:p>911599</text:p>
          </table:table-cell>
          <table:table-cell office:value-type="string" calcext:value-type="string">
            <text:p>pc_91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20</text:p>
          </table:table-cell>
          <table:table-cell office:value-type="string" calcext:value-type="string">
            <text:p>LITIGIOS Y/O DEMANDAS</text:p>
          </table:table-cell>
          <table:table-cell office:value-type="float" office:value="9120" calcext:value-type="float">
            <text:p>9120</text:p>
          </table:table-cell>
          <table:table-cell office:value-type="string" calcext:value-type="string">
            <text:p>pc_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2005</text:p>
          </table:table-cell>
          <table:table-cell office:value-type="string" calcext:value-type="string">
            <text:p>LABORALES</text:p>
          </table:table-cell>
          <table:table-cell office:value-type="float" office:value="912005" calcext:value-type="float">
            <text:p>912005</text:p>
          </table:table-cell>
          <table:table-cell office:value-type="string" calcext:value-type="string">
            <text:p>pc_9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2010</text:p>
          </table:table-cell>
          <table:table-cell office:value-type="string" calcext:value-type="string">
            <text:p>CIVILES</text:p>
          </table:table-cell>
          <table:table-cell office:value-type="float" office:value="912010" calcext:value-type="float">
            <text:p>912010</text:p>
          </table:table-cell>
          <table:table-cell office:value-type="string" calcext:value-type="string">
            <text:p>pc_9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2015</text:p>
          </table:table-cell>
          <table:table-cell office:value-type="string" calcext:value-type="string">
            <text:p>ADMINISTRATIVOS O ARBITRALES</text:p>
          </table:table-cell>
          <table:table-cell office:value-type="float" office:value="912015" calcext:value-type="float">
            <text:p>912015</text:p>
          </table:table-cell>
          <table:table-cell office:value-type="string" calcext:value-type="string">
            <text:p>pc_9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2020</text:p>
          </table:table-cell>
          <table:table-cell office:value-type="string" calcext:value-type="string">
            <text:p>TRIBUTARIOS</text:p>
          </table:table-cell>
          <table:table-cell office:value-type="float" office:value="912020" calcext:value-type="float">
            <text:p>912020</text:p>
          </table:table-cell>
          <table:table-cell office:value-type="string" calcext:value-type="string">
            <text:p>pc_91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25</text:p>
          </table:table-cell>
          <table:table-cell office:value-type="string" calcext:value-type="string">
            <text:p>PROMESAS DE COMPRAVENTA</text:p>
          </table:table-cell>
          <table:table-cell office:value-type="float" office:value="9125" calcext:value-type="float">
            <text:p>9125</text:p>
          </table:table-cell>
          <table:table-cell office:value-type="string" calcext:value-type="string">
            <text:p>pc_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30</text:p>
          </table:table-cell>
          <table:table-cell office:value-type="string" calcext:value-type="string">
            <text:p>CONTRATOS DE ADMINISTRACION DELEGADA</text:p>
          </table:table-cell>
          <table:table-cell office:value-type="float" office:value="9130" calcext:value-type="float">
            <text:p>9130</text:p>
          </table:table-cell>
          <table:table-cell office:value-type="string" calcext:value-type="string">
            <text:p>pc_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35</text:p>
          </table:table-cell>
          <table:table-cell office:value-type="string" calcext:value-type="string">
            <text:p>CUENTAS EN PARTICIPACION</text:p>
          </table:table-cell>
          <table:table-cell office:value-type="float" office:value="9135" calcext:value-type="float">
            <text:p>9135</text:p>
          </table:table-cell>
          <table:table-cell office:value-type="string" calcext:value-type="string">
            <text:p>pc_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195</text:p>
          </table:table-cell>
          <table:table-cell office:value-type="string" calcext:value-type="string">
            <text:p>OTRAS RESPONSABILIDADES CONTINGENTES</text:p>
          </table:table-cell>
          <table:table-cell office:value-type="float" office:value="9195" calcext:value-type="float">
            <text:p>9195</text:p>
          </table:table-cell>
          <table:table-cell office:value-type="string" calcext:value-type="string">
            <text:p>pc_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2</text:p>
          </table:table-cell>
          <table:table-cell office:value-type="string" calcext:value-type="string">
            <text:p>ACREEDORAS FISCALE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c_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</text:p>
          </table:table-cell>
          <table:table-cell office:value-type="string" calcext:value-type="string">
            <text:p>ACREEDORAS DE CONTRO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c_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05</text:p>
          </table:table-cell>
          <table:table-cell office:value-type="string" calcext:value-type="string">
            <text:p>CONTRATOS DE ARRENDAMIENTO FINANCIERO</text:p>
          </table:table-cell>
          <table:table-cell office:value-type="float" office:value="9305" calcext:value-type="float">
            <text:p>9305</text:p>
          </table:table-cell>
          <table:table-cell office:value-type="string" calcext:value-type="string">
            <text:p>pc_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0505</text:p>
          </table:table-cell>
          <table:table-cell office:value-type="string" calcext:value-type="string">
            <text:p>BIENES MUEBLES</text:p>
          </table:table-cell>
          <table:table-cell office:value-type="float" office:value="930505" calcext:value-type="float">
            <text:p>930505</text:p>
          </table:table-cell>
          <table:table-cell office:value-type="string" calcext:value-type="string">
            <text:p>pc_9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0510</text:p>
          </table:table-cell>
          <table:table-cell office:value-type="string" calcext:value-type="string">
            <text:p>BIENES INMUEBLES</text:p>
          </table:table-cell>
          <table:table-cell office:value-type="float" office:value="930510" calcext:value-type="float">
            <text:p>930510</text:p>
          </table:table-cell>
          <table:table-cell office:value-type="string" calcext:value-type="string">
            <text:p>pc_93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</text:p>
          </table:table-cell>
          <table:table-cell office:value-type="string" calcext:value-type="string">
            <text:p>OTRAS CUENTAS DE ORDEN ACREEDORAS DE CONTROL</text:p>
          </table:table-cell>
          <table:table-cell office:value-type="float" office:value="9395" calcext:value-type="float">
            <text:p>9395</text:p>
          </table:table-cell>
          <table:table-cell office:value-type="string" calcext:value-type="string">
            <text:p>pc_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05</text:p>
          </table:table-cell>
          <table:table-cell office:value-type="string" calcext:value-type="string">
            <text:p>DOCUMENTOS POR COBRAR DESCONTADOS</text:p>
          </table:table-cell>
          <table:table-cell office:value-type="float" office:value="939505" calcext:value-type="float">
            <text:p>939505</text:p>
          </table:table-cell>
          <table:table-cell office:value-type="string" calcext:value-type="string">
            <text:p>pc_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10</text:p>
          </table:table-cell>
          <table:table-cell office:value-type="string" calcext:value-type="string">
            <text:p>CONVENIOS DE PAGO</text:p>
          </table:table-cell>
          <table:table-cell office:value-type="float" office:value="939510" calcext:value-type="float">
            <text:p>939510</text:p>
          </table:table-cell>
          <table:table-cell office:value-type="string" calcext:value-type="string">
            <text:p>pc_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15</text:p>
          </table:table-cell>
          <table:table-cell office:value-type="string" calcext:value-type="string">
            <text:p>CONTRATOS DE CONSTRUCCIONES E INSTALACIONES POR EJECUTAR</text:p>
          </table:table-cell>
          <table:table-cell office:value-type="float" office:value="939515" calcext:value-type="float">
            <text:p>939515</text:p>
          </table:table-cell>
          <table:table-cell office:value-type="string" calcext:value-type="string">
            <text:p>pc_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20</text:p>
          </table:table-cell>
          <table:table-cell office:value-type="string" calcext:value-type="string">
            <text:p>PEDIDOS COLOCADOS</text:p>
          </table:table-cell>
          <table:table-cell office:value-type="float" office:value="939520" calcext:value-type="float">
            <text:p>939520</text:p>
          </table:table-cell>
          <table:table-cell office:value-type="string" calcext:value-type="string">
            <text:p>pc_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25</text:p>
          </table:table-cell>
          <table:table-cell office:value-type="string" calcext:value-type="string">
            <text:p>ADJUDICACIONES PENDIENTES DE LEGALIZAR</text:p>
          </table:table-cell>
          <table:table-cell office:value-type="float" office:value="939525" calcext:value-type="float">
            <text:p>939525</text:p>
          </table:table-cell>
          <table:table-cell office:value-type="string" calcext:value-type="string">
            <text:p>pc_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30</text:p>
          </table:table-cell>
          <table:table-cell office:value-type="string" calcext:value-type="string">
            <text:p>RESERVA ARTICULO 3o. LEY 4/80</text:p>
          </table:table-cell>
          <table:table-cell office:value-type="float" office:value="939530" calcext:value-type="float">
            <text:p>939530</text:p>
          </table:table-cell>
          <table:table-cell office:value-type="string" calcext:value-type="string">
            <text:p>pc_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35</text:p>
          </table:table-cell>
          <table:table-cell office:value-type="string" calcext:value-type="string">
            <text:p>RESERVA COSTO REPOSICION SEMOVIENTES</text:p>
          </table:table-cell>
          <table:table-cell office:value-type="float" office:value="939535" calcext:value-type="float">
            <text:p>939535</text:p>
          </table:table-cell>
          <table:table-cell office:value-type="string" calcext:value-type="string">
            <text:p>pc_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599</text:p>
          </table:table-cell>
          <table:table-cell office:value-type="string" calcext:value-type="string">
            <text:p>AJUSTES POR INFLACION</text:p>
          </table:table-cell>
          <table:table-cell office:value-type="float" office:value="939599" calcext:value-type="float">
            <text:p>939599</text:p>
          </table:table-cell>
          <table:table-cell office:value-type="string" calcext:value-type="string">
            <text:p>pc_9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9</text:p>
          </table:table-cell>
          <table:table-cell office:value-type="string" calcext:value-type="string">
            <text:p>AJUSTES POR INFLACION PATRIMONIO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pc_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905</text:p>
          </table:table-cell>
          <table:table-cell office:value-type="string" calcext:value-type="string">
            <text:p>CAPITAL SOCIAL</text:p>
          </table:table-cell>
          <table:table-cell office:value-type="float" office:value="939905" calcext:value-type="float">
            <text:p>939905</text:p>
          </table:table-cell>
          <table:table-cell office:value-type="string" calcext:value-type="string">
            <text:p>pc_9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910</text:p>
          </table:table-cell>
          <table:table-cell office:value-type="string" calcext:value-type="string">
            <text:p>SUPERAVIT DE CAPITAL</text:p>
          </table:table-cell>
          <table:table-cell office:value-type="float" office:value="939910" calcext:value-type="float">
            <text:p>939910</text:p>
          </table:table-cell>
          <table:table-cell office:value-type="string" calcext:value-type="string">
            <text:p>pc_9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915</text:p>
          </table:table-cell>
          <table:table-cell office:value-type="string" calcext:value-type="string">
            <text:p>RESERVAS</text:p>
          </table:table-cell>
          <table:table-cell office:value-type="float" office:value="939915" calcext:value-type="float">
            <text:p>939915</text:p>
          </table:table-cell>
          <table:table-cell office:value-type="string" calcext:value-type="string">
            <text:p>pc_9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925</text:p>
          </table:table-cell>
          <table:table-cell office:value-type="string" calcext:value-type="string">
            <text:p>DIVIDENDOS O PARTICIPACIONES DECRETADAS EN ACCIONES, CUOTAS O PARTES DE INTERES SOCIAL</text:p>
          </table:table-cell>
          <table:table-cell office:value-type="float" office:value="939925" calcext:value-type="float">
            <text:p>939925</text:p>
          </table:table-cell>
          <table:table-cell office:value-type="string" calcext:value-type="string">
            <text:p>pc_9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39930</text:p>
          </table:table-cell>
          <table:table-cell office:value-type="string" calcext:value-type="string">
            <text:p>RESULTADOS DE EJERCICIOS ANTERIORES</text:p>
          </table:table-cell>
          <table:table-cell office:value-type="float" office:value="939930" calcext:value-type="float">
            <text:p>939930</text:p>
          </table:table-cell>
          <table:table-cell office:value-type="string" calcext:value-type="string">
            <text:p>pc_93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4</text:p>
          </table:table-cell>
          <table:table-cell office:value-type="string" calcext:value-type="string">
            <text:p>RESPONSABILIDADES CONTINGENTES POR CONTRA (DB)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c_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5</text:p>
          </table:table-cell>
          <table:table-cell office:value-type="string" calcext:value-type="string">
            <text:p>ACREEDORAS FISCALES POR CONTRA (DB)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c_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_96</text:p>
          </table:table-cell>
          <table:table-cell office:value-type="string" calcext:value-type="string">
            <text:p>ACREEDORAS DE CONTROL POR CONTRA (DB)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_9</text:p>
          </table:table-cell>
          <table:table-cell table:number-columns-repeated="1020"/>
        </table:table-row>
        <table:table-row table:style-name="ro1" table:number-rows-repeated="758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" office:value-type="string" calcext:value-type="string">
            <text:p>co_pyg_30200</text:p>
          </table:table-cell>
          <table:table-cell table:number-columns-repeated="1019"/>
        </table:table-row>
        <table:table-row table:style-name="ro1" table:number-rows-repeated="10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10461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1-16T15:25:55.216901651</dc:date>
    <meta:editing-cycles>90</meta:editing-cycles>
    <meta:editing-duration>PT2H40M29S</meta:editing-duration>
    <meta:document-statistic meta:table-count="1" meta:cell-count="16411" meta:object-count="0"/>
  </office:meta>
</office:document-meta>
</file>